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ndom 32x32" table:style-name="ta1">
        <table:shapes>
          <draw:frame draw:z-index="0" draw:style-name="gr1" draw:text-style-name="P1" svg:width="659.45pt" svg:height="402.12pt" svg:x="362.38pt" svg:y="8.82pt">
            <draw:object draw:notify-on-update-of-ranges="'random 32x32'.A2:'random 32x32'.A77 'random 32x32'.C1:'random 32x32'.C1 'random 32x32'.C2:'random 32x32'.C77 'random 32x32'.A2:'random 32x32'.A77 'random 32x32'.B1:'random 32x32'.B1 'random 32x32'.B2:'random 32x32'.B7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27.17pt" svg:height="184.17pt" svg:x="680.46pt" svg:y="1.79pt">
            <draw:object draw:notify-on-update-of-ranges="'random 32x32'.A54:'random 32x32'.A77 'random 32x32'.C1:'random 32x32'.C1 'random 32x32'.B54:'random 32x32'.B77 'random 32x32'.A54:'random 32x32'.A77 'random 32x32'.B1:'random 32x32'.B1 'random 32x32'.C54:'random 32x32'.C7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71.56pt" svg:height="420.66pt" svg:x="1060.21pt" svg:y="0pt">
            <draw:object draw:notify-on-update-of-ranges="'random 32x32'.A2:'random 32x32'.A77 'random 32x32'.E1:'random 32x32'.E1 'random 32x32'.E2:'random 32x32'.E77 'random 32x32'.A2:'random 32x32'.A77 'random 32x32'.D1:'random 32x32'.D1 'random 32x32'.D2:'random 32x32'.D7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HashMap::get</text:p>
          </table:table-cell>
          <table:table-cell office:value-type="string" calcext:value-type="string">
            <text:p>ThinMap::get</text:p>
          </table:table-cell>
          <table:table-cell office:value-type="string" calcext:value-type="string">
            <text:p>HashMap::insert</text:p>
          </table:table-cell>
          <table:table-cell office:value-type="string" calcext:value-type="string">
            <text:p>ThinMap::inser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7.1318592401987" calcext:value-type="float">
            <text:p>77.1318592401987</text:p>
          </table:table-cell>
          <table:table-cell office:value-type="float" office:value="310.726711129787" calcext:value-type="float">
            <text:p>310.726711129787</text:p>
          </table:table-cell>
          <table:table-cell office:value-type="float" office:value="39.1255565060342" calcext:value-type="float">
            <text:p>39.1255565060342</text:p>
          </table:table-cell>
          <table:table-cell office:value-type="float" office:value="45.1592300000524" calcext:value-type="float">
            <text:p>45.15923000005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7.867307596304" calcext:value-type="float">
            <text:p>77.867307596304</text:p>
          </table:table-cell>
          <table:table-cell office:value-type="float" office:value="384.087322029318" calcext:value-type="float">
            <text:p>384.087322029318</text:p>
          </table:table-cell>
          <table:table-cell office:value-type="float" office:value="38.4321727375201" calcext:value-type="float">
            <text:p>38.4321727375201</text:p>
          </table:table-cell>
          <table:table-cell office:value-type="float" office:value="30.9754580558219" calcext:value-type="float">
            <text:p>30.97545805582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2.8565561686534" calcext:value-type="float">
            <text:p>72.8565561686534</text:p>
          </table:table-cell>
          <table:table-cell office:value-type="float" office:value="296.948332727916" calcext:value-type="float">
            <text:p>296.948332727916</text:p>
          </table:table-cell>
          <table:table-cell office:value-type="float" office:value="35.5665027416087" calcext:value-type="float">
            <text:p>35.5665027416087</text:p>
          </table:table-cell>
          <table:table-cell office:value-type="float" office:value="36.2899716253072" calcext:value-type="float">
            <text:p>36.28997162530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2.6513673518931" calcext:value-type="float">
            <text:p>72.6513673518931</text:p>
          </table:table-cell>
          <table:table-cell office:value-type="float" office:value="345.426436760013" calcext:value-type="float">
            <text:p>345.426436760013</text:p>
          </table:table-cell>
          <table:table-cell office:value-type="float" office:value="25.9152066585884" calcext:value-type="float">
            <text:p>25.9152066585884</text:p>
          </table:table-cell>
          <table:table-cell office:value-type="float" office:value="38.059860548671" calcext:value-type="float">
            <text:p>38.05986054867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8.5175493761737" calcext:value-type="float">
            <text:p>68.5175493761737</text:p>
          </table:table-cell>
          <table:table-cell office:value-type="float" office:value="331.351978712743" calcext:value-type="float">
            <text:p>331.351978712743</text:p>
          </table:table-cell>
          <table:table-cell office:value-type="float" office:value="27.4834687793026" calcext:value-type="float">
            <text:p>27.4834687793026</text:p>
          </table:table-cell>
          <table:table-cell office:value-type="float" office:value="41.2511817020561" calcext:value-type="float">
            <text:p>41.251181702056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4.8265236996284" calcext:value-type="float">
            <text:p>74.8265236996284</text:p>
          </table:table-cell>
          <table:table-cell office:value-type="float" office:value="377.983862500951" calcext:value-type="float">
            <text:p>377.983862500951</text:p>
          </table:table-cell>
          <table:table-cell office:value-type="float" office:value="27.9209157087498" calcext:value-type="float">
            <text:p>27.9209157087498</text:p>
          </table:table-cell>
          <table:table-cell office:value-type="float" office:value="30.78098163788" calcext:value-type="float">
            <text:p>30.7809816378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8.3203143801966" calcext:value-type="float">
            <text:p>68.3203143801966</text:p>
          </table:table-cell>
          <table:table-cell office:value-type="float" office:value="352.518032003601" calcext:value-type="float">
            <text:p>352.518032003601</text:p>
          </table:table-cell>
          <table:table-cell office:value-type="float" office:value="26.7890843815321" calcext:value-type="float">
            <text:p>26.7890843815321</text:p>
          </table:table-cell>
          <table:table-cell office:value-type="float" office:value="36.5171233238733" calcext:value-type="float">
            <text:p>36.51712332387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8.5575153695755" calcext:value-type="float">
            <text:p>68.5575153695755</text:p>
          </table:table-cell>
          <table:table-cell office:value-type="float" office:value="325.624462781887" calcext:value-type="float">
            <text:p>325.624462781887</text:p>
          </table:table-cell>
          <table:table-cell office:value-type="float" office:value="21.7020303552585" calcext:value-type="float">
            <text:p>21.7020303552585</text:p>
          </table:table-cell>
          <table:table-cell office:value-type="float" office:value="37.9230041860012" calcext:value-type="float">
            <text:p>37.923004186001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6.4721967254081" calcext:value-type="float">
            <text:p>66.4721967254081</text:p>
          </table:table-cell>
          <table:table-cell office:value-type="float" office:value="300.923617761844" calcext:value-type="float">
            <text:p>300.923617761844</text:p>
          </table:table-cell>
          <table:table-cell office:value-type="float" office:value="23.4995799115968" calcext:value-type="float">
            <text:p>23.4995799115968</text:p>
          </table:table-cell>
          <table:table-cell office:value-type="float" office:value="40.8611718793398" calcext:value-type="float">
            <text:p>40.861171879339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8.032877929579" calcext:value-type="float">
            <text:p>68.032877929579</text:p>
          </table:table-cell>
          <table:table-cell office:value-type="float" office:value="346.542185171858" calcext:value-type="float">
            <text:p>346.542185171858</text:p>
          </table:table-cell>
          <table:table-cell office:value-type="float" office:value="24.134076365342" calcext:value-type="float">
            <text:p>24.134076365342</text:p>
          </table:table-cell>
          <table:table-cell office:value-type="float" office:value="31.0572339099164" calcext:value-type="float">
            <text:p>31.057233909916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9.6930158688396" calcext:value-type="float">
            <text:p>69.6930158688396</text:p>
          </table:table-cell>
          <table:table-cell office:value-type="float" office:value="331.57781423118" calcext:value-type="float">
            <text:p>331.57781423118</text:p>
          </table:table-cell>
          <table:table-cell office:value-type="float" office:value="23.5754527535183" calcext:value-type="float">
            <text:p>23.5754527535183</text:p>
          </table:table-cell>
          <table:table-cell office:value-type="float" office:value="36.6058690624867" calcext:value-type="float">
            <text:p>36.605869062486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5.686822254306" calcext:value-type="float">
            <text:p>65.686822254306</text:p>
          </table:table-cell>
          <table:table-cell office:value-type="float" office:value="320.846802063098" calcext:value-type="float">
            <text:p>320.846802063098</text:p>
          </table:table-cell>
          <table:table-cell office:value-type="float" office:value="19.6815330822571" calcext:value-type="float">
            <text:p>19.6815330822571</text:p>
          </table:table-cell>
          <table:table-cell office:value-type="float" office:value="38.2546786114101" calcext:value-type="float">
            <text:p>38.254678611410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2.8663453861502" calcext:value-type="float">
            <text:p>62.8663453861502</text:p>
          </table:table-cell>
          <table:table-cell office:value-type="float" office:value="267.241439270581" calcext:value-type="float">
            <text:p>267.241439270581</text:p>
          </table:table-cell>
          <table:table-cell office:value-type="float" office:value="21.5616003109893" calcext:value-type="float">
            <text:p>21.5616003109893</text:p>
          </table:table-cell>
          <table:table-cell office:value-type="float" office:value="41.1402897413169" calcext:value-type="float">
            <text:p>41.140289741316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3.1661124602677" calcext:value-type="float">
            <text:p>63.1661124602677</text:p>
          </table:table-cell>
          <table:table-cell office:value-type="float" office:value="320.391728746198" calcext:value-type="float">
            <text:p>320.391728746198</text:p>
          </table:table-cell>
          <table:table-cell office:value-type="float" office:value="22.2045092234115" calcext:value-type="float">
            <text:p>22.2045092234115</text:p>
          </table:table-cell>
          <table:table-cell office:value-type="float" office:value="31.6317454967069" calcext:value-type="float">
            <text:p>31.631745496706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0.8077546161146" calcext:value-type="float">
            <text:p>60.8077546161146</text:p>
          </table:table-cell>
          <table:table-cell office:value-type="float" office:value="328.71690102281" calcext:value-type="float">
            <text:p>328.71690102281</text:p>
          </table:table-cell>
          <table:table-cell office:value-type="float" office:value="21.877151187691" calcext:value-type="float">
            <text:p>21.877151187691</text:p>
          </table:table-cell>
          <table:table-cell office:value-type="float" office:value="37.2139075613272" calcext:value-type="float">
            <text:p>37.213907561327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5.5106664352229" calcext:value-type="float">
            <text:p>65.5106664352229</text:p>
          </table:table-cell>
          <table:table-cell office:value-type="float" office:value="324.11600328792" calcext:value-type="float">
            <text:p>324.11600328792</text:p>
          </table:table-cell>
          <table:table-cell office:value-type="float" office:value="18.3257892532671" calcext:value-type="float">
            <text:p>18.3257892532671</text:p>
          </table:table-cell>
          <table:table-cell office:value-type="float" office:value="38.9277807467025" calcext:value-type="float">
            <text:p>38.927780746702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2.4791359672275" calcext:value-type="float">
            <text:p>62.4791359672275</text:p>
          </table:table-cell>
          <table:table-cell office:value-type="float" office:value="275.387722548142" calcext:value-type="float">
            <text:p>275.387722548142</text:p>
          </table:table-cell>
          <table:table-cell office:value-type="float" office:value="20.2180528663089" calcext:value-type="float">
            <text:p>20.2180528663089</text:p>
          </table:table-cell>
          <table:table-cell office:value-type="float" office:value="41.6596149089347" calcext:value-type="float">
            <text:p>41.659614908934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0.7052507455344" calcext:value-type="float">
            <text:p>60.7052507455344</text:p>
          </table:table-cell>
          <table:table-cell office:value-type="float" office:value="307.183908556378" calcext:value-type="float">
            <text:p>307.183908556378</text:p>
          </table:table-cell>
          <table:table-cell office:value-type="float" office:value="20.9123197055836" calcext:value-type="float">
            <text:p>20.9123197055836</text:p>
          </table:table-cell>
          <table:table-cell office:value-type="float" office:value="32.1208965678451" calcext:value-type="float">
            <text:p>32.120896567845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7.3719697994684" calcext:value-type="float">
            <text:p>57.3719697994684</text:p>
          </table:table-cell>
          <table:table-cell office:value-type="float" office:value="299.435098126964" calcext:value-type="float">
            <text:p>299.435098126964</text:p>
          </table:table-cell>
          <table:table-cell office:value-type="float" office:value="20.5991150580904" calcext:value-type="float">
            <text:p>20.5991150580904</text:p>
          </table:table-cell>
          <table:table-cell office:value-type="float" office:value="37.647517599491" calcext:value-type="float">
            <text:p>37.64751759949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2.3466748909789" calcext:value-type="float">
            <text:p>62.3466748909789</text:p>
          </table:table-cell>
          <table:table-cell office:value-type="float" office:value="299.747594478155" calcext:value-type="float">
            <text:p>299.747594478155</text:p>
          </table:table-cell>
          <table:table-cell office:value-type="float" office:value="17.3446106483741" calcext:value-type="float">
            <text:p>17.3446106483741</text:p>
          </table:table-cell>
          <table:table-cell office:value-type="float" office:value="39.4582876865788" calcext:value-type="float">
            <text:p>39.458287686578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7.5985119286049" calcext:value-type="float">
            <text:p>57.5985119286049</text:p>
          </table:table-cell>
          <table:table-cell office:value-type="float" office:value="293.066476054324" calcext:value-type="float">
            <text:p>293.066476054324</text:p>
          </table:table-cell>
          <table:table-cell office:value-type="float" office:value="19.2403919347622" calcext:value-type="float">
            <text:p>19.2403919347622</text:p>
          </table:table-cell>
          <table:table-cell office:value-type="float" office:value="42.1123843243018" calcext:value-type="float">
            <text:p>42.112384324301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55.7767694579649" calcext:value-type="float">
            <text:p>55.7767694579649</text:p>
          </table:table-cell>
          <table:table-cell office:value-type="float" office:value="289.87047254926" calcext:value-type="float">
            <text:p>289.87047254926</text:p>
          </table:table-cell>
          <table:table-cell office:value-type="float" office:value="19.9553283468393" calcext:value-type="float">
            <text:p>19.9553283468393</text:p>
          </table:table-cell>
          <table:table-cell office:value-type="float" office:value="32.0086667984853" calcext:value-type="float">
            <text:p>32.0086667984853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50.0785575505977" calcext:value-type="float">
            <text:p>50.0785575505977</text:p>
          </table:table-cell>
          <table:table-cell office:value-type="float" office:value="290.308231072295" calcext:value-type="float">
            <text:p>290.308231072295</text:p>
          </table:table-cell>
          <table:table-cell office:value-type="float" office:value="19.7692855727605" calcext:value-type="float">
            <text:p>19.7692855727605</text:p>
          </table:table-cell>
          <table:table-cell office:value-type="float" office:value="37.5225159424623" calcext:value-type="float">
            <text:p>37.522515942462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3.2760238434679" calcext:value-type="float">
            <text:p>63.2760238434679</text:p>
          </table:table-cell>
          <table:table-cell office:value-type="float" office:value="281.162401172645" calcext:value-type="float">
            <text:p>281.162401172645</text:p>
          </table:table-cell>
          <table:table-cell office:value-type="float" office:value="16.6989758112076" calcext:value-type="float">
            <text:p>16.6989758112076</text:p>
          </table:table-cell>
          <table:table-cell office:value-type="float" office:value="39.2018943703552" calcext:value-type="float">
            <text:p>39.2018943703552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56.6813812616605" calcext:value-type="float">
            <text:p>56.6813812616605</text:p>
          </table:table-cell>
          <table:table-cell office:value-type="float" office:value="262.39277343494" calcext:value-type="float">
            <text:p>262.39277343494</text:p>
          </table:table-cell>
          <table:table-cell office:value-type="float" office:value="18.5976709896502" calcext:value-type="float">
            <text:p>18.5976709896502</text:p>
          </table:table-cell>
          <table:table-cell office:value-type="float" office:value="41.9739193979731" calcext:value-type="float">
            <text:p>41.9739193979731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51.991945141909" calcext:value-type="float">
            <text:p>51.991945141909</text:p>
          </table:table-cell>
          <table:table-cell office:value-type="float" office:value="277.272495242489" calcext:value-type="float">
            <text:p>277.272495242489</text:p>
          </table:table-cell>
          <table:table-cell office:value-type="float" office:value="19.3144687758917" calcext:value-type="float">
            <text:p>19.3144687758917</text:p>
          </table:table-cell>
          <table:table-cell office:value-type="float" office:value="32.2384845382732" calcext:value-type="float">
            <text:p>32.2384845382732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45.3491584731277" calcext:value-type="float">
            <text:p>45.3491584731277</text:p>
          </table:table-cell>
          <table:table-cell office:value-type="float" office:value="241.552474534562" calcext:value-type="float">
            <text:p>241.552474534562</text:p>
          </table:table-cell>
          <table:table-cell office:value-type="float" office:value="19.198181266497" calcext:value-type="float">
            <text:p>19.198181266497</text:p>
          </table:table-cell>
          <table:table-cell office:value-type="float" office:value="37.7825255819184" calcext:value-type="float">
            <text:p>37.7825255819184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58.1548142848348" calcext:value-type="float">
            <text:p>58.1548142848348</text:p>
          </table:table-cell>
          <table:table-cell office:value-type="float" office:value="240.146571007259" calcext:value-type="float">
            <text:p>240.146571007259</text:p>
          </table:table-cell>
          <table:table-cell office:value-type="float" office:value="14.1819023631638" calcext:value-type="float">
            <text:p>14.1819023631638</text:p>
          </table:table-cell>
          <table:table-cell office:value-type="float" office:value="39.5303631101438" calcext:value-type="float">
            <text:p>39.5303631101438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53.3246992537393" calcext:value-type="float">
            <text:p>53.3246992537393</text:p>
          </table:table-cell>
          <table:table-cell office:value-type="float" office:value="181.591802981854" calcext:value-type="float">
            <text:p>181.591802981854</text:p>
          </table:table-cell>
          <table:table-cell office:value-type="float" office:value="16.0191703097325" calcext:value-type="float">
            <text:p>16.0191703097325</text:p>
          </table:table-cell>
          <table:table-cell office:value-type="float" office:value="42.1827448250024" calcext:value-type="float">
            <text:p>42.1827448250024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49.1542770133657" calcext:value-type="float">
            <text:p>49.1542770133657</text:p>
          </table:table-cell>
          <table:table-cell office:value-type="float" office:value="245.807194981436" calcext:value-type="float">
            <text:p>245.807194981436</text:p>
          </table:table-cell>
          <table:table-cell office:value-type="float" office:value="16.7099323456881" calcext:value-type="float">
            <text:p>16.7099323456881</text:p>
          </table:table-cell>
          <table:table-cell office:value-type="float" office:value="30.7402094920117" calcext:value-type="float">
            <text:p>30.7402094920117</text:p>
          </table:table-cell>
        </table:table-row>
        <table:table-row table:style-name="ro1">
          <table:table-cell office:value-type="float" office:value="3537" calcext:value-type="float">
            <text:p>3537</text:p>
          </table:table-cell>
          <table:table-cell office:value-type="float" office:value="42.7562488856116" calcext:value-type="float">
            <text:p>42.7562488856116</text:p>
          </table:table-cell>
          <table:table-cell office:value-type="float" office:value="204.47504302926" calcext:value-type="float">
            <text:p>204.47504302926</text:p>
          </table:table-cell>
          <table:table-cell office:value-type="float" office:value="17.0260354955173" calcext:value-type="float">
            <text:p>17.0260354955173</text:p>
          </table:table-cell>
          <table:table-cell office:value-type="float" office:value="36.199208018232" calcext:value-type="float">
            <text:p>36.199208018232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59.1610255435167" calcext:value-type="float">
            <text:p>59.1610255435167</text:p>
          </table:table-cell>
          <table:table-cell office:value-type="float" office:value="182.525578370582" calcext:value-type="float">
            <text:p>182.525578370582</text:p>
          </table:table-cell>
          <table:table-cell office:value-type="float" office:value="14.0635979458335" calcext:value-type="float">
            <text:p>14.0635979458335</text:p>
          </table:table-cell>
          <table:table-cell office:value-type="float" office:value="37.8333233105667" calcext:value-type="float">
            <text:p>37.8333233105667</text:p>
          </table:table-cell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float" office:value="50.6440482961386" calcext:value-type="float">
            <text:p>50.6440482961386</text:p>
          </table:table-cell>
          <table:table-cell office:value-type="float" office:value="136.704400903643" calcext:value-type="float">
            <text:p>136.704400903643</text:p>
          </table:table-cell>
          <table:table-cell office:value-type="float" office:value="15.8610695526161" calcext:value-type="float">
            <text:p>15.8610695526161</text:p>
          </table:table-cell>
          <table:table-cell office:value-type="float" office:value="40.5075224463745" calcext:value-type="float">
            <text:p>40.5075224463745</text:p>
          </table:table-cell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float" office:value="47.9838544122526" calcext:value-type="float">
            <text:p>47.9838544122526</text:p>
          </table:table-cell>
          <table:table-cell office:value-type="float" office:value="223.581028594243" calcext:value-type="float">
            <text:p>223.581028594243</text:p>
          </table:table-cell>
          <table:table-cell office:value-type="float" office:value="16.5594030852669" calcext:value-type="float">
            <text:p>16.5594030852669</text:p>
          </table:table-cell>
          <table:table-cell office:value-type="float" office:value="29.5189984625522" calcext:value-type="float">
            <text:p>29.5189984625522</text:p>
          </table:table-cell>
        </table:table-row>
        <table:table-row table:style-name="ro1">
          <table:table-cell office:value-type="float" office:value="7075" calcext:value-type="float">
            <text:p>7075</text:p>
          </table:table-cell>
          <table:table-cell office:value-type="float" office:value="41.1855141087309" calcext:value-type="float">
            <text:p>41.1855141087309</text:p>
          </table:table-cell>
          <table:table-cell office:value-type="float" office:value="169.025407266122" calcext:value-type="float">
            <text:p>169.025407266122</text:p>
          </table:table-cell>
          <table:table-cell office:value-type="float" office:value="16.9102327762258" calcext:value-type="float">
            <text:p>16.9102327762258</text:p>
          </table:table-cell>
          <table:table-cell office:value-type="float" office:value="35.0168823442652" calcext:value-type="float">
            <text:p>35.0168823442652</text:p>
          </table:table-cell>
        </table:table-row>
        <table:table-row table:style-name="ro1">
          <table:table-cell office:value-type="float" office:value="7820" calcext:value-type="float">
            <text:p>7820</text:p>
          </table:table-cell>
          <table:table-cell office:value-type="float" office:value="57.4929232975294" calcext:value-type="float">
            <text:p>57.4929232975294</text:p>
          </table:table-cell>
          <table:table-cell office:value-type="float" office:value="155.279789416324" calcext:value-type="float">
            <text:p>155.279789416324</text:p>
          </table:table-cell>
          <table:table-cell office:value-type="float" office:value="14.6113266251945" calcext:value-type="float">
            <text:p>14.6113266251945</text:p>
          </table:table-cell>
          <table:table-cell office:value-type="float" office:value="36.543405107011" calcext:value-type="float">
            <text:p>36.543405107011</text:p>
          </table:table-cell>
        </table:table-row>
        <table:table-row table:style-name="ro1">
          <table:table-cell office:value-type="float" office:value="9728" calcext:value-type="float">
            <text:p>9728</text:p>
          </table:table-cell>
          <table:table-cell office:value-type="float" office:value="51.3611523736186" calcext:value-type="float">
            <text:p>51.3611523736186</text:p>
          </table:table-cell>
          <table:table-cell office:value-type="float" office:value="115.101430769471" calcext:value-type="float">
            <text:p>115.101430769471</text:p>
          </table:table-cell>
          <table:table-cell office:value-type="float" office:value="16.3952151900961" calcext:value-type="float">
            <text:p>16.3952151900961</text:p>
          </table:table-cell>
          <table:table-cell office:value-type="float" office:value="39.37037749405" calcext:value-type="float">
            <text:p>39.37037749405</text:p>
          </table:table-cell>
        </table:table-row>
        <table:table-row table:style-name="ro1">
          <table:table-cell office:value-type="float" office:value="10752" calcext:value-type="float">
            <text:p>10752</text:p>
          </table:table-cell>
          <table:table-cell office:value-type="float" office:value="46.9547536447579" calcext:value-type="float">
            <text:p>46.9547536447579</text:p>
          </table:table-cell>
          <table:table-cell office:value-type="float" office:value="191.913171751677" calcext:value-type="float">
            <text:p>191.913171751677</text:p>
          </table:table-cell>
          <table:table-cell office:value-type="float" office:value="17.1201903602119" calcext:value-type="float">
            <text:p>17.1201903602119</text:p>
          </table:table-cell>
          <table:table-cell office:value-type="float" office:value="29.119417914969" calcext:value-type="float">
            <text:p>29.119417914969</text:p>
          </table:table-cell>
        </table:table-row>
        <table:table-row table:style-name="ro1">
          <table:table-cell office:value-type="float" office:value="14150" calcext:value-type="float">
            <text:p>14150</text:p>
          </table:table-cell>
          <table:table-cell office:value-type="float" office:value="40.0586583322009" calcext:value-type="float">
            <text:p>40.0586583322009</text:p>
          </table:table-cell>
          <table:table-cell office:value-type="float" office:value="152.448077760371" calcext:value-type="float">
            <text:p>152.448077760371</text:p>
          </table:table-cell>
          <table:table-cell office:value-type="float" office:value="17.3310018338711" calcext:value-type="float">
            <text:p>17.3310018338711</text:p>
          </table:table-cell>
          <table:table-cell office:value-type="float" office:value="34.1584922658776" calcext:value-type="float">
            <text:p>34.1584922658776</text:p>
          </table:table-cell>
        </table:table-row>
        <table:table-row table:style-name="ro1">
          <table:table-cell office:value-type="float" office:value="15639" calcext:value-type="float">
            <text:p>15639</text:p>
          </table:table-cell>
          <table:table-cell office:value-type="float" office:value="51.995453099197" calcext:value-type="float">
            <text:p>51.995453099197</text:p>
          </table:table-cell>
          <table:table-cell office:value-type="float" office:value="142.217590458081" calcext:value-type="float">
            <text:p>142.217590458081</text:p>
          </table:table-cell>
          <table:table-cell office:value-type="float" office:value="14.5516017299462" calcext:value-type="float">
            <text:p>14.5516017299462</text:p>
          </table:table-cell>
          <table:table-cell office:value-type="float" office:value="35.7448845148127" calcext:value-type="float">
            <text:p>35.7448845148127</text:p>
          </table:table-cell>
        </table:table-row>
        <table:table-row table:style-name="ro1">
          <table:table-cell office:value-type="float" office:value="19456" calcext:value-type="float">
            <text:p>19456</text:p>
          </table:table-cell>
          <table:table-cell office:value-type="float" office:value="44.5411048281862" calcext:value-type="float">
            <text:p>44.5411048281862</text:p>
          </table:table-cell>
          <table:table-cell office:value-type="float" office:value="110.197924103559" calcext:value-type="float">
            <text:p>110.197924103559</text:p>
          </table:table-cell>
          <table:table-cell office:value-type="float" office:value="16.1904341566733" calcext:value-type="float">
            <text:p>16.1904341566733</text:p>
          </table:table-cell>
          <table:table-cell office:value-type="float" office:value="38.8622951245357" calcext:value-type="float">
            <text:p>38.8622951245357</text:p>
          </table:table-cell>
        </table:table-row>
        <table:table-row table:style-name="ro1">
          <table:table-cell office:value-type="float" office:value="21504" calcext:value-type="float">
            <text:p>21504</text:p>
          </table:table-cell>
          <table:table-cell office:value-type="float" office:value="41.7929372190555" calcext:value-type="float">
            <text:p>41.7929372190555</text:p>
          </table:table-cell>
          <table:table-cell office:value-type="float" office:value="158.850593625976" calcext:value-type="float">
            <text:p>158.850593625976</text:p>
          </table:table-cell>
          <table:table-cell office:value-type="float" office:value="16.8051229366952" calcext:value-type="float">
            <text:p>16.8051229366952</text:p>
          </table:table-cell>
          <table:table-cell office:value-type="float" office:value="30.232330907933" calcext:value-type="float">
            <text:p>30.232330907933</text:p>
          </table:table-cell>
        </table:table-row>
        <table:table-row table:style-name="ro1">
          <table:table-cell office:value-type="float" office:value="28299" calcext:value-type="float">
            <text:p>28299</text:p>
          </table:table-cell>
          <table:table-cell office:value-type="float" office:value="35.7759974270713" calcext:value-type="float">
            <text:p>35.7759974270713</text:p>
          </table:table-cell>
          <table:table-cell office:value-type="float" office:value="131.578590492421" calcext:value-type="float">
            <text:p>131.578590492421</text:p>
          </table:table-cell>
          <table:table-cell office:value-type="float" office:value="16.7829221624154" calcext:value-type="float">
            <text:p>16.7829221624154</text:p>
          </table:table-cell>
          <table:table-cell office:value-type="float" office:value="34.9976953883404" calcext:value-type="float">
            <text:p>34.9976953883404</text:p>
          </table:table-cell>
        </table:table-row>
        <table:table-row table:style-name="ro1">
          <table:table-cell office:value-type="float" office:value="31278" calcext:value-type="float">
            <text:p>31278</text:p>
          </table:table-cell>
          <table:table-cell office:value-type="float" office:value="49.4825280544166" calcext:value-type="float">
            <text:p>49.4825280544166</text:p>
          </table:table-cell>
          <table:table-cell office:value-type="float" office:value="120.647402649167" calcext:value-type="float">
            <text:p>120.647402649167</text:p>
          </table:table-cell>
          <table:table-cell office:value-type="float" office:value="12.4490180263894" calcext:value-type="float">
            <text:p>12.4490180263894</text:p>
          </table:table-cell>
          <table:table-cell office:value-type="float" office:value="36.4021314764266" calcext:value-type="float">
            <text:p>36.4021314764266</text:p>
          </table:table-cell>
        </table:table-row>
        <table:table-row table:style-name="ro1">
          <table:table-cell office:value-type="float" office:value="38912" calcext:value-type="float">
            <text:p>38912</text:p>
          </table:table-cell>
          <table:table-cell office:value-type="float" office:value="41.9447162344873" calcext:value-type="float">
            <text:p>41.9447162344873</text:p>
          </table:table-cell>
          <table:table-cell office:value-type="float" office:value="96.9356120044512" calcext:value-type="float">
            <text:p>96.9356120044512</text:p>
          </table:table-cell>
          <table:table-cell office:value-type="float" office:value="13.995732168509" calcext:value-type="float">
            <text:p>13.995732168509</text:p>
          </table:table-cell>
          <table:table-cell office:value-type="float" office:value="38.1835570095068" calcext:value-type="float">
            <text:p>38.1835570095068</text:p>
          </table:table-cell>
        </table:table-row>
        <table:table-row table:style-name="ro1">
          <table:table-cell office:value-type="float" office:value="43008" calcext:value-type="float">
            <text:p>43008</text:p>
          </table:table-cell>
          <table:table-cell office:value-type="float" office:value="39.3968998575105" calcext:value-type="float">
            <text:p>39.3968998575105</text:p>
          </table:table-cell>
          <table:table-cell office:value-type="float" office:value="149.510201825562" calcext:value-type="float">
            <text:p>149.510201825562</text:p>
          </table:table-cell>
          <table:table-cell office:value-type="float" office:value="14.6385451822511" calcext:value-type="float">
            <text:p>14.6385451822511</text:p>
          </table:table-cell>
          <table:table-cell office:value-type="float" office:value="24.3326581239469" calcext:value-type="float">
            <text:p>24.3326581239469</text:p>
          </table:table-cell>
        </table:table-row>
        <table:table-row table:style-name="ro1">
          <table:table-cell office:value-type="float" office:value="56600" calcext:value-type="float">
            <text:p>56600</text:p>
          </table:table-cell>
          <table:table-cell office:value-type="float" office:value="33.0619681754607" calcext:value-type="float">
            <text:p>33.0619681754607</text:p>
          </table:table-cell>
          <table:table-cell office:value-type="float" office:value="125.27206835694" calcext:value-type="float">
            <text:p>125.27206835694</text:p>
          </table:table-cell>
          <table:table-cell office:value-type="float" office:value="14.9596702751233" calcext:value-type="float">
            <text:p>14.9596702751233</text:p>
          </table:table-cell>
          <table:table-cell office:value-type="float" office:value="28.6896339182437" calcext:value-type="float">
            <text:p>28.6896339182437</text:p>
          </table:table-cell>
        </table:table-row>
        <table:table-row table:style-name="ro1">
          <table:table-cell office:value-type="float" office:value="62557" calcext:value-type="float">
            <text:p>62557</text:p>
          </table:table-cell>
          <table:table-cell office:value-type="float" office:value="48.2794004855646" calcext:value-type="float">
            <text:p>48.2794004855646</text:p>
          </table:table-cell>
          <table:table-cell office:value-type="float" office:value="114.246673611405" calcext:value-type="float">
            <text:p>114.246673611405</text:p>
          </table:table-cell>
          <table:table-cell office:value-type="float" office:value="11.627460889078" calcext:value-type="float">
            <text:p>11.627460889078</text:p>
          </table:table-cell>
          <table:table-cell office:value-type="float" office:value="30.0456517928115" calcext:value-type="float">
            <text:p>30.0456517928115</text:p>
          </table:table-cell>
        </table:table-row>
        <table:table-row table:style-name="ro1">
          <table:table-cell office:value-type="float" office:value="77824" calcext:value-type="float">
            <text:p>77824</text:p>
          </table:table-cell>
          <table:table-cell office:value-type="float" office:value="41.1583268133193" calcext:value-type="float">
            <text:p>41.1583268133193</text:p>
          </table:table-cell>
          <table:table-cell office:value-type="float" office:value="91.4375411591715" calcext:value-type="float">
            <text:p>91.4375411591715</text:p>
          </table:table-cell>
          <table:table-cell office:value-type="float" office:value="13.1746998396187" calcext:value-type="float">
            <text:p>13.1746998396187</text:p>
          </table:table-cell>
          <table:table-cell office:value-type="float" office:value="32.1313514320734" calcext:value-type="float">
            <text:p>32.1313514320734</text:p>
          </table:table-cell>
        </table:table-row>
        <table:table-row table:style-name="ro1">
          <table:table-cell office:value-type="float" office:value="86016" calcext:value-type="float">
            <text:p>86016</text:p>
          </table:table-cell>
          <table:table-cell office:value-type="float" office:value="38.0310882570084" calcext:value-type="float">
            <text:p>38.0310882570084</text:p>
          </table:table-cell>
          <table:table-cell office:value-type="float" office:value="145.187842341154" calcext:value-type="float">
            <text:p>145.187842341154</text:p>
          </table:table-cell>
          <table:table-cell office:value-type="float" office:value="13.7696537951636" calcext:value-type="float">
            <text:p>13.7696537951636</text:p>
          </table:table-cell>
          <table:table-cell office:value-type="float" office:value="22.5824722566862" calcext:value-type="float">
            <text:p>22.5824722566862</text:p>
          </table:table-cell>
        </table:table-row>
        <table:table-row table:style-name="ro1">
          <table:table-cell office:value-type="float" office:value="113199" calcext:value-type="float">
            <text:p>113199</text:p>
          </table:table-cell>
          <table:table-cell office:value-type="float" office:value="31.6921582451035" calcext:value-type="float">
            <text:p>31.6921582451035</text:p>
          </table:table-cell>
          <table:table-cell office:value-type="float" office:value="122.069602718165" calcext:value-type="float">
            <text:p>122.069602718165</text:p>
          </table:table-cell>
          <table:table-cell office:value-type="float" office:value="14.1630503546305" calcext:value-type="float">
            <text:p>14.1630503546305</text:p>
          </table:table-cell>
          <table:table-cell office:value-type="float" office:value="26.662744790361" calcext:value-type="float">
            <text:p>26.662744790361</text:p>
          </table:table-cell>
        </table:table-row>
        <table:table-row table:style-name="ro1">
          <table:table-cell office:value-type="float" office:value="125114" calcext:value-type="float">
            <text:p>125114</text:p>
          </table:table-cell>
          <table:table-cell office:value-type="float" office:value="47.4780461376529" calcext:value-type="float">
            <text:p>47.4780461376529</text:p>
          </table:table-cell>
          <table:table-cell office:value-type="float" office:value="113.328268099425" calcext:value-type="float">
            <text:p>113.328268099425</text:p>
          </table:table-cell>
          <table:table-cell office:value-type="float" office:value="11.1842577455705" calcext:value-type="float">
            <text:p>11.1842577455705</text:p>
          </table:table-cell>
          <table:table-cell office:value-type="float" office:value="27.9905369908255" calcext:value-type="float">
            <text:p>27.9905369908255</text:p>
          </table:table-cell>
        </table:table-row>
        <table:table-row table:style-name="ro1">
          <table:table-cell office:value-type="float" office:value="155648" calcext:value-type="float">
            <text:p>155648</text:p>
          </table:table-cell>
          <table:table-cell office:value-type="float" office:value="40.7391349241736" calcext:value-type="float">
            <text:p>40.7391349241736</text:p>
          </table:table-cell>
          <table:table-cell office:value-type="float" office:value="89.2378334633218" calcext:value-type="float">
            <text:p>89.2378334633218</text:p>
          </table:table-cell>
          <table:table-cell office:value-type="float" office:value="12.5819587929209" calcext:value-type="float">
            <text:p>12.5819587929209</text:p>
          </table:table-cell>
          <table:table-cell office:value-type="float" office:value="30.1029852507402" calcext:value-type="float">
            <text:p>30.1029852507402</text:p>
          </table:table-cell>
        </table:table-row>
        <table:table-row table:style-name="ro1">
          <table:table-cell office:value-type="float" office:value="172032" calcext:value-type="float">
            <text:p>172032</text:p>
          </table:table-cell>
          <table:table-cell office:value-type="float" office:value="37.735964114158" calcext:value-type="float">
            <text:p>37.735964114158</text:p>
          </table:table-cell>
          <table:table-cell office:value-type="float" office:value="143.984978799226" calcext:value-type="float">
            <text:p>143.984978799226</text:p>
          </table:table-cell>
          <table:table-cell office:value-type="float" office:value="13.2045754185413" calcext:value-type="float">
            <text:p>13.2045754185413</text:p>
          </table:table-cell>
          <table:table-cell office:value-type="float" office:value="20.9953278219459" calcext:value-type="float">
            <text:p>20.9953278219459</text:p>
          </table:table-cell>
        </table:table-row>
        <table:table-row table:style-name="ro1">
          <table:table-cell office:value-type="float" office:value="226397" calcext:value-type="float">
            <text:p>226397</text:p>
          </table:table-cell>
          <table:table-cell office:value-type="float" office:value="30.9711745106264" calcext:value-type="float">
            <text:p>30.9711745106264</text:p>
          </table:table-cell>
          <table:table-cell office:value-type="float" office:value="120.307231756089" calcext:value-type="float">
            <text:p>120.307231756089</text:p>
          </table:table-cell>
          <table:table-cell office:value-type="float" office:value="13.654794865442" calcext:value-type="float">
            <text:p>13.654794865442</text:p>
          </table:table-cell>
          <table:table-cell office:value-type="float" office:value="24.6721763723053" calcext:value-type="float">
            <text:p>24.6721763723053</text:p>
          </table:table-cell>
        </table:table-row>
        <table:table-row table:style-name="ro1">
          <table:table-cell office:value-type="float" office:value="250228" calcext:value-type="float">
            <text:p>250228</text:p>
          </table:table-cell>
          <table:table-cell office:value-type="float" office:value="32.0502715402605" calcext:value-type="float">
            <text:p>32.0502715402605</text:p>
          </table:table-cell>
          <table:table-cell office:value-type="float" office:value="110.734813205034" calcext:value-type="float">
            <text:p>110.734813205034</text:p>
          </table:table-cell>
          <table:table-cell office:value-type="float" office:value="10.5475647864887" calcext:value-type="float">
            <text:p>10.5475647864887</text:p>
          </table:table-cell>
          <table:table-cell office:value-type="float" office:value="25.942086366699" calcext:value-type="float">
            <text:p>25.942086366699</text:p>
          </table:table-cell>
        </table:table-row>
        <table:table-row table:style-name="ro1">
          <table:table-cell office:value-type="float" office:value="311296" calcext:value-type="float">
            <text:p>311296</text:p>
          </table:table-cell>
          <table:table-cell office:value-type="float" office:value="28.8843278962457" calcext:value-type="float">
            <text:p>28.8843278962457</text:p>
          </table:table-cell>
          <table:table-cell office:value-type="float" office:value="88.5398005098428" calcext:value-type="float">
            <text:p>88.5398005098428</text:p>
          </table:table-cell>
          <table:table-cell office:value-type="float" office:value="11.6062329843746" calcext:value-type="float">
            <text:p>11.6062329843746</text:p>
          </table:table-cell>
          <table:table-cell office:value-type="float" office:value="28.2054767385729" calcext:value-type="float">
            <text:p>28.2054767385729</text:p>
          </table:table-cell>
        </table:table-row>
        <table:table-row table:style-name="ro1">
          <table:table-cell office:value-type="float" office:value="344064" calcext:value-type="float">
            <text:p>344064</text:p>
          </table:table-cell>
          <table:table-cell office:value-type="float" office:value="27.5847951804665" calcext:value-type="float">
            <text:p>27.5847951804665</text:p>
          </table:table-cell>
          <table:table-cell office:value-type="float" office:value="89.6552944358887" calcext:value-type="float">
            <text:p>89.6552944358887</text:p>
          </table:table-cell>
          <table:table-cell office:value-type="float" office:value="12.056780616076" calcext:value-type="float">
            <text:p>12.056780616076</text:p>
          </table:table-cell>
          <table:table-cell office:value-type="float" office:value="18.8302172995277" calcext:value-type="float">
            <text:p>18.8302172995277</text:p>
          </table:table-cell>
        </table:table-row>
        <table:table-row table:style-name="ro1">
          <table:table-cell office:value-type="float" office:value="452794" calcext:value-type="float">
            <text:p>452794</text:p>
          </table:table-cell>
          <table:table-cell office:value-type="float" office:value="22.8017704238184" calcext:value-type="float">
            <text:p>22.8017704238184</text:p>
          </table:table-cell>
          <table:table-cell office:value-type="float" office:value="79.2952686716213" calcext:value-type="float">
            <text:p>79.2952686716213</text:p>
          </table:table-cell>
          <table:table-cell office:value-type="float" office:value="12.3037487350788" calcext:value-type="float">
            <text:p>12.3037487350788</text:p>
          </table:table-cell>
          <table:table-cell office:value-type="float" office:value="21.6040869214167" calcext:value-type="float">
            <text:p>21.6040869214167</text:p>
          </table:table-cell>
        </table:table-row>
        <table:table-row table:style-name="ro1">
          <table:table-cell office:value-type="float" office:value="500457" calcext:value-type="float">
            <text:p>500457</text:p>
          </table:table-cell>
          <table:table-cell office:value-type="float" office:value="19.9913994044296" calcext:value-type="float">
            <text:p>19.9913994044296</text:p>
          </table:table-cell>
          <table:table-cell office:value-type="float" office:value="76.5226391190446" calcext:value-type="float">
            <text:p>76.5226391190446</text:p>
          </table:table-cell>
          <table:table-cell office:value-type="float" office:value="9.73175018280685" calcext:value-type="float">
            <text:p>9.73175018280685</text:p>
          </table:table-cell>
          <table:table-cell office:value-type="float" office:value="22.5537780770104" calcext:value-type="float">
            <text:p>22.5537780770104</text:p>
          </table:table-cell>
        </table:table-row>
        <table:table-row table:style-name="ro1">
          <table:table-cell office:value-type="float" office:value="622592" calcext:value-type="float">
            <text:p>622592</text:p>
          </table:table-cell>
          <table:table-cell office:value-type="float" office:value="18.3674409825533" calcext:value-type="float">
            <text:p>18.3674409825533</text:p>
          </table:table-cell>
          <table:table-cell office:value-type="float" office:value="64.0026593210215" calcext:value-type="float">
            <text:p>64.0026593210215</text:p>
          </table:table-cell>
          <table:table-cell office:value-type="float" office:value="10.2266933898778" calcext:value-type="float">
            <text:p>10.2266933898778</text:p>
          </table:table-cell>
          <table:table-cell office:value-type="float" office:value="24.1194765137008" calcext:value-type="float">
            <text:p>24.1194765137008</text:p>
          </table:table-cell>
        </table:table-row>
        <table:table-row table:style-name="ro1">
          <table:table-cell office:value-type="float" office:value="688128" calcext:value-type="float">
            <text:p>688128</text:p>
          </table:table-cell>
          <table:table-cell office:value-type="float" office:value="17.5169899424469" calcext:value-type="float">
            <text:p>17.5169899424469</text:p>
          </table:table-cell>
          <table:table-cell office:value-type="float" office:value="55.9897616378255" calcext:value-type="float">
            <text:p>55.9897616378255</text:p>
          </table:table-cell>
          <table:table-cell office:value-type="float" office:value="10.3604031788669" calcext:value-type="float">
            <text:p>10.3604031788669</text:p>
          </table:table-cell>
          <table:table-cell office:value-type="float" office:value="16.8490037808106" calcext:value-type="float">
            <text:p>16.8490037808106</text:p>
          </table:table-cell>
        </table:table-row>
        <table:table-row table:style-name="ro1">
          <table:table-cell office:value-type="float" office:value="905588" calcext:value-type="float">
            <text:p>905588</text:p>
          </table:table-cell>
          <table:table-cell office:value-type="float" office:value="13.861388942281" calcext:value-type="float">
            <text:p>13.861388942281</text:p>
          </table:table-cell>
          <table:table-cell office:value-type="float" office:value="50.9277997206245" calcext:value-type="float">
            <text:p>50.9277997206245</text:p>
          </table:table-cell>
          <table:table-cell office:value-type="float" office:value="9.90981923116511" calcext:value-type="float">
            <text:p>9.90981923116511</text:p>
          </table:table-cell>
          <table:table-cell office:value-type="float" office:value="18.7175831027161" calcext:value-type="float">
            <text:p>18.7175831027161</text:p>
          </table:table-cell>
        </table:table-row>
        <table:table-row table:style-name="ro1">
          <table:table-cell office:value-type="float" office:value="1000913" calcext:value-type="float">
            <text:p>1000913</text:p>
          </table:table-cell>
          <table:table-cell office:value-type="float" office:value="17.097015423424" calcext:value-type="float">
            <text:p>17.097015423424</text:p>
          </table:table-cell>
          <table:table-cell office:value-type="float" office:value="48.4822522652419" calcext:value-type="float">
            <text:p>48.4822522652419</text:p>
          </table:table-cell>
          <table:table-cell office:value-type="float" office:value="8.04677438107727" calcext:value-type="float">
            <text:p>8.04677438107727</text:p>
          </table:table-cell>
          <table:table-cell office:value-type="float" office:value="19.1758563834565" calcext:value-type="float">
            <text:p>19.1758563834565</text:p>
          </table:table-cell>
        </table:table-row>
        <table:table-row table:style-name="ro1">
          <table:table-cell office:value-type="float" office:value="1245184" calcext:value-type="float">
            <text:p>1245184</text:p>
          </table:table-cell>
          <table:table-cell office:value-type="float" office:value="15.7494179451574" calcext:value-type="float">
            <text:p>15.7494179451574</text:p>
          </table:table-cell>
          <table:table-cell office:value-type="float" office:value="41.3775050144452" calcext:value-type="float">
            <text:p>41.3775050144452</text:p>
          </table:table-cell>
          <table:table-cell office:value-type="float" office:value="8.41441514659383" calcext:value-type="float">
            <text:p>8.41441514659383</text:p>
          </table:table-cell>
          <table:table-cell office:value-type="float" office:value="19.5626440422651" calcext:value-type="float">
            <text:p>19.5626440422651</text:p>
          </table:table-cell>
        </table:table-row>
        <table:table-row table:style-name="ro1">
          <table:table-cell office:value-type="float" office:value="1376256" calcext:value-type="float">
            <text:p>1376256</text:p>
          </table:table-cell>
          <table:table-cell office:value-type="float" office:value="14.9658356011546" calcext:value-type="float">
            <text:p>14.9658356011546</text:p>
          </table:table-cell>
          <table:table-cell office:value-type="float" office:value="48.164327675375" calcext:value-type="float">
            <text:p>48.164327675375</text:p>
          </table:table-cell>
          <table:table-cell office:value-type="float" office:value="8.47141525602665" calcext:value-type="float">
            <text:p>8.47141525602665</text:p>
          </table:table-cell>
          <table:table-cell office:value-type="float" office:value="14.2966550988282" calcext:value-type="float">
            <text:p>14.2966550988282</text:p>
          </table:table-cell>
        </table:table-row>
        <table:table-row table:style-name="ro1">
          <table:table-cell office:value-type="float" office:value="1811176" calcext:value-type="float">
            <text:p>1811176</text:p>
          </table:table-cell>
          <table:table-cell office:value-type="float" office:value="11.4930025346334" calcext:value-type="float">
            <text:p>11.4930025346334</text:p>
          </table:table-cell>
          <table:table-cell office:value-type="float" office:value="43.7710240304414" calcext:value-type="float">
            <text:p>43.7710240304414</text:p>
          </table:table-cell>
          <table:table-cell office:value-type="float" office:value="8.12427544426165" calcext:value-type="float">
            <text:p>8.12427544426165</text:p>
          </table:table-cell>
          <table:table-cell office:value-type="float" office:value="15.9197189297704" calcext:value-type="float">
            <text:p>15.9197189297704</text:p>
          </table:table-cell>
        </table:table-row>
        <table:table-row table:style-name="ro1">
          <table:table-cell office:value-type="float" office:value="2001827" calcext:value-type="float">
            <text:p>2001827</text:p>
          </table:table-cell>
          <table:table-cell office:value-type="float" office:value="15.8591416030963" calcext:value-type="float">
            <text:p>15.8591416030963</text:p>
          </table:table-cell>
          <table:table-cell office:value-type="float" office:value="41.5676047397627" calcext:value-type="float">
            <text:p>41.5676047397627</text:p>
          </table:table-cell>
          <table:table-cell office:value-type="float" office:value="6.85653243346956" calcext:value-type="float">
            <text:p>6.85653243346956</text:p>
          </table:table-cell>
          <table:table-cell office:value-type="float" office:value="16.3336507198403" calcext:value-type="float">
            <text:p>16.3336507198403</text:p>
          </table:table-cell>
        </table:table-row>
        <table:table-row table:style-name="ro1">
          <table:table-cell office:value-type="float" office:value="2490368" calcext:value-type="float">
            <text:p>2490368</text:p>
          </table:table-cell>
          <table:table-cell office:value-type="float" office:value="14.6235112160901" calcext:value-type="float">
            <text:p>14.6235112160901</text:p>
          </table:table-cell>
          <table:table-cell office:value-type="float" office:value="35.4177007658162" calcext:value-type="float">
            <text:p>35.4177007658162</text:p>
          </table:table-cell>
          <table:table-cell office:value-type="float" office:value="7.19417524609738" calcext:value-type="float">
            <text:p>7.19417524609738</text:p>
          </table:table-cell>
          <table:table-cell office:value-type="float" office:value="16.7094497437917" calcext:value-type="float">
            <text:p>16.7094497437917</text:p>
          </table:table-cell>
        </table:table-row>
        <table:table-row table:style-name="ro1">
          <table:table-cell office:value-type="float" office:value="2752512" calcext:value-type="float">
            <text:p>2752512</text:p>
          </table:table-cell>
          <table:table-cell office:value-type="float" office:value="13.8699658881606" calcext:value-type="float">
            <text:p>13.8699658881606</text:p>
          </table:table-cell>
          <table:table-cell office:value-type="float" office:value="44.6762035053308" calcext:value-type="float">
            <text:p>44.6762035053308</text:p>
          </table:table-cell>
          <table:table-cell office:value-type="float" office:value="7.28143509186773" calcext:value-type="float">
            <text:p>7.28143509186773</text:p>
          </table:table-cell>
          <table:table-cell office:value-type="float" office:value="12.6793526225045" calcext:value-type="float">
            <text:p>12.6793526225045</text:p>
          </table:table-cell>
        </table:table-row>
        <table:table-row table:style-name="ro1">
          <table:table-cell office:value-type="float" office:value="3622353" calcext:value-type="float">
            <text:p>3622353</text:p>
          </table:table-cell>
          <table:table-cell office:value-type="float" office:value="10.5316368036041" calcext:value-type="float">
            <text:p>10.5316368036041</text:p>
          </table:table-cell>
          <table:table-cell office:value-type="float" office:value="40.7533255925386" calcext:value-type="float">
            <text:p>40.7533255925386</text:p>
          </table:table-cell>
          <table:table-cell office:value-type="float" office:value="7.05750045507821" calcext:value-type="float">
            <text:p>7.05750045507821</text:p>
          </table:table-cell>
          <table:table-cell office:value-type="float" office:value="14.2529327894785" calcext:value-type="float">
            <text:p>14.2529327894785</text:p>
          </table:table-cell>
        </table:table-row>
        <table:table-row table:style-name="ro1">
          <table:table-cell office:value-type="float" office:value="4003654" calcext:value-type="float">
            <text:p>4003654</text:p>
          </table:table-cell>
          <table:table-cell office:value-type="float" office:value="15.1005183187529" calcext:value-type="float">
            <text:p>15.1005183187529</text:p>
          </table:table-cell>
          <table:table-cell office:value-type="float" office:value="38.6699522405294" calcext:value-type="float">
            <text:p>38.6699522405294</text:p>
          </table:table-cell>
          <table:table-cell office:value-type="float" office:value="6.09394442246472" calcext:value-type="float">
            <text:p>6.09394442246472</text:p>
          </table:table-cell>
          <table:table-cell office:value-type="float" office:value="14.65943546002" calcext:value-type="float">
            <text:p>14.65943546002</text:p>
          </table:table-cell>
        </table:table-row>
        <table:table-row table:style-name="ro1">
          <table:table-cell office:value-type="float" office:value="4980736" calcext:value-type="float">
            <text:p>4980736</text:p>
          </table:table-cell>
          <table:table-cell office:value-type="float" office:value="13.9277232409147" calcext:value-type="float">
            <text:p>13.9277232409147</text:p>
          </table:table-cell>
          <table:table-cell office:value-type="float" office:value="32.9108724630175" calcext:value-type="float">
            <text:p>32.9108724630175</text:p>
          </table:table-cell>
          <table:table-cell office:value-type="float" office:value="6.48081877303576" calcext:value-type="float">
            <text:p>6.48081877303576</text:p>
          </table:table-cell>
          <table:table-cell office:value-type="float" office:value="14.9939155990045" calcext:value-type="float">
            <text:p>14.9939155990045</text:p>
          </table:table-cell>
        </table:table-row>
        <table:table-row table:style-name="ro1">
          <table:table-cell office:value-type="float" office:value="5505024" calcext:value-type="float">
            <text:p>5505024</text:p>
          </table:table-cell>
          <table:table-cell office:value-type="float" office:value="13.2314196486925" calcext:value-type="float">
            <text:p>13.2314196486925</text:p>
          </table:table-cell>
          <table:table-cell office:value-type="float" office:value="42.7763702328263" calcext:value-type="float">
            <text:p>42.7763702328263</text:p>
          </table:table-cell>
          <table:table-cell office:value-type="float" office:value="6.59280991759279" calcext:value-type="float">
            <text:p>6.59280991759279</text:p>
          </table:table-cell>
          <table:table-cell office:value-type="float" office:value="11.6400055324229" calcext:value-type="float">
            <text:p>11.6400055324229</text:p>
          </table:table-cell>
        </table:table-row>
        <table:table-row table:style-name="ro1">
          <table:table-cell office:value-type="float" office:value="7244707" calcext:value-type="float">
            <text:p>7244707</text:p>
          </table:table-cell>
          <table:table-cell office:value-type="float" office:value="10.1167413500217" calcext:value-type="float">
            <text:p>10.1167413500217</text:p>
          </table:table-cell>
          <table:table-cell office:value-type="float" office:value="38.8707591954567" calcext:value-type="float">
            <text:p>38.8707591954567</text:p>
          </table:table-cell>
          <table:table-cell office:value-type="float" office:value="6.47628612121517" calcext:value-type="float">
            <text:p>6.47628612121517</text:p>
          </table:table-cell>
          <table:table-cell office:value-type="float" office:value="13.1626139837015" calcext:value-type="float">
            <text:p>13.1626139837015</text:p>
          </table:table-cell>
        </table:table-row>
        <table:table-row table:style-name="ro1">
          <table:table-cell office:value-type="float" office:value="8007308" calcext:value-type="float">
            <text:p>8007308</text:p>
          </table:table-cell>
          <table:table-cell office:value-type="float" office:value="14.8111573945501" calcext:value-type="float">
            <text:p>14.8111573945501</text:p>
          </table:table-cell>
          <table:table-cell office:value-type="float" office:value="36.9076130298518" calcext:value-type="float">
            <text:p>36.9076130298518</text:p>
          </table:table-cell>
          <table:table-cell office:value-type="float" office:value="5.67905018776336" calcext:value-type="float">
            <text:p>5.67905018776336</text:p>
          </table:table-cell>
          <table:table-cell office:value-type="float" office:value="13.5743610105517" calcext:value-type="float">
            <text:p>13.5743610105517</text:p>
          </table:table-cell>
        </table:table-row>
      </table:table>
      <table:table table:name="seq 32x3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HashMap::get</text:p>
          </table:table-cell>
          <table:table-cell office:value-type="string" calcext:value-type="string">
            <text:p>ThinMap::get</text:p>
          </table:table-cell>
          <table:table-cell office:value-type="string" calcext:value-type="string">
            <text:p>HashMap::insert</text:p>
          </table:table-cell>
          <table:table-cell office:value-type="string" calcext:value-type="string">
            <text:p>ThinMap::inser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.870063781554" calcext:value-type="float">
            <text:p>80.870063781554</text:p>
          </table:table-cell>
          <table:table-cell office:value-type="float" office:value="268.196533528692" calcext:value-type="float">
            <text:p>268.196533528692</text:p>
          </table:table-cell>
          <table:table-cell office:value-type="float" office:value="39.399593688529" calcext:value-type="float">
            <text:p>39.399593688529</text:p>
          </table:table-cell>
          <table:table-cell office:value-type="float" office:value="49.4522559576399" calcext:value-type="float">
            <text:p>49.45225595763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.1018418894787" calcext:value-type="float">
            <text:p>71.1018418894787</text:p>
          </table:table-cell>
          <table:table-cell office:value-type="float" office:value="228.936129087415" calcext:value-type="float">
            <text:p>228.936129087415</text:p>
          </table:table-cell>
          <table:table-cell office:value-type="float" office:value="38.7845231104049" calcext:value-type="float">
            <text:p>38.7845231104049</text:p>
          </table:table-cell>
          <table:table-cell office:value-type="float" office:value="50.2682479150768" calcext:value-type="float">
            <text:p>50.26824791507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9.7912672138178" calcext:value-type="float">
            <text:p>69.7912672138178</text:p>
          </table:table-cell>
          <table:table-cell office:value-type="float" office:value="296.032867974286" calcext:value-type="float">
            <text:p>296.032867974286</text:p>
          </table:table-cell>
          <table:table-cell office:value-type="float" office:value="35.7603385881754" calcext:value-type="float">
            <text:p>35.7603385881754</text:p>
          </table:table-cell>
          <table:table-cell office:value-type="float" office:value="37.734943484849" calcext:value-type="float">
            <text:p>37.7349434848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4.8491313640584" calcext:value-type="float">
            <text:p>74.8491313640584</text:p>
          </table:table-cell>
          <table:table-cell office:value-type="float" office:value="277.3612241819" calcext:value-type="float">
            <text:p>277.3612241819</text:p>
          </table:table-cell>
          <table:table-cell office:value-type="float" office:value="26.1397164335112" calcext:value-type="float">
            <text:p>26.1397164335112</text:p>
          </table:table-cell>
          <table:table-cell office:value-type="float" office:value="39.8253125801363" calcext:value-type="float">
            <text:p>39.825312580136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2.6668914221285" calcext:value-type="float">
            <text:p>72.6668914221285</text:p>
          </table:table-cell>
          <table:table-cell office:value-type="float" office:value="294.945968697664" calcext:value-type="float">
            <text:p>294.945968697664</text:p>
          </table:table-cell>
          <table:table-cell office:value-type="float" office:value="27.7681867056408" calcext:value-type="float">
            <text:p>27.7681867056408</text:p>
          </table:table-cell>
          <table:table-cell office:value-type="float" office:value="43.4590624279111" calcext:value-type="float">
            <text:p>43.45906242791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5.1561006898538" calcext:value-type="float">
            <text:p>75.1561006898538</text:p>
          </table:table-cell>
          <table:table-cell office:value-type="float" office:value="248.008904919278" calcext:value-type="float">
            <text:p>248.008904919278</text:p>
          </table:table-cell>
          <table:table-cell office:value-type="float" office:value="28.1992523526502" calcext:value-type="float">
            <text:p>28.1992523526502</text:p>
          </table:table-cell>
          <table:table-cell office:value-type="float" office:value="44.1794203742146" calcext:value-type="float">
            <text:p>44.179420374214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0.7599793698437" calcext:value-type="float">
            <text:p>70.7599793698437</text:p>
          </table:table-cell>
          <table:table-cell office:value-type="float" office:value="318.419446607453" calcext:value-type="float">
            <text:p>318.419446607453</text:p>
          </table:table-cell>
          <table:table-cell office:value-type="float" office:value="27.1099681999169" calcext:value-type="float">
            <text:p>27.1099681999169</text:p>
          </table:table-cell>
          <table:table-cell office:value-type="float" office:value="37.5046215051564" calcext:value-type="float">
            <text:p>37.504621505156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8.5281893076844" calcext:value-type="float">
            <text:p>68.5281893076844</text:p>
          </table:table-cell>
          <table:table-cell office:value-type="float" office:value="287.215488770414" calcext:value-type="float">
            <text:p>287.215488770414</text:p>
          </table:table-cell>
          <table:table-cell office:value-type="float" office:value="21.8471513826553" calcext:value-type="float">
            <text:p>21.8471513826553</text:p>
          </table:table-cell>
          <table:table-cell office:value-type="float" office:value="39.0845943215702" calcext:value-type="float">
            <text:p>39.084594321570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9.1043013260656" calcext:value-type="float">
            <text:p>69.1043013260656</text:p>
          </table:table-cell>
          <table:table-cell office:value-type="float" office:value="259.162700946463" calcext:value-type="float">
            <text:p>259.162700946463</text:p>
          </table:table-cell>
          <table:table-cell office:value-type="float" office:value="23.645580251558" calcext:value-type="float">
            <text:p>23.645580251558</text:p>
          </table:table-cell>
          <table:table-cell office:value-type="float" office:value="42.2067979308661" calcext:value-type="float">
            <text:p>42.206797930866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9.8791623131786" calcext:value-type="float">
            <text:p>69.8791623131786</text:p>
          </table:table-cell>
          <table:table-cell office:value-type="float" office:value="299.509293277419" calcext:value-type="float">
            <text:p>299.509293277419</text:p>
          </table:table-cell>
          <table:table-cell office:value-type="float" office:value="24.2771116049214" calcext:value-type="float">
            <text:p>24.2771116049214</text:p>
          </table:table-cell>
          <table:table-cell office:value-type="float" office:value="31.7004144825873" calcext:value-type="float">
            <text:p>31.700414482587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3.4208557115632" calcext:value-type="float">
            <text:p>63.4208557115632</text:p>
          </table:table-cell>
          <table:table-cell office:value-type="float" office:value="276.455908746976" calcext:value-type="float">
            <text:p>276.455908746976</text:p>
          </table:table-cell>
          <table:table-cell office:value-type="float" office:value="23.7655734556818" calcext:value-type="float">
            <text:p>23.7655734556818</text:p>
          </table:table-cell>
          <table:table-cell office:value-type="float" office:value="37.4822904570035" calcext:value-type="float">
            <text:p>37.482290457003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7.5399694628328" calcext:value-type="float">
            <text:p>67.5399694628328</text:p>
          </table:table-cell>
          <table:table-cell office:value-type="float" office:value="292.574302474304" calcext:value-type="float">
            <text:p>292.574302474304</text:p>
          </table:table-cell>
          <table:table-cell office:value-type="float" office:value="19.8461135905614" calcext:value-type="float">
            <text:p>19.8461135905614</text:p>
          </table:table-cell>
          <table:table-cell office:value-type="float" office:value="39.2388603944043" calcext:value-type="float">
            <text:p>39.238860394404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5.4936933945112" calcext:value-type="float">
            <text:p>65.4936933945112</text:p>
          </table:table-cell>
          <table:table-cell office:value-type="float" office:value="276.06522118372" calcext:value-type="float">
            <text:p>276.06522118372</text:p>
          </table:table-cell>
          <table:table-cell office:value-type="float" office:value="21.7676992815501" calcext:value-type="float">
            <text:p>21.7676992815501</text:p>
          </table:table-cell>
          <table:table-cell office:value-type="float" office:value="42.2646198361964" calcext:value-type="float">
            <text:p>42.264619836196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5.1509923653173" calcext:value-type="float">
            <text:p>65.1509923653173</text:p>
          </table:table-cell>
          <table:table-cell office:value-type="float" office:value="299.19193093957" calcext:value-type="float">
            <text:p>299.19193093957</text:p>
          </table:table-cell>
          <table:table-cell office:value-type="float" office:value="22.4114820469665" calcext:value-type="float">
            <text:p>22.4114820469665</text:p>
          </table:table-cell>
          <table:table-cell office:value-type="float" office:value="32.198225625233" calcext:value-type="float">
            <text:p>32.19822562523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3.5176511213273" calcext:value-type="float">
            <text:p>63.5176511213273</text:p>
          </table:table-cell>
          <table:table-cell office:value-type="float" office:value="269.658383988092" calcext:value-type="float">
            <text:p>269.658383988092</text:p>
          </table:table-cell>
          <table:table-cell office:value-type="float" office:value="22.0819811034196" calcext:value-type="float">
            <text:p>22.0819811034196</text:p>
          </table:table-cell>
          <table:table-cell office:value-type="float" office:value="37.9384469786991" calcext:value-type="float">
            <text:p>37.938446978699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9.0150547954913" calcext:value-type="float">
            <text:p>69.0150547954913</text:p>
          </table:table-cell>
          <table:table-cell office:value-type="float" office:value="266.667331855418" calcext:value-type="float">
            <text:p>266.667331855418</text:p>
          </table:table-cell>
          <table:table-cell office:value-type="float" office:value="18.4981610162862" calcext:value-type="float">
            <text:p>18.4981610162862</text:p>
          </table:table-cell>
          <table:table-cell office:value-type="float" office:value="39.7165854473058" calcext:value-type="float">
            <text:p>39.716585447305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0.7364860140076" calcext:value-type="float">
            <text:p>60.7364860140076</text:p>
          </table:table-cell>
          <table:table-cell office:value-type="float" office:value="256.240701734037" calcext:value-type="float">
            <text:p>256.240701734037</text:p>
          </table:table-cell>
          <table:table-cell office:value-type="float" office:value="20.3644853349593" calcext:value-type="float">
            <text:p>20.3644853349593</text:p>
          </table:table-cell>
          <table:table-cell office:value-type="float" office:value="42.6093513127637" calcext:value-type="float">
            <text:p>42.609351312763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9.9731580553972" calcext:value-type="float">
            <text:p>59.9731580553972</text:p>
          </table:table-cell>
          <table:table-cell office:value-type="float" office:value="273.325517862959" calcext:value-type="float">
            <text:p>273.325517862959</text:p>
          </table:table-cell>
          <table:table-cell office:value-type="float" office:value="20.9845988033782" calcext:value-type="float">
            <text:p>20.9845988033782</text:p>
          </table:table-cell>
          <table:table-cell office:value-type="float" office:value="32.6276213257895" calcext:value-type="float">
            <text:p>32.627621325789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7.4441296948737" calcext:value-type="float">
            <text:p>57.4441296948737</text:p>
          </table:table-cell>
          <table:table-cell office:value-type="float" office:value="275.673430933601" calcext:value-type="float">
            <text:p>275.673430933601</text:p>
          </table:table-cell>
          <table:table-cell office:value-type="float" office:value="20.7352907141968" calcext:value-type="float">
            <text:p>20.7352907141968</text:p>
          </table:table-cell>
          <table:table-cell office:value-type="float" office:value="38.3753079172321" calcext:value-type="float">
            <text:p>38.375307917232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4.0439312893409" calcext:value-type="float">
            <text:p>64.0439312893409</text:p>
          </table:table-cell>
          <table:table-cell office:value-type="float" office:value="259.487796510345" calcext:value-type="float">
            <text:p>259.487796510345</text:p>
          </table:table-cell>
          <table:table-cell office:value-type="float" office:value="17.4581467018121" calcext:value-type="float">
            <text:p>17.4581467018121</text:p>
          </table:table-cell>
          <table:table-cell office:value-type="float" office:value="40.1553056366741" calcext:value-type="float">
            <text:p>40.155305636674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6.5603164493889" calcext:value-type="float">
            <text:p>56.5603164493889</text:p>
          </table:table-cell>
          <table:table-cell office:value-type="float" office:value="249.946378630179" calcext:value-type="float">
            <text:p>249.946378630179</text:p>
          </table:table-cell>
          <table:table-cell office:value-type="float" office:value="19.3783565512735" calcext:value-type="float">
            <text:p>19.3783565512735</text:p>
          </table:table-cell>
          <table:table-cell office:value-type="float" office:value="42.9408724698464" calcext:value-type="float">
            <text:p>42.940872469846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56.1650242688176" calcext:value-type="float">
            <text:p>56.1650242688176</text:p>
          </table:table-cell>
          <table:table-cell office:value-type="float" office:value="248.710048514369" calcext:value-type="float">
            <text:p>248.710048514369</text:p>
          </table:table-cell>
          <table:table-cell office:value-type="float" office:value="20.080945584435" calcext:value-type="float">
            <text:p>20.080945584435</text:p>
          </table:table-cell>
          <table:table-cell office:value-type="float" office:value="32.6245561204236" calcext:value-type="float">
            <text:p>32.6245561204236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6.8446126045922" calcext:value-type="float">
            <text:p>46.8446126045922</text:p>
          </table:table-cell>
          <table:table-cell office:value-type="float" office:value="269.953582176464" calcext:value-type="float">
            <text:p>269.953582176464</text:p>
          </table:table-cell>
          <table:table-cell office:value-type="float" office:value="19.8864488484199" calcext:value-type="float">
            <text:p>19.8864488484199</text:p>
          </table:table-cell>
          <table:table-cell office:value-type="float" office:value="38.2816704003157" calcext:value-type="float">
            <text:p>38.2816704003157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2.6437723733483" calcext:value-type="float">
            <text:p>62.6437723733483</text:p>
          </table:table-cell>
          <table:table-cell office:value-type="float" office:value="248.668482567054" calcext:value-type="float">
            <text:p>248.668482567054</text:p>
          </table:table-cell>
          <table:table-cell office:value-type="float" office:value="16.8251961998295" calcext:value-type="float">
            <text:p>16.8251961998295</text:p>
          </table:table-cell>
          <table:table-cell office:value-type="float" office:value="40.089650656198" calcext:value-type="float">
            <text:p>40.089650656198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56.8929523543358" calcext:value-type="float">
            <text:p>56.8929523543358</text:p>
          </table:table-cell>
          <table:table-cell office:value-type="float" office:value="233.21594836607" calcext:value-type="float">
            <text:p>233.21594836607</text:p>
          </table:table-cell>
          <table:table-cell office:value-type="float" office:value="18.7371013894192" calcext:value-type="float">
            <text:p>18.7371013894192</text:p>
          </table:table-cell>
          <table:table-cell office:value-type="float" office:value="42.8836878141491" calcext:value-type="float">
            <text:p>42.8836878141491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52.4083763281901" calcext:value-type="float">
            <text:p>52.4083763281901</text:p>
          </table:table-cell>
          <table:table-cell office:value-type="float" office:value="240.670178413724" calcext:value-type="float">
            <text:p>240.670178413724</text:p>
          </table:table-cell>
          <table:table-cell office:value-type="float" office:value="19.4480750813941" calcext:value-type="float">
            <text:p>19.4480750813941</text:p>
          </table:table-cell>
          <table:table-cell office:value-type="float" office:value="32.8149731053525" calcext:value-type="float">
            <text:p>32.8149731053525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45.3717878625121" calcext:value-type="float">
            <text:p>45.3717878625121</text:p>
          </table:table-cell>
          <table:table-cell office:value-type="float" office:value="238.35112265431" calcext:value-type="float">
            <text:p>238.35112265431</text:p>
          </table:table-cell>
          <table:table-cell office:value-type="float" office:value="19.3084347717826" calcext:value-type="float">
            <text:p>19.3084347717826</text:p>
          </table:table-cell>
          <table:table-cell office:value-type="float" office:value="38.4561404962487" calcext:value-type="float">
            <text:p>38.4561404962487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60.1542479533742" calcext:value-type="float">
            <text:p>60.1542479533742</text:p>
          </table:table-cell>
          <table:table-cell office:value-type="float" office:value="227.319652959217" calcext:value-type="float">
            <text:p>227.319652959217</text:p>
          </table:table-cell>
          <table:table-cell office:value-type="float" office:value="16.0963270489604" calcext:value-type="float">
            <text:p>16.0963270489604</text:p>
          </table:table-cell>
          <table:table-cell office:value-type="float" office:value="40.1951820471663" calcext:value-type="float">
            <text:p>40.1951820471663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52.6564724861812" calcext:value-type="float">
            <text:p>52.6564724861812</text:p>
          </table:table-cell>
          <table:table-cell office:value-type="float" office:value="194.048558562741" calcext:value-type="float">
            <text:p>194.048558562741</text:p>
          </table:table-cell>
          <table:table-cell office:value-type="float" office:value="17.9552054722525" calcext:value-type="float">
            <text:p>17.9552054722525</text:p>
          </table:table-cell>
          <table:table-cell office:value-type="float" office:value="43.1084090138205" calcext:value-type="float">
            <text:p>43.1084090138205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49.4876550523305" calcext:value-type="float">
            <text:p>49.4876550523305</text:p>
          </table:table-cell>
          <table:table-cell office:value-type="float" office:value="227.926084360196" calcext:value-type="float">
            <text:p>227.926084360196</text:p>
          </table:table-cell>
          <table:table-cell office:value-type="float" office:value="18.6791045783661" calcext:value-type="float">
            <text:p>18.6791045783661</text:p>
          </table:table-cell>
          <table:table-cell office:value-type="float" office:value="31.208114363047" calcext:value-type="float">
            <text:p>31.208114363047</text:p>
          </table:table-cell>
        </table:table-row>
        <table:table-row table:style-name="ro1">
          <table:table-cell office:value-type="float" office:value="3537" calcext:value-type="float">
            <text:p>3537</text:p>
          </table:table-cell>
          <table:table-cell office:value-type="float" office:value="41.6025720947649" calcext:value-type="float">
            <text:p>41.6025720947649</text:p>
          </table:table-cell>
          <table:table-cell office:value-type="float" office:value="205.334357441102" calcext:value-type="float">
            <text:p>205.334357441102</text:p>
          </table:table-cell>
          <table:table-cell office:value-type="float" office:value="18.6584092084024" calcext:value-type="float">
            <text:p>18.6584092084024</text:p>
          </table:table-cell>
          <table:table-cell office:value-type="float" office:value="36.7680308364961" calcext:value-type="float">
            <text:p>36.7680308364961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59.9993363244767" calcext:value-type="float">
            <text:p>59.9993363244767</text:p>
          </table:table-cell>
          <table:table-cell office:value-type="float" office:value="181.507896579957" calcext:value-type="float">
            <text:p>181.507896579957</text:p>
          </table:table-cell>
          <table:table-cell office:value-type="float" office:value="15.6008976501148" calcext:value-type="float">
            <text:p>15.6008976501148</text:p>
          </table:table-cell>
          <table:table-cell office:value-type="float" office:value="38.5016042170975" calcext:value-type="float">
            <text:p>38.5016042170975</text:p>
          </table:table-cell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float" office:value="51.547937727463" calcext:value-type="float">
            <text:p>51.547937727463</text:p>
          </table:table-cell>
          <table:table-cell office:value-type="float" office:value="132.791022721567" calcext:value-type="float">
            <text:p>132.791022721567</text:p>
          </table:table-cell>
          <table:table-cell office:value-type="float" office:value="17.477219062679" calcext:value-type="float">
            <text:p>17.477219062679</text:p>
          </table:table-cell>
          <table:table-cell office:value-type="float" office:value="41.2380879609518" calcext:value-type="float">
            <text:p>41.2380879609518</text:p>
          </table:table-cell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float" office:value="49.7286266324962" calcext:value-type="float">
            <text:p>49.7286266324962</text:p>
          </table:table-cell>
          <table:table-cell office:value-type="float" office:value="201.601040521499" calcext:value-type="float">
            <text:p>201.601040521499</text:p>
          </table:table-cell>
          <table:table-cell office:value-type="float" office:value="18.1967182526649" calcext:value-type="float">
            <text:p>18.1967182526649</text:p>
          </table:table-cell>
          <table:table-cell office:value-type="float" office:value="30.0875359248313" calcext:value-type="float">
            <text:p>30.0875359248313</text:p>
          </table:table-cell>
        </table:table-row>
        <table:table-row table:style-name="ro1">
          <table:table-cell office:value-type="float" office:value="7075" calcext:value-type="float">
            <text:p>7075</text:p>
          </table:table-cell>
          <table:table-cell office:value-type="float" office:value="40.3876022448542" calcext:value-type="float">
            <text:p>40.3876022448542</text:p>
          </table:table-cell>
          <table:table-cell office:value-type="float" office:value="165.646593869964" calcext:value-type="float">
            <text:p>165.646593869964</text:p>
          </table:table-cell>
          <table:table-cell office:value-type="float" office:value="18.239723297597" calcext:value-type="float">
            <text:p>18.239723297597</text:p>
          </table:table-cell>
          <table:table-cell office:value-type="float" office:value="35.4888090617802" calcext:value-type="float">
            <text:p>35.4888090617802</text:p>
          </table:table-cell>
        </table:table-row>
        <table:table-row table:style-name="ro1">
          <table:table-cell office:value-type="float" office:value="7820" calcext:value-type="float">
            <text:p>7820</text:p>
          </table:table-cell>
          <table:table-cell office:value-type="float" office:value="58.9536319964645" calcext:value-type="float">
            <text:p>58.9536319964645</text:p>
          </table:table-cell>
          <table:table-cell office:value-type="float" office:value="147.838523278423" calcext:value-type="float">
            <text:p>147.838523278423</text:p>
          </table:table-cell>
          <table:table-cell office:value-type="float" office:value="14.9898005381329" calcext:value-type="float">
            <text:p>14.9898005381329</text:p>
          </table:table-cell>
          <table:table-cell office:value-type="float" office:value="37.3508949408165" calcext:value-type="float">
            <text:p>37.3508949408165</text:p>
          </table:table-cell>
        </table:table-row>
        <table:table-row table:style-name="ro1">
          <table:table-cell office:value-type="float" office:value="9728" calcext:value-type="float">
            <text:p>9728</text:p>
          </table:table-cell>
          <table:table-cell office:value-type="float" office:value="51.1932721262895" calcext:value-type="float">
            <text:p>51.1932721262895</text:p>
          </table:table-cell>
          <table:table-cell office:value-type="float" office:value="108.24130467268" calcext:value-type="float">
            <text:p>108.24130467268</text:p>
          </table:table-cell>
          <table:table-cell office:value-type="float" office:value="16.7891367140412" calcext:value-type="float">
            <text:p>16.7891367140412</text:p>
          </table:table-cell>
          <table:table-cell office:value-type="float" office:value="40.2284408625792" calcext:value-type="float">
            <text:p>40.2284408625792</text:p>
          </table:table-cell>
        </table:table-row>
        <table:table-row table:style-name="ro1">
          <table:table-cell office:value-type="float" office:value="10752" calcext:value-type="float">
            <text:p>10752</text:p>
          </table:table-cell>
          <table:table-cell office:value-type="float" office:value="47.5406596001226" calcext:value-type="float">
            <text:p>47.5406596001226</text:p>
          </table:table-cell>
          <table:table-cell office:value-type="float" office:value="187.324361633118" calcext:value-type="float">
            <text:p>187.324361633118</text:p>
          </table:table-cell>
          <table:table-cell office:value-type="float" office:value="17.5240813507233" calcext:value-type="float">
            <text:p>17.5240813507233</text:p>
          </table:table-cell>
          <table:table-cell office:value-type="float" office:value="29.2614305524769" calcext:value-type="float">
            <text:p>29.2614305524769</text:p>
          </table:table-cell>
        </table:table-row>
        <table:table-row table:style-name="ro1">
          <table:table-cell office:value-type="float" office:value="14150" calcext:value-type="float">
            <text:p>14150</text:p>
          </table:table-cell>
          <table:table-cell office:value-type="float" office:value="40.0987875430212" calcext:value-type="float">
            <text:p>40.0987875430212</text:p>
          </table:table-cell>
          <table:table-cell office:value-type="float" office:value="144.380063426043" calcext:value-type="float">
            <text:p>144.380063426043</text:p>
          </table:table-cell>
          <table:table-cell office:value-type="float" office:value="17.6127142138587" calcext:value-type="float">
            <text:p>17.6127142138587</text:p>
          </table:table-cell>
          <table:table-cell office:value-type="float" office:value="34.6200068897484" calcext:value-type="float">
            <text:p>34.6200068897484</text:p>
          </table:table-cell>
        </table:table-row>
        <table:table-row table:style-name="ro1">
          <table:table-cell office:value-type="float" office:value="15639" calcext:value-type="float">
            <text:p>15639</text:p>
          </table:table-cell>
          <table:table-cell office:value-type="float" office:value="52.1775848703688" calcext:value-type="float">
            <text:p>52.1775848703688</text:p>
          </table:table-cell>
          <table:table-cell office:value-type="float" office:value="132.395960717886" calcext:value-type="float">
            <text:p>132.395960717886</text:p>
          </table:table-cell>
          <table:table-cell office:value-type="float" office:value="14.8052240080022" calcext:value-type="float">
            <text:p>14.8052240080022</text:p>
          </table:table-cell>
          <table:table-cell office:value-type="float" office:value="36.9111597312205" calcext:value-type="float">
            <text:p>36.9111597312205</text:p>
          </table:table-cell>
        </table:table-row>
        <table:table-row table:style-name="ro1">
          <table:table-cell office:value-type="float" office:value="19456" calcext:value-type="float">
            <text:p>19456</text:p>
          </table:table-cell>
          <table:table-cell office:value-type="float" office:value="45.2299783615434" calcext:value-type="float">
            <text:p>45.2299783615434</text:p>
          </table:table-cell>
          <table:table-cell office:value-type="float" office:value="104.611599327251" calcext:value-type="float">
            <text:p>104.611599327251</text:p>
          </table:table-cell>
          <table:table-cell office:value-type="float" office:value="16.4900780685182" calcext:value-type="float">
            <text:p>16.4900780685182</text:p>
          </table:table-cell>
          <table:table-cell office:value-type="float" office:value="39.0257366067668" calcext:value-type="float">
            <text:p>39.0257366067668</text:p>
          </table:table-cell>
        </table:table-row>
        <table:table-row table:style-name="ro1">
          <table:table-cell office:value-type="float" office:value="21504" calcext:value-type="float">
            <text:p>21504</text:p>
          </table:table-cell>
          <table:table-cell office:value-type="float" office:value="41.9659313684116" calcext:value-type="float">
            <text:p>41.9659313684116</text:p>
          </table:table-cell>
          <table:table-cell office:value-type="float" office:value="150.144356145988" calcext:value-type="float">
            <text:p>150.144356145988</text:p>
          </table:table-cell>
          <table:table-cell office:value-type="float" office:value="17.0586846238198" calcext:value-type="float">
            <text:p>17.0586846238198</text:p>
          </table:table-cell>
          <table:table-cell office:value-type="float" office:value="30.5020800676765" calcext:value-type="float">
            <text:p>30.5020800676765</text:p>
          </table:table-cell>
        </table:table-row>
        <table:table-row table:style-name="ro1">
          <table:table-cell office:value-type="float" office:value="28299" calcext:value-type="float">
            <text:p>28299</text:p>
          </table:table-cell>
          <table:table-cell office:value-type="float" office:value="35.8461575487962" calcext:value-type="float">
            <text:p>35.8461575487962</text:p>
          </table:table-cell>
          <table:table-cell office:value-type="float" office:value="123.330982480389" calcext:value-type="float">
            <text:p>123.330982480389</text:p>
          </table:table-cell>
          <table:table-cell office:value-type="float" office:value="16.98460968933" calcext:value-type="float">
            <text:p>16.98460968933</text:p>
          </table:table-cell>
          <table:table-cell office:value-type="float" office:value="35.4758406002875" calcext:value-type="float">
            <text:p>35.4758406002875</text:p>
          </table:table-cell>
        </table:table-row>
        <table:table-row table:style-name="ro1">
          <table:table-cell office:value-type="float" office:value="31278" calcext:value-type="float">
            <text:p>31278</text:p>
          </table:table-cell>
          <table:table-cell office:value-type="float" office:value="49.287064611626" calcext:value-type="float">
            <text:p>49.287064611626</text:p>
          </table:table-cell>
          <table:table-cell office:value-type="float" office:value="112.415332687519" calcext:value-type="float">
            <text:p>112.415332687519</text:p>
          </table:table-cell>
          <table:table-cell office:value-type="float" office:value="12.7266743045158" calcext:value-type="float">
            <text:p>12.7266743045158</text:p>
          </table:table-cell>
          <table:table-cell office:value-type="float" office:value="36.9196469462856" calcext:value-type="float">
            <text:p>36.9196469462856</text:p>
          </table:table-cell>
        </table:table-row>
        <table:table-row table:style-name="ro1">
          <table:table-cell office:value-type="float" office:value="38912" calcext:value-type="float">
            <text:p>38912</text:p>
          </table:table-cell>
          <table:table-cell office:value-type="float" office:value="42.2713323736681" calcext:value-type="float">
            <text:p>42.2713323736681</text:p>
          </table:table-cell>
          <table:table-cell office:value-type="float" office:value="91.7397558706831" calcext:value-type="float">
            <text:p>91.7397558706831</text:p>
          </table:table-cell>
          <table:table-cell office:value-type="float" office:value="14.290094163061" calcext:value-type="float">
            <text:p>14.290094163061</text:p>
          </table:table-cell>
          <table:table-cell office:value-type="float" office:value="38.9324395307536" calcext:value-type="float">
            <text:p>38.9324395307536</text:p>
          </table:table-cell>
        </table:table-row>
        <table:table-row table:style-name="ro1">
          <table:table-cell office:value-type="float" office:value="43008" calcext:value-type="float">
            <text:p>43008</text:p>
          </table:table-cell>
          <table:table-cell office:value-type="float" office:value="39.6662128035872" calcext:value-type="float">
            <text:p>39.6662128035872</text:p>
          </table:table-cell>
          <table:table-cell office:value-type="float" office:value="140.763077621306" calcext:value-type="float">
            <text:p>140.763077621306</text:p>
          </table:table-cell>
          <table:table-cell office:value-type="float" office:value="14.9093176839577" calcext:value-type="float">
            <text:p>14.9093176839577</text:p>
          </table:table-cell>
          <table:table-cell office:value-type="float" office:value="25.1263591562058" calcext:value-type="float">
            <text:p>25.1263591562058</text:p>
          </table:table-cell>
        </table:table-row>
        <table:table-row table:style-name="ro1">
          <table:table-cell office:value-type="float" office:value="56600" calcext:value-type="float">
            <text:p>56600</text:p>
          </table:table-cell>
          <table:table-cell office:value-type="float" office:value="32.8314510451452" calcext:value-type="float">
            <text:p>32.8314510451452</text:p>
          </table:table-cell>
          <table:table-cell office:value-type="float" office:value="116.898094602365" calcext:value-type="float">
            <text:p>116.898094602365</text:p>
          </table:table-cell>
          <table:table-cell office:value-type="float" office:value="15.1490547886443" calcext:value-type="float">
            <text:p>15.1490547886443</text:p>
          </table:table-cell>
          <table:table-cell office:value-type="float" office:value="29.6031514489906" calcext:value-type="float">
            <text:p>29.6031514489906</text:p>
          </table:table-cell>
        </table:table-row>
        <table:table-row table:style-name="ro1">
          <table:table-cell office:value-type="float" office:value="62557" calcext:value-type="float">
            <text:p>62557</text:p>
          </table:table-cell>
          <table:table-cell office:value-type="float" office:value="47.8579545125279" calcext:value-type="float">
            <text:p>47.8579545125279</text:p>
          </table:table-cell>
          <table:table-cell office:value-type="float" office:value="106.544670347993" calcext:value-type="float">
            <text:p>106.544670347993</text:p>
          </table:table-cell>
          <table:table-cell office:value-type="float" office:value="11.8079502215159" calcext:value-type="float">
            <text:p>11.8079502215159</text:p>
          </table:table-cell>
          <table:table-cell office:value-type="float" office:value="31.0446422620719" calcext:value-type="float">
            <text:p>31.0446422620719</text:p>
          </table:table-cell>
        </table:table-row>
        <table:table-row table:style-name="ro1">
          <table:table-cell office:value-type="float" office:value="77824" calcext:value-type="float">
            <text:p>77824</text:p>
          </table:table-cell>
          <table:table-cell office:value-type="float" office:value="41.8132567215439" calcext:value-type="float">
            <text:p>41.8132567215439</text:p>
          </table:table-cell>
          <table:table-cell office:value-type="float" office:value="86.7106637715573" calcext:value-type="float">
            <text:p>86.7106637715573</text:p>
          </table:table-cell>
          <table:table-cell office:value-type="float" office:value="13.2563063759565" calcext:value-type="float">
            <text:p>13.2563063759565</text:p>
          </table:table-cell>
          <table:table-cell office:value-type="float" office:value="33.1939107190262" calcext:value-type="float">
            <text:p>33.1939107190262</text:p>
          </table:table-cell>
        </table:table-row>
        <table:table-row table:style-name="ro1">
          <table:table-cell office:value-type="float" office:value="86016" calcext:value-type="float">
            <text:p>86016</text:p>
          </table:table-cell>
          <table:table-cell office:value-type="float" office:value="38.1935107908179" calcext:value-type="float">
            <text:p>38.1935107908179</text:p>
          </table:table-cell>
          <table:table-cell office:value-type="float" office:value="137.334757943019" calcext:value-type="float">
            <text:p>137.334757943019</text:p>
          </table:table-cell>
          <table:table-cell office:value-type="float" office:value="13.8698279176113" calcext:value-type="float">
            <text:p>13.8698279176113</text:p>
          </table:table-cell>
          <table:table-cell office:value-type="float" office:value="23.0685710431451" calcext:value-type="float">
            <text:p>23.0685710431451</text:p>
          </table:table-cell>
        </table:table-row>
        <table:table-row table:style-name="ro1">
          <table:table-cell office:value-type="float" office:value="113199" calcext:value-type="float">
            <text:p>113199</text:p>
          </table:table-cell>
          <table:table-cell office:value-type="float" office:value="31.3946076622545" calcext:value-type="float">
            <text:p>31.3946076622545</text:p>
          </table:table-cell>
          <table:table-cell office:value-type="float" office:value="114.247829347761" calcext:value-type="float">
            <text:p>114.247829347761</text:p>
          </table:table-cell>
          <table:table-cell office:value-type="float" office:value="14.3041638234468" calcext:value-type="float">
            <text:p>14.3041638234468</text:p>
          </table:table-cell>
          <table:table-cell office:value-type="float" office:value="27.3278348696645" calcext:value-type="float">
            <text:p>27.3278348696645</text:p>
          </table:table-cell>
        </table:table-row>
        <table:table-row table:style-name="ro1">
          <table:table-cell office:value-type="float" office:value="125114" calcext:value-type="float">
            <text:p>125114</text:p>
          </table:table-cell>
          <table:table-cell office:value-type="float" office:value="47.2394099328983" calcext:value-type="float">
            <text:p>47.2394099328983</text:p>
          </table:table-cell>
          <table:table-cell office:value-type="float" office:value="103.489240225828" calcext:value-type="float">
            <text:p>103.489240225828</text:p>
          </table:table-cell>
          <table:table-cell office:value-type="float" office:value="11.2584841655171" calcext:value-type="float">
            <text:p>11.2584841655171</text:p>
          </table:table-cell>
          <table:table-cell office:value-type="float" office:value="28.6698536674298" calcext:value-type="float">
            <text:p>28.6698536674298</text:p>
          </table:table-cell>
        </table:table-row>
        <table:table-row table:style-name="ro1">
          <table:table-cell office:value-type="float" office:value="155648" calcext:value-type="float">
            <text:p>155648</text:p>
          </table:table-cell>
          <table:table-cell office:value-type="float" office:value="40.6012955670785" calcext:value-type="float">
            <text:p>40.6012955670785</text:p>
          </table:table-cell>
          <table:table-cell office:value-type="float" office:value="84.7311706438024" calcext:value-type="float">
            <text:p>84.7311706438024</text:p>
          </table:table-cell>
          <table:table-cell office:value-type="float" office:value="12.6577970409" calcext:value-type="float">
            <text:p>12.6577970409</text:p>
          </table:table-cell>
          <table:table-cell office:value-type="float" office:value="30.919076337886" calcext:value-type="float">
            <text:p>30.919076337886</text:p>
          </table:table-cell>
        </table:table-row>
        <table:table-row table:style-name="ro1">
          <table:table-cell office:value-type="float" office:value="172032" calcext:value-type="float">
            <text:p>172032</text:p>
          </table:table-cell>
          <table:table-cell office:value-type="float" office:value="37.8984149017487" calcext:value-type="float">
            <text:p>37.8984149017487</text:p>
          </table:table-cell>
          <table:table-cell office:value-type="float" office:value="135.569466703516" calcext:value-type="float">
            <text:p>135.569466703516</text:p>
          </table:table-cell>
          <table:table-cell office:value-type="float" office:value="13.2455744219236" calcext:value-type="float">
            <text:p>13.2455744219236</text:p>
          </table:table-cell>
          <table:table-cell office:value-type="float" office:value="21.414409605255" calcext:value-type="float">
            <text:p>21.414409605255</text:p>
          </table:table-cell>
        </table:table-row>
        <table:table-row table:style-name="ro1">
          <table:table-cell office:value-type="float" office:value="226397" calcext:value-type="float">
            <text:p>226397</text:p>
          </table:table-cell>
          <table:table-cell office:value-type="float" office:value="30.6014409036174" calcext:value-type="float">
            <text:p>30.6014409036174</text:p>
          </table:table-cell>
          <table:table-cell office:value-type="float" office:value="111.788136158964" calcext:value-type="float">
            <text:p>111.788136158964</text:p>
          </table:table-cell>
          <table:table-cell office:value-type="float" office:value="13.72921091576" calcext:value-type="float">
            <text:p>13.72921091576</text:p>
          </table:table-cell>
          <table:table-cell office:value-type="float" office:value="25.2673266124479" calcext:value-type="float">
            <text:p>25.2673266124479</text:p>
          </table:table-cell>
        </table:table-row>
        <table:table-row table:style-name="ro1">
          <table:table-cell office:value-type="float" office:value="250228" calcext:value-type="float">
            <text:p>250228</text:p>
          </table:table-cell>
          <table:table-cell office:value-type="float" office:value="32.9650316051127" calcext:value-type="float">
            <text:p>32.9650316051127</text:p>
          </table:table-cell>
          <table:table-cell office:value-type="float" office:value="103.241468884968" calcext:value-type="float">
            <text:p>103.241468884968</text:p>
          </table:table-cell>
          <table:table-cell office:value-type="float" office:value="10.5065553863395" calcext:value-type="float">
            <text:p>10.5065553863395</text:p>
          </table:table-cell>
          <table:table-cell office:value-type="float" office:value="26.5990258192365" calcext:value-type="float">
            <text:p>26.5990258192365</text:p>
          </table:table-cell>
        </table:table-row>
        <table:table-row table:style-name="ro1">
          <table:table-cell office:value-type="float" office:value="311296" calcext:value-type="float">
            <text:p>311296</text:p>
          </table:table-cell>
          <table:table-cell office:value-type="float" office:value="28.7588926100605" calcext:value-type="float">
            <text:p>28.7588926100605</text:p>
          </table:table-cell>
          <table:table-cell office:value-type="float" office:value="83.3908343696378" calcext:value-type="float">
            <text:p>83.3908343696378</text:p>
          </table:table-cell>
          <table:table-cell office:value-type="float" office:value="11.5551322487959" calcext:value-type="float">
            <text:p>11.5551322487959</text:p>
          </table:table-cell>
          <table:table-cell office:value-type="float" office:value="28.8576924541968" calcext:value-type="float">
            <text:p>28.8576924541968</text:p>
          </table:table-cell>
        </table:table-row>
        <table:table-row table:style-name="ro1">
          <table:table-cell office:value-type="float" office:value="344064" calcext:value-type="float">
            <text:p>344064</text:p>
          </table:table-cell>
          <table:table-cell office:value-type="float" office:value="27.7456551189038" calcext:value-type="float">
            <text:p>27.7456551189038</text:p>
          </table:table-cell>
          <table:table-cell office:value-type="float" office:value="90.4100398175576" calcext:value-type="float">
            <text:p>90.4100398175576</text:p>
          </table:table-cell>
          <table:table-cell office:value-type="float" office:value="12.0319962050869" calcext:value-type="float">
            <text:p>12.0319962050869</text:p>
          </table:table-cell>
          <table:table-cell office:value-type="float" office:value="19.0397368400956" calcext:value-type="float">
            <text:p>19.0397368400956</text:p>
          </table:table-cell>
        </table:table-row>
        <table:table-row table:style-name="ro1">
          <table:table-cell office:value-type="float" office:value="452794" calcext:value-type="float">
            <text:p>452794</text:p>
          </table:table-cell>
          <table:table-cell office:value-type="float" office:value="22.8266295520648" calcext:value-type="float">
            <text:p>22.8266295520648</text:p>
          </table:table-cell>
          <table:table-cell office:value-type="float" office:value="78.6898269119768" calcext:value-type="float">
            <text:p>78.6898269119768</text:p>
          </table:table-cell>
          <table:table-cell office:value-type="float" office:value="12.3055096981121" calcext:value-type="float">
            <text:p>12.3055096981121</text:p>
          </table:table-cell>
          <table:table-cell office:value-type="float" office:value="21.9717338051133" calcext:value-type="float">
            <text:p>21.9717338051133</text:p>
          </table:table-cell>
        </table:table-row>
        <table:table-row table:style-name="ro1">
          <table:table-cell office:value-type="float" office:value="500457" calcext:value-type="float">
            <text:p>500457</text:p>
          </table:table-cell>
          <table:table-cell office:value-type="float" office:value="19.843534422785" calcext:value-type="float">
            <text:p>19.843534422785</text:p>
          </table:table-cell>
          <table:table-cell office:value-type="float" office:value="72.4630845421838" calcext:value-type="float">
            <text:p>72.4630845421838</text:p>
          </table:table-cell>
          <table:table-cell office:value-type="float" office:value="9.66421345582772" calcext:value-type="float">
            <text:p>9.66421345582772</text:p>
          </table:table-cell>
          <table:table-cell office:value-type="float" office:value="22.9814832130431" calcext:value-type="float">
            <text:p>22.9814832130431</text:p>
          </table:table-cell>
        </table:table-row>
        <table:table-row table:style-name="ro1">
          <table:table-cell office:value-type="float" office:value="622592" calcext:value-type="float">
            <text:p>622592</text:p>
          </table:table-cell>
          <table:table-cell office:value-type="float" office:value="18.4632977737689" calcext:value-type="float">
            <text:p>18.4632977737689</text:p>
          </table:table-cell>
          <table:table-cell office:value-type="float" office:value="60.8733422715112" calcext:value-type="float">
            <text:p>60.8733422715112</text:p>
          </table:table-cell>
          <table:table-cell office:value-type="float" office:value="10.1982305135073" calcext:value-type="float">
            <text:p>10.1982305135073</text:p>
          </table:table-cell>
          <table:table-cell office:value-type="float" office:value="24.6397441853533" calcext:value-type="float">
            <text:p>24.6397441853533</text:p>
          </table:table-cell>
        </table:table-row>
        <table:table-row table:style-name="ro1">
          <table:table-cell office:value-type="float" office:value="688128" calcext:value-type="float">
            <text:p>688128</text:p>
          </table:table-cell>
          <table:table-cell office:value-type="float" office:value="17.6032124962344" calcext:value-type="float">
            <text:p>17.6032124962344</text:p>
          </table:table-cell>
          <table:table-cell office:value-type="float" office:value="55.937052607141" calcext:value-type="float">
            <text:p>55.937052607141</text:p>
          </table:table-cell>
          <table:table-cell office:value-type="float" office:value="10.3601445770485" calcext:value-type="float">
            <text:p>10.3601445770485</text:p>
          </table:table-cell>
          <table:table-cell office:value-type="float" office:value="17.1015800598173" calcext:value-type="float">
            <text:p>17.1015800598173</text:p>
          </table:table-cell>
        </table:table-row>
        <table:table-row table:style-name="ro1">
          <table:table-cell office:value-type="float" office:value="905588" calcext:value-type="float">
            <text:p>905588</text:p>
          </table:table-cell>
          <table:table-cell office:value-type="float" office:value="14.018550090975" calcext:value-type="float">
            <text:p>14.018550090975</text:p>
          </table:table-cell>
          <table:table-cell office:value-type="float" office:value="50.2385547472197" calcext:value-type="float">
            <text:p>50.2385547472197</text:p>
          </table:table-cell>
          <table:table-cell office:value-type="float" office:value="9.93365074715113" calcext:value-type="float">
            <text:p>9.93365074715113</text:p>
          </table:table-cell>
          <table:table-cell office:value-type="float" office:value="19.1294090576857" calcext:value-type="float">
            <text:p>19.1294090576857</text:p>
          </table:table-cell>
        </table:table-row>
        <table:table-row table:style-name="ro1">
          <table:table-cell office:value-type="float" office:value="1000913" calcext:value-type="float">
            <text:p>1000913</text:p>
          </table:table-cell>
          <table:table-cell office:value-type="float" office:value="16.8585211864275" calcext:value-type="float">
            <text:p>16.8585211864275</text:p>
          </table:table-cell>
          <table:table-cell office:value-type="float" office:value="47.3877206124458" calcext:value-type="float">
            <text:p>47.3877206124458</text:p>
          </table:table-cell>
          <table:table-cell office:value-type="float" office:value="8.06934478945158" calcext:value-type="float">
            <text:p>8.06934478945158</text:p>
          </table:table-cell>
          <table:table-cell office:value-type="float" office:value="19.6856080671908" calcext:value-type="float">
            <text:p>19.6856080671908</text:p>
          </table:table-cell>
        </table:table-row>
        <table:table-row table:style-name="ro1">
          <table:table-cell office:value-type="float" office:value="1245184" calcext:value-type="float">
            <text:p>1245184</text:p>
          </table:table-cell>
          <table:table-cell office:value-type="float" office:value="15.7404962852634" calcext:value-type="float">
            <text:p>15.7404962852634</text:p>
          </table:table-cell>
          <table:table-cell office:value-type="float" office:value="40.1845903457063" calcext:value-type="float">
            <text:p>40.1845903457063</text:p>
          </table:table-cell>
          <table:table-cell office:value-type="float" office:value="8.45946534225699" calcext:value-type="float">
            <text:p>8.45946534225699</text:p>
          </table:table-cell>
          <table:table-cell office:value-type="float" office:value="20.1372221185115" calcext:value-type="float">
            <text:p>20.1372221185115</text:p>
          </table:table-cell>
        </table:table-row>
        <table:table-row table:style-name="ro1">
          <table:table-cell office:value-type="float" office:value="1376256" calcext:value-type="float">
            <text:p>1376256</text:p>
          </table:table-cell>
          <table:table-cell office:value-type="float" office:value="14.9620314057329" calcext:value-type="float">
            <text:p>14.9620314057329</text:p>
          </table:table-cell>
          <table:table-cell office:value-type="float" office:value="48.4663363539571" calcext:value-type="float">
            <text:p>48.4663363539571</text:p>
          </table:table-cell>
          <table:table-cell office:value-type="float" office:value="8.55879718247876" calcext:value-type="float">
            <text:p>8.55879718247876</text:p>
          </table:table-cell>
          <table:table-cell office:value-type="float" office:value="14.6216677105598" calcext:value-type="float">
            <text:p>14.6216677105598</text:p>
          </table:table-cell>
        </table:table-row>
        <table:table-row table:style-name="ro1">
          <table:table-cell office:value-type="float" office:value="1811176" calcext:value-type="float">
            <text:p>1811176</text:p>
          </table:table-cell>
          <table:table-cell office:value-type="float" office:value="11.6082551028618" calcext:value-type="float">
            <text:p>11.6082551028618</text:p>
          </table:table-cell>
          <table:table-cell office:value-type="float" office:value="43.432349851907" calcext:value-type="float">
            <text:p>43.432349851907</text:p>
          </table:table-cell>
          <table:table-cell office:value-type="float" office:value="8.19296870081862" calcext:value-type="float">
            <text:p>8.19296870081862</text:p>
          </table:table-cell>
          <table:table-cell office:value-type="float" office:value="16.4058786864794" calcext:value-type="float">
            <text:p>16.4058786864794</text:p>
          </table:table-cell>
        </table:table-row>
        <table:table-row table:style-name="ro1">
          <table:table-cell office:value-type="float" office:value="2001827" calcext:value-type="float">
            <text:p>2001827</text:p>
          </table:table-cell>
          <table:table-cell office:value-type="float" office:value="15.4802710623707" calcext:value-type="float">
            <text:p>15.4802710623707</text:p>
          </table:table-cell>
          <table:table-cell office:value-type="float" office:value="41.0916033224648" calcext:value-type="float">
            <text:p>41.0916033224648</text:p>
          </table:table-cell>
          <table:table-cell office:value-type="float" office:value="6.90236758255518" calcext:value-type="float">
            <text:p>6.90236758255518</text:p>
          </table:table-cell>
          <table:table-cell office:value-type="float" office:value="16.8585572648361" calcext:value-type="float">
            <text:p>16.8585572648361</text:p>
          </table:table-cell>
        </table:table-row>
        <table:table-row table:style-name="ro1">
          <table:table-cell office:value-type="float" office:value="2490368" calcext:value-type="float">
            <text:p>2490368</text:p>
          </table:table-cell>
          <table:table-cell office:value-type="float" office:value="14.4673957339447" calcext:value-type="float">
            <text:p>14.4673957339447</text:p>
          </table:table-cell>
          <table:table-cell office:value-type="float" office:value="34.8115710463433" calcext:value-type="float">
            <text:p>34.8115710463433</text:p>
          </table:table-cell>
          <table:table-cell office:value-type="float" office:value="7.28233548543304" calcext:value-type="float">
            <text:p>7.28233548543304</text:p>
          </table:table-cell>
          <table:table-cell office:value-type="float" office:value="17.143700755788" calcext:value-type="float">
            <text:p>17.143700755788</text:p>
          </table:table-cell>
        </table:table-row>
        <table:table-row table:style-name="ro1">
          <table:table-cell office:value-type="float" office:value="2752512" calcext:value-type="float">
            <text:p>2752512</text:p>
          </table:table-cell>
          <table:table-cell office:value-type="float" office:value="13.7629526088676" calcext:value-type="float">
            <text:p>13.7629526088676</text:p>
          </table:table-cell>
          <table:table-cell office:value-type="float" office:value="44.8128777944181" calcext:value-type="float">
            <text:p>44.8128777944181</text:p>
          </table:table-cell>
          <table:table-cell office:value-type="float" office:value="7.39013169712502" calcext:value-type="float">
            <text:p>7.39013169712502</text:p>
          </table:table-cell>
          <table:table-cell office:value-type="float" office:value="12.974025293975" calcext:value-type="float">
            <text:p>12.974025293975</text:p>
          </table:table-cell>
        </table:table-row>
        <table:table-row table:style-name="ro1">
          <table:table-cell office:value-type="float" office:value="3622353" calcext:value-type="float">
            <text:p>3622353</text:p>
          </table:table-cell>
          <table:table-cell office:value-type="float" office:value="10.690280560964" calcext:value-type="float">
            <text:p>10.690280560964</text:p>
          </table:table-cell>
          <table:table-cell office:value-type="float" office:value="40.2189352095713" calcext:value-type="float">
            <text:p>40.2189352095713</text:p>
          </table:table-cell>
          <table:table-cell office:value-type="float" office:value="7.17668558359788" calcext:value-type="float">
            <text:p>7.17668558359788</text:p>
          </table:table-cell>
          <table:table-cell office:value-type="float" office:value="14.6804178300357" calcext:value-type="float">
            <text:p>14.6804178300357</text:p>
          </table:table-cell>
        </table:table-row>
        <table:table-row table:style-name="ro1">
          <table:table-cell office:value-type="float" office:value="4003654" calcext:value-type="float">
            <text:p>4003654</text:p>
          </table:table-cell>
          <table:table-cell office:value-type="float" office:value="14.8916926820842" calcext:value-type="float">
            <text:p>14.8916926820842</text:p>
          </table:table-cell>
          <table:table-cell office:value-type="float" office:value="37.8374919765228" calcext:value-type="float">
            <text:p>37.8374919765228</text:p>
          </table:table-cell>
          <table:table-cell office:value-type="float" office:value="6.19109079446376" calcext:value-type="float">
            <text:p>6.19109079446376</text:p>
          </table:table-cell>
          <table:table-cell office:value-type="float" office:value="15.1245975846372" calcext:value-type="float">
            <text:p>15.1245975846372</text:p>
          </table:table-cell>
        </table:table-row>
        <table:table-row table:style-name="ro1">
          <table:table-cell office:value-type="float" office:value="4980736" calcext:value-type="float">
            <text:p>4980736</text:p>
          </table:table-cell>
          <table:table-cell office:value-type="float" office:value="13.9038601945142" calcext:value-type="float">
            <text:p>13.9038601945142</text:p>
          </table:table-cell>
          <table:table-cell office:value-type="float" office:value="31.9457922096125" calcext:value-type="float">
            <text:p>31.9457922096125</text:p>
          </table:table-cell>
          <table:table-cell office:value-type="float" office:value="6.57822879860411" calcext:value-type="float">
            <text:p>6.57822879860411</text:p>
          </table:table-cell>
          <table:table-cell office:value-type="float" office:value="15.4505125633968" calcext:value-type="float">
            <text:p>15.4505125633968</text:p>
          </table:table-cell>
        </table:table-row>
        <table:table-row table:style-name="ro1">
          <table:table-cell office:value-type="float" office:value="5505024" calcext:value-type="float">
            <text:p>5505024</text:p>
          </table:table-cell>
          <table:table-cell office:value-type="float" office:value="13.2325983051073" calcext:value-type="float">
            <text:p>13.2325983051073</text:p>
          </table:table-cell>
          <table:table-cell office:value-type="float" office:value="42.6500140086285" calcext:value-type="float">
            <text:p>42.6500140086285</text:p>
          </table:table-cell>
          <table:table-cell office:value-type="float" office:value="6.66514497247558" calcext:value-type="float">
            <text:p>6.66514497247558</text:p>
          </table:table-cell>
          <table:table-cell office:value-type="float" office:value="11.8959108063752" calcext:value-type="float">
            <text:p>11.8959108063752</text:p>
          </table:table-cell>
        </table:table-row>
        <table:table-row table:style-name="ro1">
          <table:table-cell office:value-type="float" office:value="7244707" calcext:value-type="float">
            <text:p>7244707</text:p>
          </table:table-cell>
          <table:table-cell office:value-type="float" office:value="10.1524748651748" calcext:value-type="float">
            <text:p>10.1524748651748</text:p>
          </table:table-cell>
          <table:table-cell office:value-type="float" office:value="38.2845550593544" calcext:value-type="float">
            <text:p>38.2845550593544</text:p>
          </table:table-cell>
          <table:table-cell office:value-type="float" office:value="6.56203753169333" calcext:value-type="float">
            <text:p>6.56203753169333</text:p>
          </table:table-cell>
          <table:table-cell office:value-type="float" office:value="13.5164614859304" calcext:value-type="float">
            <text:p>13.5164614859304</text:p>
          </table:table-cell>
        </table:table-row>
        <table:table-row table:style-name="ro1">
          <table:table-cell office:value-type="float" office:value="8007308" calcext:value-type="float">
            <text:p>8007308</text:p>
          </table:table-cell>
          <table:table-cell office:value-type="float" office:value="14.5691788971559" calcext:value-type="float">
            <text:p>14.5691788971559</text:p>
          </table:table-cell>
          <table:table-cell office:value-type="float" office:value="36.2489953711632" calcext:value-type="float">
            <text:p>36.2489953711632</text:p>
          </table:table-cell>
          <table:table-cell office:value-type="float" office:value="5.75847825810059" calcext:value-type="float">
            <text:p>5.75847825810059</text:p>
          </table:table-cell>
          <table:table-cell office:value-type="float" office:value="14.031130068433" calcext:value-type="float">
            <text:p>14.031130068433</text:p>
          </table:table-cell>
        </table:table-row>
      </table:table>
      <table:table table:name="random 64x64" table:style-name="ta1">
        <table:shapes>
          <draw:frame draw:z-index="0" draw:style-name="gr1" draw:text-style-name="P1" svg:width="587.37pt" svg:height="330.38pt" svg:x="354.67pt" svg:y="17.63pt">
            <draw:object draw:notify-on-update-of-ranges="'random 64x64'.A2:'random 64x64'.A77 'random 64x64'.C1:'random 64x64'.C1 'random 64x64'.C2:'random 64x64'.C77 'random 64x64'.A2:'random 64x64'.A77 'random 64x64'.B1:'random 64x64'.B1 'random 64x64'.B2:'random 64x64'.B7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73.06pt" svg:height="153.58pt" svg:x="672.6pt" svg:y="24.01pt">
            <draw:object draw:notify-on-update-of-ranges="'random 64x64'.A54:'random 64x64'.A77 'random 64x64'.B54:'random 64x64'.B77 'random 64x64'.A54:'random 64x64'.A77 'random 64x64'.C54:'random 64x64'.C7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598.65pt" svg:height="336.73pt" svg:x="964.01pt" svg:y="18.45pt">
            <draw:object draw:notify-on-update-of-ranges="'random 64x64'.A2:'random 64x64'.A77 'random 64x64'.E1:'random 64x64'.E1 'random 64x64'.E2:'random 64x64'.E77 'random 64x64'.A2:'random 64x64'.A77 'random 64x64'.D1:'random 64x64'.D1 'random 64x64'.D2:'random 64x64'.D7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HashMap::get</text:p>
          </table:table-cell>
          <table:table-cell office:value-type="string" calcext:value-type="string">
            <text:p>ThinMap::get</text:p>
          </table:table-cell>
          <table:table-cell office:value-type="string" calcext:value-type="string">
            <text:p>HashMap::insert</text:p>
          </table:table-cell>
          <table:table-cell office:value-type="string" calcext:value-type="string">
            <text:p>ThinMap::inser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.493669945368" calcext:value-type="float">
            <text:p>63.493669945368</text:p>
          </table:table-cell>
          <table:table-cell office:value-type="float" office:value="277.662797762155" calcext:value-type="float">
            <text:p>277.662797762155</text:p>
          </table:table-cell>
          <table:table-cell office:value-type="float" office:value="39.0398411852938" calcext:value-type="float">
            <text:p>39.0398411852938</text:p>
          </table:table-cell>
          <table:table-cell office:value-type="float" office:value="42.8822478132589" calcext:value-type="float">
            <text:p>42.88224781325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.1205641262961" calcext:value-type="float">
            <text:p>63.1205641262961</text:p>
          </table:table-cell>
          <table:table-cell office:value-type="float" office:value="292.042405255125" calcext:value-type="float">
            <text:p>292.042405255125</text:p>
          </table:table-cell>
          <table:table-cell office:value-type="float" office:value="38.389130207446" calcext:value-type="float">
            <text:p>38.389130207446</text:p>
          </table:table-cell>
          <table:table-cell office:value-type="float" office:value="29.4805967317407" calcext:value-type="float">
            <text:p>29.48059673174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.1491037619068" calcext:value-type="float">
            <text:p>63.1491037619068</text:p>
          </table:table-cell>
          <table:table-cell office:value-type="float" office:value="240.206644487137" calcext:value-type="float">
            <text:p>240.206644487137</text:p>
          </table:table-cell>
          <table:table-cell office:value-type="float" office:value="35.4978743016126" calcext:value-type="float">
            <text:p>35.4978743016126</text:p>
          </table:table-cell>
          <table:table-cell office:value-type="float" office:value="33.8564454903887" calcext:value-type="float">
            <text:p>33.85644549038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5.1713290659359" calcext:value-type="float">
            <text:p>65.1713290659359</text:p>
          </table:table-cell>
          <table:table-cell office:value-type="float" office:value="311.587324627634" calcext:value-type="float">
            <text:p>311.587324627634</text:p>
          </table:table-cell>
          <table:table-cell office:value-type="float" office:value="25.8885843646771" calcext:value-type="float">
            <text:p>25.8885843646771</text:p>
          </table:table-cell>
          <table:table-cell office:value-type="float" office:value="35.6057728826434" calcext:value-type="float">
            <text:p>35.60577288264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4.360174953343" calcext:value-type="float">
            <text:p>64.360174953343</text:p>
          </table:table-cell>
          <table:table-cell office:value-type="float" office:value="257.25524178195" calcext:value-type="float">
            <text:p>257.25524178195</text:p>
          </table:table-cell>
          <table:table-cell office:value-type="float" office:value="27.4006993861183" calcext:value-type="float">
            <text:p>27.4006993861183</text:p>
          </table:table-cell>
          <table:table-cell office:value-type="float" office:value="38.4943767078482" calcext:value-type="float">
            <text:p>38.494376707848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2.8956211747569" calcext:value-type="float">
            <text:p>62.8956211747569</text:p>
          </table:table-cell>
          <table:table-cell office:value-type="float" office:value="308.01223534782" calcext:value-type="float">
            <text:p>308.01223534782</text:p>
          </table:table-cell>
          <table:table-cell office:value-type="float" office:value="27.8340147262372" calcext:value-type="float">
            <text:p>27.8340147262372</text:p>
          </table:table-cell>
          <table:table-cell office:value-type="float" office:value="28.5316206223221" calcext:value-type="float">
            <text:p>28.531620622322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8.7176645311065" calcext:value-type="float">
            <text:p>58.7176645311065</text:p>
          </table:table-cell>
          <table:table-cell office:value-type="float" office:value="269.169600060399" calcext:value-type="float">
            <text:p>269.169600060399</text:p>
          </table:table-cell>
          <table:table-cell office:value-type="float" office:value="26.7502729203585" calcext:value-type="float">
            <text:p>26.7502729203585</text:p>
          </table:table-cell>
          <table:table-cell office:value-type="float" office:value="33.7126199039675" calcext:value-type="float">
            <text:p>33.71261990396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9.2450954727733" calcext:value-type="float">
            <text:p>59.2450954727733</text:p>
          </table:table-cell>
          <table:table-cell office:value-type="float" office:value="310.342522877175" calcext:value-type="float">
            <text:p>310.342522877175</text:p>
          </table:table-cell>
          <table:table-cell office:value-type="float" office:value="21.4759434227201" calcext:value-type="float">
            <text:p>21.4759434227201</text:p>
          </table:table-cell>
          <table:table-cell office:value-type="float" office:value="35.2009334017996" calcext:value-type="float">
            <text:p>35.200933401799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0.3131367951094" calcext:value-type="float">
            <text:p>60.3131367951094</text:p>
          </table:table-cell>
          <table:table-cell office:value-type="float" office:value="263.816825727235" calcext:value-type="float">
            <text:p>263.816825727235</text:p>
          </table:table-cell>
          <table:table-cell office:value-type="float" office:value="23.2686053348089" calcext:value-type="float">
            <text:p>23.2686053348089</text:p>
          </table:table-cell>
          <table:table-cell office:value-type="float" office:value="37.8197742297283" calcext:value-type="float">
            <text:p>37.81977422972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9.6123948085289" calcext:value-type="float">
            <text:p>59.6123948085289</text:p>
          </table:table-cell>
          <table:table-cell office:value-type="float" office:value="294.308506845499" calcext:value-type="float">
            <text:p>294.308506845499</text:p>
          </table:table-cell>
          <table:table-cell office:value-type="float" office:value="23.8765057027031" calcext:value-type="float">
            <text:p>23.8765057027031</text:p>
          </table:table-cell>
          <table:table-cell office:value-type="float" office:value="28.738945306273" calcext:value-type="float">
            <text:p>28.73894530627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9.3188849318843" calcext:value-type="float">
            <text:p>59.3188849318843</text:p>
          </table:table-cell>
          <table:table-cell office:value-type="float" office:value="274.58085423985" calcext:value-type="float">
            <text:p>274.58085423985</text:p>
          </table:table-cell>
          <table:table-cell office:value-type="float" office:value="23.4218367481206" calcext:value-type="float">
            <text:p>23.4218367481206</text:p>
          </table:table-cell>
          <table:table-cell office:value-type="float" office:value="33.8578698603013" calcext:value-type="float">
            <text:p>33.857869860301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0.8143290382355" calcext:value-type="float">
            <text:p>60.8143290382355</text:p>
          </table:table-cell>
          <table:table-cell office:value-type="float" office:value="250.917632503121" calcext:value-type="float">
            <text:p>250.917632503121</text:p>
          </table:table-cell>
          <table:table-cell office:value-type="float" office:value="19.5643206829558" calcext:value-type="float">
            <text:p>19.5643206829558</text:p>
          </table:table-cell>
          <table:table-cell office:value-type="float" office:value="35.3948256348401" calcext:value-type="float">
            <text:p>35.394825634840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6.6311075991044" calcext:value-type="float">
            <text:p>56.6311075991044</text:p>
          </table:table-cell>
          <table:table-cell office:value-type="float" office:value="249.828783996165" calcext:value-type="float">
            <text:p>249.828783996165</text:p>
          </table:table-cell>
          <table:table-cell office:value-type="float" office:value="21.3972368411194" calcext:value-type="float">
            <text:p>21.3972368411194</text:p>
          </table:table-cell>
          <table:table-cell office:value-type="float" office:value="37.9990876871018" calcext:value-type="float">
            <text:p>37.999087687101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5.9402394515128" calcext:value-type="float">
            <text:p>55.9402394515128</text:p>
          </table:table-cell>
          <table:table-cell office:value-type="float" office:value="247.593269185561" calcext:value-type="float">
            <text:p>247.593269185561</text:p>
          </table:table-cell>
          <table:table-cell office:value-type="float" office:value="22.0681256793666" calcext:value-type="float">
            <text:p>22.0681256793666</text:p>
          </table:table-cell>
          <table:table-cell office:value-type="float" office:value="29.1098983090467" calcext:value-type="float">
            <text:p>29.109898309046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8.6441616084342" calcext:value-type="float">
            <text:p>38.6441616084342</text:p>
          </table:table-cell>
          <table:table-cell office:value-type="float" office:value="264.814505740929" calcext:value-type="float">
            <text:p>264.814505740929</text:p>
          </table:table-cell>
          <table:table-cell office:value-type="float" office:value="21.7083585492003" calcext:value-type="float">
            <text:p>21.7083585492003</text:p>
          </table:table-cell>
          <table:table-cell office:value-type="float" office:value="34.2105403442644" calcext:value-type="float">
            <text:p>34.210540344264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6.402952044573" calcext:value-type="float">
            <text:p>56.402952044573</text:p>
          </table:table-cell>
          <table:table-cell office:value-type="float" office:value="240.800272318955" calcext:value-type="float">
            <text:p>240.800272318955</text:p>
          </table:table-cell>
          <table:table-cell office:value-type="float" office:value="18.3646902254207" calcext:value-type="float">
            <text:p>18.3646902254207</text:p>
          </table:table-cell>
          <table:table-cell office:value-type="float" office:value="35.8293939703654" calcext:value-type="float">
            <text:p>35.829393970365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4.8397096020904" calcext:value-type="float">
            <text:p>54.8397096020904</text:p>
          </table:table-cell>
          <table:table-cell office:value-type="float" office:value="259.360037547284" calcext:value-type="float">
            <text:p>259.360037547284</text:p>
          </table:table-cell>
          <table:table-cell office:value-type="float" office:value="20.2183192547923" calcext:value-type="float">
            <text:p>20.2183192547923</text:p>
          </table:table-cell>
          <table:table-cell office:value-type="float" office:value="38.3557807989919" calcext:value-type="float">
            <text:p>38.355780798991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4.2909744163478" calcext:value-type="float">
            <text:p>54.2909744163478</text:p>
          </table:table-cell>
          <table:table-cell office:value-type="float" office:value="244.908339188032" calcext:value-type="float">
            <text:p>244.908339188032</text:p>
          </table:table-cell>
          <table:table-cell office:value-type="float" office:value="20.9180925936878" calcext:value-type="float">
            <text:p>20.9180925936878</text:p>
          </table:table-cell>
          <table:table-cell office:value-type="float" office:value="28.8317751508778" calcext:value-type="float">
            <text:p>28.831775150877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1.3147667529072" calcext:value-type="float">
            <text:p>51.3147667529072</text:p>
          </table:table-cell>
          <table:table-cell office:value-type="float" office:value="249.111193732041" calcext:value-type="float">
            <text:p>249.111193732041</text:p>
          </table:table-cell>
          <table:table-cell office:value-type="float" office:value="20.6001462672527" calcext:value-type="float">
            <text:p>20.6001462672527</text:p>
          </table:table-cell>
          <table:table-cell office:value-type="float" office:value="33.8654759095409" calcext:value-type="float">
            <text:p>33.865475909540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5.5761188253236" calcext:value-type="float">
            <text:p>55.5761188253236</text:p>
          </table:table-cell>
          <table:table-cell office:value-type="float" office:value="251.31840222731" calcext:value-type="float">
            <text:p>251.31840222731</text:p>
          </table:table-cell>
          <table:table-cell office:value-type="float" office:value="17.4504591266741" calcext:value-type="float">
            <text:p>17.4504591266741</text:p>
          </table:table-cell>
          <table:table-cell office:value-type="float" office:value="35.5233638869303" calcext:value-type="float">
            <text:p>35.523363886930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2.7131661129879" calcext:value-type="float">
            <text:p>52.7131661129879</text:p>
          </table:table-cell>
          <table:table-cell office:value-type="float" office:value="215.512116722733" calcext:value-type="float">
            <text:p>215.512116722733</text:p>
          </table:table-cell>
          <table:table-cell office:value-type="float" office:value="19.2992374847408" calcext:value-type="float">
            <text:p>19.2992374847408</text:p>
          </table:table-cell>
          <table:table-cell office:value-type="float" office:value="37.9584324051694" calcext:value-type="float">
            <text:p>37.958432405169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51.6668858811502" calcext:value-type="float">
            <text:p>51.6668858811502</text:p>
          </table:table-cell>
          <table:table-cell office:value-type="float" office:value="237.902518541882" calcext:value-type="float">
            <text:p>237.902518541882</text:p>
          </table:table-cell>
          <table:table-cell office:value-type="float" office:value="20.0243172974734" calcext:value-type="float">
            <text:p>20.0243172974734</text:p>
          </table:table-cell>
          <table:table-cell office:value-type="float" office:value="28.4590709893047" calcext:value-type="float">
            <text:p>28.4590709893047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4.7499404848229" calcext:value-type="float">
            <text:p>44.7499404848229</text:p>
          </table:table-cell>
          <table:table-cell office:value-type="float" office:value="219.325859710281" calcext:value-type="float">
            <text:p>219.325859710281</text:p>
          </table:table-cell>
          <table:table-cell office:value-type="float" office:value="19.8143815370066" calcext:value-type="float">
            <text:p>19.8143815370066</text:p>
          </table:table-cell>
          <table:table-cell office:value-type="float" office:value="33.4465893732774" calcext:value-type="float">
            <text:p>33.4465893732774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53.7501851345398" calcext:value-type="float">
            <text:p>53.7501851345398</text:p>
          </table:table-cell>
          <table:table-cell office:value-type="float" office:value="213.693068047031" calcext:value-type="float">
            <text:p>213.693068047031</text:p>
          </table:table-cell>
          <table:table-cell office:value-type="float" office:value="14.0103515035148" calcext:value-type="float">
            <text:p>14.0103515035148</text:p>
          </table:table-cell>
          <table:table-cell office:value-type="float" office:value="35.1079182190332" calcext:value-type="float">
            <text:p>35.1079182190332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50.1154454896305" calcext:value-type="float">
            <text:p>50.1154454896305</text:p>
          </table:table-cell>
          <table:table-cell office:value-type="float" office:value="162.294279594868" calcext:value-type="float">
            <text:p>162.294279594868</text:p>
          </table:table-cell>
          <table:table-cell office:value-type="float" office:value="15.8107102098307" calcext:value-type="float">
            <text:p>15.8107102098307</text:p>
          </table:table-cell>
          <table:table-cell office:value-type="float" office:value="37.5974870643939" calcext:value-type="float">
            <text:p>37.5974870643939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48.2892629047493" calcext:value-type="float">
            <text:p>48.2892629047493</text:p>
          </table:table-cell>
          <table:table-cell office:value-type="float" office:value="203.22101588176" calcext:value-type="float">
            <text:p>203.22101588176</text:p>
          </table:table-cell>
          <table:table-cell office:value-type="float" office:value="16.5661421560503" calcext:value-type="float">
            <text:p>16.5661421560503</text:p>
          </table:table-cell>
          <table:table-cell office:value-type="float" office:value="25.6672696358373" calcext:value-type="float">
            <text:p>25.6672696358373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41.7159367247029" calcext:value-type="float">
            <text:p>41.7159367247029</text:p>
          </table:table-cell>
          <table:table-cell office:value-type="float" office:value="189.99688564239" calcext:value-type="float">
            <text:p>189.99688564239</text:p>
          </table:table-cell>
          <table:table-cell office:value-type="float" office:value="16.7582925151428" calcext:value-type="float">
            <text:p>16.7582925151428</text:p>
          </table:table-cell>
          <table:table-cell office:value-type="float" office:value="30.4274849375631" calcext:value-type="float">
            <text:p>30.4274849375631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53.0566607141888" calcext:value-type="float">
            <text:p>53.0566607141888</text:p>
          </table:table-cell>
          <table:table-cell office:value-type="float" office:value="166.398052892167" calcext:value-type="float">
            <text:p>166.398052892167</text:p>
          </table:table-cell>
          <table:table-cell office:value-type="float" office:value="13.6275992459976" calcext:value-type="float">
            <text:p>13.6275992459976</text:p>
          </table:table-cell>
          <table:table-cell office:value-type="float" office:value="31.9810240471127" calcext:value-type="float">
            <text:p>31.9810240471127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47.0473469384597" calcext:value-type="float">
            <text:p>47.0473469384597</text:p>
          </table:table-cell>
          <table:table-cell office:value-type="float" office:value="124.903806408378" calcext:value-type="float">
            <text:p>124.903806408378</text:p>
          </table:table-cell>
          <table:table-cell office:value-type="float" office:value="15.4167987321712" calcext:value-type="float">
            <text:p>15.4167987321712</text:p>
          </table:table-cell>
          <table:table-cell office:value-type="float" office:value="34.6055977471357" calcext:value-type="float">
            <text:p>34.6055977471357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45.0805803763501" calcext:value-type="float">
            <text:p>45.0805803763501</text:p>
          </table:table-cell>
          <table:table-cell office:value-type="float" office:value="187.171620406906" calcext:value-type="float">
            <text:p>187.171620406906</text:p>
          </table:table-cell>
          <table:table-cell office:value-type="float" office:value="16.1395613326672" calcext:value-type="float">
            <text:p>16.1395613326672</text:p>
          </table:table-cell>
          <table:table-cell office:value-type="float" office:value="25.4705537078879" calcext:value-type="float">
            <text:p>25.4705537078879</text:p>
          </table:table-cell>
        </table:table-row>
        <table:table-row table:style-name="ro1">
          <table:table-cell office:value-type="float" office:value="3537" calcext:value-type="float">
            <text:p>3537</text:p>
          </table:table-cell>
          <table:table-cell office:value-type="float" office:value="39.5315327711352" calcext:value-type="float">
            <text:p>39.5315327711352</text:p>
          </table:table-cell>
          <table:table-cell office:value-type="float" office:value="157.160744738425" calcext:value-type="float">
            <text:p>157.160744738425</text:p>
          </table:table-cell>
          <table:table-cell office:value-type="float" office:value="16.5254695163387" calcext:value-type="float">
            <text:p>16.5254695163387</text:p>
          </table:table-cell>
          <table:table-cell office:value-type="float" office:value="30.1844094767536" calcext:value-type="float">
            <text:p>30.1844094767536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52.4868849906302" calcext:value-type="float">
            <text:p>52.4868849906302</text:p>
          </table:table-cell>
          <table:table-cell office:value-type="float" office:value="138.920201471437" calcext:value-type="float">
            <text:p>138.920201471437</text:p>
          </table:table-cell>
          <table:table-cell office:value-type="float" office:value="14.3735712300289" calcext:value-type="float">
            <text:p>14.3735712300289</text:p>
          </table:table-cell>
          <table:table-cell office:value-type="float" office:value="31.6698591329121" calcext:value-type="float">
            <text:p>31.6698591329121</text:p>
          </table:table-cell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float" office:value="46.7274648881831" calcext:value-type="float">
            <text:p>46.7274648881831</text:p>
          </table:table-cell>
          <table:table-cell office:value-type="float" office:value="109.359770938046" calcext:value-type="float">
            <text:p>109.359770938046</text:p>
          </table:table-cell>
          <table:table-cell office:value-type="float" office:value="16.1626971744591" calcext:value-type="float">
            <text:p>16.1626971744591</text:p>
          </table:table-cell>
          <table:table-cell office:value-type="float" office:value="34.5112304417271" calcext:value-type="float">
            <text:p>34.5112304417271</text:p>
          </table:table-cell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float" office:value="43.4838818046188" calcext:value-type="float">
            <text:p>43.4838818046188</text:p>
          </table:table-cell>
          <table:table-cell office:value-type="float" office:value="173.42536878295" calcext:value-type="float">
            <text:p>173.42536878295</text:p>
          </table:table-cell>
          <table:table-cell office:value-type="float" office:value="16.9251672313603" calcext:value-type="float">
            <text:p>16.9251672313603</text:p>
          </table:table-cell>
          <table:table-cell office:value-type="float" office:value="25.9671793943838" calcext:value-type="float">
            <text:p>25.9671793943838</text:p>
          </table:table-cell>
        </table:table-row>
        <table:table-row table:style-name="ro1">
          <table:table-cell office:value-type="float" office:value="7075" calcext:value-type="float">
            <text:p>7075</text:p>
          </table:table-cell>
          <table:table-cell office:value-type="float" office:value="38.2615208751748" calcext:value-type="float">
            <text:p>38.2615208751748</text:p>
          </table:table-cell>
          <table:table-cell office:value-type="float" office:value="132.101472602545" calcext:value-type="float">
            <text:p>132.101472602545</text:p>
          </table:table-cell>
          <table:table-cell office:value-type="float" office:value="17.2632760311521" calcext:value-type="float">
            <text:p>17.2632760311521</text:p>
          </table:table-cell>
          <table:table-cell office:value-type="float" office:value="30.712274068086" calcext:value-type="float">
            <text:p>30.712274068086</text:p>
          </table:table-cell>
        </table:table-row>
        <table:table-row table:style-name="ro1">
          <table:table-cell office:value-type="float" office:value="7820" calcext:value-type="float">
            <text:p>7820</text:p>
          </table:table-cell>
          <table:table-cell office:value-type="float" office:value="49.8645940339755" calcext:value-type="float">
            <text:p>49.8645940339755</text:p>
          </table:table-cell>
          <table:table-cell office:value-type="float" office:value="125.485715569456" calcext:value-type="float">
            <text:p>125.485715569456</text:p>
          </table:table-cell>
          <table:table-cell office:value-type="float" office:value="14.3095916522655" calcext:value-type="float">
            <text:p>14.3095916522655</text:p>
          </table:table-cell>
          <table:table-cell office:value-type="float" office:value="31.9071672800568" calcext:value-type="float">
            <text:p>31.9071672800568</text:p>
          </table:table-cell>
        </table:table-row>
        <table:table-row table:style-name="ro1">
          <table:table-cell office:value-type="float" office:value="9728" calcext:value-type="float">
            <text:p>9728</text:p>
          </table:table-cell>
          <table:table-cell office:value-type="float" office:value="43.0652087299128" calcext:value-type="float">
            <text:p>43.0652087299128</text:p>
          </table:table-cell>
          <table:table-cell office:value-type="float" office:value="92.7288924524052" calcext:value-type="float">
            <text:p>92.7288924524052</text:p>
          </table:table-cell>
          <table:table-cell office:value-type="float" office:value="16.0363765948853" calcext:value-type="float">
            <text:p>16.0363765948853</text:p>
          </table:table-cell>
          <table:table-cell office:value-type="float" office:value="34.28711203335" calcext:value-type="float">
            <text:p>34.28711203335</text:p>
          </table:table-cell>
        </table:table-row>
        <table:table-row table:style-name="ro1">
          <table:table-cell office:value-type="float" office:value="10752" calcext:value-type="float">
            <text:p>10752</text:p>
          </table:table-cell>
          <table:table-cell office:value-type="float" office:value="41.0193491382961" calcext:value-type="float">
            <text:p>41.0193491382961</text:p>
          </table:table-cell>
          <table:table-cell office:value-type="float" office:value="140.920016881044" calcext:value-type="float">
            <text:p>140.920016881044</text:p>
          </table:table-cell>
          <table:table-cell office:value-type="float" office:value="16.7933239977217" calcext:value-type="float">
            <text:p>16.7933239977217</text:p>
          </table:table-cell>
          <table:table-cell office:value-type="float" office:value="25.1328014176471" calcext:value-type="float">
            <text:p>25.1328014176471</text:p>
          </table:table-cell>
        </table:table-row>
        <table:table-row table:style-name="ro1">
          <table:table-cell office:value-type="float" office:value="14150" calcext:value-type="float">
            <text:p>14150</text:p>
          </table:table-cell>
          <table:table-cell office:value-type="float" office:value="36.2210466807378" calcext:value-type="float">
            <text:p>36.2210466807378</text:p>
          </table:table-cell>
          <table:table-cell office:value-type="float" office:value="116.201818332623" calcext:value-type="float">
            <text:p>116.201818332623</text:p>
          </table:table-cell>
          <table:table-cell office:value-type="float" office:value="16.9825383800117" calcext:value-type="float">
            <text:p>16.9825383800117</text:p>
          </table:table-cell>
          <table:table-cell office:value-type="float" office:value="29.4722686975282" calcext:value-type="float">
            <text:p>29.4722686975282</text:p>
          </table:table-cell>
        </table:table-row>
        <table:table-row table:style-name="ro1">
          <table:table-cell office:value-type="float" office:value="15639" calcext:value-type="float">
            <text:p>15639</text:p>
          </table:table-cell>
          <table:table-cell office:value-type="float" office:value="46.550454736834" calcext:value-type="float">
            <text:p>46.550454736834</text:p>
          </table:table-cell>
          <table:table-cell office:value-type="float" office:value="107.462231206993" calcext:value-type="float">
            <text:p>107.462231206993</text:p>
          </table:table-cell>
          <table:table-cell office:value-type="float" office:value="14.1879353015998" calcext:value-type="float">
            <text:p>14.1879353015998</text:p>
          </table:table-cell>
          <table:table-cell office:value-type="float" office:value="30.7749310499196" calcext:value-type="float">
            <text:p>30.7749310499196</text:p>
          </table:table-cell>
        </table:table-row>
        <table:table-row table:style-name="ro1">
          <table:table-cell office:value-type="float" office:value="19456" calcext:value-type="float">
            <text:p>19456</text:p>
          </table:table-cell>
          <table:table-cell office:value-type="float" office:value="40.7038144762982" calcext:value-type="float">
            <text:p>40.7038144762982</text:p>
          </table:table-cell>
          <table:table-cell office:value-type="float" office:value="83.7939983812001" calcext:value-type="float">
            <text:p>83.7939983812001</text:p>
          </table:table-cell>
          <table:table-cell office:value-type="float" office:value="15.7698185219603" calcext:value-type="float">
            <text:p>15.7698185219603</text:p>
          </table:table-cell>
          <table:table-cell office:value-type="float" office:value="34.4975915872403" calcext:value-type="float">
            <text:p>34.4975915872403</text:p>
          </table:table-cell>
        </table:table-row>
        <table:table-row table:style-name="ro1">
          <table:table-cell office:value-type="float" office:value="21504" calcext:value-type="float">
            <text:p>21504</text:p>
          </table:table-cell>
          <table:table-cell office:value-type="float" office:value="37.9468267971936" calcext:value-type="float">
            <text:p>37.9468267971936</text:p>
          </table:table-cell>
          <table:table-cell office:value-type="float" office:value="134.276926804276" calcext:value-type="float">
            <text:p>134.276926804276</text:p>
          </table:table-cell>
          <table:table-cell office:value-type="float" office:value="16.4614818433966" calcext:value-type="float">
            <text:p>16.4614818433966</text:p>
          </table:table-cell>
          <table:table-cell office:value-type="float" office:value="19.3086109365179" calcext:value-type="float">
            <text:p>19.3086109365179</text:p>
          </table:table-cell>
        </table:table-row>
        <table:table-row table:style-name="ro1">
          <table:table-cell office:value-type="float" office:value="28299" calcext:value-type="float">
            <text:p>28299</text:p>
          </table:table-cell>
          <table:table-cell office:value-type="float" office:value="33.2597440390086" calcext:value-type="float">
            <text:p>33.2597440390086</text:p>
          </table:table-cell>
          <table:table-cell office:value-type="float" office:value="110.595393558626" calcext:value-type="float">
            <text:p>110.595393558626</text:p>
          </table:table-cell>
          <table:table-cell office:value-type="float" office:value="16.5614152996103" calcext:value-type="float">
            <text:p>16.5614152996103</text:p>
          </table:table-cell>
          <table:table-cell office:value-type="float" office:value="23.0672638283148" calcext:value-type="float">
            <text:p>23.0672638283148</text:p>
          </table:table-cell>
        </table:table-row>
        <table:table-row table:style-name="ro1">
          <table:table-cell office:value-type="float" office:value="31278" calcext:value-type="float">
            <text:p>31278</text:p>
          </table:table-cell>
          <table:table-cell office:value-type="float" office:value="45.2532353864154" calcext:value-type="float">
            <text:p>45.2532353864154</text:p>
          </table:table-cell>
          <table:table-cell office:value-type="float" office:value="101.273642820509" calcext:value-type="float">
            <text:p>101.273642820509</text:p>
          </table:table-cell>
          <table:table-cell office:value-type="float" office:value="11.9316103349993" calcext:value-type="float">
            <text:p>11.9316103349993</text:p>
          </table:table-cell>
          <table:table-cell office:value-type="float" office:value="24.263955342779" calcext:value-type="float">
            <text:p>24.263955342779</text:p>
          </table:table-cell>
        </table:table-row>
        <table:table-row table:style-name="ro1">
          <table:table-cell office:value-type="float" office:value="38912" calcext:value-type="float">
            <text:p>38912</text:p>
          </table:table-cell>
          <table:table-cell office:value-type="float" office:value="38.7603578519757" calcext:value-type="float">
            <text:p>38.7603578519757</text:p>
          </table:table-cell>
          <table:table-cell office:value-type="float" office:value="78.6553874452968" calcext:value-type="float">
            <text:p>78.6553874452968</text:p>
          </table:table-cell>
          <table:table-cell office:value-type="float" office:value="13.4543297518712" calcext:value-type="float">
            <text:p>13.4543297518712</text:p>
          </table:table-cell>
          <table:table-cell office:value-type="float" office:value="26.2884211098075" calcext:value-type="float">
            <text:p>26.2884211098075</text:p>
          </table:table-cell>
        </table:table-row>
        <table:table-row table:style-name="ro1">
          <table:table-cell office:value-type="float" office:value="43008" calcext:value-type="float">
            <text:p>43008</text:p>
          </table:table-cell>
          <table:table-cell office:value-type="float" office:value="36.1541281553215" calcext:value-type="float">
            <text:p>36.1541281553215</text:p>
          </table:table-cell>
          <table:table-cell office:value-type="float" office:value="130.913666777415" calcext:value-type="float">
            <text:p>130.913666777415</text:p>
          </table:table-cell>
          <table:table-cell office:value-type="float" office:value="14.0371494393647" calcext:value-type="float">
            <text:p>14.0371494393647</text:p>
          </table:table-cell>
          <table:table-cell office:value-type="float" office:value="17.2100523544454" calcext:value-type="float">
            <text:p>17.2100523544454</text:p>
          </table:table-cell>
        </table:table-row>
        <table:table-row table:style-name="ro1">
          <table:table-cell office:value-type="float" office:value="56600" calcext:value-type="float">
            <text:p>56600</text:p>
          </table:table-cell>
          <table:table-cell office:value-type="float" office:value="30.9138967141586" calcext:value-type="float">
            <text:p>30.9138967141586</text:p>
          </table:table-cell>
          <table:table-cell office:value-type="float" office:value="106.28024222131" calcext:value-type="float">
            <text:p>106.28024222131</text:p>
          </table:table-cell>
          <table:table-cell office:value-type="float" office:value="14.6110647502371" calcext:value-type="float">
            <text:p>14.6110647502371</text:p>
          </table:table-cell>
          <table:table-cell office:value-type="float" office:value="20.699399805177" calcext:value-type="float">
            <text:p>20.699399805177</text:p>
          </table:table-cell>
        </table:table-row>
        <table:table-row table:style-name="ro1">
          <table:table-cell office:value-type="float" office:value="62557" calcext:value-type="float">
            <text:p>62557</text:p>
          </table:table-cell>
          <table:table-cell office:value-type="float" office:value="44.0792418739621" calcext:value-type="float">
            <text:p>44.0792418739621</text:p>
          </table:table-cell>
          <table:table-cell office:value-type="float" office:value="97.8084371483815" calcext:value-type="float">
            <text:p>97.8084371483815</text:p>
          </table:table-cell>
          <table:table-cell office:value-type="float" office:value="10.999189904925" calcext:value-type="float">
            <text:p>10.999189904925</text:p>
          </table:table-cell>
          <table:table-cell office:value-type="float" office:value="21.8586204263858" calcext:value-type="float">
            <text:p>21.8586204263858</text:p>
          </table:table-cell>
        </table:table-row>
        <table:table-row table:style-name="ro1">
          <table:table-cell office:value-type="float" office:value="77824" calcext:value-type="float">
            <text:p>77824</text:p>
          </table:table-cell>
          <table:table-cell office:value-type="float" office:value="37.7237216305001" calcext:value-type="float">
            <text:p>37.7237216305001</text:p>
          </table:table-cell>
          <table:table-cell office:value-type="float" office:value="76.3452010894181" calcext:value-type="float">
            <text:p>76.3452010894181</text:p>
          </table:table-cell>
          <table:table-cell office:value-type="float" office:value="12.4659942888274" calcext:value-type="float">
            <text:p>12.4659942888274</text:p>
          </table:table-cell>
          <table:table-cell office:value-type="float" office:value="23.7995281195535" calcext:value-type="float">
            <text:p>23.7995281195535</text:p>
          </table:table-cell>
        </table:table-row>
        <table:table-row table:style-name="ro1">
          <table:table-cell office:value-type="float" office:value="86016" calcext:value-type="float">
            <text:p>86016</text:p>
          </table:table-cell>
          <table:table-cell office:value-type="float" office:value="35.2337634616583" calcext:value-type="float">
            <text:p>35.2337634616583</text:p>
          </table:table-cell>
          <table:table-cell office:value-type="float" office:value="129.249410972736" calcext:value-type="float">
            <text:p>129.249410972736</text:p>
          </table:table-cell>
          <table:table-cell office:value-type="float" office:value="13.0079321830875" calcext:value-type="float">
            <text:p>13.0079321830875</text:p>
          </table:table-cell>
          <table:table-cell office:value-type="float" office:value="15.722589588153" calcext:value-type="float">
            <text:p>15.722589588153</text:p>
          </table:table-cell>
        </table:table-row>
        <table:table-row table:style-name="ro1">
          <table:table-cell office:value-type="float" office:value="113199" calcext:value-type="float">
            <text:p>113199</text:p>
          </table:table-cell>
          <table:table-cell office:value-type="float" office:value="29.7718316113473" calcext:value-type="float">
            <text:p>29.7718316113473</text:p>
          </table:table-cell>
          <table:table-cell office:value-type="float" office:value="105.124239003369" calcext:value-type="float">
            <text:p>105.124239003369</text:p>
          </table:table-cell>
          <table:table-cell office:value-type="float" office:value="13.5070212401635" calcext:value-type="float">
            <text:p>13.5070212401635</text:p>
          </table:table-cell>
          <table:table-cell office:value-type="float" office:value="18.5156030909881" calcext:value-type="float">
            <text:p>18.5156030909881</text:p>
          </table:table-cell>
        </table:table-row>
        <table:table-row table:style-name="ro1">
          <table:table-cell office:value-type="float" office:value="125114" calcext:value-type="float">
            <text:p>125114</text:p>
          </table:table-cell>
          <table:table-cell office:value-type="float" office:value="41.1680432809023" calcext:value-type="float">
            <text:p>41.1680432809023</text:p>
          </table:table-cell>
          <table:table-cell office:value-type="float" office:value="95.8517903356046" calcext:value-type="float">
            <text:p>95.8517903356046</text:p>
          </table:table-cell>
          <table:table-cell office:value-type="float" office:value="9.91528688090826" calcext:value-type="float">
            <text:p>9.91528688090826</text:p>
          </table:table-cell>
          <table:table-cell office:value-type="float" office:value="19.5307890055367" calcext:value-type="float">
            <text:p>19.5307890055367</text:p>
          </table:table-cell>
        </table:table-row>
        <table:table-row table:style-name="ro1">
          <table:table-cell office:value-type="float" office:value="155648" calcext:value-type="float">
            <text:p>155648</text:p>
          </table:table-cell>
          <table:table-cell office:value-type="float" office:value="35.0694239316283" calcext:value-type="float">
            <text:p>35.0694239316283</text:p>
          </table:table-cell>
          <table:table-cell office:value-type="float" office:value="76.1521294958038" calcext:value-type="float">
            <text:p>76.1521294958038</text:p>
          </table:table-cell>
          <table:table-cell office:value-type="float" office:value="11.1720830683653" calcext:value-type="float">
            <text:p>11.1720830683653</text:p>
          </table:table-cell>
          <table:table-cell office:value-type="float" office:value="21.524251318424" calcext:value-type="float">
            <text:p>21.524251318424</text:p>
          </table:table-cell>
        </table:table-row>
        <table:table-row table:style-name="ro1">
          <table:table-cell office:value-type="float" office:value="172032" calcext:value-type="float">
            <text:p>172032</text:p>
          </table:table-cell>
          <table:table-cell office:value-type="float" office:value="32.4148510032697" calcext:value-type="float">
            <text:p>32.4148510032697</text:p>
          </table:table-cell>
          <table:table-cell office:value-type="float" office:value="86.0590790234822" calcext:value-type="float">
            <text:p>86.0590790234822</text:p>
          </table:table-cell>
          <table:table-cell office:value-type="float" office:value="11.6803324560252" calcext:value-type="float">
            <text:p>11.6803324560252</text:p>
          </table:table-cell>
          <table:table-cell office:value-type="float" office:value="13.4415051335397" calcext:value-type="float">
            <text:p>13.4415051335397</text:p>
          </table:table-cell>
        </table:table-row>
        <table:table-row table:style-name="ro1">
          <table:table-cell office:value-type="float" office:value="226397" calcext:value-type="float">
            <text:p>226397</text:p>
          </table:table-cell>
          <table:table-cell office:value-type="float" office:value="27.4261846681817" calcext:value-type="float">
            <text:p>27.4261846681817</text:p>
          </table:table-cell>
          <table:table-cell office:value-type="float" office:value="71.5083877228579" calcext:value-type="float">
            <text:p>71.5083877228579</text:p>
          </table:table-cell>
          <table:table-cell office:value-type="float" office:value="12.3102161864099" calcext:value-type="float">
            <text:p>12.3102161864099</text:p>
          </table:table-cell>
          <table:table-cell office:value-type="float" office:value="15.6607267224112" calcext:value-type="float">
            <text:p>15.6607267224112</text:p>
          </table:table-cell>
        </table:table-row>
        <table:table-row table:style-name="ro1">
          <table:table-cell office:value-type="float" office:value="250228" calcext:value-type="float">
            <text:p>250228</text:p>
          </table:table-cell>
          <table:table-cell office:value-type="float" office:value="19.2929176669796" calcext:value-type="float">
            <text:p>19.2929176669796</text:p>
          </table:table-cell>
          <table:table-cell office:value-type="float" office:value="67.0773330924324" calcext:value-type="float">
            <text:p>67.0773330924324</text:p>
          </table:table-cell>
          <table:table-cell office:value-type="float" office:value="9.43045857445851" calcext:value-type="float">
            <text:p>9.43045857445851</text:p>
          </table:table-cell>
          <table:table-cell office:value-type="float" office:value="16.4397711984456" calcext:value-type="float">
            <text:p>16.4397711984456</text:p>
          </table:table-cell>
        </table:table-row>
        <table:table-row table:style-name="ro1">
          <table:table-cell office:value-type="float" office:value="311296" calcext:value-type="float">
            <text:p>311296</text:p>
          </table:table-cell>
          <table:table-cell office:value-type="float" office:value="18.3117661721297" calcext:value-type="float">
            <text:p>18.3117661721297</text:p>
          </table:table-cell>
          <table:table-cell office:value-type="float" office:value="55.4890320321104" calcext:value-type="float">
            <text:p>55.4890320321104</text:p>
          </table:table-cell>
          <table:table-cell office:value-type="float" office:value="10.271271019768" calcext:value-type="float">
            <text:p>10.271271019768</text:p>
          </table:table-cell>
          <table:table-cell office:value-type="float" office:value="17.896448347562" calcext:value-type="float">
            <text:p>17.896448347562</text:p>
          </table:table-cell>
        </table:table-row>
        <table:table-row table:style-name="ro1">
          <table:table-cell office:value-type="float" office:value="344064" calcext:value-type="float">
            <text:p>344064</text:p>
          </table:table-cell>
          <table:table-cell office:value-type="float" office:value="17.7470627304642" calcext:value-type="float">
            <text:p>17.7470627304642</text:p>
          </table:table-cell>
          <table:table-cell office:value-type="float" office:value="50.8826324521741" calcext:value-type="float">
            <text:p>50.8826324521741</text:p>
          </table:table-cell>
          <table:table-cell office:value-type="float" office:value="10.6296030769275" calcext:value-type="float">
            <text:p>10.6296030769275</text:p>
          </table:table-cell>
          <table:table-cell office:value-type="float" office:value="11.9924667717186" calcext:value-type="float">
            <text:p>11.9924667717186</text:p>
          </table:table-cell>
        </table:table-row>
        <table:table-row table:style-name="ro1">
          <table:table-cell office:value-type="float" office:value="452794" calcext:value-type="float">
            <text:p>452794</text:p>
          </table:table-cell>
          <table:table-cell office:value-type="float" office:value="15.4785144450689" calcext:value-type="float">
            <text:p>15.4785144450689</text:p>
          </table:table-cell>
          <table:table-cell office:value-type="float" office:value="44.9415135223938" calcext:value-type="float">
            <text:p>44.9415135223938</text:p>
          </table:table-cell>
          <table:table-cell office:value-type="float" office:value="10.675552389942" calcext:value-type="float">
            <text:p>10.675552389942</text:p>
          </table:table-cell>
          <table:table-cell office:value-type="float" office:value="13.6338139277283" calcext:value-type="float">
            <text:p>13.6338139277283</text:p>
          </table:table-cell>
        </table:table-row>
        <table:table-row table:style-name="ro1">
          <table:table-cell office:value-type="float" office:value="500457" calcext:value-type="float">
            <text:p>500457</text:p>
          </table:table-cell>
          <table:table-cell office:value-type="float" office:value="14.086315936839" calcext:value-type="float">
            <text:p>14.086315936839</text:p>
          </table:table-cell>
          <table:table-cell office:value-type="float" office:value="42.2615294502541" calcext:value-type="float">
            <text:p>42.2615294502541</text:p>
          </table:table-cell>
          <table:table-cell office:value-type="float" office:value="8.38039378994127" calcext:value-type="float">
            <text:p>8.38039378994127</text:p>
          </table:table-cell>
          <table:table-cell office:value-type="float" office:value="14.1860038441563" calcext:value-type="float">
            <text:p>14.1860038441563</text:p>
          </table:table-cell>
        </table:table-row>
        <table:table-row table:style-name="ro1">
          <table:table-cell office:value-type="float" office:value="622592" calcext:value-type="float">
            <text:p>622592</text:p>
          </table:table-cell>
          <table:table-cell office:value-type="float" office:value="13.4881428645014" calcext:value-type="float">
            <text:p>13.4881428645014</text:p>
          </table:table-cell>
          <table:table-cell office:value-type="float" office:value="35.4199483946453" calcext:value-type="float">
            <text:p>35.4199483946453</text:p>
          </table:table-cell>
          <table:table-cell office:value-type="float" office:value="8.90536593153762" calcext:value-type="float">
            <text:p>8.90536593153762</text:p>
          </table:table-cell>
          <table:table-cell office:value-type="float" office:value="14.9293699958706" calcext:value-type="float">
            <text:p>14.9293699958706</text:p>
          </table:table-cell>
        </table:table-row>
        <table:table-row table:style-name="ro1">
          <table:table-cell office:value-type="float" office:value="688128" calcext:value-type="float">
            <text:p>688128</text:p>
          </table:table-cell>
          <table:table-cell office:value-type="float" office:value="13.1093388947639" calcext:value-type="float">
            <text:p>13.1093388947639</text:p>
          </table:table-cell>
          <table:table-cell office:value-type="float" office:value="43.4921631872066" calcext:value-type="float">
            <text:p>43.4921631872066</text:p>
          </table:table-cell>
          <table:table-cell office:value-type="float" office:value="9.09171092962388" calcext:value-type="float">
            <text:p>9.09171092962388</text:p>
          </table:table-cell>
          <table:table-cell office:value-type="float" office:value="10.4087596363026" calcext:value-type="float">
            <text:p>10.4087596363026</text:p>
          </table:table-cell>
        </table:table-row>
        <table:table-row table:style-name="ro1">
          <table:table-cell office:value-type="float" office:value="905588" calcext:value-type="float">
            <text:p>905588</text:p>
          </table:table-cell>
          <table:table-cell office:value-type="float" office:value="11.122072086779" calcext:value-type="float">
            <text:p>11.122072086779</text:p>
          </table:table-cell>
          <table:table-cell office:value-type="float" office:value="38.4611988571453" calcext:value-type="float">
            <text:p>38.4611988571453</text:p>
          </table:table-cell>
          <table:table-cell office:value-type="float" office:value="8.88502076634257" calcext:value-type="float">
            <text:p>8.88502076634257</text:p>
          </table:table-cell>
          <table:table-cell office:value-type="float" office:value="11.8415824245993" calcext:value-type="float">
            <text:p>11.8415824245993</text:p>
          </table:table-cell>
        </table:table-row>
        <table:table-row table:style-name="ro1">
          <table:table-cell office:value-type="float" office:value="1000913" calcext:value-type="float">
            <text:p>1000913</text:p>
          </table:table-cell>
          <table:table-cell office:value-type="float" office:value="12.2797403851964" calcext:value-type="float">
            <text:p>12.2797403851964</text:p>
          </table:table-cell>
          <table:table-cell office:value-type="float" office:value="35.9757866152381" calcext:value-type="float">
            <text:p>35.9757866152381</text:p>
          </table:table-cell>
          <table:table-cell office:value-type="float" office:value="7.18396138154639" calcext:value-type="float">
            <text:p>7.18396138154639</text:p>
          </table:table-cell>
          <table:table-cell office:value-type="float" office:value="12.28368657052" calcext:value-type="float">
            <text:p>12.28368657052</text:p>
          </table:table-cell>
        </table:table-row>
        <table:table-row table:style-name="ro1">
          <table:table-cell office:value-type="float" office:value="1245184" calcext:value-type="float">
            <text:p>1245184</text:p>
          </table:table-cell>
          <table:table-cell office:value-type="float" office:value="11.80287856286" calcext:value-type="float">
            <text:p>11.80287856286</text:p>
          </table:table-cell>
          <table:table-cell office:value-type="float" office:value="30.1737344143947" calcext:value-type="float">
            <text:p>30.1737344143947</text:p>
          </table:table-cell>
          <table:table-cell office:value-type="float" office:value="7.63776661150139" calcext:value-type="float">
            <text:p>7.63776661150139</text:p>
          </table:table-cell>
          <table:table-cell office:value-type="float" office:value="12.8313122137353" calcext:value-type="float">
            <text:p>12.8313122137353</text:p>
          </table:table-cell>
        </table:table-row>
        <table:table-row table:style-name="ro1">
          <table:table-cell office:value-type="float" office:value="1376256" calcext:value-type="float">
            <text:p>1376256</text:p>
          </table:table-cell>
          <table:table-cell office:value-type="float" office:value="11.493418836102" calcext:value-type="float">
            <text:p>11.493418836102</text:p>
          </table:table-cell>
          <table:table-cell office:value-type="float" office:value="40.0499131634366" calcext:value-type="float">
            <text:p>40.0499131634366</text:p>
          </table:table-cell>
          <table:table-cell office:value-type="float" office:value="7.784976661149" calcext:value-type="float">
            <text:p>7.784976661149</text:p>
          </table:table-cell>
          <table:table-cell office:value-type="float" office:value="9.30589257502956" calcext:value-type="float">
            <text:p>9.30589257502956</text:p>
          </table:table-cell>
        </table:table-row>
        <table:table-row table:style-name="ro1">
          <table:table-cell office:value-type="float" office:value="1811176" calcext:value-type="float">
            <text:p>1811176</text:p>
          </table:table-cell>
          <table:table-cell office:value-type="float" office:value="9.78419623937976" calcext:value-type="float">
            <text:p>9.78419623937976</text:p>
          </table:table-cell>
          <table:table-cell office:value-type="float" office:value="35.3000335627624" calcext:value-type="float">
            <text:p>35.3000335627624</text:p>
          </table:table-cell>
          <table:table-cell office:value-type="float" office:value="7.63236508143047" calcext:value-type="float">
            <text:p>7.63236508143047</text:p>
          </table:table-cell>
          <table:table-cell office:value-type="float" office:value="10.7544346824436" calcext:value-type="float">
            <text:p>10.7544346824436</text:p>
          </table:table-cell>
        </table:table-row>
        <table:table-row table:style-name="ro1">
          <table:table-cell office:value-type="float" office:value="2001827" calcext:value-type="float">
            <text:p>2001827</text:p>
          </table:table-cell>
          <table:table-cell office:value-type="float" office:value="11.3856085653384" calcext:value-type="float">
            <text:p>11.3856085653384</text:p>
          </table:table-cell>
          <table:table-cell office:value-type="float" office:value="33.30470749868" calcext:value-type="float">
            <text:p>33.30470749868</text:p>
          </table:table-cell>
          <table:table-cell office:value-type="float" office:value="6.34004624525968" calcext:value-type="float">
            <text:p>6.34004624525968</text:p>
          </table:table-cell>
          <table:table-cell office:value-type="float" office:value="11.1646193943292" calcext:value-type="float">
            <text:p>11.1646193943292</text:p>
          </table:table-cell>
        </table:table-row>
        <table:table-row table:style-name="ro1">
          <table:table-cell office:value-type="float" office:value="2490368" calcext:value-type="float">
            <text:p>2490368</text:p>
          </table:table-cell>
          <table:table-cell office:value-type="float" office:value="11.0322178235207" calcext:value-type="float">
            <text:p>11.0322178235207</text:p>
          </table:table-cell>
          <table:table-cell office:value-type="float" office:value="27.8609511868409" calcext:value-type="float">
            <text:p>27.8609511868409</text:p>
          </table:table-cell>
          <table:table-cell office:value-type="float" office:value="6.80297899033374" calcext:value-type="float">
            <text:p>6.80297899033374</text:p>
          </table:table-cell>
          <table:table-cell office:value-type="float" office:value="11.681547124431" calcext:value-type="float">
            <text:p>11.681547124431</text:p>
          </table:table-cell>
        </table:table-row>
        <table:table-row table:style-name="ro1">
          <table:table-cell office:value-type="float" office:value="2752512" calcext:value-type="float">
            <text:p>2752512</text:p>
          </table:table-cell>
          <table:table-cell office:value-type="float" office:value="10.7612400168358" calcext:value-type="float">
            <text:p>10.7612400168358</text:p>
          </table:table-cell>
          <table:table-cell office:value-type="float" office:value="38.1229491786572" calcext:value-type="float">
            <text:p>38.1229491786572</text:p>
          </table:table-cell>
          <table:table-cell office:value-type="float" office:value="6.95314876075084" calcext:value-type="float">
            <text:p>6.95314876075084</text:p>
          </table:table-cell>
          <table:table-cell office:value-type="float" office:value="8.68377523807044" calcext:value-type="float">
            <text:p>8.68377523807044</text:p>
          </table:table-cell>
        </table:table-row>
        <table:table-row table:style-name="ro1">
          <table:table-cell office:value-type="float" office:value="3622353" calcext:value-type="float">
            <text:p>3622353</text:p>
          </table:table-cell>
          <table:table-cell office:value-type="float" office:value="9.18215594237643" calcext:value-type="float">
            <text:p>9.18215594237643</text:p>
          </table:table-cell>
          <table:table-cell office:value-type="float" office:value="33.6895179904351" calcext:value-type="float">
            <text:p>33.6895179904351</text:p>
          </table:table-cell>
          <table:table-cell office:value-type="float" office:value="6.92650303516154" calcext:value-type="float">
            <text:p>6.92650303516154</text:p>
          </table:table-cell>
          <table:table-cell office:value-type="float" office:value="10.0142117508243" calcext:value-type="float">
            <text:p>10.0142117508243</text:p>
          </table:table-cell>
        </table:table-row>
        <table:table-row table:style-name="ro1">
          <table:table-cell office:value-type="float" office:value="4003654" calcext:value-type="float">
            <text:p>4003654</text:p>
          </table:table-cell>
          <table:table-cell office:value-type="float" office:value="10.883761221432" calcext:value-type="float">
            <text:p>10.883761221432</text:p>
          </table:table-cell>
          <table:table-cell office:value-type="float" office:value="31.6962858456577" calcext:value-type="float">
            <text:p>31.6962858456577</text:p>
          </table:table-cell>
          <table:table-cell office:value-type="float" office:value="5.84298493819858" calcext:value-type="float">
            <text:p>5.84298493819858</text:p>
          </table:table-cell>
          <table:table-cell office:value-type="float" office:value="10.376411980224" calcext:value-type="float">
            <text:p>10.376411980224</text:p>
          </table:table-cell>
        </table:table-row>
        <table:table-row table:style-name="ro1">
          <table:table-cell office:value-type="float" office:value="4980736" calcext:value-type="float">
            <text:p>4980736</text:p>
          </table:table-cell>
          <table:table-cell office:value-type="float" office:value="10.5289476062587" calcext:value-type="float">
            <text:p>10.5289476062587</text:p>
          </table:table-cell>
          <table:table-cell office:value-type="float" office:value="26.599699418039" calcext:value-type="float">
            <text:p>26.599699418039</text:p>
          </table:table-cell>
          <table:table-cell office:value-type="float" office:value="6.30910072335732" calcext:value-type="float">
            <text:p>6.30910072335732</text:p>
          </table:table-cell>
          <table:table-cell office:value-type="float" office:value="10.9012266600081" calcext:value-type="float">
            <text:p>10.9012266600081</text:p>
          </table:table-cell>
        </table:table-row>
        <table:table-row table:style-name="ro1">
          <table:table-cell office:value-type="float" office:value="5505024" calcext:value-type="float">
            <text:p>5505024</text:p>
          </table:table-cell>
          <table:table-cell office:value-type="float" office:value="10.3137916936755" calcext:value-type="float">
            <text:p>10.3137916936755</text:p>
          </table:table-cell>
          <table:table-cell office:value-type="float" office:value="37.2569711213055" calcext:value-type="float">
            <text:p>37.2569711213055</text:p>
          </table:table-cell>
          <table:table-cell office:value-type="float" office:value="6.45626189393358" calcext:value-type="float">
            <text:p>6.45626189393358</text:p>
          </table:table-cell>
          <table:table-cell office:value-type="float" office:value="8.2483300268969" calcext:value-type="float">
            <text:p>8.2483300268969</text:p>
          </table:table-cell>
        </table:table-row>
        <table:table-row table:style-name="ro1">
          <table:table-cell office:value-type="float" office:value="7244707" calcext:value-type="float">
            <text:p>7244707</text:p>
          </table:table-cell>
          <table:table-cell office:value-type="float" office:value="8.90568810777557" calcext:value-type="float">
            <text:p>8.90568810777557</text:p>
          </table:table-cell>
          <table:table-cell office:value-type="float" office:value="32.9662262032813" calcext:value-type="float">
            <text:p>32.9662262032813</text:p>
          </table:table-cell>
          <table:table-cell office:value-type="float" office:value="6.48858474018567" calcext:value-type="float">
            <text:p>6.48858474018567</text:p>
          </table:table-cell>
          <table:table-cell office:value-type="float" office:value="9.54224155110693" calcext:value-type="float">
            <text:p>9.54224155110693</text:p>
          </table:table-cell>
        </table:table-row>
        <table:table-row table:style-name="ro1">
          <table:table-cell office:value-type="float" office:value="8007308" calcext:value-type="float">
            <text:p>8007308</text:p>
          </table:table-cell>
          <table:table-cell office:value-type="float" office:value="10.7019152427657" calcext:value-type="float">
            <text:p>10.7019152427657</text:p>
          </table:table-cell>
          <table:table-cell office:value-type="float" office:value="30.9896157973791" calcext:value-type="float">
            <text:p>30.9896157973791</text:p>
          </table:table-cell>
          <table:table-cell office:value-type="float" office:value="5.57171837921298" calcext:value-type="float">
            <text:p>5.57171837921298</text:p>
          </table:table-cell>
          <table:table-cell office:value-type="float" office:value="9.92364103014401" calcext:value-type="float">
            <text:p>9.92364103014401</text:p>
          </table:table-cell>
        </table:table-row>
      </table:table>
      <table:table table:name="random triv 32x32" table:style-name="ta1">
        <table:shapes>
          <draw:frame draw:z-index="0" draw:style-name="gr1" draw:text-style-name="P1" svg:width="580.82pt" svg:height="326.69pt" svg:x="344.21pt" svg:y="1.76pt">
            <draw:object draw:notify-on-update-of-ranges="'random triv 32x32'.A2:'random triv 32x32'.A77 'random triv 32x32'.C1:'random triv 32x32'.C1 'random triv 32x32'.C2:'random triv 32x32'.C77 'random triv 32x32'.A2:'random triv 32x32'.A77 'random triv 32x32'.B1:'random triv 32x32'.B1 'random triv 32x32'.B2:'random triv 32x32'.B7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585.64pt" svg:height="329.41pt" svg:x="944.99pt" svg:y="0pt">
            <draw:object draw:notify-on-update-of-ranges="'random triv 32x32'.A2:'random triv 32x32'.A77 'random triv 32x32'.E1:'random triv 32x32'.E1 'random triv 32x32'.E2:'random triv 32x32'.E77 'random triv 32x32'.A2:'random triv 32x32'.A77 'random triv 32x32'.D1:'random triv 32x32'.D1 'random triv 32x32'.D2:'random triv 32x32'.D7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HashMap::get</text:p>
          </table:table-cell>
          <table:table-cell office:value-type="string" calcext:value-type="string">
            <text:p>ThinMap::get</text:p>
          </table:table-cell>
          <table:table-cell office:value-type="string" calcext:value-type="string">
            <text:p>HashMap::insert</text:p>
          </table:table-cell>
          <table:table-cell office:value-type="string" calcext:value-type="string">
            <text:p>ThinMap::inser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2.662713236513" calcext:value-type="float">
            <text:p>202.662713236513</text:p>
          </table:table-cell>
          <table:table-cell office:value-type="float" office:value="389.052378792777" calcext:value-type="float">
            <text:p>389.052378792777</text:p>
          </table:table-cell>
          <table:table-cell office:value-type="float" office:value="52.1369131964232" calcext:value-type="float">
            <text:p>52.1369131964232</text:p>
          </table:table-cell>
          <table:table-cell office:value-type="float" office:value="55.6251568889024" calcext:value-type="float">
            <text:p>55.62515688890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5.970984545181" calcext:value-type="float">
            <text:p>205.970984545181</text:p>
          </table:table-cell>
          <table:table-cell office:value-type="float" office:value="431.208933377343" calcext:value-type="float">
            <text:p>431.208933377343</text:p>
          </table:table-cell>
          <table:table-cell office:value-type="float" office:value="52.3089119520641" calcext:value-type="float">
            <text:p>52.3089119520641</text:p>
          </table:table-cell>
          <table:table-cell office:value-type="float" office:value="36.9758531669613" calcext:value-type="float">
            <text:p>36.97585316696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2.550775396586" calcext:value-type="float">
            <text:p>182.550775396586</text:p>
          </table:table-cell>
          <table:table-cell office:value-type="float" office:value="437.882593886239" calcext:value-type="float">
            <text:p>437.882593886239</text:p>
          </table:table-cell>
          <table:table-cell office:value-type="float" office:value="53.3475134702146" calcext:value-type="float">
            <text:p>53.3475134702146</text:p>
          </table:table-cell>
          <table:table-cell office:value-type="float" office:value="43.6052229863287" calcext:value-type="float">
            <text:p>43.60522298632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9.818035048675" calcext:value-type="float">
            <text:p>219.818035048675</text:p>
          </table:table-cell>
          <table:table-cell office:value-type="float" office:value="392.30255912888" calcext:value-type="float">
            <text:p>392.30255912888</text:p>
          </table:table-cell>
          <table:table-cell office:value-type="float" office:value="41.0646342111091" calcext:value-type="float">
            <text:p>41.0646342111091</text:p>
          </table:table-cell>
          <table:table-cell office:value-type="float" office:value="47.0344079255195" calcext:value-type="float">
            <text:p>47.03440792551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7.831604659814" calcext:value-type="float">
            <text:p>227.831604659814</text:p>
          </table:table-cell>
          <table:table-cell office:value-type="float" office:value="368.022713248711" calcext:value-type="float">
            <text:p>368.022713248711</text:p>
          </table:table-cell>
          <table:table-cell office:value-type="float" office:value="44.0492203386955" calcext:value-type="float">
            <text:p>44.0492203386955</text:p>
          </table:table-cell>
          <table:table-cell office:value-type="float" office:value="51.4262091991784" calcext:value-type="float">
            <text:p>51.42620919917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8.442779914928" calcext:value-type="float">
            <text:p>208.442779914928</text:p>
          </table:table-cell>
          <table:table-cell office:value-type="float" office:value="389.47540388336" calcext:value-type="float">
            <text:p>389.47540388336</text:p>
          </table:table-cell>
          <table:table-cell office:value-type="float" office:value="44.8550455283922" calcext:value-type="float">
            <text:p>44.8550455283922</text:p>
          </table:table-cell>
          <table:table-cell office:value-type="float" office:value="35.3888062267324" calcext:value-type="float">
            <text:p>35.388806226732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3.787314020165" calcext:value-type="float">
            <text:p>153.787314020165</text:p>
          </table:table-cell>
          <table:table-cell office:value-type="float" office:value="355.588040133699" calcext:value-type="float">
            <text:p>355.588040133699</text:p>
          </table:table-cell>
          <table:table-cell office:value-type="float" office:value="41.8990739967575" calcext:value-type="float">
            <text:p>41.8990739967575</text:p>
          </table:table-cell>
          <table:table-cell office:value-type="float" office:value="40.3007920648114" calcext:value-type="float">
            <text:p>40.30079206481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9.126185571114" calcext:value-type="float">
            <text:p>199.126185571114</text:p>
          </table:table-cell>
          <table:table-cell office:value-type="float" office:value="368.872812956447" calcext:value-type="float">
            <text:p>368.872812956447</text:p>
          </table:table-cell>
          <table:table-cell office:value-type="float" office:value="30.276592486759" calcext:value-type="float">
            <text:p>30.276592486759</text:p>
          </table:table-cell>
          <table:table-cell office:value-type="float" office:value="41.9352829223822" calcext:value-type="float">
            <text:p>41.935282922382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4.734515246426" calcext:value-type="float">
            <text:p>204.734515246426</text:p>
          </table:table-cell>
          <table:table-cell office:value-type="float" office:value="323.485047892167" calcext:value-type="float">
            <text:p>323.485047892167</text:p>
          </table:table-cell>
          <table:table-cell office:value-type="float" office:value="31.7957550102887" calcext:value-type="float">
            <text:p>31.7957550102887</text:p>
          </table:table-cell>
          <table:table-cell office:value-type="float" office:value="44.570270080665" calcext:value-type="float">
            <text:p>44.57027008066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92.67536897251" calcext:value-type="float">
            <text:p>192.67536897251</text:p>
          </table:table-cell>
          <table:table-cell office:value-type="float" office:value="394.315079592558" calcext:value-type="float">
            <text:p>394.315079592558</text:p>
          </table:table-cell>
          <table:table-cell office:value-type="float" office:value="31.7497838650862" calcext:value-type="float">
            <text:p>31.7497838650862</text:p>
          </table:table-cell>
          <table:table-cell office:value-type="float" office:value="33.4794866023218" calcext:value-type="float">
            <text:p>33.47948660232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1.841438650382" calcext:value-type="float">
            <text:p>161.841438650382</text:p>
          </table:table-cell>
          <table:table-cell office:value-type="float" office:value="360.785520115593" calcext:value-type="float">
            <text:p>360.785520115593</text:p>
          </table:table-cell>
          <table:table-cell office:value-type="float" office:value="27.4107735642959" calcext:value-type="float">
            <text:p>27.4107735642959</text:p>
          </table:table-cell>
          <table:table-cell office:value-type="float" office:value="38.9830404541722" calcext:value-type="float">
            <text:p>38.983040454172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11.336176046425" calcext:value-type="float">
            <text:p>211.336176046425</text:p>
          </table:table-cell>
          <table:table-cell office:value-type="float" office:value="358.335564958009" calcext:value-type="float">
            <text:p>358.335564958009</text:p>
          </table:table-cell>
          <table:table-cell office:value-type="float" office:value="21.5723884037803" calcext:value-type="float">
            <text:p>21.5723884037803</text:p>
          </table:table-cell>
          <table:table-cell office:value-type="float" office:value="40.6003398891842" calcext:value-type="float">
            <text:p>40.600339889184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0.977715497497" calcext:value-type="float">
            <text:p>200.977715497497</text:p>
          </table:table-cell>
          <table:table-cell office:value-type="float" office:value="353.17222692458" calcext:value-type="float">
            <text:p>353.17222692458</text:p>
          </table:table-cell>
          <table:table-cell office:value-type="float" office:value="23.9086134727401" calcext:value-type="float">
            <text:p>23.9086134727401</text:p>
          </table:table-cell>
          <table:table-cell office:value-type="float" office:value="44.1734868311574" calcext:value-type="float">
            <text:p>44.173486831157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4.66625811202" calcext:value-type="float">
            <text:p>174.66625811202</text:p>
          </table:table-cell>
          <table:table-cell office:value-type="float" office:value="392.587358503448" calcext:value-type="float">
            <text:p>392.587358503448</text:p>
          </table:table-cell>
          <table:table-cell office:value-type="float" office:value="24.5713549533872" calcext:value-type="float">
            <text:p>24.5713549533872</text:p>
          </table:table-cell>
          <table:table-cell office:value-type="float" office:value="33.6716691574584" calcext:value-type="float">
            <text:p>33.671669157458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56.782458120868" calcext:value-type="float">
            <text:p>156.782458120868</text:p>
          </table:table-cell>
          <table:table-cell office:value-type="float" office:value="377.276567257859" calcext:value-type="float">
            <text:p>377.276567257859</text:p>
          </table:table-cell>
          <table:table-cell office:value-type="float" office:value="24.3656635614533" calcext:value-type="float">
            <text:p>24.3656635614533</text:p>
          </table:table-cell>
          <table:table-cell office:value-type="float" office:value="40.0165933873439" calcext:value-type="float">
            <text:p>40.016593387343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99.499906197411" calcext:value-type="float">
            <text:p>199.499906197411</text:p>
          </table:table-cell>
          <table:table-cell office:value-type="float" office:value="388.29574428896" calcext:value-type="float">
            <text:p>388.29574428896</text:p>
          </table:table-cell>
          <table:table-cell office:value-type="float" office:value="20.3400031593693" calcext:value-type="float">
            <text:p>20.3400031593693</text:p>
          </table:table-cell>
          <table:table-cell office:value-type="float" office:value="41.9914455651678" calcext:value-type="float">
            <text:p>41.991445565167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78.755072807119" calcext:value-type="float">
            <text:p>178.755072807119</text:p>
          </table:table-cell>
          <table:table-cell office:value-type="float" office:value="368.032661198819" calcext:value-type="float">
            <text:p>368.032661198819</text:p>
          </table:table-cell>
          <table:table-cell office:value-type="float" office:value="22.6673750221361" calcext:value-type="float">
            <text:p>22.6673750221361</text:p>
          </table:table-cell>
          <table:table-cell office:value-type="float" office:value="45.2326550745079" calcext:value-type="float">
            <text:p>45.232655074507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69.620606341557" calcext:value-type="float">
            <text:p>169.620606341557</text:p>
          </table:table-cell>
          <table:table-cell office:value-type="float" office:value="389.017590340132" calcext:value-type="float">
            <text:p>389.017590340132</text:p>
          </table:table-cell>
          <table:table-cell office:value-type="float" office:value="23.3361584404082" calcext:value-type="float">
            <text:p>23.3361584404082</text:p>
          </table:table-cell>
          <table:table-cell office:value-type="float" office:value="34.5578843696471" calcext:value-type="float">
            <text:p>34.557884369647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01.267246801091" calcext:value-type="float">
            <text:p>101.267246801091</text:p>
          </table:table-cell>
          <table:table-cell office:value-type="float" office:value="379.830066603884" calcext:value-type="float">
            <text:p>379.830066603884</text:p>
          </table:table-cell>
          <table:table-cell office:value-type="float" office:value="23.1278456121644" calcext:value-type="float">
            <text:p>23.1278456121644</text:p>
          </table:table-cell>
          <table:table-cell office:value-type="float" office:value="41.1578262122349" calcext:value-type="float">
            <text:p>41.157826212234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73.006286244548" calcext:value-type="float">
            <text:p>173.006286244548</text:p>
          </table:table-cell>
          <table:table-cell office:value-type="float" office:value="382.382641059778" calcext:value-type="float">
            <text:p>382.382641059778</text:p>
          </table:table-cell>
          <table:table-cell office:value-type="float" office:value="19.7577588954479" calcext:value-type="float">
            <text:p>19.7577588954479</text:p>
          </table:table-cell>
          <table:table-cell office:value-type="float" office:value="43.8569344792242" calcext:value-type="float">
            <text:p>43.8569344792242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7.218128048029" calcext:value-type="float">
            <text:p>147.218128048029</text:p>
          </table:table-cell>
          <table:table-cell office:value-type="float" office:value="346.939619065354" calcext:value-type="float">
            <text:p>346.939619065354</text:p>
          </table:table-cell>
          <table:table-cell office:value-type="float" office:value="22.2363479561771" calcext:value-type="float">
            <text:p>22.2363479561771</text:p>
          </table:table-cell>
          <table:table-cell office:value-type="float" office:value="47.1569352101826" calcext:value-type="float">
            <text:p>47.156935210182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31.029480187386" calcext:value-type="float">
            <text:p>131.029480187386</text:p>
          </table:table-cell>
          <table:table-cell office:value-type="float" office:value="367.404548833581" calcext:value-type="float">
            <text:p>367.404548833581</text:p>
          </table:table-cell>
          <table:table-cell office:value-type="float" office:value="23.1440315199667" calcext:value-type="float">
            <text:p>23.1440315199667</text:p>
          </table:table-cell>
          <table:table-cell office:value-type="float" office:value="35.7693617106442" calcext:value-type="float">
            <text:p>35.769361710644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93.141520621708" calcext:value-type="float">
            <text:p>93.141520621708</text:p>
          </table:table-cell>
          <table:table-cell office:value-type="float" office:value="353.907235719009" calcext:value-type="float">
            <text:p>353.907235719009</text:p>
          </table:table-cell>
          <table:table-cell office:value-type="float" office:value="23.3766048494694" calcext:value-type="float">
            <text:p>23.3766048494694</text:p>
          </table:table-cell>
          <table:table-cell office:value-type="float" office:value="42.0549071780438" calcext:value-type="float">
            <text:p>42.054907178043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42.013932127962" calcext:value-type="float">
            <text:p>142.013932127962</text:p>
          </table:table-cell>
          <table:table-cell office:value-type="float" office:value="340.73921249069" calcext:value-type="float">
            <text:p>340.73921249069</text:p>
          </table:table-cell>
          <table:table-cell office:value-type="float" office:value="19.4976176629058" calcext:value-type="float">
            <text:p>19.4976176629058</text:p>
          </table:table-cell>
          <table:table-cell office:value-type="float" office:value="43.987019902163" calcext:value-type="float">
            <text:p>43.987019902163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22.163257065049" calcext:value-type="float">
            <text:p>122.163257065049</text:p>
          </table:table-cell>
          <table:table-cell office:value-type="float" office:value="300.225046354394" calcext:value-type="float">
            <text:p>300.225046354394</text:p>
          </table:table-cell>
          <table:table-cell office:value-type="float" office:value="22.0095301521087" calcext:value-type="float">
            <text:p>22.0095301521087</text:p>
          </table:table-cell>
          <table:table-cell office:value-type="float" office:value="47.9188193119794" calcext:value-type="float">
            <text:p>47.9188193119794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07.919426726854" calcext:value-type="float">
            <text:p>107.919426726854</text:p>
          </table:table-cell>
          <table:table-cell office:value-type="float" office:value="348.79753001143" calcext:value-type="float">
            <text:p>348.79753001143</text:p>
          </table:table-cell>
          <table:table-cell office:value-type="float" office:value="22.8627922265706" calcext:value-type="float">
            <text:p>22.8627922265706</text:p>
          </table:table-cell>
          <table:table-cell office:value-type="float" office:value="36.8131625597579" calcext:value-type="float">
            <text:p>36.8131625597579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76.0768056240037" calcext:value-type="float">
            <text:p>76.0768056240037</text:p>
          </table:table-cell>
          <table:table-cell office:value-type="float" office:value="314.076213596078" calcext:value-type="float">
            <text:p>314.076213596078</text:p>
          </table:table-cell>
          <table:table-cell office:value-type="float" office:value="21.1684637130049" calcext:value-type="float">
            <text:p>21.1684637130049</text:p>
          </table:table-cell>
          <table:table-cell office:value-type="float" office:value="43.0284387030828" calcext:value-type="float">
            <text:p>43.0284387030828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136.803979141417" calcext:value-type="float">
            <text:p>136.803979141417</text:p>
          </table:table-cell>
          <table:table-cell office:value-type="float" office:value="282.409547297246" calcext:value-type="float">
            <text:p>282.409547297246</text:p>
          </table:table-cell>
          <table:table-cell office:value-type="float" office:value="15.3452222269349" calcext:value-type="float">
            <text:p>15.3452222269349</text:p>
          </table:table-cell>
          <table:table-cell office:value-type="float" office:value="45.0226695374105" calcext:value-type="float">
            <text:p>45.0226695374105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103.799576813724" calcext:value-type="float">
            <text:p>103.799576813724</text:p>
          </table:table-cell>
          <table:table-cell office:value-type="float" office:value="234.008104427832" calcext:value-type="float">
            <text:p>234.008104427832</text:p>
          </table:table-cell>
          <table:table-cell office:value-type="float" office:value="17.5271952595855" calcext:value-type="float">
            <text:p>17.5271952595855</text:p>
          </table:table-cell>
          <table:table-cell office:value-type="float" office:value="48.2939004912374" calcext:value-type="float">
            <text:p>48.2939004912374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93.8199595222384" calcext:value-type="float">
            <text:p>93.8199595222384</text:p>
          </table:table-cell>
          <table:table-cell office:value-type="float" office:value="300.461023325847" calcext:value-type="float">
            <text:p>300.461023325847</text:p>
          </table:table-cell>
          <table:table-cell office:value-type="float" office:value="18.4376235504385" calcext:value-type="float">
            <text:p>18.4376235504385</text:p>
          </table:table-cell>
          <table:table-cell office:value-type="float" office:value="35.4764050535603" calcext:value-type="float">
            <text:p>35.4764050535603</text:p>
          </table:table-cell>
        </table:table-row>
        <table:table-row table:style-name="ro1">
          <table:table-cell office:value-type="float" office:value="3537" calcext:value-type="float">
            <text:p>3537</text:p>
          </table:table-cell>
          <table:table-cell office:value-type="float" office:value="68.1258821652888" calcext:value-type="float">
            <text:p>68.1258821652888</text:p>
          </table:table-cell>
          <table:table-cell office:value-type="float" office:value="253.378056661363" calcext:value-type="float">
            <text:p>253.378056661363</text:p>
          </table:table-cell>
          <table:table-cell office:value-type="float" office:value="18.3091444295855" calcext:value-type="float">
            <text:p>18.3091444295855</text:p>
          </table:table-cell>
          <table:table-cell office:value-type="float" office:value="42.0366397389458" calcext:value-type="float">
            <text:p>42.0366397389458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128.856530117742" calcext:value-type="float">
            <text:p>128.856530117742</text:p>
          </table:table-cell>
          <table:table-cell office:value-type="float" office:value="227.37311446255" calcext:value-type="float">
            <text:p>227.37311446255</text:p>
          </table:table-cell>
          <table:table-cell office:value-type="float" office:value="14.6248594963846" calcext:value-type="float">
            <text:p>14.6248594963846</text:p>
          </table:table-cell>
          <table:table-cell office:value-type="float" office:value="44.0139268619728" calcext:value-type="float">
            <text:p>44.0139268619728</text:p>
          </table:table-cell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float" office:value="95.9843835933798" calcext:value-type="float">
            <text:p>95.9843835933798</text:p>
          </table:table-cell>
          <table:table-cell office:value-type="float" office:value="163.197790924639" calcext:value-type="float">
            <text:p>163.197790924639</text:p>
          </table:table-cell>
          <table:table-cell office:value-type="float" office:value="16.7574503048994" calcext:value-type="float">
            <text:p>16.7574503048994</text:p>
          </table:table-cell>
          <table:table-cell office:value-type="float" office:value="47.0493149389313" calcext:value-type="float">
            <text:p>47.0493149389313</text:p>
          </table:table-cell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float" office:value="86.9451304419549" calcext:value-type="float">
            <text:p>86.9451304419549</text:p>
          </table:table-cell>
          <table:table-cell office:value-type="float" office:value="277.275169526284" calcext:value-type="float">
            <text:p>277.275169526284</text:p>
          </table:table-cell>
          <table:table-cell office:value-type="float" office:value="17.7039294424645" calcext:value-type="float">
            <text:p>17.7039294424645</text:p>
          </table:table-cell>
          <table:table-cell office:value-type="float" office:value="35.3443915169779" calcext:value-type="float">
            <text:p>35.3443915169779</text:p>
          </table:table-cell>
        </table:table-row>
        <table:table-row table:style-name="ro1">
          <table:table-cell office:value-type="float" office:value="7075" calcext:value-type="float">
            <text:p>7075</text:p>
          </table:table-cell>
          <table:table-cell office:value-type="float" office:value="66.6110711366226" calcext:value-type="float">
            <text:p>66.6110711366226</text:p>
          </table:table-cell>
          <table:table-cell office:value-type="float" office:value="218.288236677362" calcext:value-type="float">
            <text:p>218.288236677362</text:p>
          </table:table-cell>
          <table:table-cell office:value-type="float" office:value="18.4061766445976" calcext:value-type="float">
            <text:p>18.4061766445976</text:p>
          </table:table-cell>
          <table:table-cell office:value-type="float" office:value="41.494111765607" calcext:value-type="float">
            <text:p>41.494111765607</text:p>
          </table:table-cell>
        </table:table-row>
        <table:table-row table:style-name="ro1">
          <table:table-cell office:value-type="float" office:value="7820" calcext:value-type="float">
            <text:p>7820</text:p>
          </table:table-cell>
          <table:table-cell office:value-type="float" office:value="119.752815334899" calcext:value-type="float">
            <text:p>119.752815334899</text:p>
          </table:table-cell>
          <table:table-cell office:value-type="float" office:value="192.303646720434" calcext:value-type="float">
            <text:p>192.303646720434</text:p>
          </table:table-cell>
          <table:table-cell office:value-type="float" office:value="15.8482308962604" calcext:value-type="float">
            <text:p>15.8482308962604</text:p>
          </table:table-cell>
          <table:table-cell office:value-type="float" office:value="43.4667960368954" calcext:value-type="float">
            <text:p>43.4667960368954</text:p>
          </table:table-cell>
        </table:table-row>
        <table:table-row table:style-name="ro1">
          <table:table-cell office:value-type="float" office:value="9728" calcext:value-type="float">
            <text:p>9728</text:p>
          </table:table-cell>
          <table:table-cell office:value-type="float" office:value="92.4373209982215" calcext:value-type="float">
            <text:p>92.4373209982215</text:p>
          </table:table-cell>
          <table:table-cell office:value-type="float" office:value="139.966195131937" calcext:value-type="float">
            <text:p>139.966195131937</text:p>
          </table:table-cell>
          <table:table-cell office:value-type="float" office:value="18.0576786023945" calcext:value-type="float">
            <text:p>18.0576786023945</text:p>
          </table:table-cell>
          <table:table-cell office:value-type="float" office:value="46.2634522412961" calcext:value-type="float">
            <text:p>46.2634522412961</text:p>
          </table:table-cell>
        </table:table-row>
        <table:table-row table:style-name="ro1">
          <table:table-cell office:value-type="float" office:value="10752" calcext:value-type="float">
            <text:p>10752</text:p>
          </table:table-cell>
          <table:table-cell office:value-type="float" office:value="84.3398522666793" calcext:value-type="float">
            <text:p>84.3398522666793</text:p>
          </table:table-cell>
          <table:table-cell office:value-type="float" office:value="246.060835058529" calcext:value-type="float">
            <text:p>246.060835058529</text:p>
          </table:table-cell>
          <table:table-cell office:value-type="float" office:value="18.9289244918763" calcext:value-type="float">
            <text:p>18.9289244918763</text:p>
          </table:table-cell>
          <table:table-cell office:value-type="float" office:value="34.6153103208484" calcext:value-type="float">
            <text:p>34.6153103208484</text:p>
          </table:table-cell>
        </table:table-row>
        <table:table-row table:style-name="ro1">
          <table:table-cell office:value-type="float" office:value="14150" calcext:value-type="float">
            <text:p>14150</text:p>
          </table:table-cell>
          <table:table-cell office:value-type="float" office:value="64.2588391453381" calcext:value-type="float">
            <text:p>64.2588391453381</text:p>
          </table:table-cell>
          <table:table-cell office:value-type="float" office:value="188.420693918572" calcext:value-type="float">
            <text:p>188.420693918572</text:p>
          </table:table-cell>
          <table:table-cell office:value-type="float" office:value="19.3423541493801" calcext:value-type="float">
            <text:p>19.3423541493801</text:p>
          </table:table-cell>
          <table:table-cell office:value-type="float" office:value="40.8739928460402" calcext:value-type="float">
            <text:p>40.8739928460402</text:p>
          </table:table-cell>
        </table:table-row>
        <table:table-row table:style-name="ro1">
          <table:table-cell office:value-type="float" office:value="15639" calcext:value-type="float">
            <text:p>15639</text:p>
          </table:table-cell>
          <table:table-cell office:value-type="float" office:value="101.524094850601" calcext:value-type="float">
            <text:p>101.524094850601</text:p>
          </table:table-cell>
          <table:table-cell office:value-type="float" office:value="171.373923712154" calcext:value-type="float">
            <text:p>171.373923712154</text:p>
          </table:table-cell>
          <table:table-cell office:value-type="float" office:value="15.9927665940772" calcext:value-type="float">
            <text:p>15.9927665940772</text:p>
          </table:table-cell>
          <table:table-cell office:value-type="float" office:value="42.9431621615796" calcext:value-type="float">
            <text:p>42.9431621615796</text:p>
          </table:table-cell>
        </table:table-row>
        <table:table-row table:style-name="ro1">
          <table:table-cell office:value-type="float" office:value="19456" calcext:value-type="float">
            <text:p>19456</text:p>
          </table:table-cell>
          <table:table-cell office:value-type="float" office:value="80.3974472488172" calcext:value-type="float">
            <text:p>80.3974472488172</text:p>
          </table:table-cell>
          <table:table-cell office:value-type="float" office:value="128.296041004486" calcext:value-type="float">
            <text:p>128.296041004486</text:p>
          </table:table-cell>
          <table:table-cell office:value-type="float" office:value="18.0583425265961" calcext:value-type="float">
            <text:p>18.0583425265961</text:p>
          </table:table-cell>
          <table:table-cell office:value-type="float" office:value="45.5920837182763" calcext:value-type="float">
            <text:p>45.5920837182763</text:p>
          </table:table-cell>
        </table:table-row>
        <table:table-row table:style-name="ro1">
          <table:table-cell office:value-type="float" office:value="21504" calcext:value-type="float">
            <text:p>21504</text:p>
          </table:table-cell>
          <table:table-cell office:value-type="float" office:value="70.6050267009732" calcext:value-type="float">
            <text:p>70.6050267009732</text:p>
          </table:table-cell>
          <table:table-cell office:value-type="float" office:value="203.125880023818" calcext:value-type="float">
            <text:p>203.125880023818</text:p>
          </table:table-cell>
          <table:table-cell office:value-type="float" office:value="18.7851989073154" calcext:value-type="float">
            <text:p>18.7851989073154</text:p>
          </table:table-cell>
          <table:table-cell office:value-type="float" office:value="35.4315684993848" calcext:value-type="float">
            <text:p>35.4315684993848</text:p>
          </table:table-cell>
        </table:table-row>
        <table:table-row table:style-name="ro1">
          <table:table-cell office:value-type="float" office:value="28299" calcext:value-type="float">
            <text:p>28299</text:p>
          </table:table-cell>
          <table:table-cell office:value-type="float" office:value="54.5620603670518" calcext:value-type="float">
            <text:p>54.5620603670518</text:p>
          </table:table-cell>
          <table:table-cell office:value-type="float" office:value="162.527959036338" calcext:value-type="float">
            <text:p>162.527959036338</text:p>
          </table:table-cell>
          <table:table-cell office:value-type="float" office:value="18.8938835934072" calcext:value-type="float">
            <text:p>18.8938835934072</text:p>
          </table:table-cell>
          <table:table-cell office:value-type="float" office:value="41.0082948365834" calcext:value-type="float">
            <text:p>41.0082948365834</text:p>
          </table:table-cell>
        </table:table-row>
        <table:table-row table:style-name="ro1">
          <table:table-cell office:value-type="float" office:value="31278" calcext:value-type="float">
            <text:p>31278</text:p>
          </table:table-cell>
          <table:table-cell office:value-type="float" office:value="94.1289766806731" calcext:value-type="float">
            <text:p>94.1289766806731</text:p>
          </table:table-cell>
          <table:table-cell office:value-type="float" office:value="146.309083181142" calcext:value-type="float">
            <text:p>146.309083181142</text:p>
          </table:table-cell>
          <table:table-cell office:value-type="float" office:value="13.8663153405723" calcext:value-type="float">
            <text:p>13.8663153405723</text:p>
          </table:table-cell>
          <table:table-cell office:value-type="float" office:value="42.6079881191307" calcext:value-type="float">
            <text:p>42.6079881191307</text:p>
          </table:table-cell>
        </table:table-row>
        <table:table-row table:style-name="ro1">
          <table:table-cell office:value-type="float" office:value="38912" calcext:value-type="float">
            <text:p>38912</text:p>
          </table:table-cell>
          <table:table-cell office:value-type="float" office:value="76.4146689771212" calcext:value-type="float">
            <text:p>76.4146689771212</text:p>
          </table:table-cell>
          <table:table-cell office:value-type="float" office:value="113.979385063979" calcext:value-type="float">
            <text:p>113.979385063979</text:p>
          </table:table-cell>
          <table:table-cell office:value-type="float" office:value="15.8484695374654" calcext:value-type="float">
            <text:p>15.8484695374654</text:p>
          </table:table-cell>
          <table:table-cell office:value-type="float" office:value="44.5609925722899" calcext:value-type="float">
            <text:p>44.5609925722899</text:p>
          </table:table-cell>
        </table:table-row>
        <table:table-row table:style-name="ro1">
          <table:table-cell office:value-type="float" office:value="43008" calcext:value-type="float">
            <text:p>43008</text:p>
          </table:table-cell>
          <table:table-cell office:value-type="float" office:value="67.3229590732198" calcext:value-type="float">
            <text:p>67.3229590732198</text:p>
          </table:table-cell>
          <table:table-cell office:value-type="float" office:value="192.795658645935" calcext:value-type="float">
            <text:p>192.795658645935</text:p>
          </table:table-cell>
          <table:table-cell office:value-type="float" office:value="16.7064056254532" calcext:value-type="float">
            <text:p>16.7064056254532</text:p>
          </table:table-cell>
          <table:table-cell office:value-type="float" office:value="27.7253243452948" calcext:value-type="float">
            <text:p>27.7253243452948</text:p>
          </table:table-cell>
        </table:table-row>
        <table:table-row table:style-name="ro1">
          <table:table-cell office:value-type="float" office:value="56600" calcext:value-type="float">
            <text:p>56600</text:p>
          </table:table-cell>
          <table:table-cell office:value-type="float" office:value="49.8385398611019" calcext:value-type="float">
            <text:p>49.8385398611019</text:p>
          </table:table-cell>
          <table:table-cell office:value-type="float" office:value="153.620160176158" calcext:value-type="float">
            <text:p>153.620160176158</text:p>
          </table:table-cell>
          <table:table-cell office:value-type="float" office:value="16.9279890076937" calcext:value-type="float">
            <text:p>16.9279890076937</text:p>
          </table:table-cell>
          <table:table-cell office:value-type="float" office:value="32.719930975976" calcext:value-type="float">
            <text:p>32.719930975976</text:p>
          </table:table-cell>
        </table:table-row>
        <table:table-row table:style-name="ro1">
          <table:table-cell office:value-type="float" office:value="62557" calcext:value-type="float">
            <text:p>62557</text:p>
          </table:table-cell>
          <table:table-cell office:value-type="float" office:value="92.0254863684941" calcext:value-type="float">
            <text:p>92.0254863684941</text:p>
          </table:table-cell>
          <table:table-cell office:value-type="float" office:value="139.796558151954" calcext:value-type="float">
            <text:p>139.796558151954</text:p>
          </table:table-cell>
          <table:table-cell office:value-type="float" office:value="12.8762663911529" calcext:value-type="float">
            <text:p>12.8762663911529</text:p>
          </table:table-cell>
          <table:table-cell office:value-type="float" office:value="33.6592190907287" calcext:value-type="float">
            <text:p>33.6592190907287</text:p>
          </table:table-cell>
        </table:table-row>
        <table:table-row table:style-name="ro1">
          <table:table-cell office:value-type="float" office:value="77824" calcext:value-type="float">
            <text:p>77824</text:p>
          </table:table-cell>
          <table:table-cell office:value-type="float" office:value="73.7964831363505" calcext:value-type="float">
            <text:p>73.7964831363505</text:p>
          </table:table-cell>
          <table:table-cell office:value-type="float" office:value="108.899915336487" calcext:value-type="float">
            <text:p>108.899915336487</text:p>
          </table:table-cell>
          <table:table-cell office:value-type="float" office:value="14.6680054790157" calcext:value-type="float">
            <text:p>14.6680054790157</text:p>
          </table:table-cell>
          <table:table-cell office:value-type="float" office:value="36.1316077469762" calcext:value-type="float">
            <text:p>36.1316077469762</text:p>
          </table:table-cell>
        </table:table-row>
        <table:table-row table:style-name="ro1">
          <table:table-cell office:value-type="float" office:value="86016" calcext:value-type="float">
            <text:p>86016</text:p>
          </table:table-cell>
          <table:table-cell office:value-type="float" office:value="66.2832457491253" calcext:value-type="float">
            <text:p>66.2832457491253</text:p>
          </table:table-cell>
          <table:table-cell office:value-type="float" office:value="186.696488776968" calcext:value-type="float">
            <text:p>186.696488776968</text:p>
          </table:table-cell>
          <table:table-cell office:value-type="float" office:value="15.4031855813462" calcext:value-type="float">
            <text:p>15.4031855813462</text:p>
          </table:table-cell>
          <table:table-cell office:value-type="float" office:value="25.1517950128706" calcext:value-type="float">
            <text:p>25.1517950128706</text:p>
          </table:table-cell>
        </table:table-row>
        <table:table-row table:style-name="ro1">
          <table:table-cell office:value-type="float" office:value="113199" calcext:value-type="float">
            <text:p>113199</text:p>
          </table:table-cell>
          <table:table-cell office:value-type="float" office:value="48.5889506719928" calcext:value-type="float">
            <text:p>48.5889506719928</text:p>
          </table:table-cell>
          <table:table-cell office:value-type="float" office:value="151.193837487761" calcext:value-type="float">
            <text:p>151.193837487761</text:p>
          </table:table-cell>
          <table:table-cell office:value-type="float" office:value="15.9017079217319" calcext:value-type="float">
            <text:p>15.9017079217319</text:p>
          </table:table-cell>
          <table:table-cell office:value-type="float" office:value="29.8891259415587" calcext:value-type="float">
            <text:p>29.8891259415587</text:p>
          </table:table-cell>
        </table:table-row>
        <table:table-row table:style-name="ro1">
          <table:table-cell office:value-type="float" office:value="125114" calcext:value-type="float">
            <text:p>125114</text:p>
          </table:table-cell>
          <table:table-cell office:value-type="float" office:value="90.4122307483965" calcext:value-type="float">
            <text:p>90.4122307483965</text:p>
          </table:table-cell>
          <table:table-cell office:value-type="float" office:value="137.104993660426" calcext:value-type="float">
            <text:p>137.104993660426</text:p>
          </table:table-cell>
          <table:table-cell office:value-type="float" office:value="12.1844255784549" calcext:value-type="float">
            <text:p>12.1844255784549</text:p>
          </table:table-cell>
          <table:table-cell office:value-type="float" office:value="31.4533689362723" calcext:value-type="float">
            <text:p>31.4533689362723</text:p>
          </table:table-cell>
        </table:table-row>
        <table:table-row table:style-name="ro1">
          <table:table-cell office:value-type="float" office:value="155648" calcext:value-type="float">
            <text:p>155648</text:p>
          </table:table-cell>
          <table:table-cell office:value-type="float" office:value="73.0968384236672" calcext:value-type="float">
            <text:p>73.0968384236672</text:p>
          </table:table-cell>
          <table:table-cell office:value-type="float" office:value="107.090489461428" calcext:value-type="float">
            <text:p>107.090489461428</text:p>
          </table:table-cell>
          <table:table-cell office:value-type="float" office:value="13.8062262684974" calcext:value-type="float">
            <text:p>13.8062262684974</text:p>
          </table:table-cell>
          <table:table-cell office:value-type="float" office:value="33.9048879975263" calcext:value-type="float">
            <text:p>33.9048879975263</text:p>
          </table:table-cell>
        </table:table-row>
        <table:table-row table:style-name="ro1">
          <table:table-cell office:value-type="float" office:value="172032" calcext:value-type="float">
            <text:p>172032</text:p>
          </table:table-cell>
          <table:table-cell office:value-type="float" office:value="65.3622335683125" calcext:value-type="float">
            <text:p>65.3622335683125</text:p>
          </table:table-cell>
          <table:table-cell office:value-type="float" office:value="183.597773896202" calcext:value-type="float">
            <text:p>183.597773896202</text:p>
          </table:table-cell>
          <table:table-cell office:value-type="float" office:value="14.5188733157832" calcext:value-type="float">
            <text:p>14.5188733157832</text:p>
          </table:table-cell>
          <table:table-cell office:value-type="float" office:value="23.2419719057909" calcext:value-type="float">
            <text:p>23.2419719057909</text:p>
          </table:table-cell>
        </table:table-row>
        <table:table-row table:style-name="ro1">
          <table:table-cell office:value-type="float" office:value="226397" calcext:value-type="float">
            <text:p>226397</text:p>
          </table:table-cell>
          <table:table-cell office:value-type="float" office:value="47.1061158177047" calcext:value-type="float">
            <text:p>47.1061158177047</text:p>
          </table:table-cell>
          <table:table-cell office:value-type="float" office:value="149.241290140811" calcext:value-type="float">
            <text:p>149.241290140811</text:p>
          </table:table-cell>
          <table:table-cell office:value-type="float" office:value="15.0501271935411" calcext:value-type="float">
            <text:p>15.0501271935411</text:p>
          </table:table-cell>
          <table:table-cell office:value-type="float" office:value="27.3682267697492" calcext:value-type="float">
            <text:p>27.3682267697492</text:p>
          </table:table-cell>
        </table:table-row>
        <table:table-row table:style-name="ro1">
          <table:table-cell office:value-type="float" office:value="250228" calcext:value-type="float">
            <text:p>250228</text:p>
          </table:table-cell>
          <table:table-cell office:value-type="float" office:value="58.3010767810093" calcext:value-type="float">
            <text:p>58.3010767810093</text:p>
          </table:table-cell>
          <table:table-cell office:value-type="float" office:value="136.705959632303" calcext:value-type="float">
            <text:p>136.705959632303</text:p>
          </table:table-cell>
          <table:table-cell office:value-type="float" office:value="11.3169932698877" calcext:value-type="float">
            <text:p>11.3169932698877</text:p>
          </table:table-cell>
          <table:table-cell office:value-type="float" office:value="28.8096442145718" calcext:value-type="float">
            <text:p>28.8096442145718</text:p>
          </table:table-cell>
        </table:table-row>
        <table:table-row table:style-name="ro1">
          <table:table-cell office:value-type="float" office:value="311296" calcext:value-type="float">
            <text:p>311296</text:p>
          </table:table-cell>
          <table:table-cell office:value-type="float" office:value="49.2586704285816" calcext:value-type="float">
            <text:p>49.2586704285816</text:p>
          </table:table-cell>
          <table:table-cell office:value-type="float" office:value="105.981569575041" calcext:value-type="float">
            <text:p>105.981569575041</text:p>
          </table:table-cell>
          <table:table-cell office:value-type="float" office:value="12.5268782051796" calcext:value-type="float">
            <text:p>12.5268782051796</text:p>
          </table:table-cell>
          <table:table-cell office:value-type="float" office:value="31.2872973649083" calcext:value-type="float">
            <text:p>31.2872973649083</text:p>
          </table:table-cell>
        </table:table-row>
        <table:table-row table:style-name="ro1">
          <table:table-cell office:value-type="float" office:value="344064" calcext:value-type="float">
            <text:p>344064</text:p>
          </table:table-cell>
          <table:table-cell office:value-type="float" office:value="45.8790743348973" calcext:value-type="float">
            <text:p>45.8790743348973</text:p>
          </table:table-cell>
          <table:table-cell office:value-type="float" office:value="113.109516170925" calcext:value-type="float">
            <text:p>113.109516170925</text:p>
          </table:table-cell>
          <table:table-cell office:value-type="float" office:value="13.0545972339897" calcext:value-type="float">
            <text:p>13.0545972339897</text:p>
          </table:table-cell>
          <table:table-cell office:value-type="float" office:value="20.6106795600985" calcext:value-type="float">
            <text:p>20.6106795600985</text:p>
          </table:table-cell>
        </table:table-row>
        <table:table-row table:style-name="ro1">
          <table:table-cell office:value-type="float" office:value="452794" calcext:value-type="float">
            <text:p>452794</text:p>
          </table:table-cell>
          <table:table-cell office:value-type="float" office:value="33.8969309283611" calcext:value-type="float">
            <text:p>33.8969309283611</text:p>
          </table:table-cell>
          <table:table-cell office:value-type="float" office:value="98.5507118310163" calcext:value-type="float">
            <text:p>98.5507118310163</text:p>
          </table:table-cell>
          <table:table-cell office:value-type="float" office:value="13.3055156215832" calcext:value-type="float">
            <text:p>13.3055156215832</text:p>
          </table:table-cell>
          <table:table-cell office:value-type="float" office:value="23.7355066287313" calcext:value-type="float">
            <text:p>23.7355066287313</text:p>
          </table:table-cell>
        </table:table-row>
        <table:table-row table:style-name="ro1">
          <table:table-cell office:value-type="float" office:value="500457" calcext:value-type="float">
            <text:p>500457</text:p>
          </table:table-cell>
          <table:table-cell office:value-type="float" office:value="35.7343220131127" calcext:value-type="float">
            <text:p>35.7343220131127</text:p>
          </table:table-cell>
          <table:table-cell office:value-type="float" office:value="94.2276731479882" calcext:value-type="float">
            <text:p>94.2276731479882</text:p>
          </table:table-cell>
          <table:table-cell office:value-type="float" office:value="10.3328462927106" calcext:value-type="float">
            <text:p>10.3328462927106</text:p>
          </table:table-cell>
          <table:table-cell office:value-type="float" office:value="24.8131254932311" calcext:value-type="float">
            <text:p>24.8131254932311</text:p>
          </table:table-cell>
        </table:table-row>
        <table:table-row table:style-name="ro1">
          <table:table-cell office:value-type="float" office:value="622592" calcext:value-type="float">
            <text:p>622592</text:p>
          </table:table-cell>
          <table:table-cell office:value-type="float" office:value="31.2835408298038" calcext:value-type="float">
            <text:p>31.2835408298038</text:p>
          </table:table-cell>
          <table:table-cell office:value-type="float" office:value="78.4366120000173" calcext:value-type="float">
            <text:p>78.4366120000173</text:p>
          </table:table-cell>
          <table:table-cell office:value-type="float" office:value="10.9357181969236" calcext:value-type="float">
            <text:p>10.9357181969236</text:p>
          </table:table-cell>
          <table:table-cell office:value-type="float" office:value="26.602432489147" calcext:value-type="float">
            <text:p>26.602432489147</text:p>
          </table:table-cell>
        </table:table-row>
        <table:table-row table:style-name="ro1">
          <table:table-cell office:value-type="float" office:value="688128" calcext:value-type="float">
            <text:p>688128</text:p>
          </table:table-cell>
          <table:table-cell office:value-type="float" office:value="28.7656787889721" calcext:value-type="float">
            <text:p>28.7656787889721</text:p>
          </table:table-cell>
          <table:table-cell office:value-type="float" office:value="71.8048431914279" calcext:value-type="float">
            <text:p>71.8048431914279</text:p>
          </table:table-cell>
          <table:table-cell office:value-type="float" office:value="11.1458239485095" calcext:value-type="float">
            <text:p>11.1458239485095</text:p>
          </table:table-cell>
          <table:table-cell office:value-type="float" office:value="18.5378516293532" calcext:value-type="float">
            <text:p>18.5378516293532</text:p>
          </table:table-cell>
        </table:table-row>
        <table:table-row table:style-name="ro1">
          <table:table-cell office:value-type="float" office:value="905588" calcext:value-type="float">
            <text:p>905588</text:p>
          </table:table-cell>
          <table:table-cell office:value-type="float" office:value="19.8955768918917" calcext:value-type="float">
            <text:p>19.8955768918917</text:p>
          </table:table-cell>
          <table:table-cell office:value-type="float" office:value="65.0245126848665" calcext:value-type="float">
            <text:p>65.0245126848665</text:p>
          </table:table-cell>
          <table:table-cell office:value-type="float" office:value="10.7389997850511" calcext:value-type="float">
            <text:p>10.7389997850511</text:p>
          </table:table-cell>
          <table:table-cell office:value-type="float" office:value="20.6624272581257" calcext:value-type="float">
            <text:p>20.6624272581257</text:p>
          </table:table-cell>
        </table:table-row>
        <table:table-row table:style-name="ro1">
          <table:table-cell office:value-type="float" office:value="1000913" calcext:value-type="float">
            <text:p>1000913</text:p>
          </table:table-cell>
          <table:table-cell office:value-type="float" office:value="30.8066304709106" calcext:value-type="float">
            <text:p>30.8066304709106</text:p>
          </table:table-cell>
          <table:table-cell office:value-type="float" office:value="61.7582252601052" calcext:value-type="float">
            <text:p>61.7582252601052</text:p>
          </table:table-cell>
          <table:table-cell office:value-type="float" office:value="8.60401759232865" calcext:value-type="float">
            <text:p>8.60401759232865</text:p>
          </table:table-cell>
          <table:table-cell office:value-type="float" office:value="21.2660583505654" calcext:value-type="float">
            <text:p>21.2660583505654</text:p>
          </table:table-cell>
        </table:table-row>
        <table:table-row table:style-name="ro1">
          <table:table-cell office:value-type="float" office:value="1245184" calcext:value-type="float">
            <text:p>1245184</text:p>
          </table:table-cell>
          <table:table-cell office:value-type="float" office:value="26.8782402488973" calcext:value-type="float">
            <text:p>26.8782402488973</text:p>
          </table:table-cell>
          <table:table-cell office:value-type="float" office:value="52.0719233739674" calcext:value-type="float">
            <text:p>52.0719233739674</text:p>
          </table:table-cell>
          <table:table-cell office:value-type="float" office:value="9.05150425528844" calcext:value-type="float">
            <text:p>9.05150425528844</text:p>
          </table:table-cell>
          <table:table-cell office:value-type="float" office:value="21.7340196917426" calcext:value-type="float">
            <text:p>21.7340196917426</text:p>
          </table:table-cell>
        </table:table-row>
        <table:table-row table:style-name="ro1">
          <table:table-cell office:value-type="float" office:value="1376256" calcext:value-type="float">
            <text:p>1376256</text:p>
          </table:table-cell>
          <table:table-cell office:value-type="float" office:value="24.4642980247862" calcext:value-type="float">
            <text:p>24.4642980247862</text:p>
          </table:table-cell>
          <table:table-cell office:value-type="float" office:value="61.9628751046707" calcext:value-type="float">
            <text:p>61.9628751046707</text:p>
          </table:table-cell>
          <table:table-cell office:value-type="float" office:value="9.18902668490329" calcext:value-type="float">
            <text:p>9.18902668490329</text:p>
          </table:table-cell>
          <table:table-cell office:value-type="float" office:value="15.8021140331357" calcext:value-type="float">
            <text:p>15.8021140331357</text:p>
          </table:table-cell>
        </table:table-row>
        <table:table-row table:style-name="ro1">
          <table:table-cell office:value-type="float" office:value="1811176" calcext:value-type="float">
            <text:p>1811176</text:p>
          </table:table-cell>
          <table:table-cell office:value-type="float" office:value="15.8979824603939" calcext:value-type="float">
            <text:p>15.8979824603939</text:p>
          </table:table-cell>
          <table:table-cell office:value-type="float" office:value="56.1428754432043" calcext:value-type="float">
            <text:p>56.1428754432043</text:p>
          </table:table-cell>
          <table:table-cell office:value-type="float" office:value="8.87836478914415" calcext:value-type="float">
            <text:p>8.87836478914415</text:p>
          </table:table-cell>
          <table:table-cell office:value-type="float" office:value="17.6261458797409" calcext:value-type="float">
            <text:p>17.6261458797409</text:p>
          </table:table-cell>
        </table:table-row>
        <table:table-row table:style-name="ro1">
          <table:table-cell office:value-type="float" office:value="2001827" calcext:value-type="float">
            <text:p>2001827</text:p>
          </table:table-cell>
          <table:table-cell office:value-type="float" office:value="28.5633163288341" calcext:value-type="float">
            <text:p>28.5633163288341</text:p>
          </table:table-cell>
          <table:table-cell office:value-type="float" office:value="53.2821246267524" calcext:value-type="float">
            <text:p>53.2821246267524</text:p>
          </table:table-cell>
          <table:table-cell office:value-type="float" office:value="7.34441206893518" calcext:value-type="float">
            <text:p>7.34441206893518</text:p>
          </table:table-cell>
          <table:table-cell office:value-type="float" office:value="18.1041180665235" calcext:value-type="float">
            <text:p>18.1041180665235</text:p>
          </table:table-cell>
        </table:table-row>
        <table:table-row table:style-name="ro1">
          <table:table-cell office:value-type="float" office:value="2490368" calcext:value-type="float">
            <text:p>2490368</text:p>
          </table:table-cell>
          <table:table-cell office:value-type="float" office:value="24.9004259874315" calcext:value-type="float">
            <text:p>24.9004259874315</text:p>
          </table:table-cell>
          <table:table-cell office:value-type="float" office:value="44.8920036187054" calcext:value-type="float">
            <text:p>44.8920036187054</text:p>
          </table:table-cell>
          <table:table-cell office:value-type="float" office:value="7.80860699790703" calcext:value-type="float">
            <text:p>7.80860699790703</text:p>
          </table:table-cell>
          <table:table-cell office:value-type="float" office:value="18.4289998133899" calcext:value-type="float">
            <text:p>18.4289998133899</text:p>
          </table:table-cell>
        </table:table-row>
        <table:table-row table:style-name="ro1">
          <table:table-cell office:value-type="float" office:value="2752512" calcext:value-type="float">
            <text:p>2752512</text:p>
          </table:table-cell>
          <table:table-cell office:value-type="float" office:value="22.585634320785" calcext:value-type="float">
            <text:p>22.585634320785</text:p>
          </table:table-cell>
          <table:table-cell office:value-type="float" office:value="57.5383066217186" calcext:value-type="float">
            <text:p>57.5383066217186</text:p>
          </table:table-cell>
          <table:table-cell office:value-type="float" office:value="7.93132314718408" calcext:value-type="float">
            <text:p>7.93132314718408</text:p>
          </table:table-cell>
          <table:table-cell office:value-type="float" office:value="13.9336772116804" calcext:value-type="float">
            <text:p>13.9336772116804</text:p>
          </table:table-cell>
        </table:table-row>
        <table:table-row table:style-name="ro1">
          <table:table-cell office:value-type="float" office:value="3622353" calcext:value-type="float">
            <text:p>3622353</text:p>
          </table:table-cell>
          <table:table-cell office:value-type="float" office:value="14.324101124221" calcext:value-type="float">
            <text:p>14.324101124221</text:p>
          </table:table-cell>
          <table:table-cell office:value-type="float" office:value="52.154590018958" calcext:value-type="float">
            <text:p>52.154590018958</text:p>
          </table:table-cell>
          <table:table-cell office:value-type="float" office:value="7.79328826396002" calcext:value-type="float">
            <text:p>7.79328826396002</text:p>
          </table:table-cell>
          <table:table-cell office:value-type="float" office:value="15.7770462176208" calcext:value-type="float">
            <text:p>15.7770462176208</text:p>
          </table:table-cell>
        </table:table-row>
        <table:table-row table:style-name="ro1">
          <table:table-cell office:value-type="float" office:value="4003654" calcext:value-type="float">
            <text:p>4003654</text:p>
          </table:table-cell>
          <table:table-cell office:value-type="float" office:value="27.3458860190144" calcext:value-type="float">
            <text:p>27.3458860190144</text:p>
          </table:table-cell>
          <table:table-cell office:value-type="float" office:value="49.4800129360138" calcext:value-type="float">
            <text:p>49.4800129360138</text:p>
          </table:table-cell>
          <table:table-cell office:value-type="float" office:value="6.6042705505669" calcext:value-type="float">
            <text:p>6.6042705505669</text:p>
          </table:table-cell>
          <table:table-cell office:value-type="float" office:value="16.2570645024228" calcext:value-type="float">
            <text:p>16.2570645024228</text:p>
          </table:table-cell>
        </table:table-row>
        <table:table-row table:style-name="ro1">
          <table:table-cell office:value-type="float" office:value="4980736" calcext:value-type="float">
            <text:p>4980736</text:p>
          </table:table-cell>
          <table:table-cell office:value-type="float" office:value="23.8210514674147" calcext:value-type="float">
            <text:p>23.8210514674147</text:p>
          </table:table-cell>
          <table:table-cell office:value-type="float" office:value="41.8119295841894" calcext:value-type="float">
            <text:p>41.8119295841894</text:p>
          </table:table-cell>
          <table:table-cell office:value-type="float" office:value="7.01363856112128" calcext:value-type="float">
            <text:p>7.01363856112128</text:p>
          </table:table-cell>
          <table:table-cell office:value-type="float" office:value="16.5916431864789" calcext:value-type="float">
            <text:p>16.5916431864789</text:p>
          </table:table-cell>
        </table:table-row>
        <table:table-row table:style-name="ro1">
          <table:table-cell office:value-type="float" office:value="5505024" calcext:value-type="float">
            <text:p>5505024</text:p>
          </table:table-cell>
          <table:table-cell office:value-type="float" office:value="21.4884519131033" calcext:value-type="float">
            <text:p>21.4884519131033</text:p>
          </table:table-cell>
          <table:table-cell office:value-type="float" office:value="55.2683055208972" calcext:value-type="float">
            <text:p>55.2683055208972</text:p>
          </table:table-cell>
          <table:table-cell office:value-type="float" office:value="7.13523222919067" calcext:value-type="float">
            <text:p>7.13523222919067</text:p>
          </table:table-cell>
          <table:table-cell office:value-type="float" office:value="12.8519859274715" calcext:value-type="float">
            <text:p>12.8519859274715</text:p>
          </table:table-cell>
        </table:table-row>
        <table:table-row table:style-name="ro1">
          <table:table-cell office:value-type="float" office:value="7244707" calcext:value-type="float">
            <text:p>7244707</text:p>
          </table:table-cell>
          <table:table-cell office:value-type="float" office:value="13.4653861745023" calcext:value-type="float">
            <text:p>13.4653861745023</text:p>
          </table:table-cell>
          <table:table-cell office:value-type="float" office:value="50.0753286089263" calcext:value-type="float">
            <text:p>50.0753286089263</text:p>
          </table:table-cell>
          <table:table-cell office:value-type="float" office:value="7.10193272587046" calcext:value-type="float">
            <text:p>7.10193272587046</text:p>
          </table:table-cell>
          <table:table-cell office:value-type="float" office:value="14.5921178460385" calcext:value-type="float">
            <text:p>14.5921178460385</text:p>
          </table:table-cell>
        </table:table-row>
        <table:table-row table:style-name="ro1">
          <table:table-cell office:value-type="float" office:value="8007308" calcext:value-type="float">
            <text:p>8007308</text:p>
          </table:table-cell>
          <table:table-cell office:value-type="float" office:value="26.7250328010292" calcext:value-type="float">
            <text:p>26.7250328010292</text:p>
          </table:table-cell>
          <table:table-cell office:value-type="float" office:value="47.5341687225749" calcext:value-type="float">
            <text:p>47.5341687225749</text:p>
          </table:table-cell>
          <table:table-cell office:value-type="float" office:value="6.1639555033053" calcext:value-type="float">
            <text:p>6.1639555033053</text:p>
          </table:table-cell>
          <table:table-cell office:value-type="float" office:value="15.0500658407442" calcext:value-type="float">
            <text:p>15.0500658407442</text:p>
          </table:table-cell>
        </table:table-row>
      </table:table>
      <table:table table:name="attack 64x64" table:style-name="ta1">
        <table:shapes>
          <draw:frame draw:z-index="0" draw:style-name="gr1" draw:text-style-name="P1" svg:width="722.15pt" svg:height="506.72pt" svg:x="374.91pt" svg:y="1.76pt">
            <draw:object draw:notify-on-update-of-ranges="'attack 64x64'.A1:'attack 64x64'.A1 'attack 64x64'.A2:'attack 64x64'.A21 'attack 64x64'.C1:'attack 64x64'.C1 'attack 64x64'.C2:'attack 64x64'.C21 'attack 64x64'.A1:'attack 64x64'.A1 'attack 64x64'.A2:'attack 64x64'.A21 'attack 64x64'.B1:'attack 64x64'.B1 'attack 64x64'.B2:'attack 64x64'.B21 'attack 64x64'.A1:'attack 64x64'.A1 'attack 64x64'.A2:'attack 64x64'.A21 'attack 64x64'.E1:'attack 64x64'.E1 'attack 64x64'.E2:'attack 64x64'.E21 'attack 64x64'.A1:'attack 64x64'.A1 'attack 64x64'.A2:'attack 64x64'.A21 'attack 64x64'.D1:'attack 64x64'.D1 'attack 64x64'.D2:'attack 64x64'.D2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hifted bits</text:p>
          </table:table-cell>
          <table:table-cell office:value-type="string" calcext:value-type="string">
            <text:p>HashMap::default</text:p>
          </table:table-cell>
          <table:table-cell office:value-type="string" calcext:value-type="string">
            <text:p>ThinMap::default</text:p>
          </table:table-cell>
          <table:table-cell office:value-type="string" calcext:value-type="string">
            <text:p>HashMap::Trivial</text:p>
          </table:table-cell>
          <table:table-cell office:value-type="string" calcext:value-type="string">
            <text:p>ThinMap::trivi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8804486978229" calcext:value-type="float">
            <text:p>7.88804486978229</text:p>
          </table:table-cell>
          <table:table-cell office:value-type="float" office:value="9.81791003058501" calcext:value-type="float">
            <text:p>9.81791003058501</text:p>
          </table:table-cell>
          <table:table-cell office:value-type="float" office:value="27.4855488267939" calcext:value-type="float">
            <text:p>27.4855488267939</text:p>
          </table:table-cell>
          <table:table-cell office:value-type="float" office:value="26.8962408814997" calcext:value-type="float">
            <text:p>26.89624088149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8884362816182" calcext:value-type="float">
            <text:p>7.8884362816182</text:p>
          </table:table-cell>
          <table:table-cell office:value-type="float" office:value="9.82346258016771" calcext:value-type="float">
            <text:p>9.82346258016771</text:p>
          </table:table-cell>
          <table:table-cell office:value-type="float" office:value="23.8601475816618" calcext:value-type="float">
            <text:p>23.8601475816618</text:p>
          </table:table-cell>
          <table:table-cell office:value-type="float" office:value="19.7626283046647" calcext:value-type="float">
            <text:p>19.76262830466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87640834040567" calcext:value-type="float">
            <text:p>7.87640834040567</text:p>
          </table:table-cell>
          <table:table-cell office:value-type="float" office:value="9.78979249859304" calcext:value-type="float">
            <text:p>9.78979249859304</text:p>
          </table:table-cell>
          <table:table-cell office:value-type="float" office:value="22.8647724615217" calcext:value-type="float">
            <text:p>22.8647724615217</text:p>
          </table:table-cell>
          <table:table-cell office:value-type="float" office:value="13.2331383498916" calcext:value-type="float">
            <text:p>13.23313834989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87774060845017" calcext:value-type="float">
            <text:p>7.87774060845017</text:p>
          </table:table-cell>
          <table:table-cell office:value-type="float" office:value="9.81606318549614" calcext:value-type="float">
            <text:p>9.81606318549614</text:p>
          </table:table-cell>
          <table:table-cell office:value-type="float" office:value="20.7133170658766" calcext:value-type="float">
            <text:p>20.7133170658766</text:p>
          </table:table-cell>
          <table:table-cell office:value-type="float" office:value="7.444613087375" calcext:value-type="float">
            <text:p>7.4446130873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90248798496771" calcext:value-type="float">
            <text:p>7.90248798496771</text:p>
          </table:table-cell>
          <table:table-cell office:value-type="float" office:value="9.84635185416888" calcext:value-type="float">
            <text:p>9.84635185416888</text:p>
          </table:table-cell>
          <table:table-cell office:value-type="float" office:value="18.363183870079" calcext:value-type="float">
            <text:p>18.363183870079</text:p>
          </table:table-cell>
          <table:table-cell office:value-type="float" office:value="5.71827311514267" calcext:value-type="float">
            <text:p>5.718273115142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90090989369756" calcext:value-type="float">
            <text:p>7.90090989369756</text:p>
          </table:table-cell>
          <table:table-cell office:value-type="float" office:value="9.84541904466355" calcext:value-type="float">
            <text:p>9.84541904466355</text:p>
          </table:table-cell>
          <table:table-cell office:value-type="float" office:value="14.5155688577261" calcext:value-type="float">
            <text:p>14.5155688577261</text:p>
          </table:table-cell>
          <table:table-cell office:value-type="float" office:value="5.30595168150878" calcext:value-type="float">
            <text:p>5.305951681508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91855230074801" calcext:value-type="float">
            <text:p>7.91855230074801</text:p>
          </table:table-cell>
          <table:table-cell office:value-type="float" office:value="9.84593111927583" calcext:value-type="float">
            <text:p>9.84593111927583</text:p>
          </table:table-cell>
          <table:table-cell office:value-type="float" office:value="9.9898393942911" calcext:value-type="float">
            <text:p>9.9898393942911</text:p>
          </table:table-cell>
          <table:table-cell office:value-type="float" office:value="5.16003686817446" calcext:value-type="float">
            <text:p>5.160036868174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91686693107282" calcext:value-type="float">
            <text:p>7.91686693107282</text:p>
          </table:table-cell>
          <table:table-cell office:value-type="float" office:value="9.84607923650382" calcext:value-type="float">
            <text:p>9.84607923650382</text:p>
          </table:table-cell>
          <table:table-cell office:value-type="float" office:value="6.49003524056253" calcext:value-type="float">
            <text:p>6.49003524056253</text:p>
          </table:table-cell>
          <table:table-cell office:value-type="float" office:value="5.03430706412799" calcext:value-type="float">
            <text:p>5.034307064127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2969947975219" calcext:value-type="float">
            <text:p>7.92969947975219</text:p>
          </table:table-cell>
          <table:table-cell office:value-type="float" office:value="9.84507716347341" calcext:value-type="float">
            <text:p>9.84507716347341</text:p>
          </table:table-cell>
          <table:table-cell office:value-type="float" office:value="4.54876784038119" calcext:value-type="float">
            <text:p>4.54876784038119</text:p>
          </table:table-cell>
          <table:table-cell office:value-type="float" office:value="4.6918091833473" calcext:value-type="float">
            <text:p>4.69180918334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92310658442505" calcext:value-type="float">
            <text:p>7.92310658442505</text:p>
          </table:table-cell>
          <table:table-cell office:value-type="float" office:value="9.84307835078162" calcext:value-type="float">
            <text:p>9.84307835078162</text:p>
          </table:table-cell>
          <table:table-cell office:value-type="float" office:value="3.26063570462748" calcext:value-type="float">
            <text:p>3.26063570462748</text:p>
          </table:table-cell>
          <table:table-cell office:value-type="float" office:value="4.84569127281204" calcext:value-type="float">
            <text:p>4.845691272812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92505594553235" calcext:value-type="float">
            <text:p>7.92505594553235</text:p>
          </table:table-cell>
          <table:table-cell office:value-type="float" office:value="9.84434779463583" calcext:value-type="float">
            <text:p>9.84434779463583</text:p>
          </table:table-cell>
          <table:table-cell office:value-type="float" office:value="2.14674958811539" calcext:value-type="float">
            <text:p>2.14674958811539</text:p>
          </table:table-cell>
          <table:table-cell office:value-type="float" office:value="5.07879218558724" calcext:value-type="float">
            <text:p>5.078792185587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93309006329312" calcext:value-type="float">
            <text:p>7.93309006329312</text:p>
          </table:table-cell>
          <table:table-cell office:value-type="float" office:value="9.84314921385218" calcext:value-type="float">
            <text:p>9.84314921385218</text:p>
          </table:table-cell>
          <table:table-cell office:value-type="float" office:value="1.27293524604499" calcext:value-type="float">
            <text:p>1.27293524604499</text:p>
          </table:table-cell>
          <table:table-cell office:value-type="float" office:value="5.45310123340239" calcext:value-type="float">
            <text:p>5.453101233402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93505047765716" calcext:value-type="float">
            <text:p>7.93505047765716</text:p>
          </table:table-cell>
          <table:table-cell office:value-type="float" office:value="9.82560721034185" calcext:value-type="float">
            <text:p>9.82560721034185</text:p>
          </table:table-cell>
          <table:table-cell office:value-type="float" office:value="0.698843883136268" calcext:value-type="float">
            <text:p>0.698843883136268</text:p>
          </table:table-cell>
          <table:table-cell office:value-type="float" office:value="5.99142032444049" calcext:value-type="float">
            <text:p>5.991420324440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92134890559277" calcext:value-type="float">
            <text:p>7.92134890559277</text:p>
          </table:table-cell>
          <table:table-cell office:value-type="float" office:value="9.84188007907691" calcext:value-type="float">
            <text:p>9.84188007907691</text:p>
          </table:table-cell>
          <table:table-cell office:value-type="float" office:value="0.366528930196782" calcext:value-type="float">
            <text:p>0.366528930196782</text:p>
          </table:table-cell>
          <table:table-cell office:value-type="float" office:value="6.47865685947574" calcext:value-type="float">
            <text:p>6.478656859475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.91273297060092" calcext:value-type="float">
            <text:p>7.91273297060092</text:p>
          </table:table-cell>
          <table:table-cell office:value-type="float" office:value="9.84263427681101" calcext:value-type="float">
            <text:p>9.84263427681101</text:p>
          </table:table-cell>
          <table:table-cell office:value-type="float" office:value="0.190640351933881" calcext:value-type="float">
            <text:p>0.190640351933881</text:p>
          </table:table-cell>
          <table:table-cell office:value-type="float" office:value="7.01485343445127" calcext:value-type="float">
            <text:p>7.014853434451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.88138472690928" calcext:value-type="float">
            <text:p>7.88138472690928</text:p>
          </table:table-cell>
          <table:table-cell office:value-type="float" office:value="9.82624906075061" calcext:value-type="float">
            <text:p>9.82624906075061</text:p>
          </table:table-cell>
          <table:table-cell office:value-type="float" office:value="0.0974192062246756" calcext:value-type="float">
            <text:p>0.097419206224676</text:p>
          </table:table-cell>
          <table:table-cell office:value-type="float" office:value="7.57943007375997" calcext:value-type="float">
            <text:p>7.579430073759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89042831940288" calcext:value-type="float">
            <text:p>7.89042831940288</text:p>
          </table:table-cell>
          <table:table-cell office:value-type="float" office:value="9.78939995354147" calcext:value-type="float">
            <text:p>9.78939995354147</text:p>
          </table:table-cell>
          <table:table-cell office:value-type="float" office:value="0.0492323535122721" calcext:value-type="float">
            <text:p>0.049232353512272</text:p>
          </table:table-cell>
          <table:table-cell office:value-type="float" office:value="7.76489861152136" calcext:value-type="float">
            <text:p>7.764898611521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87503619976953" calcext:value-type="float">
            <text:p>7.87503619976953</text:p>
          </table:table-cell>
          <table:table-cell office:value-type="float" office:value="9.84431944496593" calcext:value-type="float">
            <text:p>9.84431944496593</text:p>
          </table:table-cell>
          <table:table-cell/>
          <table:table-cell office:value-type="float" office:value="7.86612538837021" calcext:value-type="float">
            <text:p>7.866125388370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88410866112557" calcext:value-type="float">
            <text:p>7.88410866112557</text:p>
          </table:table-cell>
          <table:table-cell office:value-type="float" office:value="9.84304843241665" calcext:value-type="float">
            <text:p>9.84304843241665</text:p>
          </table:table-cell>
          <table:table-cell/>
          <table:table-cell office:value-type="float" office:value="7.90821499606066" calcext:value-type="float">
            <text:p>7.908214996060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88657464827634" calcext:value-type="float">
            <text:p>7.88657464827634</text:p>
          </table:table-cell>
          <table:table-cell office:value-type="float" office:value="9.84643379107236" calcext:value-type="float">
            <text:p>9.84643379107236</text:p>
          </table:table-cell>
          <table:table-cell/>
          <table:table-cell office:value-type="float" office:value="7.94001723928074" calcext:value-type="float">
            <text:p>7.940017239280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8">00/00/0000</text:date>, <text:time style:data-style-name="N2" text:time-value="09:35:34.6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6:36:14.610000000</meta:creation-date>
    <dc:date>2018-10-28T10:00:09.894000000</dc:date>
    <meta:editing-duration>PT47M16S</meta:editing-duration>
    <meta:editing-cycles>9</meta:editing-cycles>
    <meta:generator>LibreOffice/6.0.5.2$Windows_X86_64 LibreOffice_project/54c8cbb85f300ac59db32fe8a675ff7683cd5a16</meta:generator>
    <meta:document-statistic meta:table-count="5" meta:cell-count="1642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663cm"/>
    </style:style>
    <style:style style:name="P1" style:family="paragraph">
      <loext:graphic-properties draw:fill="none" draw:fill-color="#ffffff"/>
    </style:style>
  </office:automatic-styles>
  <office:body>
    <office:chart>
      <chart:chart svg:width="23.265cm" svg:height="14.187cm" xlink:href=".." xlink:type="simple" chart:class="chart:scatter" chart:column-mapping="2 1" chart:style-name="ch1">
        <chart:legend svg:x="2.699cm" svg:y="7.704cm" style:legend-expansion="custom" chartooo:width="3.311cm" chartooo:height="1.09cm" style:legend-expansion-aspect-ratio="3.03761467889908" chart:style-name="ch2"/>
        <chart:plot-area chart:style-name="ch3" table:cell-range-address="'random 32x32'.A2:'random 32x32'.B77 'random 32x32'.C1:'random 32x32'.C77 'random 32x32'.B1:'random 32x32'.B1" chart:data-source-has-labels="row" svg:x="1.454cm" svg:y="0.283cm" svg:width="21.346cm" svg:height="12.662cm">
          <chartooo:coordinate-region svg:x="2.295cm" svg:y="0.481cm" svg:width="19.717cm" svg:height="11.82cm"/>
          <chart:axis chart:dimension="x" chart:name="primary-x" chart:style-name="ch4">
            <chart:title svg:x="11.397cm" svg:y="13.228cm" chart:style-name="ch5">
              <text:p>Map Size</text:p>
            </chart:title>
          </chart:axis>
          <chart:axis chart:dimension="y" chart:name="primary-y" chart:style-name="ch6">
            <chart:title svg:x="0.451cm" svg:y="7.238cm" chart:style-name="ch7">
              <text:p>M ops/s</text:p>
            </chart:title>
            <chart:grid chart:style-name="ch8" chart:class="major"/>
          </chart:axis>
          <chart:series chart:style-name="ch9" chart:values-cell-range-address="'random 32x32'.C2:'random 32x32'.C77" chart:label-cell-address="'random 32x32'.C1:'random 32x32'.C1" chart:class="chart:scatter">
            <chart:domain table:cell-range-address="'random 32x32'.A2:'random 32x32'.A77"/>
            <chart:data-point chart:repeated="76"/>
          </chart:series>
          <chart:series chart:style-name="ch10" chart:values-cell-range-address="'random 32x32'.B2:'random 32x32'.B77" chart:label-cell-address="'random 32x32'.B1:'random 32x32'.B1" chart:class="chart:scatter">
            <chart:data-point chart:repeated="76"/>
          </chart:series>
          <chart:wall chart:style-name="ch11"/>
          <chart:floor chart:style-name="ch12"/>
        </chart:plot-area>
        <draw:frame draw:style-name="gr1" draw:text-style-name="P1" svg:width="4.957cm" svg:height="1.875cm" svg:x="2.853cm" svg:y="6.205cm">
          <draw:text-box>
            <text:p>32 bit key x 32 bit value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inMap::get</text:p>
                <draw:g>
                  <svg:desc>'random 32x32'.C1:'random 32x32'.C1</svg:desc>
                </draw:g>
              </table:table-cell>
              <table:table-cell office:value-type="string">
                <text:p>HashMap::get</text:p>
                <draw:g>
                  <svg:desc>'random 32x32'.B1:'random 32x32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">
                <text:p>19</text:p>
                <draw:g>
                  <svg:desc>'random 32x32'.A2:'random 32x32'.A77</svg:desc>
                </draw:g>
              </table:table-cell>
              <table:table-cell office:value-type="float" office:value="310.726711129787">
                <text:p>310.726711129787</text:p>
                <draw:g>
                  <svg:desc>'random 32x32'.C2:'random 32x32'.C77</svg:desc>
                </draw:g>
              </table:table-cell>
              <table:table-cell office:value-type="float" office:value="77.1318592401987">
                <text:p>77.1318592401987</text:p>
                <draw:g>
                  <svg:desc>'random 32x32'.B2:'random 32x32'.B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384.087322029318">
                <text:p>384.087322029318</text:p>
              </table:table-cell>
              <table:table-cell office:value-type="float" office:value="77.867307596304">
                <text:p>77.867307596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296.948332727916">
                <text:p>296.948332727916</text:p>
              </table:table-cell>
              <table:table-cell office:value-type="float" office:value="72.8565561686534">
                <text:p>72.85655616865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345.426436760013">
                <text:p>345.426436760013</text:p>
              </table:table-cell>
              <table:table-cell office:value-type="float" office:value="72.6513673518931">
                <text:p>72.65136735189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331.351978712743">
                <text:p>331.351978712743</text:p>
              </table:table-cell>
              <table:table-cell office:value-type="float" office:value="68.5175493761737">
                <text:p>68.51754937617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377.983862500951">
                <text:p>377.983862500951</text:p>
              </table:table-cell>
              <table:table-cell office:value-type="float" office:value="74.8265236996284">
                <text:p>74.82652369962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">
                <text:p>56</text:p>
              </table:table-cell>
              <table:table-cell office:value-type="float" office:value="352.518032003601">
                <text:p>352.518032003601</text:p>
              </table:table-cell>
              <table:table-cell office:value-type="float" office:value="68.3203143801966">
                <text:p>68.32031438019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325.624462781887">
                <text:p>325.624462781887</text:p>
              </table:table-cell>
              <table:table-cell office:value-type="float" office:value="68.5575153695755">
                <text:p>68.55751536957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">
                <text:p>76</text:p>
              </table:table-cell>
              <table:table-cell office:value-type="float" office:value="300.923617761844">
                <text:p>300.923617761844</text:p>
              </table:table-cell>
              <table:table-cell office:value-type="float" office:value="66.4721967254081">
                <text:p>66.47219672540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">
                <text:p>84</text:p>
              </table:table-cell>
              <table:table-cell office:value-type="float" office:value="346.542185171858">
                <text:p>346.542185171858</text:p>
              </table:table-cell>
              <table:table-cell office:value-type="float" office:value="68.032877929579">
                <text:p>68.0328779295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1">
                <text:p>111</text:p>
              </table:table-cell>
              <table:table-cell office:value-type="float" office:value="331.57781423118">
                <text:p>331.57781423118</text:p>
              </table:table-cell>
              <table:table-cell office:value-type="float" office:value="69.6930158688396">
                <text:p>69.69301586883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2">
                <text:p>122</text:p>
              </table:table-cell>
              <table:table-cell office:value-type="float" office:value="320.846802063098">
                <text:p>320.846802063098</text:p>
              </table:table-cell>
              <table:table-cell office:value-type="float" office:value="65.686822254306">
                <text:p>65.6868222543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2">
                <text:p>152</text:p>
              </table:table-cell>
              <table:table-cell office:value-type="float" office:value="267.241439270581">
                <text:p>267.241439270581</text:p>
              </table:table-cell>
              <table:table-cell office:value-type="float" office:value="62.8663453861502">
                <text:p>62.86634538615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8">
                <text:p>168</text:p>
              </table:table-cell>
              <table:table-cell office:value-type="float" office:value="320.391728746198">
                <text:p>320.391728746198</text:p>
              </table:table-cell>
              <table:table-cell office:value-type="float" office:value="63.1661124602677">
                <text:p>63.16611246026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1">
                <text:p>221</text:p>
              </table:table-cell>
              <table:table-cell office:value-type="float" office:value="328.71690102281">
                <text:p>328.71690102281</text:p>
              </table:table-cell>
              <table:table-cell office:value-type="float" office:value="60.8077546161146">
                <text:p>60.80775461611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4">
                <text:p>244</text:p>
              </table:table-cell>
              <table:table-cell office:value-type="float" office:value="324.11600328792">
                <text:p>324.11600328792</text:p>
              </table:table-cell>
              <table:table-cell office:value-type="float" office:value="65.5106664352229">
                <text:p>65.51066643522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4">
                <text:p>304</text:p>
              </table:table-cell>
              <table:table-cell office:value-type="float" office:value="275.387722548142">
                <text:p>275.387722548142</text:p>
              </table:table-cell>
              <table:table-cell office:value-type="float" office:value="62.4791359672275">
                <text:p>62.47913596722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6">
                <text:p>336</text:p>
              </table:table-cell>
              <table:table-cell office:value-type="float" office:value="307.183908556378">
                <text:p>307.183908556378</text:p>
              </table:table-cell>
              <table:table-cell office:value-type="float" office:value="60.7052507455344">
                <text:p>60.70525074553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2">
                <text:p>442</text:p>
              </table:table-cell>
              <table:table-cell office:value-type="float" office:value="299.435098126964">
                <text:p>299.435098126964</text:p>
              </table:table-cell>
              <table:table-cell office:value-type="float" office:value="57.3719697994684">
                <text:p>57.37196979946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9">
                <text:p>489</text:p>
              </table:table-cell>
              <table:table-cell office:value-type="float" office:value="299.747594478155">
                <text:p>299.747594478155</text:p>
              </table:table-cell>
              <table:table-cell office:value-type="float" office:value="62.3466748909789">
                <text:p>62.34667489097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8">
                <text:p>608</text:p>
              </table:table-cell>
              <table:table-cell office:value-type="float" office:value="293.066476054324">
                <text:p>293.066476054324</text:p>
              </table:table-cell>
              <table:table-cell office:value-type="float" office:value="57.5985119286049">
                <text:p>57.59851192860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2">
                <text:p>672</text:p>
              </table:table-cell>
              <table:table-cell office:value-type="float" office:value="289.87047254926">
                <text:p>289.87047254926</text:p>
              </table:table-cell>
              <table:table-cell office:value-type="float" office:value="55.7767694579649">
                <text:p>55.77676945796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4">
                <text:p>884</text:p>
              </table:table-cell>
              <table:table-cell office:value-type="float" office:value="290.308231072295">
                <text:p>290.308231072295</text:p>
              </table:table-cell>
              <table:table-cell office:value-type="float" office:value="50.0785575505977">
                <text:p>50.07855755059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77">
                <text:p>977</text:p>
              </table:table-cell>
              <table:table-cell office:value-type="float" office:value="281.162401172645">
                <text:p>281.162401172645</text:p>
              </table:table-cell>
              <table:table-cell office:value-type="float" office:value="63.2760238434679">
                <text:p>63.27602384346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16">
                <text:p>1216</text:p>
              </table:table-cell>
              <table:table-cell office:value-type="float" office:value="262.39277343494">
                <text:p>262.39277343494</text:p>
              </table:table-cell>
              <table:table-cell office:value-type="float" office:value="56.6813812616605">
                <text:p>56.68138126166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44">
                <text:p>1344</text:p>
              </table:table-cell>
              <table:table-cell office:value-type="float" office:value="277.272495242489">
                <text:p>277.272495242489</text:p>
              </table:table-cell>
              <table:table-cell office:value-type="float" office:value="51.991945141909">
                <text:p>51.9919451419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68">
                <text:p>1768</text:p>
              </table:table-cell>
              <table:table-cell office:value-type="float" office:value="241.552474534562">
                <text:p>241.552474534562</text:p>
              </table:table-cell>
              <table:table-cell office:value-type="float" office:value="45.3491584731277">
                <text:p>45.34915847312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55">
                <text:p>1955</text:p>
              </table:table-cell>
              <table:table-cell office:value-type="float" office:value="240.146571007259">
                <text:p>240.146571007259</text:p>
              </table:table-cell>
              <table:table-cell office:value-type="float" office:value="58.1548142848348">
                <text:p>58.15481428483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32">
                <text:p>2432</text:p>
              </table:table-cell>
              <table:table-cell office:value-type="float" office:value="181.591802981854">
                <text:p>181.591802981854</text:p>
              </table:table-cell>
              <table:table-cell office:value-type="float" office:value="53.3246992537393">
                <text:p>53.32469925373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88">
                <text:p>2688</text:p>
              </table:table-cell>
              <table:table-cell office:value-type="float" office:value="245.807194981436">
                <text:p>245.807194981436</text:p>
              </table:table-cell>
              <table:table-cell office:value-type="float" office:value="49.1542770133657">
                <text:p>49.15427701336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37">
                <text:p>3537</text:p>
              </table:table-cell>
              <table:table-cell office:value-type="float" office:value="204.47504302926">
                <text:p>204.47504302926</text:p>
              </table:table-cell>
              <table:table-cell office:value-type="float" office:value="42.7562488856116">
                <text:p>42.75624888561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10">
                <text:p>3910</text:p>
              </table:table-cell>
              <table:table-cell office:value-type="float" office:value="182.525578370582">
                <text:p>182.525578370582</text:p>
              </table:table-cell>
              <table:table-cell office:value-type="float" office:value="59.1610255435167">
                <text:p>59.16102554351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64">
                <text:p>4864</text:p>
              </table:table-cell>
              <table:table-cell office:value-type="float" office:value="136.704400903643">
                <text:p>136.704400903643</text:p>
              </table:table-cell>
              <table:table-cell office:value-type="float" office:value="50.6440482961386">
                <text:p>50.64404829613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76">
                <text:p>5376</text:p>
              </table:table-cell>
              <table:table-cell office:value-type="float" office:value="223.581028594243">
                <text:p>223.581028594243</text:p>
              </table:table-cell>
              <table:table-cell office:value-type="float" office:value="47.9838544122526">
                <text:p>47.98385441225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75">
                <text:p>7075</text:p>
              </table:table-cell>
              <table:table-cell office:value-type="float" office:value="169.025407266122">
                <text:p>169.025407266122</text:p>
              </table:table-cell>
              <table:table-cell office:value-type="float" office:value="41.1855141087309">
                <text:p>41.18551410873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820">
                <text:p>7820</text:p>
              </table:table-cell>
              <table:table-cell office:value-type="float" office:value="155.279789416324">
                <text:p>155.279789416324</text:p>
              </table:table-cell>
              <table:table-cell office:value-type="float" office:value="57.4929232975294">
                <text:p>57.49292329752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28">
                <text:p>9728</text:p>
              </table:table-cell>
              <table:table-cell office:value-type="float" office:value="115.101430769471">
                <text:p>115.101430769471</text:p>
              </table:table-cell>
              <table:table-cell office:value-type="float" office:value="51.3611523736186">
                <text:p>51.36115237361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752">
                <text:p>10752</text:p>
              </table:table-cell>
              <table:table-cell office:value-type="float" office:value="191.913171751677">
                <text:p>191.913171751677</text:p>
              </table:table-cell>
              <table:table-cell office:value-type="float" office:value="46.9547536447579">
                <text:p>46.95475364475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150">
                <text:p>14150</text:p>
              </table:table-cell>
              <table:table-cell office:value-type="float" office:value="152.448077760371">
                <text:p>152.448077760371</text:p>
              </table:table-cell>
              <table:table-cell office:value-type="float" office:value="40.0586583322009">
                <text:p>40.05865833220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639">
                <text:p>15639</text:p>
              </table:table-cell>
              <table:table-cell office:value-type="float" office:value="142.217590458081">
                <text:p>142.217590458081</text:p>
              </table:table-cell>
              <table:table-cell office:value-type="float" office:value="51.995453099197">
                <text:p>51.9954530991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456">
                <text:p>19456</text:p>
              </table:table-cell>
              <table:table-cell office:value-type="float" office:value="110.197924103559">
                <text:p>110.197924103559</text:p>
              </table:table-cell>
              <table:table-cell office:value-type="float" office:value="44.5411048281862">
                <text:p>44.54110482818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504">
                <text:p>21504</text:p>
              </table:table-cell>
              <table:table-cell office:value-type="float" office:value="158.850593625976">
                <text:p>158.850593625976</text:p>
              </table:table-cell>
              <table:table-cell office:value-type="float" office:value="41.7929372190555">
                <text:p>41.79293721905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299">
                <text:p>28299</text:p>
              </table:table-cell>
              <table:table-cell office:value-type="float" office:value="131.578590492421">
                <text:p>131.578590492421</text:p>
              </table:table-cell>
              <table:table-cell office:value-type="float" office:value="35.7759974270713">
                <text:p>35.77599742707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278">
                <text:p>31278</text:p>
              </table:table-cell>
              <table:table-cell office:value-type="float" office:value="120.647402649167">
                <text:p>120.647402649167</text:p>
              </table:table-cell>
              <table:table-cell office:value-type="float" office:value="49.4825280544166">
                <text:p>49.48252805441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912">
                <text:p>38912</text:p>
              </table:table-cell>
              <table:table-cell office:value-type="float" office:value="96.9356120044512">
                <text:p>96.9356120044512</text:p>
              </table:table-cell>
              <table:table-cell office:value-type="float" office:value="41.9447162344873">
                <text:p>41.94471623448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008">
                <text:p>43008</text:p>
              </table:table-cell>
              <table:table-cell office:value-type="float" office:value="149.510201825562">
                <text:p>149.510201825562</text:p>
              </table:table-cell>
              <table:table-cell office:value-type="float" office:value="39.3968998575105">
                <text:p>39.39689985751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600">
                <text:p>56600</text:p>
              </table:table-cell>
              <table:table-cell office:value-type="float" office:value="125.27206835694">
                <text:p>125.27206835694</text:p>
              </table:table-cell>
              <table:table-cell office:value-type="float" office:value="33.0619681754607">
                <text:p>33.06196817546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557">
                <text:p>62557</text:p>
              </table:table-cell>
              <table:table-cell office:value-type="float" office:value="114.246673611405">
                <text:p>114.246673611405</text:p>
              </table:table-cell>
              <table:table-cell office:value-type="float" office:value="48.2794004855646">
                <text:p>48.27940048556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824">
                <text:p>77824</text:p>
              </table:table-cell>
              <table:table-cell office:value-type="float" office:value="91.4375411591715">
                <text:p>91.4375411591715</text:p>
              </table:table-cell>
              <table:table-cell office:value-type="float" office:value="41.1583268133193">
                <text:p>41.15832681331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6016">
                <text:p>86016</text:p>
              </table:table-cell>
              <table:table-cell office:value-type="float" office:value="145.187842341154">
                <text:p>145.187842341154</text:p>
              </table:table-cell>
              <table:table-cell office:value-type="float" office:value="38.0310882570084">
                <text:p>38.03108825700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3199">
                <text:p>113199</text:p>
              </table:table-cell>
              <table:table-cell office:value-type="float" office:value="122.069602718165">
                <text:p>122.069602718165</text:p>
              </table:table-cell>
              <table:table-cell office:value-type="float" office:value="31.6921582451035">
                <text:p>31.69215824510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5114">
                <text:p>125114</text:p>
              </table:table-cell>
              <table:table-cell office:value-type="float" office:value="113.328268099425">
                <text:p>113.328268099425</text:p>
              </table:table-cell>
              <table:table-cell office:value-type="float" office:value="47.4780461376529">
                <text:p>47.47804613765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5648">
                <text:p>155648</text:p>
              </table:table-cell>
              <table:table-cell office:value-type="float" office:value="89.2378334633218">
                <text:p>89.2378334633218</text:p>
              </table:table-cell>
              <table:table-cell office:value-type="float" office:value="40.7391349241736">
                <text:p>40.73913492417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2032">
                <text:p>172032</text:p>
              </table:table-cell>
              <table:table-cell office:value-type="float" office:value="143.984978799226">
                <text:p>143.984978799226</text:p>
              </table:table-cell>
              <table:table-cell office:value-type="float" office:value="37.735964114158">
                <text:p>37.7359641141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6397">
                <text:p>226397</text:p>
              </table:table-cell>
              <table:table-cell office:value-type="float" office:value="120.307231756089">
                <text:p>120.307231756089</text:p>
              </table:table-cell>
              <table:table-cell office:value-type="float" office:value="30.9711745106264">
                <text:p>30.97117451062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0228">
                <text:p>250228</text:p>
              </table:table-cell>
              <table:table-cell office:value-type="float" office:value="110.734813205034">
                <text:p>110.734813205034</text:p>
              </table:table-cell>
              <table:table-cell office:value-type="float" office:value="32.0502715402605">
                <text:p>32.05027154026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1296">
                <text:p>311296</text:p>
              </table:table-cell>
              <table:table-cell office:value-type="float" office:value="88.5398005098428">
                <text:p>88.5398005098428</text:p>
              </table:table-cell>
              <table:table-cell office:value-type="float" office:value="28.8843278962457">
                <text:p>28.88432789624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4064">
                <text:p>344064</text:p>
              </table:table-cell>
              <table:table-cell office:value-type="float" office:value="89.6552944358887">
                <text:p>89.6552944358887</text:p>
              </table:table-cell>
              <table:table-cell office:value-type="float" office:value="27.5847951804665">
                <text:p>27.58479518046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2794">
                <text:p>452794</text:p>
              </table:table-cell>
              <table:table-cell office:value-type="float" office:value="79.2952686716213">
                <text:p>79.2952686716213</text:p>
              </table:table-cell>
              <table:table-cell office:value-type="float" office:value="22.8017704238184">
                <text:p>22.80177042381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0457">
                <text:p>500457</text:p>
              </table:table-cell>
              <table:table-cell office:value-type="float" office:value="76.5226391190446">
                <text:p>76.5226391190446</text:p>
              </table:table-cell>
              <table:table-cell office:value-type="float" office:value="19.9913994044296">
                <text:p>19.99139940442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2592">
                <text:p>622592</text:p>
              </table:table-cell>
              <table:table-cell office:value-type="float" office:value="64.0026593210215">
                <text:p>64.0026593210215</text:p>
              </table:table-cell>
              <table:table-cell office:value-type="float" office:value="18.3674409825533">
                <text:p>18.36744098255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8128">
                <text:p>688128</text:p>
              </table:table-cell>
              <table:table-cell office:value-type="float" office:value="55.9897616378255">
                <text:p>55.9897616378255</text:p>
              </table:table-cell>
              <table:table-cell office:value-type="float" office:value="17.5169899424469">
                <text:p>17.51698994244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05588">
                <text:p>905588</text:p>
              </table:table-cell>
              <table:table-cell office:value-type="float" office:value="50.9277997206245">
                <text:p>50.9277997206245</text:p>
              </table:table-cell>
              <table:table-cell office:value-type="float" office:value="13.861388942281">
                <text:p>13.8613889422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0913">
                <text:p>1000913</text:p>
              </table:table-cell>
              <table:table-cell office:value-type="float" office:value="48.4822522652419">
                <text:p>48.4822522652419</text:p>
              </table:table-cell>
              <table:table-cell office:value-type="float" office:value="17.097015423424">
                <text:p>17.0970154234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45184">
                <text:p>1245184</text:p>
              </table:table-cell>
              <table:table-cell office:value-type="float" office:value="41.3775050144452">
                <text:p>41.3775050144452</text:p>
              </table:table-cell>
              <table:table-cell office:value-type="float" office:value="15.7494179451574">
                <text:p>15.74941794515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76256">
                <text:p>1376256</text:p>
              </table:table-cell>
              <table:table-cell office:value-type="float" office:value="48.164327675375">
                <text:p>48.164327675375</text:p>
              </table:table-cell>
              <table:table-cell office:value-type="float" office:value="14.9658356011546">
                <text:p>14.96583560115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11176">
                <text:p>1811176</text:p>
              </table:table-cell>
              <table:table-cell office:value-type="float" office:value="43.7710240304414">
                <text:p>43.7710240304414</text:p>
              </table:table-cell>
              <table:table-cell office:value-type="float" office:value="11.4930025346334">
                <text:p>11.49300253463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1827">
                <text:p>2001827</text:p>
              </table:table-cell>
              <table:table-cell office:value-type="float" office:value="41.5676047397627">
                <text:p>41.5676047397627</text:p>
              </table:table-cell>
              <table:table-cell office:value-type="float" office:value="15.8591416030963">
                <text:p>15.85914160309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90368">
                <text:p>2490368</text:p>
              </table:table-cell>
              <table:table-cell office:value-type="float" office:value="35.4177007658162">
                <text:p>35.4177007658162</text:p>
              </table:table-cell>
              <table:table-cell office:value-type="float" office:value="14.6235112160901">
                <text:p>14.62351121609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52512">
                <text:p>2752512</text:p>
              </table:table-cell>
              <table:table-cell office:value-type="float" office:value="44.6762035053308">
                <text:p>44.6762035053308</text:p>
              </table:table-cell>
              <table:table-cell office:value-type="float" office:value="13.8699658881606">
                <text:p>13.86996588816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22353">
                <text:p>3622353</text:p>
              </table:table-cell>
              <table:table-cell office:value-type="float" office:value="40.7533255925386">
                <text:p>40.7533255925386</text:p>
              </table:table-cell>
              <table:table-cell office:value-type="float" office:value="10.5316368036041">
                <text:p>10.53163680360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03654">
                <text:p>4003654</text:p>
              </table:table-cell>
              <table:table-cell office:value-type="float" office:value="38.6699522405294">
                <text:p>38.6699522405294</text:p>
              </table:table-cell>
              <table:table-cell office:value-type="float" office:value="15.1005183187529">
                <text:p>15.10051831875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80736">
                <text:p>4980736</text:p>
              </table:table-cell>
              <table:table-cell office:value-type="float" office:value="32.9108724630175">
                <text:p>32.9108724630175</text:p>
              </table:table-cell>
              <table:table-cell office:value-type="float" office:value="13.9277232409147">
                <text:p>13.92772324091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05024">
                <text:p>5505024</text:p>
              </table:table-cell>
              <table:table-cell office:value-type="float" office:value="42.7763702328263">
                <text:p>42.7763702328263</text:p>
              </table:table-cell>
              <table:table-cell office:value-type="float" office:value="13.2314196486925">
                <text:p>13.23141964869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244707">
                <text:p>7244707</text:p>
              </table:table-cell>
              <table:table-cell office:value-type="float" office:value="38.8707591954567">
                <text:p>38.8707591954567</text:p>
              </table:table-cell>
              <table:table-cell office:value-type="float" office:value="10.1167413500217">
                <text:p>10.11674135002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07308">
                <text:p>8007308</text:p>
              </table:table-cell>
              <table:table-cell office:value-type="float" office:value="36.9076130298518">
                <text:p>36.9076130298518</text:p>
              </table:table-cell>
              <table:table-cell office:value-type="float" office:value="14.8111573945501">
                <text:p>14.81115739455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543cm" svg:height="6.498cm" xlink:href=".." xlink:type="simple" chart:class="chart:scatter" chart:style-name="ch1">
        <chart:plot-area chart:style-name="ch2" table:cell-range-address="'random 32x32'.A54:'random 32x32'.C77 'random 32x32'.B1:'random 32x32'.C1" chart:data-source-has-labels="row" svg:x="0.23cm" svg:y="0.129cm" svg:width="11.083cm" svg:height="6.24cm">
          <chartooo:coordinate-region svg:x="1.071cm" svg:y="0.327cm" svg:width="9.454cm" svg:height="5.39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random 32x32'.B54:'random 32x32'.B77" chart:label-cell-address="'random 32x32'.C1:'random 32x32'.C1" chart:class="chart:scatter">
            <chart:domain table:cell-range-address="'random 32x32'.A54:'random 32x32'.A77"/>
            <chart:data-point chart:repeated="24"/>
          </chart:series>
          <chart:series chart:style-name="ch7" chart:values-cell-range-address="'random 32x32'.C54:'random 32x32'.C77" chart:label-cell-address="'random 32x32'.B1:'random 32x32'.B1" chart:class="chart:scatte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inMap::get</text:p>
                <draw:g>
                  <svg:desc>'random 32x32'.C1:'random 32x32'.C1</svg:desc>
                </draw:g>
              </table:table-cell>
              <table:table-cell office:value-type="string">
                <text:p>HashMap::get</text:p>
                <draw:g>
                  <svg:desc>'random 32x32'.B1:'random 32x32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5648">
                <text:p>155648</text:p>
                <draw:g>
                  <svg:desc>'random 32x32'.A54:'random 32x32'.A77</svg:desc>
                </draw:g>
              </table:table-cell>
              <table:table-cell office:value-type="float" office:value="40.7391349241736">
                <text:p>40.7391349241736</text:p>
                <draw:g>
                  <svg:desc>'random 32x32'.B54:'random 32x32'.B77</svg:desc>
                </draw:g>
              </table:table-cell>
              <table:table-cell office:value-type="float" office:value="89.2378334633218">
                <text:p>89.2378334633218</text:p>
                <draw:g>
                  <svg:desc>'random 32x32'.C54:'random 32x32'.C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2032">
                <text:p>172032</text:p>
              </table:table-cell>
              <table:table-cell office:value-type="float" office:value="37.735964114158">
                <text:p>37.735964114158</text:p>
              </table:table-cell>
              <table:table-cell office:value-type="float" office:value="143.984978799226">
                <text:p>143.9849787992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6397">
                <text:p>226397</text:p>
              </table:table-cell>
              <table:table-cell office:value-type="float" office:value="30.9711745106264">
                <text:p>30.9711745106264</text:p>
              </table:table-cell>
              <table:table-cell office:value-type="float" office:value="120.307231756089">
                <text:p>120.3072317560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228">
                <text:p>250228</text:p>
              </table:table-cell>
              <table:table-cell office:value-type="float" office:value="32.0502715402605">
                <text:p>32.0502715402605</text:p>
              </table:table-cell>
              <table:table-cell office:value-type="float" office:value="110.734813205034">
                <text:p>110.7348132050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1296">
                <text:p>311296</text:p>
              </table:table-cell>
              <table:table-cell office:value-type="float" office:value="28.8843278962457">
                <text:p>28.8843278962457</text:p>
              </table:table-cell>
              <table:table-cell office:value-type="float" office:value="88.5398005098428">
                <text:p>88.53980050984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4064">
                <text:p>344064</text:p>
              </table:table-cell>
              <table:table-cell office:value-type="float" office:value="27.5847951804665">
                <text:p>27.5847951804665</text:p>
              </table:table-cell>
              <table:table-cell office:value-type="float" office:value="89.6552944358887">
                <text:p>89.65529443588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2794">
                <text:p>452794</text:p>
              </table:table-cell>
              <table:table-cell office:value-type="float" office:value="22.8017704238184">
                <text:p>22.8017704238184</text:p>
              </table:table-cell>
              <table:table-cell office:value-type="float" office:value="79.2952686716213">
                <text:p>79.29526867162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457">
                <text:p>500457</text:p>
              </table:table-cell>
              <table:table-cell office:value-type="float" office:value="19.9913994044296">
                <text:p>19.9913994044296</text:p>
              </table:table-cell>
              <table:table-cell office:value-type="float" office:value="76.5226391190446">
                <text:p>76.52263911904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2592">
                <text:p>622592</text:p>
              </table:table-cell>
              <table:table-cell office:value-type="float" office:value="18.3674409825533">
                <text:p>18.3674409825533</text:p>
              </table:table-cell>
              <table:table-cell office:value-type="float" office:value="64.0026593210215">
                <text:p>64.00265932102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8128">
                <text:p>688128</text:p>
              </table:table-cell>
              <table:table-cell office:value-type="float" office:value="17.5169899424469">
                <text:p>17.5169899424469</text:p>
              </table:table-cell>
              <table:table-cell office:value-type="float" office:value="55.9897616378255">
                <text:p>55.98976163782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5588">
                <text:p>905588</text:p>
              </table:table-cell>
              <table:table-cell office:value-type="float" office:value="13.861388942281">
                <text:p>13.861388942281</text:p>
              </table:table-cell>
              <table:table-cell office:value-type="float" office:value="50.9277997206245">
                <text:p>50.92779972062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913">
                <text:p>1000913</text:p>
              </table:table-cell>
              <table:table-cell office:value-type="float" office:value="17.097015423424">
                <text:p>17.097015423424</text:p>
              </table:table-cell>
              <table:table-cell office:value-type="float" office:value="48.4822522652419">
                <text:p>48.48225226524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45184">
                <text:p>1245184</text:p>
              </table:table-cell>
              <table:table-cell office:value-type="float" office:value="15.7494179451574">
                <text:p>15.7494179451574</text:p>
              </table:table-cell>
              <table:table-cell office:value-type="float" office:value="41.3775050144452">
                <text:p>41.37750501444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76256">
                <text:p>1376256</text:p>
              </table:table-cell>
              <table:table-cell office:value-type="float" office:value="14.9658356011546">
                <text:p>14.9658356011546</text:p>
              </table:table-cell>
              <table:table-cell office:value-type="float" office:value="48.164327675375">
                <text:p>48.164327675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11176">
                <text:p>1811176</text:p>
              </table:table-cell>
              <table:table-cell office:value-type="float" office:value="11.4930025346334">
                <text:p>11.4930025346334</text:p>
              </table:table-cell>
              <table:table-cell office:value-type="float" office:value="43.7710240304414">
                <text:p>43.77102403044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1827">
                <text:p>2001827</text:p>
              </table:table-cell>
              <table:table-cell office:value-type="float" office:value="15.8591416030963">
                <text:p>15.8591416030963</text:p>
              </table:table-cell>
              <table:table-cell office:value-type="float" office:value="41.5676047397627">
                <text:p>41.56760473976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90368">
                <text:p>2490368</text:p>
              </table:table-cell>
              <table:table-cell office:value-type="float" office:value="14.6235112160901">
                <text:p>14.6235112160901</text:p>
              </table:table-cell>
              <table:table-cell office:value-type="float" office:value="35.4177007658162">
                <text:p>35.41770076581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52512">
                <text:p>2752512</text:p>
              </table:table-cell>
              <table:table-cell office:value-type="float" office:value="13.8699658881606">
                <text:p>13.8699658881606</text:p>
              </table:table-cell>
              <table:table-cell office:value-type="float" office:value="44.6762035053308">
                <text:p>44.67620350533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22353">
                <text:p>3622353</text:p>
              </table:table-cell>
              <table:table-cell office:value-type="float" office:value="10.5316368036041">
                <text:p>10.5316368036041</text:p>
              </table:table-cell>
              <table:table-cell office:value-type="float" office:value="40.7533255925386">
                <text:p>40.75332559253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3654">
                <text:p>4003654</text:p>
              </table:table-cell>
              <table:table-cell office:value-type="float" office:value="15.1005183187529">
                <text:p>15.1005183187529</text:p>
              </table:table-cell>
              <table:table-cell office:value-type="float" office:value="38.6699522405294">
                <text:p>38.66995224052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80736">
                <text:p>4980736</text:p>
              </table:table-cell>
              <table:table-cell office:value-type="float" office:value="13.9277232409147">
                <text:p>13.9277232409147</text:p>
              </table:table-cell>
              <table:table-cell office:value-type="float" office:value="32.9108724630175">
                <text:p>32.91087246301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5024">
                <text:p>5505024</text:p>
              </table:table-cell>
              <table:table-cell office:value-type="float" office:value="13.2314196486925">
                <text:p>13.2314196486925</text:p>
              </table:table-cell>
              <table:table-cell office:value-type="float" office:value="42.7763702328263">
                <text:p>42.77637023282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44707">
                <text:p>7244707</text:p>
              </table:table-cell>
              <table:table-cell office:value-type="float" office:value="10.1167413500217">
                <text:p>10.1167413500217</text:p>
              </table:table-cell>
              <table:table-cell office:value-type="float" office:value="38.8707591954567">
                <text:p>38.87075919545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07308">
                <text:p>8007308</text:p>
              </table:table-cell>
              <table:table-cell office:value-type="float" office:value="14.8111573945501">
                <text:p>14.8111573945501</text:p>
              </table:table-cell>
              <table:table-cell office:value-type="float" office:value="36.9076130298518">
                <text:p>36.90761302985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692cm" svg:height="14.841cm" xlink:href=".." xlink:type="simple" chart:class="chart:scatter" chart:column-mapping="0 2 1" chart:style-name="ch1">
        <chart:legend svg:x="1.95cm" svg:y="9.75cm" style:legend-expansion="custom" chartooo:width="5.462cm" chartooo:height="1.796cm" style:legend-expansion-aspect-ratio="3.04120267260579" chart:style-name="ch2"/>
        <chart:plot-area chart:style-name="ch3" table:cell-range-address="'random 32x32'.A2:'random 32x32'.A77 'random 32x32'.D1:'random 32x32'.E77" chart:data-source-has-labels="row" svg:x="1.462cm" svg:y="0.296cm" svg:width="21.757cm" svg:height="13.29cm">
          <chartooo:coordinate-region svg:x="2.106cm" svg:y="0.494cm" svg:width="20.325cm" svg:height="12.448cm"/>
          <chart:axis chart:dimension="x" chart:name="primary-x" chart:style-name="ch4">
            <chart:title svg:x="11.61cm" svg:y="13.882cm" chart:style-name="ch5">
              <text:p>Map Size</text:p>
            </chart:title>
          </chart:axis>
          <chart:axis chart:dimension="y" chart:name="primary-y" chart:style-name="ch6">
            <chart:title svg:x="0.451cm" svg:y="7.595cm" chart:style-name="ch7">
              <text:p>M Ops/s</text:p>
            </chart:title>
            <chart:grid chart:style-name="ch8" chart:class="major"/>
          </chart:axis>
          <chart:series chart:style-name="ch9" chart:values-cell-range-address="'random 32x32'.E2:'random 32x32'.E77" chart:label-cell-address="'random 32x32'.E1:'random 32x32'.E1" chart:class="chart:scatter">
            <chart:domain table:cell-range-address="'random 32x32'.A2:'random 32x32'.A77"/>
            <chart:data-point chart:repeated="76"/>
          </chart:series>
          <chart:series chart:style-name="ch10" chart:values-cell-range-address="'random 32x32'.D2:'random 32x32'.D77" chart:label-cell-address="'random 32x32'.D1:'random 32x32'.D1" chart:class="chart:scatter">
            <chart:data-point chart:repeated="7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inMap::insert</text:p>
                <draw:g>
                  <svg:desc>'random 32x32'.E1:'random 32x32'.E1</svg:desc>
                </draw:g>
              </table:table-cell>
              <table:table-cell office:value-type="string">
                <text:p>HashMap::insert</text:p>
                <draw:g>
                  <svg:desc>'random 32x32'.D1:'random 32x32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">
                <text:p>19</text:p>
                <draw:g>
                  <svg:desc>'random 32x32'.A2:'random 32x32'.A77</svg:desc>
                </draw:g>
              </table:table-cell>
              <table:table-cell office:value-type="float" office:value="45.1592300000524">
                <text:p>45.1592300000524</text:p>
                <draw:g>
                  <svg:desc>'random 32x32'.E2:'random 32x32'.E77</svg:desc>
                </draw:g>
              </table:table-cell>
              <table:table-cell office:value-type="float" office:value="39.1255565060342">
                <text:p>39.1255565060342</text:p>
                <draw:g>
                  <svg:desc>'random 32x32'.D2:'random 32x32'.D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30.9754580558219">
                <text:p>30.9754580558219</text:p>
              </table:table-cell>
              <table:table-cell office:value-type="float" office:value="38.4321727375201">
                <text:p>38.4321727375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36.2899716253072">
                <text:p>36.2899716253072</text:p>
              </table:table-cell>
              <table:table-cell office:value-type="float" office:value="35.5665027416087">
                <text:p>35.56650274160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38.059860548671">
                <text:p>38.059860548671</text:p>
              </table:table-cell>
              <table:table-cell office:value-type="float" office:value="25.9152066585884">
                <text:p>25.91520665858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41.2511817020561">
                <text:p>41.2511817020561</text:p>
              </table:table-cell>
              <table:table-cell office:value-type="float" office:value="27.4834687793026">
                <text:p>27.48346877930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30.78098163788">
                <text:p>30.78098163788</text:p>
              </table:table-cell>
              <table:table-cell office:value-type="float" office:value="27.9209157087498">
                <text:p>27.92091570874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">
                <text:p>56</text:p>
              </table:table-cell>
              <table:table-cell office:value-type="float" office:value="36.5171233238733">
                <text:p>36.5171233238733</text:p>
              </table:table-cell>
              <table:table-cell office:value-type="float" office:value="26.7890843815321">
                <text:p>26.78908438153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37.9230041860012">
                <text:p>37.9230041860012</text:p>
              </table:table-cell>
              <table:table-cell office:value-type="float" office:value="21.7020303552585">
                <text:p>21.70203035525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">
                <text:p>76</text:p>
              </table:table-cell>
              <table:table-cell office:value-type="float" office:value="40.8611718793398">
                <text:p>40.8611718793398</text:p>
              </table:table-cell>
              <table:table-cell office:value-type="float" office:value="23.4995799115968">
                <text:p>23.49957991159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">
                <text:p>84</text:p>
              </table:table-cell>
              <table:table-cell office:value-type="float" office:value="31.0572339099164">
                <text:p>31.0572339099164</text:p>
              </table:table-cell>
              <table:table-cell office:value-type="float" office:value="24.134076365342">
                <text:p>24.1340763653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1">
                <text:p>111</text:p>
              </table:table-cell>
              <table:table-cell office:value-type="float" office:value="36.6058690624867">
                <text:p>36.6058690624867</text:p>
              </table:table-cell>
              <table:table-cell office:value-type="float" office:value="23.5754527535183">
                <text:p>23.57545275351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2">
                <text:p>122</text:p>
              </table:table-cell>
              <table:table-cell office:value-type="float" office:value="38.2546786114101">
                <text:p>38.2546786114101</text:p>
              </table:table-cell>
              <table:table-cell office:value-type="float" office:value="19.6815330822571">
                <text:p>19.68153308225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2">
                <text:p>152</text:p>
              </table:table-cell>
              <table:table-cell office:value-type="float" office:value="41.1402897413169">
                <text:p>41.1402897413169</text:p>
              </table:table-cell>
              <table:table-cell office:value-type="float" office:value="21.5616003109893">
                <text:p>21.56160031098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8">
                <text:p>168</text:p>
              </table:table-cell>
              <table:table-cell office:value-type="float" office:value="31.6317454967069">
                <text:p>31.6317454967069</text:p>
              </table:table-cell>
              <table:table-cell office:value-type="float" office:value="22.2045092234115">
                <text:p>22.20450922341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1">
                <text:p>221</text:p>
              </table:table-cell>
              <table:table-cell office:value-type="float" office:value="37.2139075613272">
                <text:p>37.2139075613272</text:p>
              </table:table-cell>
              <table:table-cell office:value-type="float" office:value="21.877151187691">
                <text:p>21.8771511876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4">
                <text:p>244</text:p>
              </table:table-cell>
              <table:table-cell office:value-type="float" office:value="38.9277807467025">
                <text:p>38.9277807467025</text:p>
              </table:table-cell>
              <table:table-cell office:value-type="float" office:value="18.3257892532671">
                <text:p>18.32578925326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4">
                <text:p>304</text:p>
              </table:table-cell>
              <table:table-cell office:value-type="float" office:value="41.6596149089347">
                <text:p>41.6596149089347</text:p>
              </table:table-cell>
              <table:table-cell office:value-type="float" office:value="20.2180528663089">
                <text:p>20.21805286630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6">
                <text:p>336</text:p>
              </table:table-cell>
              <table:table-cell office:value-type="float" office:value="32.1208965678451">
                <text:p>32.1208965678451</text:p>
              </table:table-cell>
              <table:table-cell office:value-type="float" office:value="20.9123197055836">
                <text:p>20.91231970558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2">
                <text:p>442</text:p>
              </table:table-cell>
              <table:table-cell office:value-type="float" office:value="37.647517599491">
                <text:p>37.647517599491</text:p>
              </table:table-cell>
              <table:table-cell office:value-type="float" office:value="20.5991150580904">
                <text:p>20.59911505809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9">
                <text:p>489</text:p>
              </table:table-cell>
              <table:table-cell office:value-type="float" office:value="39.4582876865788">
                <text:p>39.4582876865788</text:p>
              </table:table-cell>
              <table:table-cell office:value-type="float" office:value="17.3446106483741">
                <text:p>17.34461064837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8">
                <text:p>608</text:p>
              </table:table-cell>
              <table:table-cell office:value-type="float" office:value="42.1123843243018">
                <text:p>42.1123843243018</text:p>
              </table:table-cell>
              <table:table-cell office:value-type="float" office:value="19.2403919347622">
                <text:p>19.24039193476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2">
                <text:p>672</text:p>
              </table:table-cell>
              <table:table-cell office:value-type="float" office:value="32.0086667984853">
                <text:p>32.0086667984853</text:p>
              </table:table-cell>
              <table:table-cell office:value-type="float" office:value="19.9553283468393">
                <text:p>19.95532834683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4">
                <text:p>884</text:p>
              </table:table-cell>
              <table:table-cell office:value-type="float" office:value="37.5225159424623">
                <text:p>37.5225159424623</text:p>
              </table:table-cell>
              <table:table-cell office:value-type="float" office:value="19.7692855727605">
                <text:p>19.76928557276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77">
                <text:p>977</text:p>
              </table:table-cell>
              <table:table-cell office:value-type="float" office:value="39.2018943703552">
                <text:p>39.2018943703552</text:p>
              </table:table-cell>
              <table:table-cell office:value-type="float" office:value="16.6989758112076">
                <text:p>16.69897581120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16">
                <text:p>1216</text:p>
              </table:table-cell>
              <table:table-cell office:value-type="float" office:value="41.9739193979731">
                <text:p>41.9739193979731</text:p>
              </table:table-cell>
              <table:table-cell office:value-type="float" office:value="18.5976709896502">
                <text:p>18.59767098965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44">
                <text:p>1344</text:p>
              </table:table-cell>
              <table:table-cell office:value-type="float" office:value="32.2384845382732">
                <text:p>32.2384845382732</text:p>
              </table:table-cell>
              <table:table-cell office:value-type="float" office:value="19.3144687758917">
                <text:p>19.31446877589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68">
                <text:p>1768</text:p>
              </table:table-cell>
              <table:table-cell office:value-type="float" office:value="37.7825255819184">
                <text:p>37.7825255819184</text:p>
              </table:table-cell>
              <table:table-cell office:value-type="float" office:value="19.198181266497">
                <text:p>19.1981812664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55">
                <text:p>1955</text:p>
              </table:table-cell>
              <table:table-cell office:value-type="float" office:value="39.5303631101438">
                <text:p>39.5303631101438</text:p>
              </table:table-cell>
              <table:table-cell office:value-type="float" office:value="14.1819023631638">
                <text:p>14.18190236316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32">
                <text:p>2432</text:p>
              </table:table-cell>
              <table:table-cell office:value-type="float" office:value="42.1827448250024">
                <text:p>42.1827448250024</text:p>
              </table:table-cell>
              <table:table-cell office:value-type="float" office:value="16.0191703097325">
                <text:p>16.01917030973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88">
                <text:p>2688</text:p>
              </table:table-cell>
              <table:table-cell office:value-type="float" office:value="30.7402094920117">
                <text:p>30.7402094920117</text:p>
              </table:table-cell>
              <table:table-cell office:value-type="float" office:value="16.7099323456881">
                <text:p>16.70993234568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37">
                <text:p>3537</text:p>
              </table:table-cell>
              <table:table-cell office:value-type="float" office:value="36.199208018232">
                <text:p>36.199208018232</text:p>
              </table:table-cell>
              <table:table-cell office:value-type="float" office:value="17.0260354955173">
                <text:p>17.02603549551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10">
                <text:p>3910</text:p>
              </table:table-cell>
              <table:table-cell office:value-type="float" office:value="37.8333233105667">
                <text:p>37.8333233105667</text:p>
              </table:table-cell>
              <table:table-cell office:value-type="float" office:value="14.0635979458335">
                <text:p>14.06359794583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64">
                <text:p>4864</text:p>
              </table:table-cell>
              <table:table-cell office:value-type="float" office:value="40.5075224463745">
                <text:p>40.5075224463745</text:p>
              </table:table-cell>
              <table:table-cell office:value-type="float" office:value="15.8610695526161">
                <text:p>15.86106955261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76">
                <text:p>5376</text:p>
              </table:table-cell>
              <table:table-cell office:value-type="float" office:value="29.5189984625522">
                <text:p>29.5189984625522</text:p>
              </table:table-cell>
              <table:table-cell office:value-type="float" office:value="16.5594030852669">
                <text:p>16.55940308526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75">
                <text:p>7075</text:p>
              </table:table-cell>
              <table:table-cell office:value-type="float" office:value="35.0168823442652">
                <text:p>35.0168823442652</text:p>
              </table:table-cell>
              <table:table-cell office:value-type="float" office:value="16.9102327762258">
                <text:p>16.91023277622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820">
                <text:p>7820</text:p>
              </table:table-cell>
              <table:table-cell office:value-type="float" office:value="36.543405107011">
                <text:p>36.543405107011</text:p>
              </table:table-cell>
              <table:table-cell office:value-type="float" office:value="14.6113266251945">
                <text:p>14.61132662519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28">
                <text:p>9728</text:p>
              </table:table-cell>
              <table:table-cell office:value-type="float" office:value="39.37037749405">
                <text:p>39.37037749405</text:p>
              </table:table-cell>
              <table:table-cell office:value-type="float" office:value="16.3952151900961">
                <text:p>16.39521519009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752">
                <text:p>10752</text:p>
              </table:table-cell>
              <table:table-cell office:value-type="float" office:value="29.119417914969">
                <text:p>29.119417914969</text:p>
              </table:table-cell>
              <table:table-cell office:value-type="float" office:value="17.1201903602119">
                <text:p>17.12019036021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150">
                <text:p>14150</text:p>
              </table:table-cell>
              <table:table-cell office:value-type="float" office:value="34.1584922658776">
                <text:p>34.1584922658776</text:p>
              </table:table-cell>
              <table:table-cell office:value-type="float" office:value="17.3310018338711">
                <text:p>17.33100183387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639">
                <text:p>15639</text:p>
              </table:table-cell>
              <table:table-cell office:value-type="float" office:value="35.7448845148127">
                <text:p>35.7448845148127</text:p>
              </table:table-cell>
              <table:table-cell office:value-type="float" office:value="14.5516017299462">
                <text:p>14.55160172994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456">
                <text:p>19456</text:p>
              </table:table-cell>
              <table:table-cell office:value-type="float" office:value="38.8622951245357">
                <text:p>38.8622951245357</text:p>
              </table:table-cell>
              <table:table-cell office:value-type="float" office:value="16.1904341566733">
                <text:p>16.19043415667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504">
                <text:p>21504</text:p>
              </table:table-cell>
              <table:table-cell office:value-type="float" office:value="30.232330907933">
                <text:p>30.232330907933</text:p>
              </table:table-cell>
              <table:table-cell office:value-type="float" office:value="16.8051229366952">
                <text:p>16.80512293669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299">
                <text:p>28299</text:p>
              </table:table-cell>
              <table:table-cell office:value-type="float" office:value="34.9976953883404">
                <text:p>34.9976953883404</text:p>
              </table:table-cell>
              <table:table-cell office:value-type="float" office:value="16.7829221624154">
                <text:p>16.78292216241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278">
                <text:p>31278</text:p>
              </table:table-cell>
              <table:table-cell office:value-type="float" office:value="36.4021314764266">
                <text:p>36.4021314764266</text:p>
              </table:table-cell>
              <table:table-cell office:value-type="float" office:value="12.4490180263894">
                <text:p>12.44901802638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912">
                <text:p>38912</text:p>
              </table:table-cell>
              <table:table-cell office:value-type="float" office:value="38.1835570095068">
                <text:p>38.1835570095068</text:p>
              </table:table-cell>
              <table:table-cell office:value-type="float" office:value="13.995732168509">
                <text:p>13.9957321685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008">
                <text:p>43008</text:p>
              </table:table-cell>
              <table:table-cell office:value-type="float" office:value="24.3326581239469">
                <text:p>24.3326581239469</text:p>
              </table:table-cell>
              <table:table-cell office:value-type="float" office:value="14.6385451822511">
                <text:p>14.63854518225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600">
                <text:p>56600</text:p>
              </table:table-cell>
              <table:table-cell office:value-type="float" office:value="28.6896339182437">
                <text:p>28.6896339182437</text:p>
              </table:table-cell>
              <table:table-cell office:value-type="float" office:value="14.9596702751233">
                <text:p>14.95967027512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557">
                <text:p>62557</text:p>
              </table:table-cell>
              <table:table-cell office:value-type="float" office:value="30.0456517928115">
                <text:p>30.0456517928115</text:p>
              </table:table-cell>
              <table:table-cell office:value-type="float" office:value="11.627460889078">
                <text:p>11.6274608890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824">
                <text:p>77824</text:p>
              </table:table-cell>
              <table:table-cell office:value-type="float" office:value="32.1313514320734">
                <text:p>32.1313514320734</text:p>
              </table:table-cell>
              <table:table-cell office:value-type="float" office:value="13.1746998396187">
                <text:p>13.17469983961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6016">
                <text:p>86016</text:p>
              </table:table-cell>
              <table:table-cell office:value-type="float" office:value="22.5824722566862">
                <text:p>22.5824722566862</text:p>
              </table:table-cell>
              <table:table-cell office:value-type="float" office:value="13.7696537951636">
                <text:p>13.76965379516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3199">
                <text:p>113199</text:p>
              </table:table-cell>
              <table:table-cell office:value-type="float" office:value="26.662744790361">
                <text:p>26.662744790361</text:p>
              </table:table-cell>
              <table:table-cell office:value-type="float" office:value="14.1630503546305">
                <text:p>14.16305035463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5114">
                <text:p>125114</text:p>
              </table:table-cell>
              <table:table-cell office:value-type="float" office:value="27.9905369908255">
                <text:p>27.9905369908255</text:p>
              </table:table-cell>
              <table:table-cell office:value-type="float" office:value="11.1842577455705">
                <text:p>11.18425774557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5648">
                <text:p>155648</text:p>
              </table:table-cell>
              <table:table-cell office:value-type="float" office:value="30.1029852507402">
                <text:p>30.1029852507402</text:p>
              </table:table-cell>
              <table:table-cell office:value-type="float" office:value="12.5819587929209">
                <text:p>12.58195879292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2032">
                <text:p>172032</text:p>
              </table:table-cell>
              <table:table-cell office:value-type="float" office:value="20.9953278219459">
                <text:p>20.9953278219459</text:p>
              </table:table-cell>
              <table:table-cell office:value-type="float" office:value="13.2045754185413">
                <text:p>13.20457541854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6397">
                <text:p>226397</text:p>
              </table:table-cell>
              <table:table-cell office:value-type="float" office:value="24.6721763723053">
                <text:p>24.6721763723053</text:p>
              </table:table-cell>
              <table:table-cell office:value-type="float" office:value="13.654794865442">
                <text:p>13.6547948654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0228">
                <text:p>250228</text:p>
              </table:table-cell>
              <table:table-cell office:value-type="float" office:value="25.942086366699">
                <text:p>25.942086366699</text:p>
              </table:table-cell>
              <table:table-cell office:value-type="float" office:value="10.5475647864887">
                <text:p>10.54756478648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1296">
                <text:p>311296</text:p>
              </table:table-cell>
              <table:table-cell office:value-type="float" office:value="28.2054767385729">
                <text:p>28.2054767385729</text:p>
              </table:table-cell>
              <table:table-cell office:value-type="float" office:value="11.6062329843746">
                <text:p>11.60623298437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4064">
                <text:p>344064</text:p>
              </table:table-cell>
              <table:table-cell office:value-type="float" office:value="18.8302172995277">
                <text:p>18.8302172995277</text:p>
              </table:table-cell>
              <table:table-cell office:value-type="float" office:value="12.056780616076">
                <text:p>12.0567806160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2794">
                <text:p>452794</text:p>
              </table:table-cell>
              <table:table-cell office:value-type="float" office:value="21.6040869214167">
                <text:p>21.6040869214167</text:p>
              </table:table-cell>
              <table:table-cell office:value-type="float" office:value="12.3037487350788">
                <text:p>12.30374873507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0457">
                <text:p>500457</text:p>
              </table:table-cell>
              <table:table-cell office:value-type="float" office:value="22.5537780770104">
                <text:p>22.5537780770104</text:p>
              </table:table-cell>
              <table:table-cell office:value-type="float" office:value="9.73175018280685">
                <text:p>9.731750182806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2592">
                <text:p>622592</text:p>
              </table:table-cell>
              <table:table-cell office:value-type="float" office:value="24.1194765137008">
                <text:p>24.1194765137008</text:p>
              </table:table-cell>
              <table:table-cell office:value-type="float" office:value="10.2266933898778">
                <text:p>10.22669338987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8128">
                <text:p>688128</text:p>
              </table:table-cell>
              <table:table-cell office:value-type="float" office:value="16.8490037808106">
                <text:p>16.8490037808106</text:p>
              </table:table-cell>
              <table:table-cell office:value-type="float" office:value="10.3604031788669">
                <text:p>10.36040317886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05588">
                <text:p>905588</text:p>
              </table:table-cell>
              <table:table-cell office:value-type="float" office:value="18.7175831027161">
                <text:p>18.7175831027161</text:p>
              </table:table-cell>
              <table:table-cell office:value-type="float" office:value="9.90981923116511">
                <text:p>9.909819231165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0913">
                <text:p>1000913</text:p>
              </table:table-cell>
              <table:table-cell office:value-type="float" office:value="19.1758563834565">
                <text:p>19.1758563834565</text:p>
              </table:table-cell>
              <table:table-cell office:value-type="float" office:value="8.04677438107727">
                <text:p>8.046774381077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45184">
                <text:p>1245184</text:p>
              </table:table-cell>
              <table:table-cell office:value-type="float" office:value="19.5626440422651">
                <text:p>19.5626440422651</text:p>
              </table:table-cell>
              <table:table-cell office:value-type="float" office:value="8.41441514659383">
                <text:p>8.414415146593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76256">
                <text:p>1376256</text:p>
              </table:table-cell>
              <table:table-cell office:value-type="float" office:value="14.2966550988282">
                <text:p>14.2966550988282</text:p>
              </table:table-cell>
              <table:table-cell office:value-type="float" office:value="8.47141525602665">
                <text:p>8.471415256026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11176">
                <text:p>1811176</text:p>
              </table:table-cell>
              <table:table-cell office:value-type="float" office:value="15.9197189297704">
                <text:p>15.9197189297704</text:p>
              </table:table-cell>
              <table:table-cell office:value-type="float" office:value="8.12427544426165">
                <text:p>8.124275444261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1827">
                <text:p>2001827</text:p>
              </table:table-cell>
              <table:table-cell office:value-type="float" office:value="16.3336507198403">
                <text:p>16.3336507198403</text:p>
              </table:table-cell>
              <table:table-cell office:value-type="float" office:value="6.85653243346956">
                <text:p>6.856532433469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90368">
                <text:p>2490368</text:p>
              </table:table-cell>
              <table:table-cell office:value-type="float" office:value="16.7094497437917">
                <text:p>16.7094497437917</text:p>
              </table:table-cell>
              <table:table-cell office:value-type="float" office:value="7.19417524609738">
                <text:p>7.194175246097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52512">
                <text:p>2752512</text:p>
              </table:table-cell>
              <table:table-cell office:value-type="float" office:value="12.6793526225045">
                <text:p>12.6793526225045</text:p>
              </table:table-cell>
              <table:table-cell office:value-type="float" office:value="7.28143509186773">
                <text:p>7.281435091867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22353">
                <text:p>3622353</text:p>
              </table:table-cell>
              <table:table-cell office:value-type="float" office:value="14.2529327894785">
                <text:p>14.2529327894785</text:p>
              </table:table-cell>
              <table:table-cell office:value-type="float" office:value="7.05750045507821">
                <text:p>7.057500455078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03654">
                <text:p>4003654</text:p>
              </table:table-cell>
              <table:table-cell office:value-type="float" office:value="14.65943546002">
                <text:p>14.65943546002</text:p>
              </table:table-cell>
              <table:table-cell office:value-type="float" office:value="6.09394442246472">
                <text:p>6.093944422464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80736">
                <text:p>4980736</text:p>
              </table:table-cell>
              <table:table-cell office:value-type="float" office:value="14.9939155990045">
                <text:p>14.9939155990045</text:p>
              </table:table-cell>
              <table:table-cell office:value-type="float" office:value="6.48081877303576">
                <text:p>6.480818773035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05024">
                <text:p>5505024</text:p>
              </table:table-cell>
              <table:table-cell office:value-type="float" office:value="11.6400055324229">
                <text:p>11.6400055324229</text:p>
              </table:table-cell>
              <table:table-cell office:value-type="float" office:value="6.59280991759279">
                <text:p>6.592809917592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244707">
                <text:p>7244707</text:p>
              </table:table-cell>
              <table:table-cell office:value-type="float" office:value="13.1626139837015">
                <text:p>13.1626139837015</text:p>
              </table:table-cell>
              <table:table-cell office:value-type="float" office:value="6.47628612121517">
                <text:p>6.476286121215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07308">
                <text:p>8007308</text:p>
              </table:table-cell>
              <table:table-cell office:value-type="float" office:value="13.5743610105517">
                <text:p>13.5743610105517</text:p>
              </table:table-cell>
              <table:table-cell office:value-type="float" office:value="5.67905018776336">
                <text:p>5.679050187763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686cm"/>
    </style:style>
    <style:style style:name="P1" style:family="paragraph">
      <loext:graphic-properties draw:fill="none" draw:fill-color="#ffffff"/>
    </style:style>
  </office:automatic-styles>
  <office:body>
    <office:chart>
      <chart:chart svg:width="20.722cm" svg:height="11.656cm" xlink:href=".." xlink:type="simple" chart:class="chart:scatter" chart:column-mapping="2 1" chart:style-name="ch1">
        <chart:legend svg:x="1.884cm" svg:y="5.746cm" style:legend-expansion="custom" chartooo:width="4.288cm" chartooo:height="1.411cm" style:legend-expansion-aspect-ratio="3.03897944720057" chart:style-name="ch2"/>
        <chart:plot-area chart:style-name="ch3" table:cell-range-address="'random 64x64'.A2:'random 64x64'.B77 'random 64x64'.C1:'random 64x64'.C77 'random 64x64'.B1:'random 64x64'.B1" chart:data-source-has-labels="row" svg:x="1.403cm" svg:y="0.233cm" svg:width="18.905cm" svg:height="10.231cm">
          <chartooo:coordinate-region svg:x="2.244cm" svg:y="0.431cm" svg:width="17.276cm" svg:height="9.389cm"/>
          <chart:axis chart:dimension="x" chart:name="primary-x" chart:style-name="ch4">
            <chart:title svg:x="10.125cm" svg:y="10.697cm" chart:style-name="ch5">
              <text:p>Map Size</text:p>
            </chart:title>
          </chart:axis>
          <chart:axis chart:dimension="y" chart:name="primary-y" chart:style-name="ch6">
            <chart:title svg:x="0.451cm" svg:y="6.002cm" chart:style-name="ch7">
              <text:p>M Ops/s</text:p>
            </chart:title>
            <chart:grid chart:style-name="ch8" chart:class="major"/>
          </chart:axis>
          <chart:series chart:style-name="ch9" chart:values-cell-range-address="'random 64x64'.C2:'random 64x64'.C77" chart:label-cell-address="'random 64x64'.C1:'random 64x64'.C1" chart:class="chart:scatter">
            <chart:domain table:cell-range-address="'random 64x64'.A2:'random 64x64'.A77"/>
            <chart:data-point chart:repeated="76"/>
          </chart:series>
          <chart:series chart:style-name="ch10" chart:values-cell-range-address="'random 64x64'.B2:'random 64x64'.B77" chart:label-cell-address="'random 64x64'.B1:'random 64x64'.B1" chart:class="chart:scatter">
            <chart:data-point chart:repeated="76"/>
          </chart:series>
          <chart:wall chart:style-name="ch11"/>
          <chart:floor chart:style-name="ch12"/>
        </chart:plot-area>
        <draw:frame draw:style-name="gr1" draw:text-style-name="P1" svg:width="4.592cm" svg:height="1.875cm" svg:x="2.606cm" svg:y="4.782cm">
          <draw:text-box>
            <text:p>64bit key x 64 bit value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inMap::get</text:p>
                <draw:g>
                  <svg:desc>'random 64x64'.C1:'random 64x64'.C1</svg:desc>
                </draw:g>
              </table:table-cell>
              <table:table-cell office:value-type="string">
                <text:p>HashMap::get</text:p>
                <draw:g>
                  <svg:desc>'random 64x64'.B1:'random 64x64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">
                <text:p>19</text:p>
                <draw:g>
                  <svg:desc>'random 64x64'.A2:'random 64x64'.A77</svg:desc>
                </draw:g>
              </table:table-cell>
              <table:table-cell office:value-type="float" office:value="277.662797762155">
                <text:p>277.662797762155</text:p>
                <draw:g>
                  <svg:desc>'random 64x64'.C2:'random 64x64'.C77</svg:desc>
                </draw:g>
              </table:table-cell>
              <table:table-cell office:value-type="float" office:value="63.493669945368">
                <text:p>63.493669945368</text:p>
                <draw:g>
                  <svg:desc>'random 64x64'.B2:'random 64x64'.B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292.042405255125">
                <text:p>292.042405255125</text:p>
              </table:table-cell>
              <table:table-cell office:value-type="float" office:value="63.1205641262961">
                <text:p>63.12056412629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240.206644487137">
                <text:p>240.206644487137</text:p>
              </table:table-cell>
              <table:table-cell office:value-type="float" office:value="63.1491037619068">
                <text:p>63.1491037619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311.587324627634">
                <text:p>311.587324627634</text:p>
              </table:table-cell>
              <table:table-cell office:value-type="float" office:value="65.1713290659359">
                <text:p>65.17132906593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257.25524178195">
                <text:p>257.25524178195</text:p>
              </table:table-cell>
              <table:table-cell office:value-type="float" office:value="64.360174953343">
                <text:p>64.3601749533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308.01223534782">
                <text:p>308.01223534782</text:p>
              </table:table-cell>
              <table:table-cell office:value-type="float" office:value="62.8956211747569">
                <text:p>62.89562117475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">
                <text:p>56</text:p>
              </table:table-cell>
              <table:table-cell office:value-type="float" office:value="269.169600060399">
                <text:p>269.169600060399</text:p>
              </table:table-cell>
              <table:table-cell office:value-type="float" office:value="58.7176645311065">
                <text:p>58.71766453110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310.342522877175">
                <text:p>310.342522877175</text:p>
              </table:table-cell>
              <table:table-cell office:value-type="float" office:value="59.2450954727733">
                <text:p>59.24509547277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">
                <text:p>76</text:p>
              </table:table-cell>
              <table:table-cell office:value-type="float" office:value="263.816825727235">
                <text:p>263.816825727235</text:p>
              </table:table-cell>
              <table:table-cell office:value-type="float" office:value="60.3131367951094">
                <text:p>60.31313679510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">
                <text:p>84</text:p>
              </table:table-cell>
              <table:table-cell office:value-type="float" office:value="294.308506845499">
                <text:p>294.308506845499</text:p>
              </table:table-cell>
              <table:table-cell office:value-type="float" office:value="59.6123948085289">
                <text:p>59.61239480852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1">
                <text:p>111</text:p>
              </table:table-cell>
              <table:table-cell office:value-type="float" office:value="274.58085423985">
                <text:p>274.58085423985</text:p>
              </table:table-cell>
              <table:table-cell office:value-type="float" office:value="59.3188849318843">
                <text:p>59.31888493188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2">
                <text:p>122</text:p>
              </table:table-cell>
              <table:table-cell office:value-type="float" office:value="250.917632503121">
                <text:p>250.917632503121</text:p>
              </table:table-cell>
              <table:table-cell office:value-type="float" office:value="60.8143290382355">
                <text:p>60.81432903823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2">
                <text:p>152</text:p>
              </table:table-cell>
              <table:table-cell office:value-type="float" office:value="249.828783996165">
                <text:p>249.828783996165</text:p>
              </table:table-cell>
              <table:table-cell office:value-type="float" office:value="56.6311075991044">
                <text:p>56.63110759910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8">
                <text:p>168</text:p>
              </table:table-cell>
              <table:table-cell office:value-type="float" office:value="247.593269185561">
                <text:p>247.593269185561</text:p>
              </table:table-cell>
              <table:table-cell office:value-type="float" office:value="55.9402394515128">
                <text:p>55.94023945151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1">
                <text:p>221</text:p>
              </table:table-cell>
              <table:table-cell office:value-type="float" office:value="264.814505740929">
                <text:p>264.814505740929</text:p>
              </table:table-cell>
              <table:table-cell office:value-type="float" office:value="38.6441616084342">
                <text:p>38.64416160843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4">
                <text:p>244</text:p>
              </table:table-cell>
              <table:table-cell office:value-type="float" office:value="240.800272318955">
                <text:p>240.800272318955</text:p>
              </table:table-cell>
              <table:table-cell office:value-type="float" office:value="56.402952044573">
                <text:p>56.4029520445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4">
                <text:p>304</text:p>
              </table:table-cell>
              <table:table-cell office:value-type="float" office:value="259.360037547284">
                <text:p>259.360037547284</text:p>
              </table:table-cell>
              <table:table-cell office:value-type="float" office:value="54.8397096020904">
                <text:p>54.83970960209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6">
                <text:p>336</text:p>
              </table:table-cell>
              <table:table-cell office:value-type="float" office:value="244.908339188032">
                <text:p>244.908339188032</text:p>
              </table:table-cell>
              <table:table-cell office:value-type="float" office:value="54.2909744163478">
                <text:p>54.29097441634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2">
                <text:p>442</text:p>
              </table:table-cell>
              <table:table-cell office:value-type="float" office:value="249.111193732041">
                <text:p>249.111193732041</text:p>
              </table:table-cell>
              <table:table-cell office:value-type="float" office:value="51.3147667529072">
                <text:p>51.31476675290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9">
                <text:p>489</text:p>
              </table:table-cell>
              <table:table-cell office:value-type="float" office:value="251.31840222731">
                <text:p>251.31840222731</text:p>
              </table:table-cell>
              <table:table-cell office:value-type="float" office:value="55.5761188253236">
                <text:p>55.5761188253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8">
                <text:p>608</text:p>
              </table:table-cell>
              <table:table-cell office:value-type="float" office:value="215.512116722733">
                <text:p>215.512116722733</text:p>
              </table:table-cell>
              <table:table-cell office:value-type="float" office:value="52.7131661129879">
                <text:p>52.71316611298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2">
                <text:p>672</text:p>
              </table:table-cell>
              <table:table-cell office:value-type="float" office:value="237.902518541882">
                <text:p>237.902518541882</text:p>
              </table:table-cell>
              <table:table-cell office:value-type="float" office:value="51.6668858811502">
                <text:p>51.6668858811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4">
                <text:p>884</text:p>
              </table:table-cell>
              <table:table-cell office:value-type="float" office:value="219.325859710281">
                <text:p>219.325859710281</text:p>
              </table:table-cell>
              <table:table-cell office:value-type="float" office:value="44.7499404848229">
                <text:p>44.74994048482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77">
                <text:p>977</text:p>
              </table:table-cell>
              <table:table-cell office:value-type="float" office:value="213.693068047031">
                <text:p>213.693068047031</text:p>
              </table:table-cell>
              <table:table-cell office:value-type="float" office:value="53.7501851345398">
                <text:p>53.75018513453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16">
                <text:p>1216</text:p>
              </table:table-cell>
              <table:table-cell office:value-type="float" office:value="162.294279594868">
                <text:p>162.294279594868</text:p>
              </table:table-cell>
              <table:table-cell office:value-type="float" office:value="50.1154454896305">
                <text:p>50.11544548963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44">
                <text:p>1344</text:p>
              </table:table-cell>
              <table:table-cell office:value-type="float" office:value="203.22101588176">
                <text:p>203.22101588176</text:p>
              </table:table-cell>
              <table:table-cell office:value-type="float" office:value="48.2892629047493">
                <text:p>48.28926290474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68">
                <text:p>1768</text:p>
              </table:table-cell>
              <table:table-cell office:value-type="float" office:value="189.99688564239">
                <text:p>189.99688564239</text:p>
              </table:table-cell>
              <table:table-cell office:value-type="float" office:value="41.7159367247029">
                <text:p>41.71593672470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55">
                <text:p>1955</text:p>
              </table:table-cell>
              <table:table-cell office:value-type="float" office:value="166.398052892167">
                <text:p>166.398052892167</text:p>
              </table:table-cell>
              <table:table-cell office:value-type="float" office:value="53.0566607141888">
                <text:p>53.05666071418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32">
                <text:p>2432</text:p>
              </table:table-cell>
              <table:table-cell office:value-type="float" office:value="124.903806408378">
                <text:p>124.903806408378</text:p>
              </table:table-cell>
              <table:table-cell office:value-type="float" office:value="47.0473469384597">
                <text:p>47.04734693845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88">
                <text:p>2688</text:p>
              </table:table-cell>
              <table:table-cell office:value-type="float" office:value="187.171620406906">
                <text:p>187.171620406906</text:p>
              </table:table-cell>
              <table:table-cell office:value-type="float" office:value="45.0805803763501">
                <text:p>45.08058037635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37">
                <text:p>3537</text:p>
              </table:table-cell>
              <table:table-cell office:value-type="float" office:value="157.160744738425">
                <text:p>157.160744738425</text:p>
              </table:table-cell>
              <table:table-cell office:value-type="float" office:value="39.5315327711352">
                <text:p>39.53153277113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10">
                <text:p>3910</text:p>
              </table:table-cell>
              <table:table-cell office:value-type="float" office:value="138.920201471437">
                <text:p>138.920201471437</text:p>
              </table:table-cell>
              <table:table-cell office:value-type="float" office:value="52.4868849906302">
                <text:p>52.48688499063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64">
                <text:p>4864</text:p>
              </table:table-cell>
              <table:table-cell office:value-type="float" office:value="109.359770938046">
                <text:p>109.359770938046</text:p>
              </table:table-cell>
              <table:table-cell office:value-type="float" office:value="46.7274648881831">
                <text:p>46.72746488818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76">
                <text:p>5376</text:p>
              </table:table-cell>
              <table:table-cell office:value-type="float" office:value="173.42536878295">
                <text:p>173.42536878295</text:p>
              </table:table-cell>
              <table:table-cell office:value-type="float" office:value="43.4838818046188">
                <text:p>43.48388180461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75">
                <text:p>7075</text:p>
              </table:table-cell>
              <table:table-cell office:value-type="float" office:value="132.101472602545">
                <text:p>132.101472602545</text:p>
              </table:table-cell>
              <table:table-cell office:value-type="float" office:value="38.2615208751748">
                <text:p>38.26152087517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820">
                <text:p>7820</text:p>
              </table:table-cell>
              <table:table-cell office:value-type="float" office:value="125.485715569456">
                <text:p>125.485715569456</text:p>
              </table:table-cell>
              <table:table-cell office:value-type="float" office:value="49.8645940339755">
                <text:p>49.86459403397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28">
                <text:p>9728</text:p>
              </table:table-cell>
              <table:table-cell office:value-type="float" office:value="92.7288924524052">
                <text:p>92.7288924524052</text:p>
              </table:table-cell>
              <table:table-cell office:value-type="float" office:value="43.0652087299128">
                <text:p>43.06520872991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752">
                <text:p>10752</text:p>
              </table:table-cell>
              <table:table-cell office:value-type="float" office:value="140.920016881044">
                <text:p>140.920016881044</text:p>
              </table:table-cell>
              <table:table-cell office:value-type="float" office:value="41.0193491382961">
                <text:p>41.01934913829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150">
                <text:p>14150</text:p>
              </table:table-cell>
              <table:table-cell office:value-type="float" office:value="116.201818332623">
                <text:p>116.201818332623</text:p>
              </table:table-cell>
              <table:table-cell office:value-type="float" office:value="36.2210466807378">
                <text:p>36.22104668073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639">
                <text:p>15639</text:p>
              </table:table-cell>
              <table:table-cell office:value-type="float" office:value="107.462231206993">
                <text:p>107.462231206993</text:p>
              </table:table-cell>
              <table:table-cell office:value-type="float" office:value="46.550454736834">
                <text:p>46.5504547368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456">
                <text:p>19456</text:p>
              </table:table-cell>
              <table:table-cell office:value-type="float" office:value="83.7939983812001">
                <text:p>83.7939983812001</text:p>
              </table:table-cell>
              <table:table-cell office:value-type="float" office:value="40.7038144762982">
                <text:p>40.70381447629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504">
                <text:p>21504</text:p>
              </table:table-cell>
              <table:table-cell office:value-type="float" office:value="134.276926804276">
                <text:p>134.276926804276</text:p>
              </table:table-cell>
              <table:table-cell office:value-type="float" office:value="37.9468267971936">
                <text:p>37.94682679719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299">
                <text:p>28299</text:p>
              </table:table-cell>
              <table:table-cell office:value-type="float" office:value="110.595393558626">
                <text:p>110.595393558626</text:p>
              </table:table-cell>
              <table:table-cell office:value-type="float" office:value="33.2597440390086">
                <text:p>33.25974403900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278">
                <text:p>31278</text:p>
              </table:table-cell>
              <table:table-cell office:value-type="float" office:value="101.273642820509">
                <text:p>101.273642820509</text:p>
              </table:table-cell>
              <table:table-cell office:value-type="float" office:value="45.2532353864154">
                <text:p>45.25323538641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912">
                <text:p>38912</text:p>
              </table:table-cell>
              <table:table-cell office:value-type="float" office:value="78.6553874452968">
                <text:p>78.6553874452968</text:p>
              </table:table-cell>
              <table:table-cell office:value-type="float" office:value="38.7603578519757">
                <text:p>38.76035785197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008">
                <text:p>43008</text:p>
              </table:table-cell>
              <table:table-cell office:value-type="float" office:value="130.913666777415">
                <text:p>130.913666777415</text:p>
              </table:table-cell>
              <table:table-cell office:value-type="float" office:value="36.1541281553215">
                <text:p>36.15412815532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600">
                <text:p>56600</text:p>
              </table:table-cell>
              <table:table-cell office:value-type="float" office:value="106.28024222131">
                <text:p>106.28024222131</text:p>
              </table:table-cell>
              <table:table-cell office:value-type="float" office:value="30.9138967141586">
                <text:p>30.91389671415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557">
                <text:p>62557</text:p>
              </table:table-cell>
              <table:table-cell office:value-type="float" office:value="97.8084371483815">
                <text:p>97.8084371483815</text:p>
              </table:table-cell>
              <table:table-cell office:value-type="float" office:value="44.0792418739621">
                <text:p>44.07924187396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824">
                <text:p>77824</text:p>
              </table:table-cell>
              <table:table-cell office:value-type="float" office:value="76.3452010894181">
                <text:p>76.3452010894181</text:p>
              </table:table-cell>
              <table:table-cell office:value-type="float" office:value="37.7237216305001">
                <text:p>37.7237216305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6016">
                <text:p>86016</text:p>
              </table:table-cell>
              <table:table-cell office:value-type="float" office:value="129.249410972736">
                <text:p>129.249410972736</text:p>
              </table:table-cell>
              <table:table-cell office:value-type="float" office:value="35.2337634616583">
                <text:p>35.23376346165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3199">
                <text:p>113199</text:p>
              </table:table-cell>
              <table:table-cell office:value-type="float" office:value="105.124239003369">
                <text:p>105.124239003369</text:p>
              </table:table-cell>
              <table:table-cell office:value-type="float" office:value="29.7718316113473">
                <text:p>29.77183161134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5114">
                <text:p>125114</text:p>
              </table:table-cell>
              <table:table-cell office:value-type="float" office:value="95.8517903356046">
                <text:p>95.8517903356046</text:p>
              </table:table-cell>
              <table:table-cell office:value-type="float" office:value="41.1680432809023">
                <text:p>41.16804328090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5648">
                <text:p>155648</text:p>
              </table:table-cell>
              <table:table-cell office:value-type="float" office:value="76.1521294958038">
                <text:p>76.1521294958038</text:p>
              </table:table-cell>
              <table:table-cell office:value-type="float" office:value="35.0694239316283">
                <text:p>35.06942393162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2032">
                <text:p>172032</text:p>
              </table:table-cell>
              <table:table-cell office:value-type="float" office:value="86.0590790234822">
                <text:p>86.0590790234822</text:p>
              </table:table-cell>
              <table:table-cell office:value-type="float" office:value="32.4148510032697">
                <text:p>32.41485100326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6397">
                <text:p>226397</text:p>
              </table:table-cell>
              <table:table-cell office:value-type="float" office:value="71.5083877228579">
                <text:p>71.5083877228579</text:p>
              </table:table-cell>
              <table:table-cell office:value-type="float" office:value="27.4261846681817">
                <text:p>27.42618466818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0228">
                <text:p>250228</text:p>
              </table:table-cell>
              <table:table-cell office:value-type="float" office:value="67.0773330924324">
                <text:p>67.0773330924324</text:p>
              </table:table-cell>
              <table:table-cell office:value-type="float" office:value="19.2929176669796">
                <text:p>19.29291766697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1296">
                <text:p>311296</text:p>
              </table:table-cell>
              <table:table-cell office:value-type="float" office:value="55.4890320321104">
                <text:p>55.4890320321104</text:p>
              </table:table-cell>
              <table:table-cell office:value-type="float" office:value="18.3117661721297">
                <text:p>18.31176617212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4064">
                <text:p>344064</text:p>
              </table:table-cell>
              <table:table-cell office:value-type="float" office:value="50.8826324521741">
                <text:p>50.8826324521741</text:p>
              </table:table-cell>
              <table:table-cell office:value-type="float" office:value="17.7470627304642">
                <text:p>17.74706273046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2794">
                <text:p>452794</text:p>
              </table:table-cell>
              <table:table-cell office:value-type="float" office:value="44.9415135223938">
                <text:p>44.9415135223938</text:p>
              </table:table-cell>
              <table:table-cell office:value-type="float" office:value="15.4785144450689">
                <text:p>15.47851444506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0457">
                <text:p>500457</text:p>
              </table:table-cell>
              <table:table-cell office:value-type="float" office:value="42.2615294502541">
                <text:p>42.2615294502541</text:p>
              </table:table-cell>
              <table:table-cell office:value-type="float" office:value="14.086315936839">
                <text:p>14.0863159368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2592">
                <text:p>622592</text:p>
              </table:table-cell>
              <table:table-cell office:value-type="float" office:value="35.4199483946453">
                <text:p>35.4199483946453</text:p>
              </table:table-cell>
              <table:table-cell office:value-type="float" office:value="13.4881428645014">
                <text:p>13.48814286450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8128">
                <text:p>688128</text:p>
              </table:table-cell>
              <table:table-cell office:value-type="float" office:value="43.4921631872066">
                <text:p>43.4921631872066</text:p>
              </table:table-cell>
              <table:table-cell office:value-type="float" office:value="13.1093388947639">
                <text:p>13.10933889476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05588">
                <text:p>905588</text:p>
              </table:table-cell>
              <table:table-cell office:value-type="float" office:value="38.4611988571453">
                <text:p>38.4611988571453</text:p>
              </table:table-cell>
              <table:table-cell office:value-type="float" office:value="11.122072086779">
                <text:p>11.1220720867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0913">
                <text:p>1000913</text:p>
              </table:table-cell>
              <table:table-cell office:value-type="float" office:value="35.9757866152381">
                <text:p>35.9757866152381</text:p>
              </table:table-cell>
              <table:table-cell office:value-type="float" office:value="12.2797403851964">
                <text:p>12.27974038519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45184">
                <text:p>1245184</text:p>
              </table:table-cell>
              <table:table-cell office:value-type="float" office:value="30.1737344143947">
                <text:p>30.1737344143947</text:p>
              </table:table-cell>
              <table:table-cell office:value-type="float" office:value="11.80287856286">
                <text:p>11.802878562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76256">
                <text:p>1376256</text:p>
              </table:table-cell>
              <table:table-cell office:value-type="float" office:value="40.0499131634366">
                <text:p>40.0499131634366</text:p>
              </table:table-cell>
              <table:table-cell office:value-type="float" office:value="11.493418836102">
                <text:p>11.4934188361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11176">
                <text:p>1811176</text:p>
              </table:table-cell>
              <table:table-cell office:value-type="float" office:value="35.3000335627624">
                <text:p>35.3000335627624</text:p>
              </table:table-cell>
              <table:table-cell office:value-type="float" office:value="9.78419623937976">
                <text:p>9.784196239379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1827">
                <text:p>2001827</text:p>
              </table:table-cell>
              <table:table-cell office:value-type="float" office:value="33.30470749868">
                <text:p>33.30470749868</text:p>
              </table:table-cell>
              <table:table-cell office:value-type="float" office:value="11.3856085653384">
                <text:p>11.38560856533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90368">
                <text:p>2490368</text:p>
              </table:table-cell>
              <table:table-cell office:value-type="float" office:value="27.8609511868409">
                <text:p>27.8609511868409</text:p>
              </table:table-cell>
              <table:table-cell office:value-type="float" office:value="11.0322178235207">
                <text:p>11.03221782352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52512">
                <text:p>2752512</text:p>
              </table:table-cell>
              <table:table-cell office:value-type="float" office:value="38.1229491786572">
                <text:p>38.1229491786572</text:p>
              </table:table-cell>
              <table:table-cell office:value-type="float" office:value="10.7612400168358">
                <text:p>10.76124001683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22353">
                <text:p>3622353</text:p>
              </table:table-cell>
              <table:table-cell office:value-type="float" office:value="33.6895179904351">
                <text:p>33.6895179904351</text:p>
              </table:table-cell>
              <table:table-cell office:value-type="float" office:value="9.18215594237643">
                <text:p>9.182155942376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03654">
                <text:p>4003654</text:p>
              </table:table-cell>
              <table:table-cell office:value-type="float" office:value="31.6962858456577">
                <text:p>31.6962858456577</text:p>
              </table:table-cell>
              <table:table-cell office:value-type="float" office:value="10.883761221432">
                <text:p>10.8837612214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80736">
                <text:p>4980736</text:p>
              </table:table-cell>
              <table:table-cell office:value-type="float" office:value="26.599699418039">
                <text:p>26.599699418039</text:p>
              </table:table-cell>
              <table:table-cell office:value-type="float" office:value="10.5289476062587">
                <text:p>10.52894760625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05024">
                <text:p>5505024</text:p>
              </table:table-cell>
              <table:table-cell office:value-type="float" office:value="37.2569711213055">
                <text:p>37.2569711213055</text:p>
              </table:table-cell>
              <table:table-cell office:value-type="float" office:value="10.3137916936755">
                <text:p>10.31379169367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244707">
                <text:p>7244707</text:p>
              </table:table-cell>
              <table:table-cell office:value-type="float" office:value="32.9662262032813">
                <text:p>32.9662262032813</text:p>
              </table:table-cell>
              <table:table-cell office:value-type="float" office:value="8.90568810777557">
                <text:p>8.905688107775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07308">
                <text:p>8007308</text:p>
              </table:table-cell>
              <table:table-cell office:value-type="float" office:value="30.9896157973791">
                <text:p>30.9896157973791</text:p>
              </table:table-cell>
              <table:table-cell office:value-type="float" office:value="10.7019152427657">
                <text:p>10.70191524276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634cm" svg:height="5.419cm" xlink:href=".." xlink:type="simple" chart:class="chart:scatter" chart:style-name="ch1">
        <chart:plot-area chart:style-name="ch2" table:cell-range-address="'random 64x64'.A54:'random 64x64'.C77" svg:x="0.192cm" svg:y="0.108cm" svg:width="9.25cm" svg:height="5.203cm">
          <chartooo:coordinate-region svg:x="0.837cm" svg:y="0.306cm" svg:width="7.621cm" svg:height="4.36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random 64x64'.B54:'random 64x64'.B77" chart:class="chart:scatter">
            <chart:domain table:cell-range-address="'random 64x64'.A54:'random 64x64'.A77"/>
            <chart:data-point chart:repeated="24"/>
          </chart:series>
          <chart:series chart:style-name="ch7" chart:values-cell-range-address="'random 64x64'.C54:'random 64x64'.C77" chart:class="chart:scatte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5648">
                <text:p>155648</text:p>
                <draw:g>
                  <svg:desc>'random 64x64'.A54:'random 64x64'.A77</svg:desc>
                </draw:g>
              </table:table-cell>
              <table:table-cell office:value-type="float" office:value="35.0694239316283">
                <text:p>35.0694239316283</text:p>
                <draw:g>
                  <svg:desc>'random 64x64'.B54:'random 64x64'.B77</svg:desc>
                </draw:g>
              </table:table-cell>
              <table:table-cell office:value-type="float" office:value="76.1521294958038">
                <text:p>76.1521294958038</text:p>
                <draw:g>
                  <svg:desc>'random 64x64'.C54:'random 64x64'.C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2032">
                <text:p>172032</text:p>
              </table:table-cell>
              <table:table-cell office:value-type="float" office:value="32.4148510032697">
                <text:p>32.4148510032697</text:p>
              </table:table-cell>
              <table:table-cell office:value-type="float" office:value="86.0590790234822">
                <text:p>86.05907902348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6397">
                <text:p>226397</text:p>
              </table:table-cell>
              <table:table-cell office:value-type="float" office:value="27.4261846681817">
                <text:p>27.4261846681817</text:p>
              </table:table-cell>
              <table:table-cell office:value-type="float" office:value="71.5083877228579">
                <text:p>71.50838772285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228">
                <text:p>250228</text:p>
              </table:table-cell>
              <table:table-cell office:value-type="float" office:value="19.2929176669796">
                <text:p>19.2929176669796</text:p>
              </table:table-cell>
              <table:table-cell office:value-type="float" office:value="67.0773330924324">
                <text:p>67.0773330924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1296">
                <text:p>311296</text:p>
              </table:table-cell>
              <table:table-cell office:value-type="float" office:value="18.3117661721297">
                <text:p>18.3117661721297</text:p>
              </table:table-cell>
              <table:table-cell office:value-type="float" office:value="55.4890320321104">
                <text:p>55.4890320321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4064">
                <text:p>344064</text:p>
              </table:table-cell>
              <table:table-cell office:value-type="float" office:value="17.7470627304642">
                <text:p>17.7470627304642</text:p>
              </table:table-cell>
              <table:table-cell office:value-type="float" office:value="50.8826324521741">
                <text:p>50.88263245217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2794">
                <text:p>452794</text:p>
              </table:table-cell>
              <table:table-cell office:value-type="float" office:value="15.4785144450689">
                <text:p>15.4785144450689</text:p>
              </table:table-cell>
              <table:table-cell office:value-type="float" office:value="44.9415135223938">
                <text:p>44.94151352239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457">
                <text:p>500457</text:p>
              </table:table-cell>
              <table:table-cell office:value-type="float" office:value="14.086315936839">
                <text:p>14.086315936839</text:p>
              </table:table-cell>
              <table:table-cell office:value-type="float" office:value="42.2615294502541">
                <text:p>42.26152945025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2592">
                <text:p>622592</text:p>
              </table:table-cell>
              <table:table-cell office:value-type="float" office:value="13.4881428645014">
                <text:p>13.4881428645014</text:p>
              </table:table-cell>
              <table:table-cell office:value-type="float" office:value="35.4199483946453">
                <text:p>35.41994839464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8128">
                <text:p>688128</text:p>
              </table:table-cell>
              <table:table-cell office:value-type="float" office:value="13.1093388947639">
                <text:p>13.1093388947639</text:p>
              </table:table-cell>
              <table:table-cell office:value-type="float" office:value="43.4921631872066">
                <text:p>43.49216318720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5588">
                <text:p>905588</text:p>
              </table:table-cell>
              <table:table-cell office:value-type="float" office:value="11.122072086779">
                <text:p>11.122072086779</text:p>
              </table:table-cell>
              <table:table-cell office:value-type="float" office:value="38.4611988571453">
                <text:p>38.46119885714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913">
                <text:p>1000913</text:p>
              </table:table-cell>
              <table:table-cell office:value-type="float" office:value="12.2797403851964">
                <text:p>12.2797403851964</text:p>
              </table:table-cell>
              <table:table-cell office:value-type="float" office:value="35.9757866152381">
                <text:p>35.97578661523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45184">
                <text:p>1245184</text:p>
              </table:table-cell>
              <table:table-cell office:value-type="float" office:value="11.80287856286">
                <text:p>11.80287856286</text:p>
              </table:table-cell>
              <table:table-cell office:value-type="float" office:value="30.1737344143947">
                <text:p>30.17373441439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76256">
                <text:p>1376256</text:p>
              </table:table-cell>
              <table:table-cell office:value-type="float" office:value="11.493418836102">
                <text:p>11.493418836102</text:p>
              </table:table-cell>
              <table:table-cell office:value-type="float" office:value="40.0499131634366">
                <text:p>40.04991316343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11176">
                <text:p>1811176</text:p>
              </table:table-cell>
              <table:table-cell office:value-type="float" office:value="9.78419623937976">
                <text:p>9.78419623937976</text:p>
              </table:table-cell>
              <table:table-cell office:value-type="float" office:value="35.3000335627624">
                <text:p>35.30003356276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1827">
                <text:p>2001827</text:p>
              </table:table-cell>
              <table:table-cell office:value-type="float" office:value="11.3856085653384">
                <text:p>11.3856085653384</text:p>
              </table:table-cell>
              <table:table-cell office:value-type="float" office:value="33.30470749868">
                <text:p>33.304707498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90368">
                <text:p>2490368</text:p>
              </table:table-cell>
              <table:table-cell office:value-type="float" office:value="11.0322178235207">
                <text:p>11.0322178235207</text:p>
              </table:table-cell>
              <table:table-cell office:value-type="float" office:value="27.8609511868409">
                <text:p>27.86095118684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52512">
                <text:p>2752512</text:p>
              </table:table-cell>
              <table:table-cell office:value-type="float" office:value="10.7612400168358">
                <text:p>10.7612400168358</text:p>
              </table:table-cell>
              <table:table-cell office:value-type="float" office:value="38.1229491786572">
                <text:p>38.12294917865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22353">
                <text:p>3622353</text:p>
              </table:table-cell>
              <table:table-cell office:value-type="float" office:value="9.18215594237643">
                <text:p>9.18215594237643</text:p>
              </table:table-cell>
              <table:table-cell office:value-type="float" office:value="33.6895179904351">
                <text:p>33.68951799043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3654">
                <text:p>4003654</text:p>
              </table:table-cell>
              <table:table-cell office:value-type="float" office:value="10.883761221432">
                <text:p>10.883761221432</text:p>
              </table:table-cell>
              <table:table-cell office:value-type="float" office:value="31.6962858456577">
                <text:p>31.69628584565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80736">
                <text:p>4980736</text:p>
              </table:table-cell>
              <table:table-cell office:value-type="float" office:value="10.5289476062587">
                <text:p>10.5289476062587</text:p>
              </table:table-cell>
              <table:table-cell office:value-type="float" office:value="26.599699418039">
                <text:p>26.5996994180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5024">
                <text:p>5505024</text:p>
              </table:table-cell>
              <table:table-cell office:value-type="float" office:value="10.3137916936755">
                <text:p>10.3137916936755</text:p>
              </table:table-cell>
              <table:table-cell office:value-type="float" office:value="37.2569711213055">
                <text:p>37.25697112130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44707">
                <text:p>7244707</text:p>
              </table:table-cell>
              <table:table-cell office:value-type="float" office:value="8.90568810777557">
                <text:p>8.90568810777557</text:p>
              </table:table-cell>
              <table:table-cell office:value-type="float" office:value="32.9662262032813">
                <text:p>32.96622620328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07308">
                <text:p>8007308</text:p>
              </table:table-cell>
              <table:table-cell office:value-type="float" office:value="10.7019152427657">
                <text:p>10.7019152427657</text:p>
              </table:table-cell>
              <table:table-cell office:value-type="float" office:value="30.9896157973791">
                <text:p>30.989615797379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2cm" svg:height="11.88cm" xlink:href=".." xlink:type="simple" chart:class="chart:scatter" chart:column-mapping="0 2 1" chart:style-name="ch1">
        <chart:legend svg:x="1.795cm" svg:y="8.567cm" style:legend-expansion="custom" chartooo:width="4.869cm" chartooo:height="1.438cm" style:legend-expansion-aspect-ratio="3.38595271210014" chart:style-name="ch2"/>
        <chart:plot-area chart:style-name="ch3" table:cell-range-address="'random 64x64'.A2:'random 64x64'.A77 'random 64x64'.D1:'random 64x64'.E77" chart:data-source-has-labels="row" svg:x="1.411cm" svg:y="0.237cm" svg:width="19.287cm" svg:height="10.447cm">
          <chartooo:coordinate-region svg:x="2.055cm" svg:y="0.435cm" svg:width="17.855cm" svg:height="9.605cm"/>
          <chart:axis chart:dimension="x" chart:name="primary-x" chart:style-name="ch4">
            <chart:title svg:x="10.324cm" svg:y="10.921cm" chart:style-name="ch5">
              <text:p>Map Size</text:p>
            </chart:title>
          </chart:axis>
          <chart:axis chart:dimension="y" chart:name="primary-y" chart:style-name="ch6">
            <chart:title svg:x="0.451cm" svg:y="6.114cm" chart:style-name="ch7">
              <text:p>M Ops/s</text:p>
            </chart:title>
            <chart:grid chart:style-name="ch8" chart:class="major"/>
          </chart:axis>
          <chart:series chart:style-name="ch9" chart:values-cell-range-address="'random 64x64'.E2:'random 64x64'.E77" chart:label-cell-address="'random 64x64'.E1:'random 64x64'.E1" chart:class="chart:scatter">
            <chart:domain table:cell-range-address="'random 64x64'.A2:'random 64x64'.A77"/>
            <chart:data-point chart:repeated="76"/>
          </chart:series>
          <chart:series chart:style-name="ch10" chart:values-cell-range-address="'random 64x64'.D2:'random 64x64'.D77" chart:label-cell-address="'random 64x64'.D1:'random 64x64'.D1" chart:class="chart:scatter">
            <chart:data-point chart:repeated="7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inMap::insert</text:p>
                <draw:g>
                  <svg:desc>'random 64x64'.E1:'random 64x64'.E1</svg:desc>
                </draw:g>
              </table:table-cell>
              <table:table-cell office:value-type="string">
                <text:p>HashMap::insert</text:p>
                <draw:g>
                  <svg:desc>'random 64x64'.D1:'random 64x64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">
                <text:p>19</text:p>
                <draw:g>
                  <svg:desc>'random 64x64'.A2:'random 64x64'.A77</svg:desc>
                </draw:g>
              </table:table-cell>
              <table:table-cell office:value-type="float" office:value="42.8822478132589">
                <text:p>42.8822478132589</text:p>
                <draw:g>
                  <svg:desc>'random 64x64'.E2:'random 64x64'.E77</svg:desc>
                </draw:g>
              </table:table-cell>
              <table:table-cell office:value-type="float" office:value="39.0398411852938">
                <text:p>39.0398411852938</text:p>
                <draw:g>
                  <svg:desc>'random 64x64'.D2:'random 64x64'.D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29.4805967317407">
                <text:p>29.4805967317407</text:p>
              </table:table-cell>
              <table:table-cell office:value-type="float" office:value="38.389130207446">
                <text:p>38.3891302074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33.8564454903887">
                <text:p>33.8564454903887</text:p>
              </table:table-cell>
              <table:table-cell office:value-type="float" office:value="35.4978743016126">
                <text:p>35.4978743016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35.6057728826434">
                <text:p>35.6057728826434</text:p>
              </table:table-cell>
              <table:table-cell office:value-type="float" office:value="25.8885843646771">
                <text:p>25.88858436467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38.4943767078482">
                <text:p>38.4943767078482</text:p>
              </table:table-cell>
              <table:table-cell office:value-type="float" office:value="27.4006993861183">
                <text:p>27.40069938611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28.5316206223221">
                <text:p>28.5316206223221</text:p>
              </table:table-cell>
              <table:table-cell office:value-type="float" office:value="27.8340147262372">
                <text:p>27.83401472623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">
                <text:p>56</text:p>
              </table:table-cell>
              <table:table-cell office:value-type="float" office:value="33.7126199039675">
                <text:p>33.7126199039675</text:p>
              </table:table-cell>
              <table:table-cell office:value-type="float" office:value="26.7502729203585">
                <text:p>26.75027292035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35.2009334017996">
                <text:p>35.2009334017996</text:p>
              </table:table-cell>
              <table:table-cell office:value-type="float" office:value="21.4759434227201">
                <text:p>21.47594342272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">
                <text:p>76</text:p>
              </table:table-cell>
              <table:table-cell office:value-type="float" office:value="37.8197742297283">
                <text:p>37.8197742297283</text:p>
              </table:table-cell>
              <table:table-cell office:value-type="float" office:value="23.2686053348089">
                <text:p>23.26860533480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">
                <text:p>84</text:p>
              </table:table-cell>
              <table:table-cell office:value-type="float" office:value="28.738945306273">
                <text:p>28.738945306273</text:p>
              </table:table-cell>
              <table:table-cell office:value-type="float" office:value="23.8765057027031">
                <text:p>23.87650570270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1">
                <text:p>111</text:p>
              </table:table-cell>
              <table:table-cell office:value-type="float" office:value="33.8578698603013">
                <text:p>33.8578698603013</text:p>
              </table:table-cell>
              <table:table-cell office:value-type="float" office:value="23.4218367481206">
                <text:p>23.42183674812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2">
                <text:p>122</text:p>
              </table:table-cell>
              <table:table-cell office:value-type="float" office:value="35.3948256348401">
                <text:p>35.3948256348401</text:p>
              </table:table-cell>
              <table:table-cell office:value-type="float" office:value="19.5643206829558">
                <text:p>19.5643206829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2">
                <text:p>152</text:p>
              </table:table-cell>
              <table:table-cell office:value-type="float" office:value="37.9990876871018">
                <text:p>37.9990876871018</text:p>
              </table:table-cell>
              <table:table-cell office:value-type="float" office:value="21.3972368411194">
                <text:p>21.39723684111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8">
                <text:p>168</text:p>
              </table:table-cell>
              <table:table-cell office:value-type="float" office:value="29.1098983090467">
                <text:p>29.1098983090467</text:p>
              </table:table-cell>
              <table:table-cell office:value-type="float" office:value="22.0681256793666">
                <text:p>22.0681256793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1">
                <text:p>221</text:p>
              </table:table-cell>
              <table:table-cell office:value-type="float" office:value="34.2105403442644">
                <text:p>34.2105403442644</text:p>
              </table:table-cell>
              <table:table-cell office:value-type="float" office:value="21.7083585492003">
                <text:p>21.70835854920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4">
                <text:p>244</text:p>
              </table:table-cell>
              <table:table-cell office:value-type="float" office:value="35.8293939703654">
                <text:p>35.8293939703654</text:p>
              </table:table-cell>
              <table:table-cell office:value-type="float" office:value="18.3646902254207">
                <text:p>18.36469022542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4">
                <text:p>304</text:p>
              </table:table-cell>
              <table:table-cell office:value-type="float" office:value="38.3557807989919">
                <text:p>38.3557807989919</text:p>
              </table:table-cell>
              <table:table-cell office:value-type="float" office:value="20.2183192547923">
                <text:p>20.21831925479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6">
                <text:p>336</text:p>
              </table:table-cell>
              <table:table-cell office:value-type="float" office:value="28.8317751508778">
                <text:p>28.8317751508778</text:p>
              </table:table-cell>
              <table:table-cell office:value-type="float" office:value="20.9180925936878">
                <text:p>20.91809259368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2">
                <text:p>442</text:p>
              </table:table-cell>
              <table:table-cell office:value-type="float" office:value="33.8654759095409">
                <text:p>33.8654759095409</text:p>
              </table:table-cell>
              <table:table-cell office:value-type="float" office:value="20.6001462672527">
                <text:p>20.60014626725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9">
                <text:p>489</text:p>
              </table:table-cell>
              <table:table-cell office:value-type="float" office:value="35.5233638869303">
                <text:p>35.5233638869303</text:p>
              </table:table-cell>
              <table:table-cell office:value-type="float" office:value="17.4504591266741">
                <text:p>17.45045912667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8">
                <text:p>608</text:p>
              </table:table-cell>
              <table:table-cell office:value-type="float" office:value="37.9584324051694">
                <text:p>37.9584324051694</text:p>
              </table:table-cell>
              <table:table-cell office:value-type="float" office:value="19.2992374847408">
                <text:p>19.29923748474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2">
                <text:p>672</text:p>
              </table:table-cell>
              <table:table-cell office:value-type="float" office:value="28.4590709893047">
                <text:p>28.4590709893047</text:p>
              </table:table-cell>
              <table:table-cell office:value-type="float" office:value="20.0243172974734">
                <text:p>20.02431729747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4">
                <text:p>884</text:p>
              </table:table-cell>
              <table:table-cell office:value-type="float" office:value="33.4465893732774">
                <text:p>33.4465893732774</text:p>
              </table:table-cell>
              <table:table-cell office:value-type="float" office:value="19.8143815370066">
                <text:p>19.81438153700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77">
                <text:p>977</text:p>
              </table:table-cell>
              <table:table-cell office:value-type="float" office:value="35.1079182190332">
                <text:p>35.1079182190332</text:p>
              </table:table-cell>
              <table:table-cell office:value-type="float" office:value="14.0103515035148">
                <text:p>14.01035150351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16">
                <text:p>1216</text:p>
              </table:table-cell>
              <table:table-cell office:value-type="float" office:value="37.5974870643939">
                <text:p>37.5974870643939</text:p>
              </table:table-cell>
              <table:table-cell office:value-type="float" office:value="15.8107102098307">
                <text:p>15.81071020983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44">
                <text:p>1344</text:p>
              </table:table-cell>
              <table:table-cell office:value-type="float" office:value="25.6672696358373">
                <text:p>25.6672696358373</text:p>
              </table:table-cell>
              <table:table-cell office:value-type="float" office:value="16.5661421560503">
                <text:p>16.56614215605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68">
                <text:p>1768</text:p>
              </table:table-cell>
              <table:table-cell office:value-type="float" office:value="30.4274849375631">
                <text:p>30.4274849375631</text:p>
              </table:table-cell>
              <table:table-cell office:value-type="float" office:value="16.7582925151428">
                <text:p>16.75829251514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55">
                <text:p>1955</text:p>
              </table:table-cell>
              <table:table-cell office:value-type="float" office:value="31.9810240471127">
                <text:p>31.9810240471127</text:p>
              </table:table-cell>
              <table:table-cell office:value-type="float" office:value="13.6275992459976">
                <text:p>13.62759924599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32">
                <text:p>2432</text:p>
              </table:table-cell>
              <table:table-cell office:value-type="float" office:value="34.6055977471357">
                <text:p>34.6055977471357</text:p>
              </table:table-cell>
              <table:table-cell office:value-type="float" office:value="15.4167987321712">
                <text:p>15.41679873217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88">
                <text:p>2688</text:p>
              </table:table-cell>
              <table:table-cell office:value-type="float" office:value="25.4705537078879">
                <text:p>25.4705537078879</text:p>
              </table:table-cell>
              <table:table-cell office:value-type="float" office:value="16.1395613326672">
                <text:p>16.13956133266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37">
                <text:p>3537</text:p>
              </table:table-cell>
              <table:table-cell office:value-type="float" office:value="30.1844094767536">
                <text:p>30.1844094767536</text:p>
              </table:table-cell>
              <table:table-cell office:value-type="float" office:value="16.5254695163387">
                <text:p>16.52546951633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10">
                <text:p>3910</text:p>
              </table:table-cell>
              <table:table-cell office:value-type="float" office:value="31.6698591329121">
                <text:p>31.6698591329121</text:p>
              </table:table-cell>
              <table:table-cell office:value-type="float" office:value="14.3735712300289">
                <text:p>14.37357123002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64">
                <text:p>4864</text:p>
              </table:table-cell>
              <table:table-cell office:value-type="float" office:value="34.5112304417271">
                <text:p>34.5112304417271</text:p>
              </table:table-cell>
              <table:table-cell office:value-type="float" office:value="16.1626971744591">
                <text:p>16.16269717445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76">
                <text:p>5376</text:p>
              </table:table-cell>
              <table:table-cell office:value-type="float" office:value="25.9671793943838">
                <text:p>25.9671793943838</text:p>
              </table:table-cell>
              <table:table-cell office:value-type="float" office:value="16.9251672313603">
                <text:p>16.92516723136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75">
                <text:p>7075</text:p>
              </table:table-cell>
              <table:table-cell office:value-type="float" office:value="30.712274068086">
                <text:p>30.712274068086</text:p>
              </table:table-cell>
              <table:table-cell office:value-type="float" office:value="17.2632760311521">
                <text:p>17.26327603115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820">
                <text:p>7820</text:p>
              </table:table-cell>
              <table:table-cell office:value-type="float" office:value="31.9071672800568">
                <text:p>31.9071672800568</text:p>
              </table:table-cell>
              <table:table-cell office:value-type="float" office:value="14.3095916522655">
                <text:p>14.30959165226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28">
                <text:p>9728</text:p>
              </table:table-cell>
              <table:table-cell office:value-type="float" office:value="34.28711203335">
                <text:p>34.28711203335</text:p>
              </table:table-cell>
              <table:table-cell office:value-type="float" office:value="16.0363765948853">
                <text:p>16.03637659488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752">
                <text:p>10752</text:p>
              </table:table-cell>
              <table:table-cell office:value-type="float" office:value="25.1328014176471">
                <text:p>25.1328014176471</text:p>
              </table:table-cell>
              <table:table-cell office:value-type="float" office:value="16.7933239977217">
                <text:p>16.79332399772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150">
                <text:p>14150</text:p>
              </table:table-cell>
              <table:table-cell office:value-type="float" office:value="29.4722686975282">
                <text:p>29.4722686975282</text:p>
              </table:table-cell>
              <table:table-cell office:value-type="float" office:value="16.9825383800117">
                <text:p>16.98253838001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639">
                <text:p>15639</text:p>
              </table:table-cell>
              <table:table-cell office:value-type="float" office:value="30.7749310499196">
                <text:p>30.7749310499196</text:p>
              </table:table-cell>
              <table:table-cell office:value-type="float" office:value="14.1879353015998">
                <text:p>14.18793530159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456">
                <text:p>19456</text:p>
              </table:table-cell>
              <table:table-cell office:value-type="float" office:value="34.4975915872403">
                <text:p>34.4975915872403</text:p>
              </table:table-cell>
              <table:table-cell office:value-type="float" office:value="15.7698185219603">
                <text:p>15.76981852196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504">
                <text:p>21504</text:p>
              </table:table-cell>
              <table:table-cell office:value-type="float" office:value="19.3086109365179">
                <text:p>19.3086109365179</text:p>
              </table:table-cell>
              <table:table-cell office:value-type="float" office:value="16.4614818433966">
                <text:p>16.46148184339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299">
                <text:p>28299</text:p>
              </table:table-cell>
              <table:table-cell office:value-type="float" office:value="23.0672638283148">
                <text:p>23.0672638283148</text:p>
              </table:table-cell>
              <table:table-cell office:value-type="float" office:value="16.5614152996103">
                <text:p>16.56141529961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278">
                <text:p>31278</text:p>
              </table:table-cell>
              <table:table-cell office:value-type="float" office:value="24.263955342779">
                <text:p>24.263955342779</text:p>
              </table:table-cell>
              <table:table-cell office:value-type="float" office:value="11.9316103349993">
                <text:p>11.93161033499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912">
                <text:p>38912</text:p>
              </table:table-cell>
              <table:table-cell office:value-type="float" office:value="26.2884211098075">
                <text:p>26.2884211098075</text:p>
              </table:table-cell>
              <table:table-cell office:value-type="float" office:value="13.4543297518712">
                <text:p>13.45432975187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008">
                <text:p>43008</text:p>
              </table:table-cell>
              <table:table-cell office:value-type="float" office:value="17.2100523544454">
                <text:p>17.2100523544454</text:p>
              </table:table-cell>
              <table:table-cell office:value-type="float" office:value="14.0371494393647">
                <text:p>14.03714943936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600">
                <text:p>56600</text:p>
              </table:table-cell>
              <table:table-cell office:value-type="float" office:value="20.699399805177">
                <text:p>20.699399805177</text:p>
              </table:table-cell>
              <table:table-cell office:value-type="float" office:value="14.6110647502371">
                <text:p>14.61106475023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557">
                <text:p>62557</text:p>
              </table:table-cell>
              <table:table-cell office:value-type="float" office:value="21.8586204263858">
                <text:p>21.8586204263858</text:p>
              </table:table-cell>
              <table:table-cell office:value-type="float" office:value="10.999189904925">
                <text:p>10.9991899049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824">
                <text:p>77824</text:p>
              </table:table-cell>
              <table:table-cell office:value-type="float" office:value="23.7995281195535">
                <text:p>23.7995281195535</text:p>
              </table:table-cell>
              <table:table-cell office:value-type="float" office:value="12.4659942888274">
                <text:p>12.46599428882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6016">
                <text:p>86016</text:p>
              </table:table-cell>
              <table:table-cell office:value-type="float" office:value="15.722589588153">
                <text:p>15.722589588153</text:p>
              </table:table-cell>
              <table:table-cell office:value-type="float" office:value="13.0079321830875">
                <text:p>13.00793218308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3199">
                <text:p>113199</text:p>
              </table:table-cell>
              <table:table-cell office:value-type="float" office:value="18.5156030909881">
                <text:p>18.5156030909881</text:p>
              </table:table-cell>
              <table:table-cell office:value-type="float" office:value="13.5070212401635">
                <text:p>13.50702124016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5114">
                <text:p>125114</text:p>
              </table:table-cell>
              <table:table-cell office:value-type="float" office:value="19.5307890055367">
                <text:p>19.5307890055367</text:p>
              </table:table-cell>
              <table:table-cell office:value-type="float" office:value="9.91528688090826">
                <text:p>9.915286880908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5648">
                <text:p>155648</text:p>
              </table:table-cell>
              <table:table-cell office:value-type="float" office:value="21.524251318424">
                <text:p>21.524251318424</text:p>
              </table:table-cell>
              <table:table-cell office:value-type="float" office:value="11.1720830683653">
                <text:p>11.17208306836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2032">
                <text:p>172032</text:p>
              </table:table-cell>
              <table:table-cell office:value-type="float" office:value="13.4415051335397">
                <text:p>13.4415051335397</text:p>
              </table:table-cell>
              <table:table-cell office:value-type="float" office:value="11.6803324560252">
                <text:p>11.68033245602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6397">
                <text:p>226397</text:p>
              </table:table-cell>
              <table:table-cell office:value-type="float" office:value="15.6607267224112">
                <text:p>15.6607267224112</text:p>
              </table:table-cell>
              <table:table-cell office:value-type="float" office:value="12.3102161864099">
                <text:p>12.31021618640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0228">
                <text:p>250228</text:p>
              </table:table-cell>
              <table:table-cell office:value-type="float" office:value="16.4397711984456">
                <text:p>16.4397711984456</text:p>
              </table:table-cell>
              <table:table-cell office:value-type="float" office:value="9.43045857445851">
                <text:p>9.430458574458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1296">
                <text:p>311296</text:p>
              </table:table-cell>
              <table:table-cell office:value-type="float" office:value="17.896448347562">
                <text:p>17.896448347562</text:p>
              </table:table-cell>
              <table:table-cell office:value-type="float" office:value="10.271271019768">
                <text:p>10.2712710197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4064">
                <text:p>344064</text:p>
              </table:table-cell>
              <table:table-cell office:value-type="float" office:value="11.9924667717186">
                <text:p>11.9924667717186</text:p>
              </table:table-cell>
              <table:table-cell office:value-type="float" office:value="10.6296030769275">
                <text:p>10.62960307692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2794">
                <text:p>452794</text:p>
              </table:table-cell>
              <table:table-cell office:value-type="float" office:value="13.6338139277283">
                <text:p>13.6338139277283</text:p>
              </table:table-cell>
              <table:table-cell office:value-type="float" office:value="10.675552389942">
                <text:p>10.6755523899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0457">
                <text:p>500457</text:p>
              </table:table-cell>
              <table:table-cell office:value-type="float" office:value="14.1860038441563">
                <text:p>14.1860038441563</text:p>
              </table:table-cell>
              <table:table-cell office:value-type="float" office:value="8.38039378994127">
                <text:p>8.380393789941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2592">
                <text:p>622592</text:p>
              </table:table-cell>
              <table:table-cell office:value-type="float" office:value="14.9293699958706">
                <text:p>14.9293699958706</text:p>
              </table:table-cell>
              <table:table-cell office:value-type="float" office:value="8.90536593153762">
                <text:p>8.905365931537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8128">
                <text:p>688128</text:p>
              </table:table-cell>
              <table:table-cell office:value-type="float" office:value="10.4087596363026">
                <text:p>10.4087596363026</text:p>
              </table:table-cell>
              <table:table-cell office:value-type="float" office:value="9.09171092962388">
                <text:p>9.091710929623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05588">
                <text:p>905588</text:p>
              </table:table-cell>
              <table:table-cell office:value-type="float" office:value="11.8415824245993">
                <text:p>11.8415824245993</text:p>
              </table:table-cell>
              <table:table-cell office:value-type="float" office:value="8.88502076634257">
                <text:p>8.885020766342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0913">
                <text:p>1000913</text:p>
              </table:table-cell>
              <table:table-cell office:value-type="float" office:value="12.28368657052">
                <text:p>12.28368657052</text:p>
              </table:table-cell>
              <table:table-cell office:value-type="float" office:value="7.18396138154639">
                <text:p>7.183961381546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45184">
                <text:p>1245184</text:p>
              </table:table-cell>
              <table:table-cell office:value-type="float" office:value="12.8313122137353">
                <text:p>12.8313122137353</text:p>
              </table:table-cell>
              <table:table-cell office:value-type="float" office:value="7.63776661150139">
                <text:p>7.637766611501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76256">
                <text:p>1376256</text:p>
              </table:table-cell>
              <table:table-cell office:value-type="float" office:value="9.30589257502956">
                <text:p>9.30589257502956</text:p>
              </table:table-cell>
              <table:table-cell office:value-type="float" office:value="7.784976661149">
                <text:p>7.7849766611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11176">
                <text:p>1811176</text:p>
              </table:table-cell>
              <table:table-cell office:value-type="float" office:value="10.7544346824436">
                <text:p>10.7544346824436</text:p>
              </table:table-cell>
              <table:table-cell office:value-type="float" office:value="7.63236508143047">
                <text:p>7.632365081430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1827">
                <text:p>2001827</text:p>
              </table:table-cell>
              <table:table-cell office:value-type="float" office:value="11.1646193943292">
                <text:p>11.1646193943292</text:p>
              </table:table-cell>
              <table:table-cell office:value-type="float" office:value="6.34004624525968">
                <text:p>6.340046245259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90368">
                <text:p>2490368</text:p>
              </table:table-cell>
              <table:table-cell office:value-type="float" office:value="11.681547124431">
                <text:p>11.681547124431</text:p>
              </table:table-cell>
              <table:table-cell office:value-type="float" office:value="6.80297899033374">
                <text:p>6.802978990333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52512">
                <text:p>2752512</text:p>
              </table:table-cell>
              <table:table-cell office:value-type="float" office:value="8.68377523807044">
                <text:p>8.68377523807044</text:p>
              </table:table-cell>
              <table:table-cell office:value-type="float" office:value="6.95314876075084">
                <text:p>6.953148760750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22353">
                <text:p>3622353</text:p>
              </table:table-cell>
              <table:table-cell office:value-type="float" office:value="10.0142117508243">
                <text:p>10.0142117508243</text:p>
              </table:table-cell>
              <table:table-cell office:value-type="float" office:value="6.92650303516154">
                <text:p>6.926503035161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03654">
                <text:p>4003654</text:p>
              </table:table-cell>
              <table:table-cell office:value-type="float" office:value="10.376411980224">
                <text:p>10.376411980224</text:p>
              </table:table-cell>
              <table:table-cell office:value-type="float" office:value="5.84298493819858">
                <text:p>5.842984938198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80736">
                <text:p>4980736</text:p>
              </table:table-cell>
              <table:table-cell office:value-type="float" office:value="10.9012266600081">
                <text:p>10.9012266600081</text:p>
              </table:table-cell>
              <table:table-cell office:value-type="float" office:value="6.30910072335732">
                <text:p>6.309100723357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05024">
                <text:p>5505024</text:p>
              </table:table-cell>
              <table:table-cell office:value-type="float" office:value="8.2483300268969">
                <text:p>8.2483300268969</text:p>
              </table:table-cell>
              <table:table-cell office:value-type="float" office:value="6.45626189393358">
                <text:p>6.456261893933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244707">
                <text:p>7244707</text:p>
              </table:table-cell>
              <table:table-cell office:value-type="float" office:value="9.54224155110693">
                <text:p>9.54224155110693</text:p>
              </table:table-cell>
              <table:table-cell office:value-type="float" office:value="6.48858474018567">
                <text:p>6.488584740185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07308">
                <text:p>8007308</text:p>
              </table:table-cell>
              <table:table-cell office:value-type="float" office:value="9.92364103014401">
                <text:p>9.92364103014401</text:p>
              </table:table-cell>
              <table:table-cell office:value-type="float" office:value="5.57171837921298">
                <text:p>5.5717183792129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1.202cm"/>
    </style:style>
    <style:style style:name="P1" style:family="paragraph">
      <loext:graphic-properties draw:fill="none" draw:fill-color="#ffffff"/>
    </style:style>
  </office:automatic-styles>
  <office:body>
    <office:chart>
      <chart:chart svg:width="20.491cm" svg:height="11.526cm" xlink:href=".." xlink:type="simple" chart:class="chart:scatter" chart:column-mapping="2 1" chart:style-name="ch1">
        <chart:legend svg:x="12.65cm" svg:y="3.316cm" style:legend-expansion="custom" chartooo:width="4.24cm" chartooo:height="1.395cm" style:legend-expansion-aspect-ratio="3.03942652329749" chart:style-name="ch2"/>
        <chart:plot-area chart:style-name="ch3" table:cell-range-address="'random triv 32x32'.A2:'random triv 32x32'.B77 'random triv 32x32'.C1:'random triv 32x32'.C77 'random triv 32x32'.B1:'random triv 32x32'.B1" chart:data-source-has-labels="row" svg:x="1.398cm" svg:y="0.23cm" svg:width="18.684cm" svg:height="10.107cm">
          <chartooo:coordinate-region svg:x="2.239cm" svg:y="0.429cm" svg:width="17.055cm" svg:height="9.264cm"/>
          <chart:axis chart:dimension="x" chart:name="primary-x" chart:style-name="ch4">
            <chart:title svg:x="10.01cm" svg:y="10.567cm" chart:style-name="ch5">
              <text:p>Map Size</text:p>
            </chart:title>
          </chart:axis>
          <chart:axis chart:dimension="y" chart:name="primary-y" chart:style-name="ch6">
            <chart:title svg:x="0.451cm" svg:y="5.937cm" chart:style-name="ch7">
              <text:p>M Ops/s</text:p>
            </chart:title>
            <chart:grid chart:style-name="ch8" chart:class="major"/>
          </chart:axis>
          <chart:series chart:style-name="ch9" chart:values-cell-range-address="'random triv 32x32'.C2:'random triv 32x32'.C77" chart:label-cell-address="'random triv 32x32'.C1:'random triv 32x32'.C1" chart:class="chart:scatter">
            <chart:domain table:cell-range-address="'random triv 32x32'.A2:'random triv 32x32'.A77"/>
            <chart:data-point chart:repeated="76"/>
          </chart:series>
          <chart:series chart:style-name="ch10" chart:values-cell-range-address="'random triv 32x32'.B2:'random triv 32x32'.B77" chart:label-cell-address="'random triv 32x32'.B1:'random triv 32x32'.B1" chart:class="chart:scatter">
            <chart:data-point chart:repeated="76"/>
          </chart:series>
          <chart:wall chart:style-name="ch11"/>
          <chart:floor chart:style-name="ch12"/>
        </chart:plot-area>
        <draw:frame draw:style-name="gr1" draw:text-style-name="P1" svg:width="8.615cm" svg:height="1.875cm" svg:x="9.074cm" svg:y="1.731cm">
          <draw:text-box>
            <text:p>32 bit key x 32bit value, trivial hasher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inMap::get</text:p>
                <draw:g>
                  <svg:desc>'random triv 32x32'.C1:'random triv 32x32'.C1</svg:desc>
                </draw:g>
              </table:table-cell>
              <table:table-cell office:value-type="string">
                <text:p>HashMap::get</text:p>
                <draw:g>
                  <svg:desc>'random triv 32x32'.B1:'random triv 32x32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">
                <text:p>19</text:p>
                <draw:g>
                  <svg:desc>'random triv 32x32'.A2:'random triv 32x32'.A77</svg:desc>
                </draw:g>
              </table:table-cell>
              <table:table-cell office:value-type="float" office:value="389.052378792777">
                <text:p>389.052378792777</text:p>
                <draw:g>
                  <svg:desc>'random triv 32x32'.C2:'random triv 32x32'.C77</svg:desc>
                </draw:g>
              </table:table-cell>
              <table:table-cell office:value-type="float" office:value="202.662713236513">
                <text:p>202.662713236513</text:p>
                <draw:g>
                  <svg:desc>'random triv 32x32'.B2:'random triv 32x32'.B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431.208933377343">
                <text:p>431.208933377343</text:p>
              </table:table-cell>
              <table:table-cell office:value-type="float" office:value="205.970984545181">
                <text:p>205.9709845451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437.882593886239">
                <text:p>437.882593886239</text:p>
              </table:table-cell>
              <table:table-cell office:value-type="float" office:value="182.550775396586">
                <text:p>182.5507753965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392.30255912888">
                <text:p>392.30255912888</text:p>
              </table:table-cell>
              <table:table-cell office:value-type="float" office:value="219.818035048675">
                <text:p>219.818035048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368.022713248711">
                <text:p>368.022713248711</text:p>
              </table:table-cell>
              <table:table-cell office:value-type="float" office:value="227.831604659814">
                <text:p>227.8316046598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389.47540388336">
                <text:p>389.47540388336</text:p>
              </table:table-cell>
              <table:table-cell office:value-type="float" office:value="208.442779914928">
                <text:p>208.442779914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">
                <text:p>56</text:p>
              </table:table-cell>
              <table:table-cell office:value-type="float" office:value="355.588040133699">
                <text:p>355.588040133699</text:p>
              </table:table-cell>
              <table:table-cell office:value-type="float" office:value="153.787314020165">
                <text:p>153.7873140201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368.872812956447">
                <text:p>368.872812956447</text:p>
              </table:table-cell>
              <table:table-cell office:value-type="float" office:value="199.126185571114">
                <text:p>199.1261855711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">
                <text:p>76</text:p>
              </table:table-cell>
              <table:table-cell office:value-type="float" office:value="323.485047892167">
                <text:p>323.485047892167</text:p>
              </table:table-cell>
              <table:table-cell office:value-type="float" office:value="204.734515246426">
                <text:p>204.734515246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">
                <text:p>84</text:p>
              </table:table-cell>
              <table:table-cell office:value-type="float" office:value="394.315079592558">
                <text:p>394.315079592558</text:p>
              </table:table-cell>
              <table:table-cell office:value-type="float" office:value="192.67536897251">
                <text:p>192.675368972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1">
                <text:p>111</text:p>
              </table:table-cell>
              <table:table-cell office:value-type="float" office:value="360.785520115593">
                <text:p>360.785520115593</text:p>
              </table:table-cell>
              <table:table-cell office:value-type="float" office:value="161.841438650382">
                <text:p>161.8414386503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2">
                <text:p>122</text:p>
              </table:table-cell>
              <table:table-cell office:value-type="float" office:value="358.335564958009">
                <text:p>358.335564958009</text:p>
              </table:table-cell>
              <table:table-cell office:value-type="float" office:value="211.336176046425">
                <text:p>211.3361760464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2">
                <text:p>152</text:p>
              </table:table-cell>
              <table:table-cell office:value-type="float" office:value="353.17222692458">
                <text:p>353.17222692458</text:p>
              </table:table-cell>
              <table:table-cell office:value-type="float" office:value="200.977715497497">
                <text:p>200.9777154974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8">
                <text:p>168</text:p>
              </table:table-cell>
              <table:table-cell office:value-type="float" office:value="392.587358503448">
                <text:p>392.587358503448</text:p>
              </table:table-cell>
              <table:table-cell office:value-type="float" office:value="174.66625811202">
                <text:p>174.666258112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1">
                <text:p>221</text:p>
              </table:table-cell>
              <table:table-cell office:value-type="float" office:value="377.276567257859">
                <text:p>377.276567257859</text:p>
              </table:table-cell>
              <table:table-cell office:value-type="float" office:value="156.782458120868">
                <text:p>156.7824581208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4">
                <text:p>244</text:p>
              </table:table-cell>
              <table:table-cell office:value-type="float" office:value="388.29574428896">
                <text:p>388.29574428896</text:p>
              </table:table-cell>
              <table:table-cell office:value-type="float" office:value="199.499906197411">
                <text:p>199.4999061974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4">
                <text:p>304</text:p>
              </table:table-cell>
              <table:table-cell office:value-type="float" office:value="368.032661198819">
                <text:p>368.032661198819</text:p>
              </table:table-cell>
              <table:table-cell office:value-type="float" office:value="178.755072807119">
                <text:p>178.7550728071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6">
                <text:p>336</text:p>
              </table:table-cell>
              <table:table-cell office:value-type="float" office:value="389.017590340132">
                <text:p>389.017590340132</text:p>
              </table:table-cell>
              <table:table-cell office:value-type="float" office:value="169.620606341557">
                <text:p>169.6206063415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2">
                <text:p>442</text:p>
              </table:table-cell>
              <table:table-cell office:value-type="float" office:value="379.830066603884">
                <text:p>379.830066603884</text:p>
              </table:table-cell>
              <table:table-cell office:value-type="float" office:value="101.267246801091">
                <text:p>101.2672468010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9">
                <text:p>489</text:p>
              </table:table-cell>
              <table:table-cell office:value-type="float" office:value="382.382641059778">
                <text:p>382.382641059778</text:p>
              </table:table-cell>
              <table:table-cell office:value-type="float" office:value="173.006286244548">
                <text:p>173.0062862445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8">
                <text:p>608</text:p>
              </table:table-cell>
              <table:table-cell office:value-type="float" office:value="346.939619065354">
                <text:p>346.939619065354</text:p>
              </table:table-cell>
              <table:table-cell office:value-type="float" office:value="147.218128048029">
                <text:p>147.2181280480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2">
                <text:p>672</text:p>
              </table:table-cell>
              <table:table-cell office:value-type="float" office:value="367.404548833581">
                <text:p>367.404548833581</text:p>
              </table:table-cell>
              <table:table-cell office:value-type="float" office:value="131.029480187386">
                <text:p>131.0294801873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4">
                <text:p>884</text:p>
              </table:table-cell>
              <table:table-cell office:value-type="float" office:value="353.907235719009">
                <text:p>353.907235719009</text:p>
              </table:table-cell>
              <table:table-cell office:value-type="float" office:value="93.141520621708">
                <text:p>93.1415206217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77">
                <text:p>977</text:p>
              </table:table-cell>
              <table:table-cell office:value-type="float" office:value="340.73921249069">
                <text:p>340.73921249069</text:p>
              </table:table-cell>
              <table:table-cell office:value-type="float" office:value="142.013932127962">
                <text:p>142.0139321279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16">
                <text:p>1216</text:p>
              </table:table-cell>
              <table:table-cell office:value-type="float" office:value="300.225046354394">
                <text:p>300.225046354394</text:p>
              </table:table-cell>
              <table:table-cell office:value-type="float" office:value="122.163257065049">
                <text:p>122.1632570650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44">
                <text:p>1344</text:p>
              </table:table-cell>
              <table:table-cell office:value-type="float" office:value="348.79753001143">
                <text:p>348.79753001143</text:p>
              </table:table-cell>
              <table:table-cell office:value-type="float" office:value="107.919426726854">
                <text:p>107.9194267268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68">
                <text:p>1768</text:p>
              </table:table-cell>
              <table:table-cell office:value-type="float" office:value="314.076213596078">
                <text:p>314.076213596078</text:p>
              </table:table-cell>
              <table:table-cell office:value-type="float" office:value="76.0768056240037">
                <text:p>76.07680562400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55">
                <text:p>1955</text:p>
              </table:table-cell>
              <table:table-cell office:value-type="float" office:value="282.409547297246">
                <text:p>282.409547297246</text:p>
              </table:table-cell>
              <table:table-cell office:value-type="float" office:value="136.803979141417">
                <text:p>136.8039791414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32">
                <text:p>2432</text:p>
              </table:table-cell>
              <table:table-cell office:value-type="float" office:value="234.008104427832">
                <text:p>234.008104427832</text:p>
              </table:table-cell>
              <table:table-cell office:value-type="float" office:value="103.799576813724">
                <text:p>103.7995768137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88">
                <text:p>2688</text:p>
              </table:table-cell>
              <table:table-cell office:value-type="float" office:value="300.461023325847">
                <text:p>300.461023325847</text:p>
              </table:table-cell>
              <table:table-cell office:value-type="float" office:value="93.8199595222384">
                <text:p>93.81995952223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37">
                <text:p>3537</text:p>
              </table:table-cell>
              <table:table-cell office:value-type="float" office:value="253.378056661363">
                <text:p>253.378056661363</text:p>
              </table:table-cell>
              <table:table-cell office:value-type="float" office:value="68.1258821652888">
                <text:p>68.12588216528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10">
                <text:p>3910</text:p>
              </table:table-cell>
              <table:table-cell office:value-type="float" office:value="227.37311446255">
                <text:p>227.37311446255</text:p>
              </table:table-cell>
              <table:table-cell office:value-type="float" office:value="128.856530117742">
                <text:p>128.8565301177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64">
                <text:p>4864</text:p>
              </table:table-cell>
              <table:table-cell office:value-type="float" office:value="163.197790924639">
                <text:p>163.197790924639</text:p>
              </table:table-cell>
              <table:table-cell office:value-type="float" office:value="95.9843835933798">
                <text:p>95.98438359337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76">
                <text:p>5376</text:p>
              </table:table-cell>
              <table:table-cell office:value-type="float" office:value="277.275169526284">
                <text:p>277.275169526284</text:p>
              </table:table-cell>
              <table:table-cell office:value-type="float" office:value="86.9451304419549">
                <text:p>86.94513044195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75">
                <text:p>7075</text:p>
              </table:table-cell>
              <table:table-cell office:value-type="float" office:value="218.288236677362">
                <text:p>218.288236677362</text:p>
              </table:table-cell>
              <table:table-cell office:value-type="float" office:value="66.6110711366226">
                <text:p>66.61107113662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820">
                <text:p>7820</text:p>
              </table:table-cell>
              <table:table-cell office:value-type="float" office:value="192.303646720434">
                <text:p>192.303646720434</text:p>
              </table:table-cell>
              <table:table-cell office:value-type="float" office:value="119.752815334899">
                <text:p>119.7528153348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28">
                <text:p>9728</text:p>
              </table:table-cell>
              <table:table-cell office:value-type="float" office:value="139.966195131937">
                <text:p>139.966195131937</text:p>
              </table:table-cell>
              <table:table-cell office:value-type="float" office:value="92.4373209982215">
                <text:p>92.43732099822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752">
                <text:p>10752</text:p>
              </table:table-cell>
              <table:table-cell office:value-type="float" office:value="246.060835058529">
                <text:p>246.060835058529</text:p>
              </table:table-cell>
              <table:table-cell office:value-type="float" office:value="84.3398522666793">
                <text:p>84.33985226667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150">
                <text:p>14150</text:p>
              </table:table-cell>
              <table:table-cell office:value-type="float" office:value="188.420693918572">
                <text:p>188.420693918572</text:p>
              </table:table-cell>
              <table:table-cell office:value-type="float" office:value="64.2588391453381">
                <text:p>64.25883914533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639">
                <text:p>15639</text:p>
              </table:table-cell>
              <table:table-cell office:value-type="float" office:value="171.373923712154">
                <text:p>171.373923712154</text:p>
              </table:table-cell>
              <table:table-cell office:value-type="float" office:value="101.524094850601">
                <text:p>101.5240948506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456">
                <text:p>19456</text:p>
              </table:table-cell>
              <table:table-cell office:value-type="float" office:value="128.296041004486">
                <text:p>128.296041004486</text:p>
              </table:table-cell>
              <table:table-cell office:value-type="float" office:value="80.3974472488172">
                <text:p>80.39744724881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504">
                <text:p>21504</text:p>
              </table:table-cell>
              <table:table-cell office:value-type="float" office:value="203.125880023818">
                <text:p>203.125880023818</text:p>
              </table:table-cell>
              <table:table-cell office:value-type="float" office:value="70.6050267009732">
                <text:p>70.60502670097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299">
                <text:p>28299</text:p>
              </table:table-cell>
              <table:table-cell office:value-type="float" office:value="162.527959036338">
                <text:p>162.527959036338</text:p>
              </table:table-cell>
              <table:table-cell office:value-type="float" office:value="54.5620603670518">
                <text:p>54.56206036705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278">
                <text:p>31278</text:p>
              </table:table-cell>
              <table:table-cell office:value-type="float" office:value="146.309083181142">
                <text:p>146.309083181142</text:p>
              </table:table-cell>
              <table:table-cell office:value-type="float" office:value="94.1289766806731">
                <text:p>94.12897668067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912">
                <text:p>38912</text:p>
              </table:table-cell>
              <table:table-cell office:value-type="float" office:value="113.979385063979">
                <text:p>113.979385063979</text:p>
              </table:table-cell>
              <table:table-cell office:value-type="float" office:value="76.4146689771212">
                <text:p>76.41466897712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008">
                <text:p>43008</text:p>
              </table:table-cell>
              <table:table-cell office:value-type="float" office:value="192.795658645935">
                <text:p>192.795658645935</text:p>
              </table:table-cell>
              <table:table-cell office:value-type="float" office:value="67.3229590732198">
                <text:p>67.32295907321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600">
                <text:p>56600</text:p>
              </table:table-cell>
              <table:table-cell office:value-type="float" office:value="153.620160176158">
                <text:p>153.620160176158</text:p>
              </table:table-cell>
              <table:table-cell office:value-type="float" office:value="49.8385398611019">
                <text:p>49.83853986110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557">
                <text:p>62557</text:p>
              </table:table-cell>
              <table:table-cell office:value-type="float" office:value="139.796558151954">
                <text:p>139.796558151954</text:p>
              </table:table-cell>
              <table:table-cell office:value-type="float" office:value="92.0254863684941">
                <text:p>92.02548636849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824">
                <text:p>77824</text:p>
              </table:table-cell>
              <table:table-cell office:value-type="float" office:value="108.899915336487">
                <text:p>108.899915336487</text:p>
              </table:table-cell>
              <table:table-cell office:value-type="float" office:value="73.7964831363505">
                <text:p>73.79648313635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6016">
                <text:p>86016</text:p>
              </table:table-cell>
              <table:table-cell office:value-type="float" office:value="186.696488776968">
                <text:p>186.696488776968</text:p>
              </table:table-cell>
              <table:table-cell office:value-type="float" office:value="66.2832457491253">
                <text:p>66.28324574912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3199">
                <text:p>113199</text:p>
              </table:table-cell>
              <table:table-cell office:value-type="float" office:value="151.193837487761">
                <text:p>151.193837487761</text:p>
              </table:table-cell>
              <table:table-cell office:value-type="float" office:value="48.5889506719928">
                <text:p>48.58895067199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5114">
                <text:p>125114</text:p>
              </table:table-cell>
              <table:table-cell office:value-type="float" office:value="137.104993660426">
                <text:p>137.104993660426</text:p>
              </table:table-cell>
              <table:table-cell office:value-type="float" office:value="90.4122307483965">
                <text:p>90.41223074839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5648">
                <text:p>155648</text:p>
              </table:table-cell>
              <table:table-cell office:value-type="float" office:value="107.090489461428">
                <text:p>107.090489461428</text:p>
              </table:table-cell>
              <table:table-cell office:value-type="float" office:value="73.0968384236672">
                <text:p>73.09683842366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2032">
                <text:p>172032</text:p>
              </table:table-cell>
              <table:table-cell office:value-type="float" office:value="183.597773896202">
                <text:p>183.597773896202</text:p>
              </table:table-cell>
              <table:table-cell office:value-type="float" office:value="65.3622335683125">
                <text:p>65.3622335683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6397">
                <text:p>226397</text:p>
              </table:table-cell>
              <table:table-cell office:value-type="float" office:value="149.241290140811">
                <text:p>149.241290140811</text:p>
              </table:table-cell>
              <table:table-cell office:value-type="float" office:value="47.1061158177047">
                <text:p>47.10611581770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0228">
                <text:p>250228</text:p>
              </table:table-cell>
              <table:table-cell office:value-type="float" office:value="136.705959632303">
                <text:p>136.705959632303</text:p>
              </table:table-cell>
              <table:table-cell office:value-type="float" office:value="58.3010767810093">
                <text:p>58.30107678100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1296">
                <text:p>311296</text:p>
              </table:table-cell>
              <table:table-cell office:value-type="float" office:value="105.981569575041">
                <text:p>105.981569575041</text:p>
              </table:table-cell>
              <table:table-cell office:value-type="float" office:value="49.2586704285816">
                <text:p>49.25867042858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4064">
                <text:p>344064</text:p>
              </table:table-cell>
              <table:table-cell office:value-type="float" office:value="113.109516170925">
                <text:p>113.109516170925</text:p>
              </table:table-cell>
              <table:table-cell office:value-type="float" office:value="45.8790743348973">
                <text:p>45.87907433489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2794">
                <text:p>452794</text:p>
              </table:table-cell>
              <table:table-cell office:value-type="float" office:value="98.5507118310163">
                <text:p>98.5507118310163</text:p>
              </table:table-cell>
              <table:table-cell office:value-type="float" office:value="33.8969309283611">
                <text:p>33.89693092836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0457">
                <text:p>500457</text:p>
              </table:table-cell>
              <table:table-cell office:value-type="float" office:value="94.2276731479882">
                <text:p>94.2276731479882</text:p>
              </table:table-cell>
              <table:table-cell office:value-type="float" office:value="35.7343220131127">
                <text:p>35.73432201311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2592">
                <text:p>622592</text:p>
              </table:table-cell>
              <table:table-cell office:value-type="float" office:value="78.4366120000173">
                <text:p>78.4366120000173</text:p>
              </table:table-cell>
              <table:table-cell office:value-type="float" office:value="31.2835408298038">
                <text:p>31.28354082980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8128">
                <text:p>688128</text:p>
              </table:table-cell>
              <table:table-cell office:value-type="float" office:value="71.8048431914279">
                <text:p>71.8048431914279</text:p>
              </table:table-cell>
              <table:table-cell office:value-type="float" office:value="28.7656787889721">
                <text:p>28.76567878897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05588">
                <text:p>905588</text:p>
              </table:table-cell>
              <table:table-cell office:value-type="float" office:value="65.0245126848665">
                <text:p>65.0245126848665</text:p>
              </table:table-cell>
              <table:table-cell office:value-type="float" office:value="19.8955768918917">
                <text:p>19.89557689189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0913">
                <text:p>1000913</text:p>
              </table:table-cell>
              <table:table-cell office:value-type="float" office:value="61.7582252601052">
                <text:p>61.7582252601052</text:p>
              </table:table-cell>
              <table:table-cell office:value-type="float" office:value="30.8066304709106">
                <text:p>30.80663047091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45184">
                <text:p>1245184</text:p>
              </table:table-cell>
              <table:table-cell office:value-type="float" office:value="52.0719233739674">
                <text:p>52.0719233739674</text:p>
              </table:table-cell>
              <table:table-cell office:value-type="float" office:value="26.8782402488973">
                <text:p>26.87824024889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76256">
                <text:p>1376256</text:p>
              </table:table-cell>
              <table:table-cell office:value-type="float" office:value="61.9628751046707">
                <text:p>61.9628751046707</text:p>
              </table:table-cell>
              <table:table-cell office:value-type="float" office:value="24.4642980247862">
                <text:p>24.46429802478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11176">
                <text:p>1811176</text:p>
              </table:table-cell>
              <table:table-cell office:value-type="float" office:value="56.1428754432043">
                <text:p>56.1428754432043</text:p>
              </table:table-cell>
              <table:table-cell office:value-type="float" office:value="15.8979824603939">
                <text:p>15.89798246039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1827">
                <text:p>2001827</text:p>
              </table:table-cell>
              <table:table-cell office:value-type="float" office:value="53.2821246267524">
                <text:p>53.2821246267524</text:p>
              </table:table-cell>
              <table:table-cell office:value-type="float" office:value="28.5633163288341">
                <text:p>28.56331632883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90368">
                <text:p>2490368</text:p>
              </table:table-cell>
              <table:table-cell office:value-type="float" office:value="44.8920036187054">
                <text:p>44.8920036187054</text:p>
              </table:table-cell>
              <table:table-cell office:value-type="float" office:value="24.9004259874315">
                <text:p>24.90042598743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52512">
                <text:p>2752512</text:p>
              </table:table-cell>
              <table:table-cell office:value-type="float" office:value="57.5383066217186">
                <text:p>57.5383066217186</text:p>
              </table:table-cell>
              <table:table-cell office:value-type="float" office:value="22.585634320785">
                <text:p>22.5856343207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22353">
                <text:p>3622353</text:p>
              </table:table-cell>
              <table:table-cell office:value-type="float" office:value="52.154590018958">
                <text:p>52.154590018958</text:p>
              </table:table-cell>
              <table:table-cell office:value-type="float" office:value="14.324101124221">
                <text:p>14.3241011242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03654">
                <text:p>4003654</text:p>
              </table:table-cell>
              <table:table-cell office:value-type="float" office:value="49.4800129360138">
                <text:p>49.4800129360138</text:p>
              </table:table-cell>
              <table:table-cell office:value-type="float" office:value="27.3458860190144">
                <text:p>27.34588601901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80736">
                <text:p>4980736</text:p>
              </table:table-cell>
              <table:table-cell office:value-type="float" office:value="41.8119295841894">
                <text:p>41.8119295841894</text:p>
              </table:table-cell>
              <table:table-cell office:value-type="float" office:value="23.8210514674147">
                <text:p>23.82105146741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05024">
                <text:p>5505024</text:p>
              </table:table-cell>
              <table:table-cell office:value-type="float" office:value="55.2683055208972">
                <text:p>55.2683055208972</text:p>
              </table:table-cell>
              <table:table-cell office:value-type="float" office:value="21.4884519131033">
                <text:p>21.48845191310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244707">
                <text:p>7244707</text:p>
              </table:table-cell>
              <table:table-cell office:value-type="float" office:value="50.0753286089263">
                <text:p>50.0753286089263</text:p>
              </table:table-cell>
              <table:table-cell office:value-type="float" office:value="13.4653861745023">
                <text:p>13.46538617450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07308">
                <text:p>8007308</text:p>
              </table:table-cell>
              <table:table-cell office:value-type="float" office:value="47.5341687225749">
                <text:p>47.5341687225749</text:p>
              </table:table-cell>
              <table:table-cell office:value-type="float" office:value="26.7250328010292">
                <text:p>26.725032801029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1.211cm"/>
    </style:style>
    <style:style style:name="P1" style:family="paragraph">
      <loext:graphic-properties draw:fill="none" draw:fill-color="#ffffff"/>
      <style:text-properties fo:font-size="12pt"/>
    </style:style>
    <style:style style:name="T1" style:family="text">
      <style:text-properties fo:font-size="12pt"/>
    </style:style>
  </office:automatic-styles>
  <office:body>
    <office:chart>
      <chart:chart svg:width="20.661cm" svg:height="11.622cm" xlink:href=".." xlink:type="simple" chart:class="chart:scatter" chart:column-mapping="0 2 1" chart:style-name="ch1">
        <chart:legend svg:x="14.053cm" svg:y="2.16cm" style:legend-expansion="custom" chartooo:width="4.763cm" chartooo:height="1.407cm" style:legend-expansion-aspect-ratio="3.38521677327647" chart:style-name="ch2"/>
        <chart:plot-area chart:style-name="ch3" table:cell-range-address="'random triv 32x32'.A2:'random triv 32x32'.A77 'random triv 32x32'.D1:'random triv 32x32'.E77" chart:data-source-has-labels="row" svg:x="1.402cm" svg:y="0.232cm" svg:width="18.846cm" svg:height="10.199cm">
          <chartooo:coordinate-region svg:x="2.046cm" svg:y="0.43cm" svg:width="17.414cm" svg:height="9.357cm"/>
          <chart:axis chart:dimension="x" chart:name="primary-x" chart:style-name="ch4">
            <chart:title svg:x="10.095cm" svg:y="10.663cm" chart:style-name="ch5">
              <text:p>Map Size</text:p>
            </chart:title>
          </chart:axis>
          <chart:axis chart:dimension="y" chart:name="primary-y" chart:style-name="ch6">
            <chart:title svg:x="0.451cm" svg:y="5.985cm" chart:style-name="ch7">
              <text:p>M Ops/s</text:p>
            </chart:title>
            <chart:grid chart:style-name="ch8" chart:class="major"/>
          </chart:axis>
          <chart:series chart:style-name="ch9" chart:values-cell-range-address="'random triv 32x32'.E2:'random triv 32x32'.E77" chart:label-cell-address="'random triv 32x32'.E1:'random triv 32x32'.E1" chart:class="chart:scatter">
            <chart:domain table:cell-range-address="'random triv 32x32'.A2:'random triv 32x32'.A77"/>
            <chart:data-point chart:repeated="76"/>
          </chart:series>
          <chart:series chart:style-name="ch10" chart:values-cell-range-address="'random triv 32x32'.D2:'random triv 32x32'.D77" chart:label-cell-address="'random triv 32x32'.D1:'random triv 32x32'.D1" chart:class="chart:scatter">
            <chart:data-point chart:repeated="76"/>
          </chart:series>
          <chart:wall chart:style-name="ch11"/>
          <chart:floor chart:style-name="ch12"/>
        </chart:plot-area>
        <draw:frame draw:style-name="gr1" draw:text-style-name="P1" svg:width="8.685cm" svg:height="1.211cm" svg:x="9.83cm" svg:y="0.746cm">
          <draw:text-box>
            <text:p><text:span text:style-name="T1">32 bit key x 32bit value, trivial hasher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inMap::insert</text:p>
                <draw:g>
                  <svg:desc>'random triv 32x32'.E1:'random triv 32x32'.E1</svg:desc>
                </draw:g>
              </table:table-cell>
              <table:table-cell office:value-type="string">
                <text:p>HashMap::insert</text:p>
                <draw:g>
                  <svg:desc>'random triv 32x32'.D1:'random triv 32x32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">
                <text:p>19</text:p>
                <draw:g>
                  <svg:desc>'random triv 32x32'.A2:'random triv 32x32'.A77</svg:desc>
                </draw:g>
              </table:table-cell>
              <table:table-cell office:value-type="float" office:value="55.6251568889024">
                <text:p>55.6251568889024</text:p>
                <draw:g>
                  <svg:desc>'random triv 32x32'.E2:'random triv 32x32'.E77</svg:desc>
                </draw:g>
              </table:table-cell>
              <table:table-cell office:value-type="float" office:value="52.1369131964232">
                <text:p>52.1369131964232</text:p>
                <draw:g>
                  <svg:desc>'random triv 32x32'.D2:'random triv 32x32'.D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36.9758531669613">
                <text:p>36.9758531669613</text:p>
              </table:table-cell>
              <table:table-cell office:value-type="float" office:value="52.3089119520641">
                <text:p>52.30891195206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43.6052229863287">
                <text:p>43.6052229863287</text:p>
              </table:table-cell>
              <table:table-cell office:value-type="float" office:value="53.3475134702146">
                <text:p>53.34751347021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47.0344079255195">
                <text:p>47.0344079255195</text:p>
              </table:table-cell>
              <table:table-cell office:value-type="float" office:value="41.0646342111091">
                <text:p>41.06463421110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51.4262091991784">
                <text:p>51.4262091991784</text:p>
              </table:table-cell>
              <table:table-cell office:value-type="float" office:value="44.0492203386955">
                <text:p>44.04922033869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35.3888062267324">
                <text:p>35.3888062267324</text:p>
              </table:table-cell>
              <table:table-cell office:value-type="float" office:value="44.8550455283922">
                <text:p>44.85504552839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">
                <text:p>56</text:p>
              </table:table-cell>
              <table:table-cell office:value-type="float" office:value="40.3007920648114">
                <text:p>40.3007920648114</text:p>
              </table:table-cell>
              <table:table-cell office:value-type="float" office:value="41.8990739967575">
                <text:p>41.8990739967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41.9352829223822">
                <text:p>41.9352829223822</text:p>
              </table:table-cell>
              <table:table-cell office:value-type="float" office:value="30.276592486759">
                <text:p>30.2765924867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">
                <text:p>76</text:p>
              </table:table-cell>
              <table:table-cell office:value-type="float" office:value="44.570270080665">
                <text:p>44.570270080665</text:p>
              </table:table-cell>
              <table:table-cell office:value-type="float" office:value="31.7957550102887">
                <text:p>31.79575501028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">
                <text:p>84</text:p>
              </table:table-cell>
              <table:table-cell office:value-type="float" office:value="33.4794866023218">
                <text:p>33.4794866023218</text:p>
              </table:table-cell>
              <table:table-cell office:value-type="float" office:value="31.7497838650862">
                <text:p>31.74978386508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1">
                <text:p>111</text:p>
              </table:table-cell>
              <table:table-cell office:value-type="float" office:value="38.9830404541722">
                <text:p>38.9830404541722</text:p>
              </table:table-cell>
              <table:table-cell office:value-type="float" office:value="27.4107735642959">
                <text:p>27.41077356429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2">
                <text:p>122</text:p>
              </table:table-cell>
              <table:table-cell office:value-type="float" office:value="40.6003398891842">
                <text:p>40.6003398891842</text:p>
              </table:table-cell>
              <table:table-cell office:value-type="float" office:value="21.5723884037803">
                <text:p>21.57238840378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2">
                <text:p>152</text:p>
              </table:table-cell>
              <table:table-cell office:value-type="float" office:value="44.1734868311574">
                <text:p>44.1734868311574</text:p>
              </table:table-cell>
              <table:table-cell office:value-type="float" office:value="23.9086134727401">
                <text:p>23.90861347274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8">
                <text:p>168</text:p>
              </table:table-cell>
              <table:table-cell office:value-type="float" office:value="33.6716691574584">
                <text:p>33.6716691574584</text:p>
              </table:table-cell>
              <table:table-cell office:value-type="float" office:value="24.5713549533872">
                <text:p>24.57135495338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1">
                <text:p>221</text:p>
              </table:table-cell>
              <table:table-cell office:value-type="float" office:value="40.0165933873439">
                <text:p>40.0165933873439</text:p>
              </table:table-cell>
              <table:table-cell office:value-type="float" office:value="24.3656635614533">
                <text:p>24.36566356145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4">
                <text:p>244</text:p>
              </table:table-cell>
              <table:table-cell office:value-type="float" office:value="41.9914455651678">
                <text:p>41.9914455651678</text:p>
              </table:table-cell>
              <table:table-cell office:value-type="float" office:value="20.3400031593693">
                <text:p>20.34000315936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4">
                <text:p>304</text:p>
              </table:table-cell>
              <table:table-cell office:value-type="float" office:value="45.2326550745079">
                <text:p>45.2326550745079</text:p>
              </table:table-cell>
              <table:table-cell office:value-type="float" office:value="22.6673750221361">
                <text:p>22.66737502213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6">
                <text:p>336</text:p>
              </table:table-cell>
              <table:table-cell office:value-type="float" office:value="34.5578843696471">
                <text:p>34.5578843696471</text:p>
              </table:table-cell>
              <table:table-cell office:value-type="float" office:value="23.3361584404082">
                <text:p>23.33615844040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2">
                <text:p>442</text:p>
              </table:table-cell>
              <table:table-cell office:value-type="float" office:value="41.1578262122349">
                <text:p>41.1578262122349</text:p>
              </table:table-cell>
              <table:table-cell office:value-type="float" office:value="23.1278456121644">
                <text:p>23.12784561216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9">
                <text:p>489</text:p>
              </table:table-cell>
              <table:table-cell office:value-type="float" office:value="43.8569344792242">
                <text:p>43.8569344792242</text:p>
              </table:table-cell>
              <table:table-cell office:value-type="float" office:value="19.7577588954479">
                <text:p>19.75775889544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8">
                <text:p>608</text:p>
              </table:table-cell>
              <table:table-cell office:value-type="float" office:value="47.1569352101826">
                <text:p>47.1569352101826</text:p>
              </table:table-cell>
              <table:table-cell office:value-type="float" office:value="22.2363479561771">
                <text:p>22.23634795617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2">
                <text:p>672</text:p>
              </table:table-cell>
              <table:table-cell office:value-type="float" office:value="35.7693617106442">
                <text:p>35.7693617106442</text:p>
              </table:table-cell>
              <table:table-cell office:value-type="float" office:value="23.1440315199667">
                <text:p>23.1440315199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4">
                <text:p>884</text:p>
              </table:table-cell>
              <table:table-cell office:value-type="float" office:value="42.0549071780438">
                <text:p>42.0549071780438</text:p>
              </table:table-cell>
              <table:table-cell office:value-type="float" office:value="23.3766048494694">
                <text:p>23.37660484946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77">
                <text:p>977</text:p>
              </table:table-cell>
              <table:table-cell office:value-type="float" office:value="43.987019902163">
                <text:p>43.987019902163</text:p>
              </table:table-cell>
              <table:table-cell office:value-type="float" office:value="19.4976176629058">
                <text:p>19.49761766290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16">
                <text:p>1216</text:p>
              </table:table-cell>
              <table:table-cell office:value-type="float" office:value="47.9188193119794">
                <text:p>47.9188193119794</text:p>
              </table:table-cell>
              <table:table-cell office:value-type="float" office:value="22.0095301521087">
                <text:p>22.00953015210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44">
                <text:p>1344</text:p>
              </table:table-cell>
              <table:table-cell office:value-type="float" office:value="36.8131625597579">
                <text:p>36.8131625597579</text:p>
              </table:table-cell>
              <table:table-cell office:value-type="float" office:value="22.8627922265706">
                <text:p>22.86279222657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68">
                <text:p>1768</text:p>
              </table:table-cell>
              <table:table-cell office:value-type="float" office:value="43.0284387030828">
                <text:p>43.0284387030828</text:p>
              </table:table-cell>
              <table:table-cell office:value-type="float" office:value="21.1684637130049">
                <text:p>21.16846371300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55">
                <text:p>1955</text:p>
              </table:table-cell>
              <table:table-cell office:value-type="float" office:value="45.0226695374105">
                <text:p>45.0226695374105</text:p>
              </table:table-cell>
              <table:table-cell office:value-type="float" office:value="15.3452222269349">
                <text:p>15.3452222269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32">
                <text:p>2432</text:p>
              </table:table-cell>
              <table:table-cell office:value-type="float" office:value="48.2939004912374">
                <text:p>48.2939004912374</text:p>
              </table:table-cell>
              <table:table-cell office:value-type="float" office:value="17.5271952595855">
                <text:p>17.52719525958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88">
                <text:p>2688</text:p>
              </table:table-cell>
              <table:table-cell office:value-type="float" office:value="35.4764050535603">
                <text:p>35.4764050535603</text:p>
              </table:table-cell>
              <table:table-cell office:value-type="float" office:value="18.4376235504385">
                <text:p>18.43762355043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37">
                <text:p>3537</text:p>
              </table:table-cell>
              <table:table-cell office:value-type="float" office:value="42.0366397389458">
                <text:p>42.0366397389458</text:p>
              </table:table-cell>
              <table:table-cell office:value-type="float" office:value="18.3091444295855">
                <text:p>18.30914442958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10">
                <text:p>3910</text:p>
              </table:table-cell>
              <table:table-cell office:value-type="float" office:value="44.0139268619728">
                <text:p>44.0139268619728</text:p>
              </table:table-cell>
              <table:table-cell office:value-type="float" office:value="14.6248594963846">
                <text:p>14.62485949638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64">
                <text:p>4864</text:p>
              </table:table-cell>
              <table:table-cell office:value-type="float" office:value="47.0493149389313">
                <text:p>47.0493149389313</text:p>
              </table:table-cell>
              <table:table-cell office:value-type="float" office:value="16.7574503048994">
                <text:p>16.75745030489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76">
                <text:p>5376</text:p>
              </table:table-cell>
              <table:table-cell office:value-type="float" office:value="35.3443915169779">
                <text:p>35.3443915169779</text:p>
              </table:table-cell>
              <table:table-cell office:value-type="float" office:value="17.7039294424645">
                <text:p>17.70392944246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75">
                <text:p>7075</text:p>
              </table:table-cell>
              <table:table-cell office:value-type="float" office:value="41.494111765607">
                <text:p>41.494111765607</text:p>
              </table:table-cell>
              <table:table-cell office:value-type="float" office:value="18.4061766445976">
                <text:p>18.40617664459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820">
                <text:p>7820</text:p>
              </table:table-cell>
              <table:table-cell office:value-type="float" office:value="43.4667960368954">
                <text:p>43.4667960368954</text:p>
              </table:table-cell>
              <table:table-cell office:value-type="float" office:value="15.8482308962604">
                <text:p>15.84823089626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28">
                <text:p>9728</text:p>
              </table:table-cell>
              <table:table-cell office:value-type="float" office:value="46.2634522412961">
                <text:p>46.2634522412961</text:p>
              </table:table-cell>
              <table:table-cell office:value-type="float" office:value="18.0576786023945">
                <text:p>18.05767860239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752">
                <text:p>10752</text:p>
              </table:table-cell>
              <table:table-cell office:value-type="float" office:value="34.6153103208484">
                <text:p>34.6153103208484</text:p>
              </table:table-cell>
              <table:table-cell office:value-type="float" office:value="18.9289244918763">
                <text:p>18.92892449187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150">
                <text:p>14150</text:p>
              </table:table-cell>
              <table:table-cell office:value-type="float" office:value="40.8739928460402">
                <text:p>40.8739928460402</text:p>
              </table:table-cell>
              <table:table-cell office:value-type="float" office:value="19.3423541493801">
                <text:p>19.34235414938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639">
                <text:p>15639</text:p>
              </table:table-cell>
              <table:table-cell office:value-type="float" office:value="42.9431621615796">
                <text:p>42.9431621615796</text:p>
              </table:table-cell>
              <table:table-cell office:value-type="float" office:value="15.9927665940772">
                <text:p>15.99276659407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456">
                <text:p>19456</text:p>
              </table:table-cell>
              <table:table-cell office:value-type="float" office:value="45.5920837182763">
                <text:p>45.5920837182763</text:p>
              </table:table-cell>
              <table:table-cell office:value-type="float" office:value="18.0583425265961">
                <text:p>18.05834252659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504">
                <text:p>21504</text:p>
              </table:table-cell>
              <table:table-cell office:value-type="float" office:value="35.4315684993848">
                <text:p>35.4315684993848</text:p>
              </table:table-cell>
              <table:table-cell office:value-type="float" office:value="18.7851989073154">
                <text:p>18.78519890731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299">
                <text:p>28299</text:p>
              </table:table-cell>
              <table:table-cell office:value-type="float" office:value="41.0082948365834">
                <text:p>41.0082948365834</text:p>
              </table:table-cell>
              <table:table-cell office:value-type="float" office:value="18.8938835934072">
                <text:p>18.89388359340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278">
                <text:p>31278</text:p>
              </table:table-cell>
              <table:table-cell office:value-type="float" office:value="42.6079881191307">
                <text:p>42.6079881191307</text:p>
              </table:table-cell>
              <table:table-cell office:value-type="float" office:value="13.8663153405723">
                <text:p>13.86631534057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912">
                <text:p>38912</text:p>
              </table:table-cell>
              <table:table-cell office:value-type="float" office:value="44.5609925722899">
                <text:p>44.5609925722899</text:p>
              </table:table-cell>
              <table:table-cell office:value-type="float" office:value="15.8484695374654">
                <text:p>15.84846953746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008">
                <text:p>43008</text:p>
              </table:table-cell>
              <table:table-cell office:value-type="float" office:value="27.7253243452948">
                <text:p>27.7253243452948</text:p>
              </table:table-cell>
              <table:table-cell office:value-type="float" office:value="16.7064056254532">
                <text:p>16.70640562545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600">
                <text:p>56600</text:p>
              </table:table-cell>
              <table:table-cell office:value-type="float" office:value="32.719930975976">
                <text:p>32.719930975976</text:p>
              </table:table-cell>
              <table:table-cell office:value-type="float" office:value="16.9279890076937">
                <text:p>16.92798900769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557">
                <text:p>62557</text:p>
              </table:table-cell>
              <table:table-cell office:value-type="float" office:value="33.6592190907287">
                <text:p>33.6592190907287</text:p>
              </table:table-cell>
              <table:table-cell office:value-type="float" office:value="12.8762663911529">
                <text:p>12.87626639115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824">
                <text:p>77824</text:p>
              </table:table-cell>
              <table:table-cell office:value-type="float" office:value="36.1316077469762">
                <text:p>36.1316077469762</text:p>
              </table:table-cell>
              <table:table-cell office:value-type="float" office:value="14.6680054790157">
                <text:p>14.66800547901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6016">
                <text:p>86016</text:p>
              </table:table-cell>
              <table:table-cell office:value-type="float" office:value="25.1517950128706">
                <text:p>25.1517950128706</text:p>
              </table:table-cell>
              <table:table-cell office:value-type="float" office:value="15.4031855813462">
                <text:p>15.40318558134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3199">
                <text:p>113199</text:p>
              </table:table-cell>
              <table:table-cell office:value-type="float" office:value="29.8891259415587">
                <text:p>29.8891259415587</text:p>
              </table:table-cell>
              <table:table-cell office:value-type="float" office:value="15.9017079217319">
                <text:p>15.90170792173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5114">
                <text:p>125114</text:p>
              </table:table-cell>
              <table:table-cell office:value-type="float" office:value="31.4533689362723">
                <text:p>31.4533689362723</text:p>
              </table:table-cell>
              <table:table-cell office:value-type="float" office:value="12.1844255784549">
                <text:p>12.18442557845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5648">
                <text:p>155648</text:p>
              </table:table-cell>
              <table:table-cell office:value-type="float" office:value="33.9048879975263">
                <text:p>33.9048879975263</text:p>
              </table:table-cell>
              <table:table-cell office:value-type="float" office:value="13.8062262684974">
                <text:p>13.80622626849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2032">
                <text:p>172032</text:p>
              </table:table-cell>
              <table:table-cell office:value-type="float" office:value="23.2419719057909">
                <text:p>23.2419719057909</text:p>
              </table:table-cell>
              <table:table-cell office:value-type="float" office:value="14.5188733157832">
                <text:p>14.51887331578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6397">
                <text:p>226397</text:p>
              </table:table-cell>
              <table:table-cell office:value-type="float" office:value="27.3682267697492">
                <text:p>27.3682267697492</text:p>
              </table:table-cell>
              <table:table-cell office:value-type="float" office:value="15.0501271935411">
                <text:p>15.05012719354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0228">
                <text:p>250228</text:p>
              </table:table-cell>
              <table:table-cell office:value-type="float" office:value="28.8096442145718">
                <text:p>28.8096442145718</text:p>
              </table:table-cell>
              <table:table-cell office:value-type="float" office:value="11.3169932698877">
                <text:p>11.31699326988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1296">
                <text:p>311296</text:p>
              </table:table-cell>
              <table:table-cell office:value-type="float" office:value="31.2872973649083">
                <text:p>31.2872973649083</text:p>
              </table:table-cell>
              <table:table-cell office:value-type="float" office:value="12.5268782051796">
                <text:p>12.52687820517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4064">
                <text:p>344064</text:p>
              </table:table-cell>
              <table:table-cell office:value-type="float" office:value="20.6106795600985">
                <text:p>20.6106795600985</text:p>
              </table:table-cell>
              <table:table-cell office:value-type="float" office:value="13.0545972339897">
                <text:p>13.05459723398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2794">
                <text:p>452794</text:p>
              </table:table-cell>
              <table:table-cell office:value-type="float" office:value="23.7355066287313">
                <text:p>23.7355066287313</text:p>
              </table:table-cell>
              <table:table-cell office:value-type="float" office:value="13.3055156215832">
                <text:p>13.30551562158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0457">
                <text:p>500457</text:p>
              </table:table-cell>
              <table:table-cell office:value-type="float" office:value="24.8131254932311">
                <text:p>24.8131254932311</text:p>
              </table:table-cell>
              <table:table-cell office:value-type="float" office:value="10.3328462927106">
                <text:p>10.33284629271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2592">
                <text:p>622592</text:p>
              </table:table-cell>
              <table:table-cell office:value-type="float" office:value="26.602432489147">
                <text:p>26.602432489147</text:p>
              </table:table-cell>
              <table:table-cell office:value-type="float" office:value="10.9357181969236">
                <text:p>10.93571819692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8128">
                <text:p>688128</text:p>
              </table:table-cell>
              <table:table-cell office:value-type="float" office:value="18.5378516293532">
                <text:p>18.5378516293532</text:p>
              </table:table-cell>
              <table:table-cell office:value-type="float" office:value="11.1458239485095">
                <text:p>11.14582394850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05588">
                <text:p>905588</text:p>
              </table:table-cell>
              <table:table-cell office:value-type="float" office:value="20.6624272581257">
                <text:p>20.6624272581257</text:p>
              </table:table-cell>
              <table:table-cell office:value-type="float" office:value="10.7389997850511">
                <text:p>10.73899978505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0913">
                <text:p>1000913</text:p>
              </table:table-cell>
              <table:table-cell office:value-type="float" office:value="21.2660583505654">
                <text:p>21.2660583505654</text:p>
              </table:table-cell>
              <table:table-cell office:value-type="float" office:value="8.60401759232865">
                <text:p>8.604017592328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45184">
                <text:p>1245184</text:p>
              </table:table-cell>
              <table:table-cell office:value-type="float" office:value="21.7340196917426">
                <text:p>21.7340196917426</text:p>
              </table:table-cell>
              <table:table-cell office:value-type="float" office:value="9.05150425528844">
                <text:p>9.051504255288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76256">
                <text:p>1376256</text:p>
              </table:table-cell>
              <table:table-cell office:value-type="float" office:value="15.8021140331357">
                <text:p>15.8021140331357</text:p>
              </table:table-cell>
              <table:table-cell office:value-type="float" office:value="9.18902668490329">
                <text:p>9.189026684903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11176">
                <text:p>1811176</text:p>
              </table:table-cell>
              <table:table-cell office:value-type="float" office:value="17.6261458797409">
                <text:p>17.6261458797409</text:p>
              </table:table-cell>
              <table:table-cell office:value-type="float" office:value="8.87836478914415">
                <text:p>8.878364789144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1827">
                <text:p>2001827</text:p>
              </table:table-cell>
              <table:table-cell office:value-type="float" office:value="18.1041180665235">
                <text:p>18.1041180665235</text:p>
              </table:table-cell>
              <table:table-cell office:value-type="float" office:value="7.34441206893518">
                <text:p>7.344412068935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90368">
                <text:p>2490368</text:p>
              </table:table-cell>
              <table:table-cell office:value-type="float" office:value="18.4289998133899">
                <text:p>18.4289998133899</text:p>
              </table:table-cell>
              <table:table-cell office:value-type="float" office:value="7.80860699790703">
                <text:p>7.808606997907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52512">
                <text:p>2752512</text:p>
              </table:table-cell>
              <table:table-cell office:value-type="float" office:value="13.9336772116804">
                <text:p>13.9336772116804</text:p>
              </table:table-cell>
              <table:table-cell office:value-type="float" office:value="7.93132314718408">
                <text:p>7.931323147184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22353">
                <text:p>3622353</text:p>
              </table:table-cell>
              <table:table-cell office:value-type="float" office:value="15.7770462176208">
                <text:p>15.7770462176208</text:p>
              </table:table-cell>
              <table:table-cell office:value-type="float" office:value="7.79328826396002">
                <text:p>7.793288263960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03654">
                <text:p>4003654</text:p>
              </table:table-cell>
              <table:table-cell office:value-type="float" office:value="16.2570645024228">
                <text:p>16.2570645024228</text:p>
              </table:table-cell>
              <table:table-cell office:value-type="float" office:value="6.6042705505669">
                <text:p>6.60427055056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80736">
                <text:p>4980736</text:p>
              </table:table-cell>
              <table:table-cell office:value-type="float" office:value="16.5916431864789">
                <text:p>16.5916431864789</text:p>
              </table:table-cell>
              <table:table-cell office:value-type="float" office:value="7.01363856112128">
                <text:p>7.013638561121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05024">
                <text:p>5505024</text:p>
              </table:table-cell>
              <table:table-cell office:value-type="float" office:value="12.8519859274715">
                <text:p>12.8519859274715</text:p>
              </table:table-cell>
              <table:table-cell office:value-type="float" office:value="7.13523222919067">
                <text:p>7.135232229190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244707">
                <text:p>7244707</text:p>
              </table:table-cell>
              <table:table-cell office:value-type="float" office:value="14.5921178460385">
                <text:p>14.5921178460385</text:p>
              </table:table-cell>
              <table:table-cell office:value-type="float" office:value="7.10193272587046">
                <text:p>7.101932725870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07308">
                <text:p>8007308</text:p>
              </table:table-cell>
              <table:table-cell office:value-type="float" office:value="15.0500658407442">
                <text:p>15.0500658407442</text:p>
              </table:table-cell>
              <table:table-cell office:value-type="float" office:value="6.1639555033053">
                <text:p>6.163955503305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9c5c7" draw:fill-color="#59c5c7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6cm" chart:symbol-height="0.6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77cm" svg:height="17.877cm" xlink:href=".." xlink:type="simple" chart:class="chart:scatter" chart:column-mapping="0 2 1 4 3" chart:style-name="ch1">
        <chart:legend svg:x="13.087cm" svg:y="5.891cm" style:legend-expansion="custom" chartooo:width="3.871cm" chartooo:height="2.08cm" style:legend-expansion-aspect-ratio="1.86105769230769" chart:style-name="ch2"/>
        <chart:plot-area chart:style-name="ch3" table:cell-range-address="'attack 64x64'.A1:'attack 64x64'.E21" chart:data-source-has-labels="row" svg:x="1.498cm" svg:y="0.357cm" svg:width="23.47cm" svg:height="16.204cm">
          <chartooo:coordinate-region svg:x="2.142cm" svg:y="0.555cm" svg:width="22.628cm" svg:height="15.362cm"/>
          <chart:axis chart:dimension="x" chart:name="primary-x" chart:style-name="ch4">
            <chart:title svg:x="12.064cm" svg:y="16.918cm" chart:style-name="ch5">
              <text:p>Attack Strength</text:p>
            </chart:title>
          </chart:axis>
          <chart:axis chart:dimension="y" chart:name="primary-y" chart:style-name="ch4">
            <chart:title svg:x="0.451cm" svg:y="9.113cm" chart:style-name="ch6">
              <text:p>M Ops/s</text:p>
            </chart:title>
            <chart:grid chart:style-name="ch7" chart:class="major"/>
          </chart:axis>
          <chart:series chart:style-name="ch8" chart:values-cell-range-address="'attack 64x64'.C2:'attack 64x64'.C21" chart:label-cell-address="'attack 64x64'.C1:'attack 64x64'.C1" chart:class="chart:scatter">
            <chart:domain table:cell-range-address="'attack 64x64'.A2:'attack 64x64'.A21"/>
            <chart:data-point chart:repeated="20"/>
          </chart:series>
          <chart:series chart:style-name="ch9" chart:values-cell-range-address="'attack 64x64'.B2:'attack 64x64'.B21" chart:label-cell-address="'attack 64x64'.B1:'attack 64x64'.B1" chart:class="chart:scatter">
            <chart:data-point chart:repeated="20"/>
          </chart:series>
          <chart:series chart:style-name="ch10" chart:values-cell-range-address="'attack 64x64'.E2:'attack 64x64'.E21" chart:label-cell-address="'attack 64x64'.E1:'attack 64x64'.E1" chart:class="chart:scatter">
            <chart:data-point chart:repeated="20"/>
          </chart:series>
          <chart:series chart:style-name="ch11" chart:values-cell-range-address="'attack 64x64'.D2:'attack 64x64'.D21" chart:label-cell-address="'attack 64x64'.D1:'attack 64x64'.D1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inMap::default</text:p>
                <draw:g>
                  <svg:desc>'attack 64x64'.C1:'attack 64x64'.C1</svg:desc>
                </draw:g>
              </table:table-cell>
              <table:table-cell office:value-type="string">
                <text:p>HashMap::default</text:p>
                <draw:g>
                  <svg:desc>'attack 64x64'.B1:'attack 64x64'.B1</svg:desc>
                </draw:g>
              </table:table-cell>
              <table:table-cell office:value-type="string">
                <text:p>ThinMap::trivial</text:p>
                <draw:g>
                  <svg:desc>'attack 64x64'.E1:'attack 64x64'.E1</svg:desc>
                </draw:g>
              </table:table-cell>
              <table:table-cell office:value-type="string">
                <text:p>HashMap::Trivial</text:p>
                <draw:g>
                  <svg:desc>'attack 64x64'.D1:'attack 64x64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ttack 64x64'.A2:'attack 64x64'.A21</svg:desc>
                </draw:g>
              </table:table-cell>
              <table:table-cell office:value-type="float" office:value="9.81791003058501">
                <text:p>9.81791003058501</text:p>
                <draw:g>
                  <svg:desc>'attack 64x64'.C2:'attack 64x64'.C21</svg:desc>
                </draw:g>
              </table:table-cell>
              <table:table-cell office:value-type="float" office:value="7.88804486978229">
                <text:p>7.88804486978229</text:p>
                <draw:g>
                  <svg:desc>'attack 64x64'.B2:'attack 64x64'.B21</svg:desc>
                </draw:g>
              </table:table-cell>
              <table:table-cell office:value-type="float" office:value="26.8962408814997">
                <text:p>26.8962408814997</text:p>
                <draw:g>
                  <svg:desc>'attack 64x64'.E2:'attack 64x64'.E21</svg:desc>
                </draw:g>
              </table:table-cell>
              <table:table-cell office:value-type="float" office:value="27.4855488267939">
                <text:p>27.4855488267939</text:p>
                <draw:g>
                  <svg:desc>'attack 64x64'.D2:'attack 64x64'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82346258016771">
                <text:p>9.82346258016771</text:p>
              </table:table-cell>
              <table:table-cell office:value-type="float" office:value="7.8884362816182">
                <text:p>7.8884362816182</text:p>
              </table:table-cell>
              <table:table-cell office:value-type="float" office:value="19.7626283046647">
                <text:p>19.7626283046647</text:p>
              </table:table-cell>
              <table:table-cell office:value-type="float" office:value="23.8601475816618">
                <text:p>23.86014758166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.78979249859304">
                <text:p>9.78979249859304</text:p>
              </table:table-cell>
              <table:table-cell office:value-type="float" office:value="7.87640834040567">
                <text:p>7.87640834040567</text:p>
              </table:table-cell>
              <table:table-cell office:value-type="float" office:value="13.2331383498916">
                <text:p>13.2331383498916</text:p>
              </table:table-cell>
              <table:table-cell office:value-type="float" office:value="22.8647724615217">
                <text:p>22.8647724615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.81606318549614">
                <text:p>9.81606318549614</text:p>
              </table:table-cell>
              <table:table-cell office:value-type="float" office:value="7.87774060845017">
                <text:p>7.87774060845017</text:p>
              </table:table-cell>
              <table:table-cell office:value-type="float" office:value="7.444613087375">
                <text:p>7.444613087375</text:p>
              </table:table-cell>
              <table:table-cell office:value-type="float" office:value="20.7133170658766">
                <text:p>20.71331706587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.84635185416888">
                <text:p>9.84635185416888</text:p>
              </table:table-cell>
              <table:table-cell office:value-type="float" office:value="7.90248798496771">
                <text:p>7.90248798496771</text:p>
              </table:table-cell>
              <table:table-cell office:value-type="float" office:value="5.71827311514267">
                <text:p>5.71827311514267</text:p>
              </table:table-cell>
              <table:table-cell office:value-type="float" office:value="18.363183870079">
                <text:p>18.3631838700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.84541904466355">
                <text:p>9.84541904466355</text:p>
              </table:table-cell>
              <table:table-cell office:value-type="float" office:value="7.90090989369756">
                <text:p>7.90090989369756</text:p>
              </table:table-cell>
              <table:table-cell office:value-type="float" office:value="5.30595168150878">
                <text:p>5.30595168150878</text:p>
              </table:table-cell>
              <table:table-cell office:value-type="float" office:value="14.5155688577261">
                <text:p>14.51556885772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.84593111927583">
                <text:p>9.84593111927583</text:p>
              </table:table-cell>
              <table:table-cell office:value-type="float" office:value="7.91855230074801">
                <text:p>7.91855230074801</text:p>
              </table:table-cell>
              <table:table-cell office:value-type="float" office:value="5.16003686817446">
                <text:p>5.16003686817446</text:p>
              </table:table-cell>
              <table:table-cell office:value-type="float" office:value="9.9898393942911">
                <text:p>9.98983939429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.84607923650382">
                <text:p>9.84607923650382</text:p>
              </table:table-cell>
              <table:table-cell office:value-type="float" office:value="7.91686693107282">
                <text:p>7.91686693107282</text:p>
              </table:table-cell>
              <table:table-cell office:value-type="float" office:value="5.03430706412799">
                <text:p>5.03430706412799</text:p>
              </table:table-cell>
              <table:table-cell office:value-type="float" office:value="6.49003524056253">
                <text:p>6.490035240562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.84507716347341">
                <text:p>9.84507716347341</text:p>
              </table:table-cell>
              <table:table-cell office:value-type="float" office:value="7.92969947975219">
                <text:p>7.92969947975219</text:p>
              </table:table-cell>
              <table:table-cell office:value-type="float" office:value="4.6918091833473">
                <text:p>4.6918091833473</text:p>
              </table:table-cell>
              <table:table-cell office:value-type="float" office:value="4.54876784038119">
                <text:p>4.548767840381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.84307835078162">
                <text:p>9.84307835078162</text:p>
              </table:table-cell>
              <table:table-cell office:value-type="float" office:value="7.92310658442505">
                <text:p>7.92310658442505</text:p>
              </table:table-cell>
              <table:table-cell office:value-type="float" office:value="4.84569127281204">
                <text:p>4.84569127281204</text:p>
              </table:table-cell>
              <table:table-cell office:value-type="float" office:value="3.26063570462748">
                <text:p>3.260635704627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.84434779463583">
                <text:p>9.84434779463583</text:p>
              </table:table-cell>
              <table:table-cell office:value-type="float" office:value="7.92505594553235">
                <text:p>7.92505594553235</text:p>
              </table:table-cell>
              <table:table-cell office:value-type="float" office:value="5.07879218558724">
                <text:p>5.07879218558724</text:p>
              </table:table-cell>
              <table:table-cell office:value-type="float" office:value="2.14674958811539">
                <text:p>2.146749588115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.84314921385218">
                <text:p>9.84314921385218</text:p>
              </table:table-cell>
              <table:table-cell office:value-type="float" office:value="7.93309006329312">
                <text:p>7.93309006329312</text:p>
              </table:table-cell>
              <table:table-cell office:value-type="float" office:value="5.45310123340239">
                <text:p>5.45310123340239</text:p>
              </table:table-cell>
              <table:table-cell office:value-type="float" office:value="1.27293524604499">
                <text:p>1.272935246044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.82560721034185">
                <text:p>9.82560721034185</text:p>
              </table:table-cell>
              <table:table-cell office:value-type="float" office:value="7.93505047765716">
                <text:p>7.93505047765716</text:p>
              </table:table-cell>
              <table:table-cell office:value-type="float" office:value="5.99142032444049">
                <text:p>5.99142032444049</text:p>
              </table:table-cell>
              <table:table-cell office:value-type="float" office:value="0.698843883136268">
                <text:p>0.6988438831362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.84188007907691">
                <text:p>9.84188007907691</text:p>
              </table:table-cell>
              <table:table-cell office:value-type="float" office:value="7.92134890559277">
                <text:p>7.92134890559277</text:p>
              </table:table-cell>
              <table:table-cell office:value-type="float" office:value="6.47865685947574">
                <text:p>6.47865685947574</text:p>
              </table:table-cell>
              <table:table-cell office:value-type="float" office:value="0.366528930196782">
                <text:p>0.3665289301967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.84263427681101">
                <text:p>9.84263427681101</text:p>
              </table:table-cell>
              <table:table-cell office:value-type="float" office:value="7.91273297060092">
                <text:p>7.91273297060092</text:p>
              </table:table-cell>
              <table:table-cell office:value-type="float" office:value="7.01485343445127">
                <text:p>7.01485343445127</text:p>
              </table:table-cell>
              <table:table-cell office:value-type="float" office:value="0.190640351933881">
                <text:p>0.1906403519338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9.82624906075061">
                <text:p>9.82624906075061</text:p>
              </table:table-cell>
              <table:table-cell office:value-type="float" office:value="7.88138472690928">
                <text:p>7.88138472690928</text:p>
              </table:table-cell>
              <table:table-cell office:value-type="float" office:value="7.57943007375997">
                <text:p>7.57943007375997</text:p>
              </table:table-cell>
              <table:table-cell office:value-type="float" office:value="0.0974192062246756">
                <text:p>0.09741920622467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9.78939995354147">
                <text:p>9.78939995354147</text:p>
              </table:table-cell>
              <table:table-cell office:value-type="float" office:value="7.89042831940288">
                <text:p>7.89042831940288</text:p>
              </table:table-cell>
              <table:table-cell office:value-type="float" office:value="7.76489861152136">
                <text:p>7.76489861152136</text:p>
              </table:table-cell>
              <table:table-cell office:value-type="float" office:value="0.0492323535122721">
                <text:p>0.04923235351227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9.84431944496593">
                <text:p>9.84431944496593</text:p>
              </table:table-cell>
              <table:table-cell office:value-type="float" office:value="7.87503619976953">
                <text:p>7.87503619976953</text:p>
              </table:table-cell>
              <table:table-cell office:value-type="float" office:value="7.86612538837021">
                <text:p>7.86612538837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9.84304843241665">
                <text:p>9.84304843241665</text:p>
              </table:table-cell>
              <table:table-cell office:value-type="float" office:value="7.88410866112557">
                <text:p>7.88410866112557</text:p>
              </table:table-cell>
              <table:table-cell office:value-type="float" office:value="7.90821499606066">
                <text:p>7.90821499606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9.84643379107236">
                <text:p>9.84643379107236</text:p>
              </table:table-cell>
              <table:table-cell office:value-type="float" office:value="7.88657464827634">
                <text:p>7.88657464827634</text:p>
              </table:table-cell>
              <table:table-cell office:value-type="float" office:value="7.94001723928074">
                <text:p>7.9400172392807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